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4.04pt"/>
    </style:style>
    <style:style style:name="co2" style:family="table-column">
      <style:table-column-properties fo:break-before="auto" style:column-width="307.16pt"/>
    </style:style>
    <style:style style:name="co3" style:family="table-column">
      <style:table-column-properties fo:break-before="auto" style:column-width="785.14pt"/>
    </style:style>
    <style:style style:name="co4" style:family="table-column">
      <style:table-column-properties fo:break-before="auto" style:column-width="1126.01pt"/>
    </style:style>
    <style:style style:name="co5" style:family="table-column">
      <style:table-column-properties fo:break-before="auto" style:column-width="270.71pt"/>
    </style:style>
    <style:style style:name="co6" style:family="table-column">
      <style:table-column-properties fo:break-before="auto" style:column-width="346.85pt"/>
    </style:style>
    <style:style style:name="co7" style:family="table-column">
      <style:table-column-properties fo:break-before="auto" style:column-width="273.06pt"/>
    </style:style>
    <style:style style:name="co8" style:family="table-column">
      <style:table-column-properties fo:break-before="auto" style:column-width="164.01pt"/>
    </style:style>
    <style:style style:name="co9" style:family="table-column">
      <style:table-column-properties fo:break-before="auto" style:column-width="96.86pt"/>
    </style:style>
    <style:style style:name="co10" style:family="table-column">
      <style:table-column-properties fo:break-before="auto" style:column-width="278.05pt"/>
    </style:style>
    <style:style style:name="co11" style:family="table-column">
      <style:table-column-properties fo:break-before="auto" style:column-width="143.01pt"/>
    </style:style>
    <style:style style:name="co12" style:family="table-column">
      <style:table-column-properties fo:break-before="auto" style:column-width="253.16pt"/>
    </style:style>
    <style:style style:name="co13" style:family="table-column">
      <style:table-column-properties fo:break-before="auto" style:column-width="589.35pt"/>
    </style:style>
    <style:style style:name="co14" style:family="table-column">
      <style:table-column-properties fo:break-before="auto" style:column-width="61.9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4pt" fo:break-before="auto" style:use-optimal-row-height="true"/>
    </style:style>
    <style:style style:name="ro7" style:family="table-row">
      <style:table-row-properties style:row-height="14.2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28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35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0"/>
        <table:table-column table:style-name="co8" table:default-cell-style-name="ce10"/>
        <table:table-column table:style-name="co9" table:default-cell-style-name="ce10"/>
        <table:table-column table:style-name="co10" table:default-cell-style-name="ce13"/>
        <table:table-column table:style-name="co11" table:default-cell-style-name="ce36"/>
        <table:table-column table:style-name="co8" table:default-cell-style-name="ce10"/>
        <table:table-column table:style-name="co12" table:default-cell-style-name="ce10"/>
        <table:table-column table:style-name="co13" table:default-cell-style-name="ce3"/>
        <table:table-column table:style-name="co14" table:number-columns-repeated="1009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_1.05_RDKIT_2019.09.2**</text:p>
          </table:table-cell>
          <table:table-cell table:style-name="ce1" office:value-type="string" calcext:value-type="string">
            <text:p>SMILES_RDKIT_2019.09.2**</text:p>
          </table:table-cell>
          <table:table-cell table:style-name="ce1" office:value-type="string" calcext:value-type="string">
            <text:p>INCHI_1.05_RDKIT_2019.09.2**</text:p>
          </table:table-cell>
          <table:table-cell table:style-name="ce8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28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sposited?</text:p>
          </table:table-cell>
          <table:table-cell table:style-name="ce35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49" calcext:value-type="float">
            <text:p>340507449</text:p>
          </table:table-cell>
          <table:table-cell table:style-name="ce33"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**UALIB-1 through UALIB-338 SMILES, InChIKey, and InChI are from ChemDraw or ChemAxon.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0" calcext:value-type="float">
            <text:p>340507450</text:p>
          </table:table-cell>
          <table:table-cell table:style-name="ce33"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1" calcext:value-type="float">
            <text:p>340507451</text:p>
          </table:table-cell>
          <table:table-cell table:style-name="ce33"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2" calcext:value-type="float">
            <text:p>340507452</text:p>
          </table:table-cell>
          <table:table-cell table:style-name="ce33"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3" calcext:value-type="float">
            <text:p>340507453</text:p>
          </table:table-cell>
          <table:table-cell table:style-name="ce33"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4" calcext:value-type="float">
            <text:p>340507454</text:p>
          </table:table-cell>
          <table:table-cell table:style-name="ce33"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5" calcext:value-type="float">
            <text:p>340507455</text:p>
          </table:table-cell>
          <table:table-cell table:style-name="ce33"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6" calcext:value-type="float">
            <text:p>340507456</text:p>
          </table:table-cell>
          <table:table-cell table:style-name="ce33"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7" calcext:value-type="float">
            <text:p>340507457</text:p>
          </table:table-cell>
          <table:table-cell table:style-name="ce33"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8" calcext:value-type="float">
            <text:p>340507458</text:p>
          </table:table-cell>
          <table:table-cell table:style-name="ce33"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9" calcext:value-type="float">
            <text:p>340507459</text:p>
          </table:table-cell>
          <table:table-cell table:style-name="ce33"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0" calcext:value-type="float">
            <text:p>340507460</text:p>
          </table:table-cell>
          <table:table-cell table:style-name="ce33"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1" calcext:value-type="float">
            <text:p>340507461</text:p>
          </table:table-cell>
          <table:table-cell table:style-name="ce33"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2" calcext:value-type="float">
            <text:p>340507462</text:p>
          </table:table-cell>
          <table:table-cell table:style-name="ce33"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3" calcext:value-type="float">
            <text:p>340507463</text:p>
          </table:table-cell>
          <table:table-cell table:style-name="ce33"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4" calcext:value-type="float">
            <text:p>340507464</text:p>
          </table:table-cell>
          <table:table-cell table:style-name="ce33"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5" calcext:value-type="float">
            <text:p>340507465</text:p>
          </table:table-cell>
          <table:table-cell table:style-name="ce33"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6" calcext:value-type="float">
            <text:p>340507466</text:p>
          </table:table-cell>
          <table:table-cell table:style-name="ce33"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7" calcext:value-type="float">
            <text:p>340507467</text:p>
          </table:table-cell>
          <table:table-cell table:style-name="ce33"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8" calcext:value-type="float">
            <text:p>340507468</text:p>
          </table:table-cell>
          <table:table-cell table:style-name="ce33"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9" calcext:value-type="float">
            <text:p>340507469</text:p>
          </table:table-cell>
          <table:table-cell table:style-name="ce33"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0" calcext:value-type="float">
            <text:p>340507470</text:p>
          </table:table-cell>
          <table:table-cell table:style-name="ce33"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1" calcext:value-type="float">
            <text:p>340507471</text:p>
          </table:table-cell>
          <table:table-cell table:style-name="ce33"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2" calcext:value-type="float">
            <text:p>340507472</text:p>
          </table:table-cell>
          <table:table-cell table:style-name="ce33"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3" calcext:value-type="float">
            <text:p>340507473</text:p>
          </table:table-cell>
          <table:table-cell table:style-name="ce33"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4" calcext:value-type="float">
            <text:p>340507474</text:p>
          </table:table-cell>
          <table:table-cell table:style-name="ce33"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5" calcext:value-type="float">
            <text:p>340507475</text:p>
          </table:table-cell>
          <table:table-cell table:style-name="ce33"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6" calcext:value-type="float">
            <text:p>340507476</text:p>
          </table:table-cell>
          <table:table-cell table:style-name="ce33"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7" calcext:value-type="float">
            <text:p>340507477</text:p>
          </table:table-cell>
          <table:table-cell table:style-name="ce33"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8" calcext:value-type="float">
            <text:p>340507478</text:p>
          </table:table-cell>
          <table:table-cell table:style-name="ce33"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9" calcext:value-type="float">
            <text:p>340507479</text:p>
          </table:table-cell>
          <table:table-cell table:style-name="ce33"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0" calcext:value-type="float">
            <text:p>340507480</text:p>
          </table:table-cell>
          <table:table-cell table:style-name="ce33"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1" calcext:value-type="float">
            <text:p>340507481</text:p>
          </table:table-cell>
          <table:table-cell table:style-name="ce33"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2" calcext:value-type="float">
            <text:p>340507482</text:p>
          </table:table-cell>
          <table:table-cell table:style-name="ce33"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3" calcext:value-type="float">
            <text:p>340507483</text:p>
          </table:table-cell>
          <table:table-cell table:style-name="ce33"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4" calcext:value-type="float">
            <text:p>340507484</text:p>
          </table:table-cell>
          <table:table-cell table:style-name="ce33"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5" calcext:value-type="float">
            <text:p>340507485</text:p>
          </table:table-cell>
          <table:table-cell table:style-name="ce33"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6" calcext:value-type="float">
            <text:p>340507486</text:p>
          </table:table-cell>
          <table:table-cell table:style-name="ce33"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7" calcext:value-type="float">
            <text:p>340507487</text:p>
          </table:table-cell>
          <table:table-cell table:style-name="ce33"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8" calcext:value-type="float">
            <text:p>340507488</text:p>
          </table:table-cell>
          <table:table-cell table:style-name="ce33"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9" calcext:value-type="float">
            <text:p>340507489</text:p>
          </table:table-cell>
          <table:table-cell table:style-name="ce33"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0" calcext:value-type="float">
            <text:p>340507490</text:p>
          </table:table-cell>
          <table:table-cell table:style-name="ce33"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1" calcext:value-type="float">
            <text:p>340507491</text:p>
          </table:table-cell>
          <table:table-cell table:style-name="ce33"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2" calcext:value-type="float">
            <text:p>340507492</text:p>
          </table:table-cell>
          <table:table-cell table:style-name="ce33"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3" calcext:value-type="float">
            <text:p>340507493</text:p>
          </table:table-cell>
          <table:table-cell table:style-name="ce33"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4" calcext:value-type="float">
            <text:p>340507494</text:p>
          </table:table-cell>
          <table:table-cell table:style-name="ce33"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5" calcext:value-type="float">
            <text:p>340507495</text:p>
          </table:table-cell>
          <table:table-cell table:style-name="ce33"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6" calcext:value-type="float">
            <text:p>340507496</text:p>
          </table:table-cell>
          <table:table-cell table:style-name="ce33"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7" calcext:value-type="float">
            <text:p>340507497</text:p>
          </table:table-cell>
          <table:table-cell table:style-name="ce33"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8" calcext:value-type="float">
            <text:p>340507498</text:p>
          </table:table-cell>
          <table:table-cell table:style-name="ce33"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9" calcext:value-type="float">
            <text:p>340507499</text:p>
          </table:table-cell>
          <table:table-cell table:style-name="ce33"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0" calcext:value-type="float">
            <text:p>340507500</text:p>
          </table:table-cell>
          <table:table-cell table:style-name="ce33"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1" calcext:value-type="float">
            <text:p>340507501</text:p>
          </table:table-cell>
          <table:table-cell table:style-name="ce33"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2" calcext:value-type="float">
            <text:p>340507502</text:p>
          </table:table-cell>
          <table:table-cell table:style-name="ce33"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3" calcext:value-type="float">
            <text:p>340507503</text:p>
          </table:table-cell>
          <table:table-cell table:style-name="ce33"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4" calcext:value-type="float">
            <text:p>340507504</text:p>
          </table:table-cell>
          <table:table-cell table:style-name="ce33"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5" calcext:value-type="float">
            <text:p>340507505</text:p>
          </table:table-cell>
          <table:table-cell table:style-name="ce33"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6" calcext:value-type="float">
            <text:p>340507506</text:p>
          </table:table-cell>
          <table:table-cell table:style-name="ce33"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7" calcext:value-type="float">
            <text:p>340507507</text:p>
          </table:table-cell>
          <table:table-cell table:style-name="ce33"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8" calcext:value-type="float">
            <text:p>340507508</text:p>
          </table:table-cell>
          <table:table-cell table:style-name="ce33"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9" calcext:value-type="float">
            <text:p>340507509</text:p>
          </table:table-cell>
          <table:table-cell table:style-name="ce33"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0" calcext:value-type="float">
            <text:p>340507510</text:p>
          </table:table-cell>
          <table:table-cell table:style-name="ce33"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1" calcext:value-type="float">
            <text:p>340507511</text:p>
          </table:table-cell>
          <table:table-cell table:style-name="ce33"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2" calcext:value-type="float">
            <text:p>340507512</text:p>
          </table:table-cell>
          <table:table-cell table:style-name="ce33"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3" calcext:value-type="float">
            <text:p>340507513</text:p>
          </table:table-cell>
          <table:table-cell table:style-name="ce33"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4" calcext:value-type="float">
            <text:p>340507514</text:p>
          </table:table-cell>
          <table:table-cell table:style-name="ce33"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5" calcext:value-type="float">
            <text:p>340507515</text:p>
          </table:table-cell>
          <table:table-cell table:style-name="ce33"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0" calcext:value-type="float">
            <text:p>354273890</text:p>
          </table:table-cell>
          <table:table-cell table:style-name="ce33"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39" calcext:value-type="float">
            <text:p>1322742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1" calcext:value-type="float">
            <text:p>354273891</text:p>
          </table:table-cell>
          <table:table-cell table:style-name="ce33"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398075" calcext:value-type="float">
            <text:p>3980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2" calcext:value-type="float">
            <text:p>354273892</text:p>
          </table:table-cell>
          <table:table-cell table:style-name="ce33"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5240913" calcext:value-type="float">
            <text:p>52409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3" calcext:value-type="float">
            <text:p>354273893</text:p>
          </table:table-cell>
          <table:table-cell table:style-name="ce33"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4312658" calcext:value-type="float">
            <text:p>143126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4" calcext:value-type="float">
            <text:p>354273894</text:p>
          </table:table-cell>
          <table:table-cell table:style-name="ce33"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2193111" calcext:value-type="float">
            <text:p>121931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5" calcext:value-type="float">
            <text:p>354273895</text:p>
          </table:table-cell>
          <table:table-cell table:style-name="ce33"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40" calcext:value-type="float">
            <text:p>1322742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6" calcext:value-type="float">
            <text:p>354273896</text:p>
          </table:table-cell>
          <table:table-cell table:style-name="ce33"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98789" calcext:value-type="float">
            <text:p>98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7" calcext:value-type="float">
            <text:p>354273897</text:p>
          </table:table-cell>
          <table:table-cell table:style-name="ce33"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2394" calcext:value-type="float">
            <text:p>1023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8" calcext:value-type="float">
            <text:p>354273898</text:p>
          </table:table-cell>
          <table:table-cell table:style-name="ce33"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41" calcext:value-type="float">
            <text:p>1322742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9" calcext:value-type="float">
            <text:p>354273899</text:p>
          </table:table-cell>
          <table:table-cell table:style-name="ce33"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42" calcext:value-type="float">
            <text:p>1322742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0" calcext:value-type="float">
            <text:p>354273900</text:p>
          </table:table-cell>
          <table:table-cell table:style-name="ce33"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618217" calcext:value-type="float">
            <text:p>6182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1" calcext:value-type="float">
            <text:p>354273901</text:p>
          </table:table-cell>
          <table:table-cell table:style-name="ce33"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67541152" calcext:value-type="float">
            <text:p>675411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2" calcext:value-type="float">
            <text:p>354273902</text:p>
          </table:table-cell>
          <table:table-cell table:style-name="ce33"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618340" calcext:value-type="float">
            <text:p>6183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3" calcext:value-type="float">
            <text:p>354273903</text:p>
          </table:table-cell>
          <table:table-cell table:style-name="ce33"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726452" calcext:value-type="float">
            <text:p>7264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4" calcext:value-type="float">
            <text:p>354273904</text:p>
          </table:table-cell>
          <table:table-cell table:style-name="ce33"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43" calcext:value-type="float">
            <text:p>1322742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5" calcext:value-type="float">
            <text:p>354273905</text:p>
          </table:table-cell>
          <table:table-cell table:style-name="ce33"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370597" calcext:value-type="float">
            <text:p>133705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6" calcext:value-type="float">
            <text:p>354273906</text:p>
          </table:table-cell>
          <table:table-cell table:style-name="ce33"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8779250" calcext:value-type="float">
            <text:p>187792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7" calcext:value-type="float">
            <text:p>354273907</text:p>
          </table:table-cell>
          <table:table-cell table:style-name="ce33"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398074" calcext:value-type="float">
            <text:p>3980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8" calcext:value-type="float">
            <text:p>354273908</text:p>
          </table:table-cell>
          <table:table-cell table:style-name="ce33"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398077" calcext:value-type="float">
            <text:p>3980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9" calcext:value-type="float">
            <text:p>354273909</text:p>
          </table:table-cell>
          <table:table-cell table:style-name="ce33"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44" calcext:value-type="float">
            <text:p>132274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0" calcext:value-type="float">
            <text:p>354273910</text:p>
          </table:table-cell>
          <table:table-cell table:style-name="ce33"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45" calcext:value-type="float">
            <text:p>13227424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1" calcext:value-type="float">
            <text:p>354273911</text:p>
          </table:table-cell>
          <table:table-cell table:style-name="ce33"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46" calcext:value-type="float">
            <text:p>1322742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2" calcext:value-type="float">
            <text:p>354273912</text:p>
          </table:table-cell>
          <table:table-cell table:style-name="ce33"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47" calcext:value-type="float">
            <text:p>13227424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3" calcext:value-type="float">
            <text:p>354273913</text:p>
          </table:table-cell>
          <table:table-cell table:style-name="ce33"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48" calcext:value-type="float">
            <text:p>1322742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4" calcext:value-type="float">
            <text:p>354273914</text:p>
          </table:table-cell>
          <table:table-cell table:style-name="ce33"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5471025" calcext:value-type="float">
            <text:p>54710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5" calcext:value-type="float">
            <text:p>354273915</text:p>
          </table:table-cell>
          <table:table-cell table:style-name="ce33"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49" calcext:value-type="float">
            <text:p>1322742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6" calcext:value-type="float">
            <text:p>354273916</text:p>
          </table:table-cell>
          <table:table-cell table:style-name="ce33"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398076" calcext:value-type="float">
            <text:p>3980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7" calcext:value-type="float">
            <text:p>354273917</text:p>
          </table:table-cell>
          <table:table-cell table:style-name="ce33"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51" calcext:value-type="float">
            <text:p>1322742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8" calcext:value-type="float">
            <text:p>354273918</text:p>
          </table:table-cell>
          <table:table-cell table:style-name="ce33"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398078" calcext:value-type="float">
            <text:p>3980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9" calcext:value-type="float">
            <text:p>354273919</text:p>
          </table:table-cell>
          <table:table-cell table:style-name="ce33"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52" calcext:value-type="float">
            <text:p>1322742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0" calcext:value-type="float">
            <text:p>354273920</text:p>
          </table:table-cell>
          <table:table-cell table:style-name="ce33"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1031279" calcext:value-type="float">
            <text:p>110312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1" calcext:value-type="float">
            <text:p>354273921</text:p>
          </table:table-cell>
          <table:table-cell table:style-name="ce33"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53" calcext:value-type="float">
            <text:p>1322742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2" calcext:value-type="float">
            <text:p>354273922</text:p>
          </table:table-cell>
          <table:table-cell table:style-name="ce33"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54" calcext:value-type="float">
            <text:p>1322742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3" calcext:value-type="float">
            <text:p>354273923</text:p>
          </table:table-cell>
          <table:table-cell table:style-name="ce33"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5471026" calcext:value-type="float">
            <text:p>547102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4" calcext:value-type="float">
            <text:p>354273924</text:p>
          </table:table-cell>
          <table:table-cell table:style-name="ce33"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398080" calcext:value-type="float">
            <text:p>3980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5" calcext:value-type="float">
            <text:p>354273925</text:p>
          </table:table-cell>
          <table:table-cell table:style-name="ce33"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55" calcext:value-type="float">
            <text:p>1322742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6" calcext:value-type="float">
            <text:p>354273926</text:p>
          </table:table-cell>
          <table:table-cell table:style-name="ce33"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56" calcext:value-type="float">
            <text:p>1322742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7" calcext:value-type="float">
            <text:p>354273927</text:p>
          </table:table-cell>
          <table:table-cell table:style-name="ce33"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57" calcext:value-type="float">
            <text:p>1322742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8" calcext:value-type="float">
            <text:p>354273928</text:p>
          </table:table-cell>
          <table:table-cell table:style-name="ce33"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618252" calcext:value-type="float">
            <text:p>6182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9" calcext:value-type="float">
            <text:p>354273929</text:p>
          </table:table-cell>
          <table:table-cell table:style-name="ce33"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74459" calcext:value-type="float">
            <text:p>744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0" calcext:value-type="float">
            <text:p>354273930</text:p>
          </table:table-cell>
          <table:table-cell table:style-name="ce33"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606522" calcext:value-type="float">
            <text:p>60652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1" calcext:value-type="float">
            <text:p>354273931</text:p>
          </table:table-cell>
          <table:table-cell table:style-name="ce33"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398493" calcext:value-type="float">
            <text:p>39849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2" calcext:value-type="float">
            <text:p>354273932</text:p>
          </table:table-cell>
          <table:table-cell table:style-name="ce33"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398495" calcext:value-type="float">
            <text:p>39849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3" calcext:value-type="float">
            <text:p>354273933</text:p>
          </table:table-cell>
          <table:table-cell table:style-name="ce33"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638698" calcext:value-type="float">
            <text:p>6386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4" calcext:value-type="float">
            <text:p>354273934</text:p>
          </table:table-cell>
          <table:table-cell table:style-name="ce33"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785428" calcext:value-type="float">
            <text:p>107854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5" calcext:value-type="float">
            <text:p>354273935</text:p>
          </table:table-cell>
          <table:table-cell table:style-name="ce33"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588944" calcext:value-type="float">
            <text:p>588944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6" calcext:value-type="float">
            <text:p>354273936</text:p>
          </table:table-cell>
          <table:table-cell table:style-name="ce33"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28916741" calcext:value-type="float">
            <text:p>289167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7" calcext:value-type="float">
            <text:p>354273937</text:p>
          </table:table-cell>
          <table:table-cell table:style-name="ce33"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1003097" calcext:value-type="float">
            <text:p>110030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8" calcext:value-type="float">
            <text:p>354273938</text:p>
          </table:table-cell>
          <table:table-cell table:style-name="ce33"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398492" calcext:value-type="float">
            <text:p>39849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9" calcext:value-type="float">
            <text:p>354273939</text:p>
          </table:table-cell>
          <table:table-cell table:style-name="ce33"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398494" calcext:value-type="float">
            <text:p>3984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0" calcext:value-type="float">
            <text:p>354273940</text:p>
          </table:table-cell>
          <table:table-cell table:style-name="ce33"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571973" calcext:value-type="float">
            <text:p>5719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1" calcext:value-type="float">
            <text:p>354273941</text:p>
          </table:table-cell>
          <table:table-cell table:style-name="ce33"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9099310" calcext:value-type="float">
            <text:p>1909931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2" calcext:value-type="float">
            <text:p>354273942</text:p>
          </table:table-cell>
          <table:table-cell table:style-name="ce33"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676493" calcext:value-type="float">
            <text:p>676493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3" calcext:value-type="float">
            <text:p>354273943</text:p>
          </table:table-cell>
          <table:table-cell table:style-name="ce33"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854385" calcext:value-type="float">
            <text:p>8543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4" calcext:value-type="float">
            <text:p>354273944</text:p>
          </table:table-cell>
          <table:table-cell table:style-name="ce33"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88761" calcext:value-type="float">
            <text:p>887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5" calcext:value-type="float">
            <text:p>354273945</text:p>
          </table:table-cell>
          <table:table-cell table:style-name="ce33"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8234" calcext:value-type="float">
            <text:p>1823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6" calcext:value-type="float">
            <text:p>354273946</text:p>
          </table:table-cell>
          <table:table-cell table:style-name="ce33"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955111" calcext:value-type="float">
            <text:p>109551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7" calcext:value-type="float">
            <text:p>354273947</text:p>
          </table:table-cell>
          <table:table-cell table:style-name="ce33"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1275342" calcext:value-type="float">
            <text:p>112753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8" calcext:value-type="float">
            <text:p>354273948</text:p>
          </table:table-cell>
          <table:table-cell table:style-name="ce33"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877824" calcext:value-type="float">
            <text:p>108778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9" calcext:value-type="float">
            <text:p>354273949</text:p>
          </table:table-cell>
          <table:table-cell table:style-name="ce33"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910363" calcext:value-type="float">
            <text:p>109103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0" calcext:value-type="float">
            <text:p>354273950</text:p>
          </table:table-cell>
          <table:table-cell table:style-name="ce33"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2739839" calcext:value-type="float">
            <text:p>27398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1" calcext:value-type="float">
            <text:p>354273951</text:p>
          </table:table-cell>
          <table:table-cell table:style-name="ce33"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822611" calcext:value-type="float">
            <text:p>108226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2" calcext:value-type="float">
            <text:p>354273952</text:p>
          </table:table-cell>
          <table:table-cell table:style-name="ce33"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96382" calcext:value-type="float">
            <text:p>963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3" calcext:value-type="float">
            <text:p>354273953</text:p>
          </table:table-cell>
          <table:table-cell table:style-name="ce33"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780261" calcext:value-type="float">
            <text:p>107802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4" calcext:value-type="float">
            <text:p>354273954</text:p>
          </table:table-cell>
          <table:table-cell table:style-name="ce33"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705575" calcext:value-type="float">
            <text:p>107055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5" calcext:value-type="float">
            <text:p>354273955</text:p>
          </table:table-cell>
          <table:table-cell table:style-name="ce33"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717244" calcext:value-type="float">
            <text:p>10717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6" calcext:value-type="float">
            <text:p>354273956</text:p>
          </table:table-cell>
          <table:table-cell table:style-name="ce33"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527515" calcext:value-type="float">
            <text:p>105275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7" calcext:value-type="float">
            <text:p>354273957</text:p>
          </table:table-cell>
          <table:table-cell table:style-name="ce33"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758282" calcext:value-type="float">
            <text:p>107582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8" calcext:value-type="float">
            <text:p>354273958</text:p>
          </table:table-cell>
          <table:table-cell table:style-name="ce33"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736504" calcext:value-type="float">
            <text:p>107365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9" calcext:value-type="float">
            <text:p>354273959</text:p>
          </table:table-cell>
          <table:table-cell table:style-name="ce33"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1944" calcext:value-type="float">
            <text:p>11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0" calcext:value-type="float">
            <text:p>354273960</text:p>
          </table:table-cell>
          <table:table-cell table:style-name="ce33"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4586" calcext:value-type="float">
            <text:p>1458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1" calcext:value-type="float">
            <text:p>354273961</text:p>
          </table:table-cell>
          <table:table-cell table:style-name="ce33"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58" calcext:value-type="float">
            <text:p>1322742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2" calcext:value-type="float">
            <text:p>354273962</text:p>
          </table:table-cell>
          <table:table-cell table:style-name="ce33"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2974290" calcext:value-type="float">
            <text:p>129742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3" calcext:value-type="float">
            <text:p>354273963</text:p>
          </table:table-cell>
          <table:table-cell table:style-name="ce33"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4382712" calcext:value-type="float">
            <text:p>438271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4" calcext:value-type="float">
            <text:p>354273964</text:p>
          </table:table-cell>
          <table:table-cell table:style-name="ce33"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006998" calcext:value-type="float">
            <text:p>130069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5" calcext:value-type="float">
            <text:p>354273965</text:p>
          </table:table-cell>
          <table:table-cell table:style-name="ce33"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2561096" calcext:value-type="float">
            <text:p>1256109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6" calcext:value-type="float">
            <text:p>354273966</text:p>
          </table:table-cell>
          <table:table-cell table:style-name="ce33"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21645944" calcext:value-type="float">
            <text:p>21645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7" calcext:value-type="float">
            <text:p>354273967</text:p>
          </table:table-cell>
          <table:table-cell table:style-name="ce33"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59" calcext:value-type="float">
            <text:p>1322742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8" calcext:value-type="float">
            <text:p>354273968</text:p>
          </table:table-cell>
          <table:table-cell table:style-name="ce33"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1923638" calcext:value-type="float">
            <text:p>10192363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9" calcext:value-type="float">
            <text:p>354273969</text:p>
          </table:table-cell>
          <table:table-cell table:style-name="ce33"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60" calcext:value-type="float">
            <text:p>1322742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0" calcext:value-type="float">
            <text:p>354273970</text:p>
          </table:table-cell>
          <table:table-cell table:style-name="ce33"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80171" calcext:value-type="float">
            <text:p>801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1" calcext:value-type="float">
            <text:p>354273971</text:p>
          </table:table-cell>
          <table:table-cell table:style-name="ce33"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61" calcext:value-type="float">
            <text:p>1322742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2" calcext:value-type="float">
            <text:p>354273972</text:p>
          </table:table-cell>
          <table:table-cell table:style-name="ce33"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62" calcext:value-type="float">
            <text:p>1322742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3" calcext:value-type="float">
            <text:p>354273973</text:p>
          </table:table-cell>
          <table:table-cell table:style-name="ce33"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63" calcext:value-type="float">
            <text:p>1322742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4" calcext:value-type="float">
            <text:p>354273974</text:p>
          </table:table-cell>
          <table:table-cell table:style-name="ce33"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65" calcext:value-type="float">
            <text:p>1322742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5" calcext:value-type="float">
            <text:p>354273975</text:p>
          </table:table-cell>
          <table:table-cell table:style-name="ce33"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1014229" calcext:value-type="float">
            <text:p>110142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6" calcext:value-type="float">
            <text:p>354273976</text:p>
          </table:table-cell>
          <table:table-cell table:style-name="ce33"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66" calcext:value-type="float">
            <text:p>13227426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7" calcext:value-type="float">
            <text:p>354273977</text:p>
          </table:table-cell>
          <table:table-cell table:style-name="ce33"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68" calcext:value-type="float">
            <text:p>1322742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8" calcext:value-type="float">
            <text:p>354273978</text:p>
          </table:table-cell>
          <table:table-cell table:style-name="ce33"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69" calcext:value-type="float">
            <text:p>1322742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9" calcext:value-type="float">
            <text:p>354273979</text:p>
          </table:table-cell>
          <table:table-cell table:style-name="ce33"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70" calcext:value-type="float">
            <text:p>1322742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0" calcext:value-type="float">
            <text:p>354273980</text:p>
          </table:table-cell>
          <table:table-cell table:style-name="ce33"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71" calcext:value-type="float">
            <text:p>1322742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1" calcext:value-type="float">
            <text:p>354273981</text:p>
          </table:table-cell>
          <table:table-cell table:style-name="ce33"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19582" calcext:value-type="float">
            <text:p>132195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2" calcext:value-type="float">
            <text:p>354273982</text:p>
          </table:table-cell>
          <table:table-cell table:style-name="ce33"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72" calcext:value-type="float">
            <text:p>1322742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3" calcext:value-type="float">
            <text:p>354273983</text:p>
          </table:table-cell>
          <table:table-cell table:style-name="ce33"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2792846" calcext:value-type="float">
            <text:p>127928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4" calcext:value-type="float">
            <text:p>354273984</text:p>
          </table:table-cell>
          <table:table-cell table:style-name="ce33"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73" calcext:value-type="float">
            <text:p>1322742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5" calcext:value-type="float">
            <text:p>354273985</text:p>
          </table:table-cell>
          <table:table-cell table:style-name="ce33"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75" calcext:value-type="float">
            <text:p>1322742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6" calcext:value-type="float">
            <text:p>354273986</text:p>
          </table:table-cell>
          <table:table-cell table:style-name="ce33"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1415025" calcext:value-type="float">
            <text:p>114150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7" calcext:value-type="float">
            <text:p>354273987</text:p>
          </table:table-cell>
          <table:table-cell table:style-name="ce33"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77" calcext:value-type="float">
            <text:p>1322742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8" calcext:value-type="float">
            <text:p>354273988</text:p>
          </table:table-cell>
          <table:table-cell table:style-name="ce33"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68612443" calcext:value-type="float">
            <text:p>686124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9" calcext:value-type="float">
            <text:p>354273989</text:p>
          </table:table-cell>
          <table:table-cell table:style-name="ce33"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274278" calcext:value-type="float">
            <text:p>1322742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0" calcext:value-type="float">
            <text:p>354273990</text:p>
          </table:table-cell>
          <table:table-cell table:style-name="ce33"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949282" calcext:value-type="float">
            <text:p>139492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1" calcext:value-type="float">
            <text:p>354273991</text:p>
          </table:table-cell>
          <table:table-cell table:style-name="ce33"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1201204" calcext:value-type="float">
            <text:p>1012012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7" calcext:value-type="float">
            <text:p>354703277</text:p>
          </table:table-cell>
          <table:table-cell table:style-name="ce33"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1829470" calcext:value-type="float">
            <text:p>118294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8" calcext:value-type="float">
            <text:p>354703278</text:p>
          </table:table-cell>
          <table:table-cell table:style-name="ce33"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654455" calcext:value-type="float">
            <text:p>106544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9" calcext:value-type="float">
            <text:p>354703279</text:p>
          </table:table-cell>
          <table:table-cell table:style-name="ce33"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678260" calcext:value-type="float">
            <text:p>106782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0" calcext:value-type="float">
            <text:p>354703280</text:p>
          </table:table-cell>
          <table:table-cell table:style-name="ce33"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517277" calcext:value-type="float">
            <text:p>105172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1" calcext:value-type="float">
            <text:p>354703281</text:p>
          </table:table-cell>
          <table:table-cell table:style-name="ce33"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645767" calcext:value-type="float">
            <text:p>106457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2" calcext:value-type="float">
            <text:p>354703282</text:p>
          </table:table-cell>
          <table:table-cell table:style-name="ce33"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697944" calcext:value-type="float">
            <text:p>10697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3" calcext:value-type="float">
            <text:p>354703283</text:p>
          </table:table-cell>
          <table:table-cell table:style-name="ce33"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38" calcext:value-type="float">
            <text:p>13242773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4" calcext:value-type="float">
            <text:p>354703284</text:p>
          </table:table-cell>
          <table:table-cell table:style-name="ce33"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39" calcext:value-type="float">
            <text:p>1324277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5" calcext:value-type="float">
            <text:p>354703285</text:p>
          </table:table-cell>
          <table:table-cell table:style-name="ce33"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40" calcext:value-type="float">
            <text:p>1324277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6" calcext:value-type="float">
            <text:p>354703286</text:p>
          </table:table-cell>
          <table:table-cell table:style-name="ce33"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41" calcext:value-type="float">
            <text:p>1324277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7" calcext:value-type="float">
            <text:p>354703287</text:p>
          </table:table-cell>
          <table:table-cell table:style-name="ce33"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42" calcext:value-type="float">
            <text:p>1324277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8" calcext:value-type="float">
            <text:p>354703288</text:p>
          </table:table-cell>
          <table:table-cell table:style-name="ce33"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43" calcext:value-type="float">
            <text:p>1324277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9" calcext:value-type="float">
            <text:p>354703289</text:p>
          </table:table-cell>
          <table:table-cell table:style-name="ce33"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44" calcext:value-type="float">
            <text:p>1324277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0" calcext:value-type="float">
            <text:p>354703290</text:p>
          </table:table-cell>
          <table:table-cell table:style-name="ce33"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45" calcext:value-type="float">
            <text:p>13242774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1" calcext:value-type="float">
            <text:p>354703291</text:p>
          </table:table-cell>
          <table:table-cell table:style-name="ce33"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46" calcext:value-type="float">
            <text:p>1324277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2" calcext:value-type="float">
            <text:p>354703292</text:p>
          </table:table-cell>
          <table:table-cell table:style-name="ce33"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47" calcext:value-type="float">
            <text:p>13242774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3" calcext:value-type="float">
            <text:p>354703293</text:p>
          </table:table-cell>
          <table:table-cell table:style-name="ce33"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48" calcext:value-type="float">
            <text:p>1324277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4" calcext:value-type="float">
            <text:p>354703294</text:p>
          </table:table-cell>
          <table:table-cell table:style-name="ce33"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49" calcext:value-type="float">
            <text:p>1324277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5" calcext:value-type="float">
            <text:p>354703295</text:p>
          </table:table-cell>
          <table:table-cell table:style-name="ce33"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50" calcext:value-type="float">
            <text:p>1324277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6" calcext:value-type="float">
            <text:p>354703296</text:p>
          </table:table-cell>
          <table:table-cell table:style-name="ce33"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2371771" calcext:value-type="float">
            <text:p>1023717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7" calcext:value-type="float">
            <text:p>354703297</text:p>
          </table:table-cell>
          <table:table-cell table:style-name="ce33"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559388" calcext:value-type="float">
            <text:p>1055938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8" calcext:value-type="float">
            <text:p>354703298</text:p>
          </table:table-cell>
          <table:table-cell table:style-name="ce33"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1801471" calcext:value-type="float">
            <text:p>118014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9" calcext:value-type="float">
            <text:p>354703299</text:p>
          </table:table-cell>
          <table:table-cell table:style-name="ce33"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531431" calcext:value-type="float">
            <text:p>1053143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0" calcext:value-type="float">
            <text:p>354703300</text:p>
          </table:table-cell>
          <table:table-cell table:style-name="ce33"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768841" calcext:value-type="float">
            <text:p>107688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1" calcext:value-type="float">
            <text:p>354703301</text:p>
          </table:table-cell>
          <table:table-cell table:style-name="ce33"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697744" calcext:value-type="float">
            <text:p>106977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2" calcext:value-type="float">
            <text:p>354703302</text:p>
          </table:table-cell>
          <table:table-cell table:style-name="ce33"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51" calcext:value-type="float">
            <text:p>1324277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3" calcext:value-type="float">
            <text:p>354703303</text:p>
          </table:table-cell>
          <table:table-cell table:style-name="ce33"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625837" calcext:value-type="float">
            <text:p>1062583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4" calcext:value-type="float">
            <text:p>354703304</text:p>
          </table:table-cell>
          <table:table-cell table:style-name="ce33"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507162" calcext:value-type="float">
            <text:p>105071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5" calcext:value-type="float">
            <text:p>354703305</text:p>
          </table:table-cell>
          <table:table-cell table:style-name="ce33"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580399" calcext:value-type="float">
            <text:p>1058039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6" calcext:value-type="float">
            <text:p>354703306</text:p>
          </table:table-cell>
          <table:table-cell table:style-name="ce33"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841195" calcext:value-type="float">
            <text:p>1084119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7" calcext:value-type="float">
            <text:p>354703307</text:p>
          </table:table-cell>
          <table:table-cell table:style-name="ce33"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52" calcext:value-type="float">
            <text:p>1324277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8" calcext:value-type="float">
            <text:p>354703308</text:p>
          </table:table-cell>
          <table:table-cell table:style-name="ce33"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576678" calcext:value-type="float">
            <text:p>105766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9" calcext:value-type="float">
            <text:p>354703309</text:p>
          </table:table-cell>
          <table:table-cell table:style-name="ce33"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53" calcext:value-type="float">
            <text:p>1324277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0" calcext:value-type="float">
            <text:p>354703310</text:p>
          </table:table-cell>
          <table:table-cell table:style-name="ce33"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425214" calcext:value-type="float">
            <text:p>104252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1" calcext:value-type="float">
            <text:p>354703311</text:p>
          </table:table-cell>
          <table:table-cell table:style-name="ce33"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383079" calcext:value-type="float">
            <text:p>103830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2" calcext:value-type="float">
            <text:p>354703312</text:p>
          </table:table-cell>
          <table:table-cell table:style-name="ce33"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54" calcext:value-type="float">
            <text:p>1324277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3" calcext:value-type="float">
            <text:p>354703313</text:p>
          </table:table-cell>
          <table:table-cell table:style-name="ce33"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55" calcext:value-type="float">
            <text:p>1324277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4" calcext:value-type="float">
            <text:p>354703314</text:p>
          </table:table-cell>
          <table:table-cell table:style-name="ce33"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1025097" calcext:value-type="float">
            <text:p>110250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5" calcext:value-type="float">
            <text:p>354703315</text:p>
          </table:table-cell>
          <table:table-cell table:style-name="ce33"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56" calcext:value-type="float">
            <text:p>1324277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6" calcext:value-type="float">
            <text:p>354703316</text:p>
          </table:table-cell>
          <table:table-cell table:style-name="ce33"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1107207" calcext:value-type="float">
            <text:p>111072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7" calcext:value-type="float">
            <text:p>354703317</text:p>
          </table:table-cell>
          <table:table-cell table:style-name="ce33"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1825278" calcext:value-type="float">
            <text:p>118252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8" calcext:value-type="float">
            <text:p>354703318</text:p>
          </table:table-cell>
          <table:table-cell table:style-name="ce33"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57" calcext:value-type="float">
            <text:p>1324277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9" calcext:value-type="float">
            <text:p>354703319</text:p>
          </table:table-cell>
          <table:table-cell table:style-name="ce33"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58" calcext:value-type="float">
            <text:p>1324277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0" calcext:value-type="float">
            <text:p>354703320</text:p>
          </table:table-cell>
          <table:table-cell table:style-name="ce33"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59" calcext:value-type="float">
            <text:p>1324277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1" calcext:value-type="float">
            <text:p>354703321</text:p>
          </table:table-cell>
          <table:table-cell table:style-name="ce33"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1824015" calcext:value-type="float">
            <text:p>118240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2" calcext:value-type="float">
            <text:p>354703322</text:p>
          </table:table-cell>
          <table:table-cell table:style-name="ce33"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1825755" calcext:value-type="float">
            <text:p>118257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3" calcext:value-type="float">
            <text:p>354703323</text:p>
          </table:table-cell>
          <table:table-cell table:style-name="ce33"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60" calcext:value-type="float">
            <text:p>1324277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4" calcext:value-type="float">
            <text:p>354703324</text:p>
          </table:table-cell>
          <table:table-cell table:style-name="ce33"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61" calcext:value-type="float">
            <text:p>1324277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5" calcext:value-type="float">
            <text:p>354703325</text:p>
          </table:table-cell>
          <table:table-cell table:style-name="ce33"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1003348" calcext:value-type="float">
            <text:p>110033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6" calcext:value-type="float">
            <text:p>354703326</text:p>
          </table:table-cell>
          <table:table-cell table:style-name="ce33"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1068952" calcext:value-type="float">
            <text:p>110689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7" calcext:value-type="float">
            <text:p>354703327</text:p>
          </table:table-cell>
          <table:table-cell table:style-name="ce33"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62" calcext:value-type="float">
            <text:p>1324277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8" calcext:value-type="float">
            <text:p>354703328</text:p>
          </table:table-cell>
          <table:table-cell table:style-name="ce33"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64" calcext:value-type="float">
            <text:p>1324277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9" calcext:value-type="float">
            <text:p>354703329</text:p>
          </table:table-cell>
          <table:table-cell table:style-name="ce33"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65" calcext:value-type="float">
            <text:p>1324277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0" calcext:value-type="float">
            <text:p>354703330</text:p>
          </table:table-cell>
          <table:table-cell table:style-name="ce33"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0996673" calcext:value-type="float">
            <text:p>1009966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1" calcext:value-type="float">
            <text:p>354703331</text:p>
          </table:table-cell>
          <table:table-cell table:style-name="ce33"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1814797" calcext:value-type="float">
            <text:p>118147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2" calcext:value-type="float">
            <text:p>354703332</text:p>
          </table:table-cell>
          <table:table-cell table:style-name="ce33"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0996675" calcext:value-type="float">
            <text:p>1009966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3" calcext:value-type="float">
            <text:p>354703333</text:p>
          </table:table-cell>
          <table:table-cell table:style-name="ce33"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1029203" calcext:value-type="float">
            <text:p>110292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4" calcext:value-type="float">
            <text:p>354703334</text:p>
          </table:table-cell>
          <table:table-cell table:style-name="ce33"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0996674" calcext:value-type="float">
            <text:p>1009966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5" calcext:value-type="float">
            <text:p>354703335</text:p>
          </table:table-cell>
          <table:table-cell table:style-name="ce33"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66" calcext:value-type="float">
            <text:p>13242776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6" calcext:value-type="float">
            <text:p>354703336</text:p>
          </table:table-cell>
          <table:table-cell table:style-name="ce33"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67" calcext:value-type="float">
            <text:p>1324277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7" calcext:value-type="float">
            <text:p>354703337</text:p>
          </table:table-cell>
          <table:table-cell table:style-name="ce33"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68" calcext:value-type="float">
            <text:p>1324277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8" calcext:value-type="float">
            <text:p>354703338</text:p>
          </table:table-cell>
          <table:table-cell table:style-name="ce33"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1049105" calcext:value-type="float">
            <text:p>1104910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9" calcext:value-type="float">
            <text:p>354703339</text:p>
          </table:table-cell>
          <table:table-cell table:style-name="ce33"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69" calcext:value-type="float">
            <text:p>1324277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0" calcext:value-type="float">
            <text:p>354703340</text:p>
          </table:table-cell>
          <table:table-cell table:style-name="ce33"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70" calcext:value-type="float">
            <text:p>1324277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1" calcext:value-type="float">
            <text:p>354703341</text:p>
          </table:table-cell>
          <table:table-cell table:style-name="ce33"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71" calcext:value-type="float">
            <text:p>1324277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2" calcext:value-type="float">
            <text:p>354703342</text:p>
          </table:table-cell>
          <table:table-cell table:style-name="ce33"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0996677" calcext:value-type="float">
            <text:p>1009966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3" calcext:value-type="float">
            <text:p>354703343</text:p>
          </table:table-cell>
          <table:table-cell table:style-name="ce33"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926628" calcext:value-type="float">
            <text:p>109266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4" calcext:value-type="float">
            <text:p>354703344</text:p>
          </table:table-cell>
          <table:table-cell table:style-name="ce33"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72" calcext:value-type="float">
            <text:p>1324277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5" calcext:value-type="float">
            <text:p>354703345</text:p>
          </table:table-cell>
          <table:table-cell table:style-name="ce33"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73" calcext:value-type="float">
            <text:p>1324277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6" calcext:value-type="float">
            <text:p>354703346</text:p>
          </table:table-cell>
          <table:table-cell table:style-name="ce33"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74" calcext:value-type="float">
            <text:p>1324277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7" calcext:value-type="float">
            <text:p>354703347</text:p>
          </table:table-cell>
          <table:table-cell table:style-name="ce33"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75" calcext:value-type="float">
            <text:p>1324277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8" calcext:value-type="float">
            <text:p>354703348</text:p>
          </table:table-cell>
          <table:table-cell table:style-name="ce33"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78" calcext:value-type="float">
            <text:p>1324277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9" calcext:value-type="float">
            <text:p>354703349</text:p>
          </table:table-cell>
          <table:table-cell table:style-name="ce33"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713858" calcext:value-type="float">
            <text:p>107138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0" calcext:value-type="float">
            <text:p>354703350</text:p>
          </table:table-cell>
          <table:table-cell table:style-name="ce33"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745271" calcext:value-type="float">
            <text:p>107452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1" calcext:value-type="float">
            <text:p>354703351</text:p>
          </table:table-cell>
          <table:table-cell table:style-name="ce33"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1795561" calcext:value-type="float">
            <text:p>117955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2" calcext:value-type="float">
            <text:p>354703352</text:p>
          </table:table-cell>
          <table:table-cell table:style-name="ce33"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741256" calcext:value-type="float">
            <text:p>107412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3" calcext:value-type="float">
            <text:p>354703353</text:p>
          </table:table-cell>
          <table:table-cell table:style-name="ce33"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634003" calcext:value-type="float">
            <text:p>106340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4" calcext:value-type="float">
            <text:p>354703354</text:p>
          </table:table-cell>
          <table:table-cell table:style-name="ce33"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788725" calcext:value-type="float">
            <text:p>107887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5" calcext:value-type="float">
            <text:p>354703355</text:p>
          </table:table-cell>
          <table:table-cell table:style-name="ce33"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493244" calcext:value-type="float">
            <text:p>10493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6" calcext:value-type="float">
            <text:p>354703356</text:p>
          </table:table-cell>
          <table:table-cell table:style-name="ce33"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716800" calcext:value-type="float">
            <text:p>1071680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7" calcext:value-type="float">
            <text:p>354703357</text:p>
          </table:table-cell>
          <table:table-cell table:style-name="ce33"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85217568" calcext:value-type="float">
            <text:p>852175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8" calcext:value-type="float">
            <text:p>354703358</text:p>
          </table:table-cell>
          <table:table-cell table:style-name="ce33"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548213" calcext:value-type="float">
            <text:p>105482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9" calcext:value-type="float">
            <text:p>354703359</text:p>
          </table:table-cell>
          <table:table-cell table:style-name="ce33"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79" calcext:value-type="float">
            <text:p>1324277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0" calcext:value-type="float">
            <text:p>354703360</text:p>
          </table:table-cell>
          <table:table-cell table:style-name="ce33"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602269" calcext:value-type="float">
            <text:p>106022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1" calcext:value-type="float">
            <text:p>354703361</text:p>
          </table:table-cell>
          <table:table-cell table:style-name="ce33"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80" calcext:value-type="float">
            <text:p>1324277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2" calcext:value-type="float">
            <text:p>354703362</text:p>
          </table:table-cell>
          <table:table-cell table:style-name="ce33"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697505" calcext:value-type="float">
            <text:p>1069750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3" calcext:value-type="float">
            <text:p>354703363</text:p>
          </table:table-cell>
          <table:table-cell table:style-name="ce33"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81" calcext:value-type="float">
            <text:p>13242778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4" calcext:value-type="float">
            <text:p>354703364</text:p>
          </table:table-cell>
          <table:table-cell table:style-name="ce33"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531172" calcext:value-type="float">
            <text:p>105311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5" calcext:value-type="float">
            <text:p>354703365</text:p>
          </table:table-cell>
          <table:table-cell table:style-name="ce33"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667678" calcext:value-type="float">
            <text:p>106676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6" calcext:value-type="float">
            <text:p>354703366</text:p>
          </table:table-cell>
          <table:table-cell table:style-name="ce33"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82" calcext:value-type="float">
            <text:p>1324277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7" calcext:value-type="float">
            <text:p>354703367</text:p>
          </table:table-cell>
          <table:table-cell table:style-name="ce33"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693724" calcext:value-type="float">
            <text:p>106937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8" calcext:value-type="float">
            <text:p>354703368</text:p>
          </table:table-cell>
          <table:table-cell table:style-name="ce33"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83" calcext:value-type="float">
            <text:p>1324277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9" calcext:value-type="float">
            <text:p>354703369</text:p>
          </table:table-cell>
          <table:table-cell table:style-name="ce33"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0579516" calcext:value-type="float">
            <text:p>105795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0" calcext:value-type="float">
            <text:p>354703370</text:p>
          </table:table-cell>
          <table:table-cell table:style-name="ce33"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84" calcext:value-type="float">
            <text:p>1324277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1" calcext:value-type="float">
            <text:p>354703371</text:p>
          </table:table-cell>
          <table:table-cell table:style-name="ce33"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85" calcext:value-type="float">
            <text:p>1324277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2" calcext:value-type="float">
            <text:p>354703372</text:p>
          </table:table-cell>
          <table:table-cell table:style-name="ce33"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86" calcext:value-type="float">
            <text:p>13242778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3" calcext:value-type="float">
            <text:p>354703373</text:p>
          </table:table-cell>
          <table:table-cell table:style-name="ce33"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87" calcext:value-type="float">
            <text:p>13242778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4" calcext:value-type="float">
            <text:p>354703374</text:p>
          </table:table-cell>
          <table:table-cell table:style-name="ce33"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88" calcext:value-type="float">
            <text:p>13242778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5" calcext:value-type="float">
            <text:p>354703375</text:p>
          </table:table-cell>
          <table:table-cell table:style-name="ce33"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89" calcext:value-type="float">
            <text:p>132427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6" calcext:value-type="float">
            <text:p>354703376</text:p>
          </table:table-cell>
          <table:table-cell table:style-name="ce33"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07" calcext:value-type="date">
            <text:p>2020-02-07</text:p>
          </table:table-cell>
          <table:table-cell table:style-name="ce8" office:value-type="float" office:value="132427790" calcext:value-type="float">
            <text:p>1324277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3" calcext:value-type="float">
            <text:p>376011993</text:p>
          </table:table-cell>
          <table:table-cell table:style-name="ce33"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4" calcext:value-type="float">
            <text:p>376011994</text:p>
          </table:table-cell>
          <table:table-cell table:style-name="ce33"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5" calcext:value-type="float">
            <text:p>376011995</text:p>
          </table:table-cell>
          <table:table-cell table:style-name="ce33"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6" calcext:value-type="float">
            <text:p>376011996</text:p>
          </table:table-cell>
          <table:table-cell table:style-name="ce33"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7" calcext:value-type="float">
            <text:p>376011997</text:p>
          </table:table-cell>
          <table:table-cell table:style-name="ce33"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8" calcext:value-type="float">
            <text:p>376011998</text:p>
          </table:table-cell>
          <table:table-cell table:style-name="ce33"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9" calcext:value-type="float">
            <text:p>376011999</text:p>
          </table:table-cell>
          <table:table-cell table:style-name="ce33"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0" calcext:value-type="float">
            <text:p>376012000</text:p>
          </table:table-cell>
          <table:table-cell table:style-name="ce33"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1" calcext:value-type="float">
            <text:p>376012001</text:p>
          </table:table-cell>
          <table:table-cell table:style-name="ce33"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2" calcext:value-type="float">
            <text:p>376012002</text:p>
          </table:table-cell>
          <table:table-cell table:style-name="ce33"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3" calcext:value-type="float">
            <text:p>376012003</text:p>
          </table:table-cell>
          <table:table-cell table:style-name="ce33"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4" calcext:value-type="float">
            <text:p>376012004</text:p>
          </table:table-cell>
          <table:table-cell table:style-name="ce33"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5" calcext:value-type="float">
            <text:p>376012005</text:p>
          </table:table-cell>
          <table:table-cell table:style-name="ce33"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6" calcext:value-type="float">
            <text:p>376012006</text:p>
          </table:table-cell>
          <table:table-cell table:style-name="ce33"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7" calcext:value-type="float">
            <text:p>376012007</text:p>
          </table:table-cell>
          <table:table-cell table:style-name="ce33"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8" calcext:value-type="float">
            <text:p>376012008</text:p>
          </table:table-cell>
          <table:table-cell table:style-name="ce33"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9" calcext:value-type="float">
            <text:p>376012009</text:p>
          </table:table-cell>
          <table:table-cell table:style-name="ce33"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0" calcext:value-type="float">
            <text:p>376012010</text:p>
          </table:table-cell>
          <table:table-cell table:style-name="ce33"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1" calcext:value-type="float">
            <text:p>376012011</text:p>
          </table:table-cell>
          <table:table-cell table:style-name="ce33"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2" calcext:value-type="float">
            <text:p>376012012</text:p>
          </table:table-cell>
          <table:table-cell table:style-name="ce33"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3" calcext:value-type="float">
            <text:p>376012013</text:p>
          </table:table-cell>
          <table:table-cell table:style-name="ce33"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4" calcext:value-type="float">
            <text:p>376012014</text:p>
          </table:table-cell>
          <table:table-cell table:style-name="ce33"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5" calcext:value-type="float">
            <text:p>376012015</text:p>
          </table:table-cell>
          <table:table-cell table:style-name="ce33"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6" calcext:value-type="float">
            <text:p>376012016</text:p>
          </table:table-cell>
          <table:table-cell table:style-name="ce33"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7" calcext:value-type="float">
            <text:p>376012017</text:p>
          </table:table-cell>
          <table:table-cell table:style-name="ce33"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8" calcext:value-type="float">
            <text:p>376012018</text:p>
          </table:table-cell>
          <table:table-cell table:style-name="ce33"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9" calcext:value-type="float">
            <text:p>376012019</text:p>
          </table:table-cell>
          <table:table-cell table:style-name="ce33"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0" calcext:value-type="float">
            <text:p>376012020</text:p>
          </table:table-cell>
          <table:table-cell table:style-name="ce33"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1" calcext:value-type="float">
            <text:p>376012021</text:p>
          </table:table-cell>
          <table:table-cell table:style-name="ce33"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2" calcext:value-type="float">
            <text:p>376012022</text:p>
          </table:table-cell>
          <table:table-cell table:style-name="ce33"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3" calcext:value-type="float">
            <text:p>376012023</text:p>
          </table:table-cell>
          <table:table-cell table:style-name="ce33"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4" calcext:value-type="float">
            <text:p>376012024</text:p>
          </table:table-cell>
          <table:table-cell table:style-name="ce33"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5" calcext:value-type="float">
            <text:p>376012025</text:p>
          </table:table-cell>
          <table:table-cell table:style-name="ce33"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6" calcext:value-type="float">
            <text:p>376012026</text:p>
          </table:table-cell>
          <table:table-cell table:style-name="ce33"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7" calcext:value-type="float">
            <text:p>376012027</text:p>
          </table:table-cell>
          <table:table-cell table:style-name="ce33"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8" calcext:value-type="float">
            <text:p>376012028</text:p>
          </table:table-cell>
          <table:table-cell table:style-name="ce33"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9" calcext:value-type="float">
            <text:p>376012029</text:p>
          </table:table-cell>
          <table:table-cell table:style-name="ce33"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0" calcext:value-type="float">
            <text:p>376012030</text:p>
          </table:table-cell>
          <table:table-cell table:style-name="ce33"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1" calcext:value-type="float">
            <text:p>376012031</text:p>
          </table:table-cell>
          <table:table-cell table:style-name="ce33"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2" calcext:value-type="float">
            <text:p>376012032</text:p>
          </table:table-cell>
          <table:table-cell table:style-name="ce33"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3" calcext:value-type="float">
            <text:p>376012033</text:p>
          </table:table-cell>
          <table:table-cell table:style-name="ce33"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4" calcext:value-type="float">
            <text:p>376012034</text:p>
          </table:table-cell>
          <table:table-cell table:style-name="ce33"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5" calcext:value-type="float">
            <text:p>376012035</text:p>
          </table:table-cell>
          <table:table-cell table:style-name="ce33"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6" calcext:value-type="float">
            <text:p>376012036</text:p>
          </table:table-cell>
          <table:table-cell table:style-name="ce33"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7" calcext:value-type="float">
            <text:p>376012037</text:p>
          </table:table-cell>
          <table:table-cell table:style-name="ce33"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8" calcext:value-type="float">
            <text:p>376012038</text:p>
          </table:table-cell>
          <table:table-cell table:style-name="ce33"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9" calcext:value-type="float">
            <text:p>376012039</text:p>
          </table:table-cell>
          <table:table-cell table:style-name="ce33"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0" calcext:value-type="float">
            <text:p>376012040</text:p>
          </table:table-cell>
          <table:table-cell table:style-name="ce33"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1" calcext:value-type="float">
            <text:p>376012041</text:p>
          </table:table-cell>
          <table:table-cell table:style-name="ce33"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2" calcext:value-type="float">
            <text:p>376012042</text:p>
          </table:table-cell>
          <table:table-cell table:style-name="ce33"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3" calcext:value-type="float">
            <text:p>376012043</text:p>
          </table:table-cell>
          <table:table-cell table:style-name="ce33"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4" calcext:value-type="float">
            <text:p>376012044</text:p>
          </table:table-cell>
          <table:table-cell table:style-name="ce33"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5" calcext:value-type="float">
            <text:p>376012045</text:p>
          </table:table-cell>
          <table:table-cell table:style-name="ce33"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6" calcext:value-type="float">
            <text:p>376012046</text:p>
          </table:table-cell>
          <table:table-cell table:style-name="ce33"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7" calcext:value-type="float">
            <text:p>376012047</text:p>
          </table:table-cell>
          <table:table-cell table:style-name="ce33"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8" calcext:value-type="float">
            <text:p>376012048</text:p>
          </table:table-cell>
          <table:table-cell table:style-name="ce33"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9" calcext:value-type="float">
            <text:p>376012049</text:p>
          </table:table-cell>
          <table:table-cell table:style-name="ce33"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0" calcext:value-type="float">
            <text:p>376012050</text:p>
          </table:table-cell>
          <table:table-cell table:style-name="ce33"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1" calcext:value-type="float">
            <text:p>376012051</text:p>
          </table:table-cell>
          <table:table-cell table:style-name="ce33"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2" calcext:value-type="float">
            <text:p>376012052</text:p>
          </table:table-cell>
          <table:table-cell table:style-name="ce33"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3" calcext:value-type="float">
            <text:p>376012053</text:p>
          </table:table-cell>
          <table:table-cell table:style-name="ce33"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4" calcext:value-type="float">
            <text:p>376012054</text:p>
          </table:table-cell>
          <table:table-cell table:style-name="ce33"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5" calcext:value-type="float">
            <text:p>376012055</text:p>
          </table:table-cell>
          <table:table-cell table:style-name="ce33"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6" calcext:value-type="float">
            <text:p>376012056</text:p>
          </table:table-cell>
          <table:table-cell table:style-name="ce33"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7" calcext:value-type="float">
            <text:p>376012057</text:p>
          </table:table-cell>
          <table:table-cell table:style-name="ce33"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8" calcext:value-type="float">
            <text:p>376012058</text:p>
          </table:table-cell>
          <table:table-cell table:style-name="ce33"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9" calcext:value-type="float">
            <text:p>376012059</text:p>
          </table:table-cell>
          <table:table-cell table:style-name="ce33"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0" calcext:value-type="float">
            <text:p>376012060</text:p>
          </table:table-cell>
          <table:table-cell table:style-name="ce33"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1" calcext:value-type="float">
            <text:p>376012061</text:p>
          </table:table-cell>
          <table:table-cell table:style-name="ce33"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39</text:p>
          </table:table-cell>
          <table:table-cell table:style-name="ce22" office:value-type="string" calcext:value-type="string">
            <text:p>UCKHUOHUOYJTCV-RXMQYKEDSA-N</text:p>
          </table:table-cell>
          <table:table-cell table:style-name="ce8" office:value-type="string" calcext:value-type="string">
            <text:p>CC[C@@H](Br)C(C)(C)C(=O)O</text:p>
          </table:table-cell>
          <table:table-cell table:style-name="ce8" office:value-type="string" calcext:value-type="string">
            <text:p>InChI=1S/C7H13BrO2/c1-4-5(8)7(2,3)6(9)10/h5H,4H2,1-3H3,(H,9,10)/t5-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5" calcext:value-type="float">
            <text:p>402382255</text:p>
          </table:table-cell>
          <table:table-cell table:style-name="ce34" office:value-type="float" office:value="145721711" calcext:value-type="float">
            <text:p>1457217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0</text:p>
          </table:table-cell>
          <table:table-cell table:style-name="ce22" office:value-type="string" calcext:value-type="string">
            <text:p>RWKAFOQZRPDXDT-PLNGDYQASA-N</text:p>
          </table:table-cell>
          <table:table-cell table:style-name="ce8" office:value-type="string" calcext:value-type="string">
            <text:p>CC/C=C(/C)Br</text:p>
          </table:table-cell>
          <table:table-cell table:style-name="ce8" office:value-type="string" calcext:value-type="string">
            <text:p>InChI=1S/C5H9Br/c1-3-4-5(2)6/h4H,3H2,1-2H3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6" calcext:value-type="float">
            <text:p>402382256</text:p>
          </table:table-cell>
          <table:table-cell table:style-name="ce34" office:value-type="float" office:value="10866503" calcext:value-type="float">
            <text:p>108665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1</text:p>
          </table:table-cell>
          <table:table-cell table:style-name="ce22" office:value-type="string" calcext:value-type="string">
            <text:p>JJYWRQLLQAKNAD-PLNGDYQASA-N</text:p>
          </table:table-cell>
          <table:table-cell table:style-name="ce8" office:value-type="string" calcext:value-type="string">
            <text:p>CC/C=C(/C)C(=O)O</text:p>
          </table:table-cell>
          <table:table-cell table:style-name="ce8" office:value-type="string" calcext:value-type="string">
            <text:p>InChI=1S/C6H10O2/c1-3-4-5(2)6(7)8/h4H,3H2,1-2H3,(H,7,8)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7" calcext:value-type="float">
            <text:p>402382257</text:p>
          </table:table-cell>
          <table:table-cell table:style-name="ce34" office:value-type="float" office:value="6436344" calcext:value-type="float">
            <text:p>64363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2</text:p>
          </table:table-cell>
          <table:table-cell table:style-name="ce22" office:value-type="string" calcext:value-type="string">
            <text:p>IDWNXPKNWSHWGZ-XINAWCOVSA-N</text:p>
          </table:table-cell>
          <table:table-cell table:style-name="ce8" office:value-type="string" calcext:value-type="string">
            <text:p>CC[C@@H](Br)[C@](C)(Br)C(=O)O</text:p>
          </table:table-cell>
          <table:table-cell table:style-name="ce8" office:value-type="string" calcext:value-type="string">
            <text:p>InChI=1S/C6H10Br2O2/c1-3-4(7)6(2,8)5(9)10/h4H,3H2,1-2H3,(H,9,10)/t4-,6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8" calcext:value-type="float">
            <text:p>402382258</text:p>
          </table:table-cell>
          <table:table-cell table:style-name="ce34" office:value-type="float" office:value="10564215" calcext:value-type="float">
            <text:p>10564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3</text:p>
          </table:table-cell>
          <table:table-cell table:style-name="ce22" office:value-type="string" calcext:value-type="string">
            <text:p>RWKAFOQZRPDXDT-SNAWJCMRSA-N</text:p>
          </table:table-cell>
          <table:table-cell table:style-name="ce8" office:value-type="string" calcext:value-type="string">
            <text:p>CC/C=C(\C)Br</text:p>
          </table:table-cell>
          <table:table-cell table:style-name="ce8" office:value-type="string" calcext:value-type="string">
            <text:p>InChI=1S/C5H9Br/c1-3-4-5(2)6/h4H,3H2,1-2H3/b5-4+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9" calcext:value-type="float">
            <text:p>402382259</text:p>
          </table:table-cell>
          <table:table-cell table:style-name="ce34" office:value-type="float" office:value="11744789" calcext:value-type="float">
            <text:p>117447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4</text:p>
          </table:table-cell>
          <table:table-cell table:style-name="ce22" office:value-type="string" calcext:value-type="string">
            <text:p>XWFVEKLMZSOCGO-SGNDLWITSA-N</text:p>
          </table:table-cell>
          <table:table-cell table:style-name="ce8" office:value-type="string" calcext:value-type="string">
            <text:p>CC(C)[Si](OC[C@@H](O[Si](C(C)C)(C(C)C)C(C)C)[C@@H]1O[C@@]1(C)CO)(C(C)C)C(C)C</text:p>
          </table:table-cell>
          <table:table-cell table:style-name="ce8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0" calcext:value-type="float">
            <text:p>402382260</text:p>
          </table:table-cell>
          <table:table-cell table:style-name="ce34" office:value-type="float" office:value="11224982" calcext:value-type="float">
            <text:p>112249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5</text:p>
          </table:table-cell>
          <table:table-cell table:style-name="ce22" office:value-type="string" calcext:value-type="string">
            <text:p>SRUVFZUKLWKCOW-QJJRGQCDSA-N</text:p>
          </table:table-cell>
          <table:table-cell table:style-name="ce8" office:value-type="string" calcext:value-type="string">
            <text:p>CC/C=C(\C)C(O)[C@]1(C)O[C@H]1[C@@H](CO[Si](C(C)C)(C(C)C)C(C)C)O[Si](C(C)C)(C(C)C)C(C)C</text:p>
          </table:table-cell>
          <table:table-cell table:style-name="ce8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1" calcext:value-type="float">
            <text:p>402382261</text:p>
          </table:table-cell>
          <table:table-cell table:style-name="ce34" office:value-type="float" office:value="101244418" calcext:value-type="float">
            <text:p>1012444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6</text:p>
          </table:table-cell>
          <table:table-cell table:style-name="ce22" office:value-type="string" calcext:value-type="string">
            <text:p>AYFLWBJKIFBQQB-LWSHAMMPSA-N</text:p>
          </table:table-cell>
          <table:table-cell table:style-name="ce8" office:value-type="string" calcext:value-type="string">
            <text:p>CC/C=C(\C)C(O[Si](C)(C)C)[C@]1(C)O[C@H]1[C@@H](CO[Si](C(C)C)(C(C)C)C(C)C)O[Si](C(C)C)(C(C)C)C(C)C</text:p>
          </table:table-cell>
          <table:table-cell table:style-name="ce8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2" calcext:value-type="float">
            <text:p>402382262</text:p>
          </table:table-cell>
          <table:table-cell table:style-name="ce34" office:value-type="float" office:value="11180956" calcext:value-type="float">
            <text:p>111809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47</text:p>
          </table:table-cell>
          <table:table-cell table:style-name="ce22" office:value-type="string" calcext:value-type="string">
            <text:p>XUBURSZJEMSHKO-GZGBSASGSA-N</text:p>
          </table:table-cell>
          <table:table-cell table:style-name="ce8" office:value-type="string" calcext:value-type="string">
            <text:p>CC/C=C(\C)C(C)(C=O)[C@@H](O)[C@@H](CO[Si](C(C)C)(C(C)C)C(C)C)O[Si](C(C)C)(C(C)C)C(C)C</text:p>
          </table:table-cell>
          <table:table-cell table:style-name="ce8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3" calcext:value-type="float">
            <text:p>402382263</text:p>
          </table:table-cell>
          <table:table-cell table:style-name="ce34" office:value-type="float" office:value="145721712" calcext:value-type="float">
            <text:p>1457217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48</text:p>
          </table:table-cell>
          <table:table-cell table:style-name="ce22" office:value-type="string" calcext:value-type="string">
            <text:p>PXHBWRVVDLDIBH-JGFPXFMTSA-N</text:p>
          </table:table-cell>
          <table:table-cell table:style-name="ce8" office:value-type="string" calcext:value-type="string">
            <text:p>CC/C=C(\C)[C@](C)(C1OCCO1)[C@@H](O)[C@@H](CO[Si](C(C)C)(C(C)C)C(C)C)O[Si](C(C)C)(C(C)C)C(C)C</text:p>
          </table:table-cell>
          <table:table-cell table:style-name="ce8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4" calcext:value-type="float">
            <text:p>402382264</text:p>
          </table:table-cell>
          <table:table-cell table:style-name="ce34" office:value-type="float" office:value="145721713" calcext:value-type="float">
            <text:p>1457217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9</text:p>
          </table:table-cell>
          <table:table-cell table:style-name="ce22" office:value-type="string" calcext:value-type="string">
            <text:p>GDYGPDDHTAFTDK-GMVBGBJESA-N</text:p>
          </table:table-cell>
          <table:table-cell table:style-name="ce8" office:value-type="string" calcext:value-type="string">
            <text:p>CC/C=C(\C)[C@](C)(C1OCCO1)[C@@H](OCC1=CC=C(OC)C=C1)[C@@H](CO[Si](C(C)C)(C(C)C)C(C)C)O[Si](C(C)C)(C(C)C)C(C)C</text:p>
          </table:table-cell>
          <table:table-cell table:style-name="ce8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5" calcext:value-type="float">
            <text:p>402382265</text:p>
          </table:table-cell>
          <table:table-cell table:style-name="ce34" office:value-type="float" office:value="11399784" calcext:value-type="float">
            <text:p>113997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0</text:p>
          </table:table-cell>
          <table:table-cell table:style-name="ce22" office:value-type="string" calcext:value-type="string">
            <text:p>KRUXIVHSIPAVCG-LBPIHCLOSA-N</text:p>
          </table:table-cell>
          <table:table-cell table:style-name="ce8" office:value-type="string" calcext:value-type="string">
            <text:p>CC/C=C(\C)C(C)(C1OCCO1)[C@@H](OCC1=CC=C(OC)C=C1)[C@H](O)CO</text:p>
          </table:table-cell>
          <table:table-cell table:style-name="ce8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6" calcext:value-type="float">
            <text:p>402382266</text:p>
          </table:table-cell>
          <table:table-cell table:style-name="ce34" office:value-type="float" office:value="145721714" calcext:value-type="float">
            <text:p>1457217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1</text:p>
          </table:table-cell>
          <table:table-cell table:style-name="ce22" office:value-type="string" calcext:value-type="string">
            <text:p>WNLRSZBCCHMGND-JFVQNFPGSA-N</text:p>
          </table:table-cell>
          <table:table-cell table:style-name="ce8" office:value-type="string" calcext:value-type="string">
            <text:p>CC/C=C(\C)[C@]1(C)[C@@H](OC)O[C@H](CO)[C@@H]1OCC1=CC=C(OC)C=C1</text:p>
          </table:table-cell>
          <table:table-cell table:style-name="ce8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7" calcext:value-type="float">
            <text:p>402382267</text:p>
          </table:table-cell>
          <table:table-cell table:style-name="ce34" office:value-type="float" office:value="145721715" calcext:value-type="float">
            <text:p>1457217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2</text:p>
          </table:table-cell>
          <table:table-cell table:style-name="ce22" office:value-type="string" calcext:value-type="string">
            <text:p>CHGRFQWEMSYHIE-JUAQOTLBSA-N</text:p>
          </table:table-cell>
          <table:table-cell table:style-name="ce8" office:value-type="string" calcext:value-type="string">
            <text:p>CC/C=C(\C)[C@]1(C)[C@@H](OC)O[C@H](CO[Si](C(C)C)(C(C)C)C(C)C)[C@@H]1OCC1=CC=C(OC)C=C1</text:p>
          </table:table-cell>
          <table:table-cell table:style-name="ce8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8" calcext:value-type="float">
            <text:p>402382268</text:p>
          </table:table-cell>
          <table:table-cell table:style-name="ce34" office:value-type="float" office:value="145721716" calcext:value-type="float">
            <text:p>1457217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3</text:p>
          </table:table-cell>
          <table:table-cell table:style-name="ce22" office:value-type="string" calcext:value-type="string">
            <text:p>SFXCOHSMBXTYSG-JLAHRVLXSA-N</text:p>
          </table:table-cell>
          <table:table-cell table:style-name="ce8" office:value-type="string" calcext:value-type="string">
            <text:p>CC/C=C(\C)[C@]1(C)[C@@H](OC)O[C@H](COC(C)=O)[C@@H]1OCC1=CC=C(OC)C=C1</text:p>
          </table:table-cell>
          <table:table-cell table:style-name="ce8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9" calcext:value-type="float">
            <text:p>402382269</text:p>
          </table:table-cell>
          <table:table-cell table:style-name="ce34" office:value-type="float" office:value="145721717" calcext:value-type="float">
            <text:p>1457217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4</text:p>
          </table:table-cell>
          <table:table-cell table:style-name="ce22" office:value-type="string" calcext:value-type="string">
            <text:p>WLYMSUSUGNZDEU-IRYMRMPPSA-N</text:p>
          </table:table-cell>
          <table:table-cell table:style-name="ce8" office:value-type="string" calcext:value-type="string">
            <text:p>CC[C@@H](O)[C@](C)(O)[C@]1(C)C(OC)O[C@H](CO[Si](C(C)C)(C(C)C)C(C)C)[C@@H]1OCC1=CC=C(OC)C=C1</text:p>
          </table:table-cell>
          <table:table-cell table:style-name="ce8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0" calcext:value-type="float">
            <text:p>402382270</text:p>
          </table:table-cell>
          <table:table-cell table:style-name="ce34" office:value-type="float" office:value="10864497" calcext:value-type="float">
            <text:p>10864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5</text:p>
          </table:table-cell>
          <table:table-cell table:style-name="ce22" office:value-type="string" calcext:value-type="string">
            <text:p>UQTCIUXVCHILPV-FATYJBIOSA-N</text:p>
          </table:table-cell>
          <table:table-cell table:style-name="ce8" office:value-type="string" calcext:value-type="string">
            <text:p>CC[C@@H](O)[C@](C)(O)[C@]1(C)C(OC)O[C@H](COC(C)=O)[C@@H]1OCC1=CC=C(OC)C=C1</text:p>
          </table:table-cell>
          <table:table-cell table:style-name="ce8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1" calcext:value-type="float">
            <text:p>402382271</text:p>
          </table:table-cell>
          <table:table-cell table:style-name="ce34" office:value-type="float" office:value="145721718" calcext:value-type="float">
            <text:p>1457217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6</text:p>
          </table:table-cell>
          <table:table-cell table:style-name="ce22" office:value-type="string" calcext:value-type="string">
            <text:p>FJMBACBREIMOIP-SVMUCYCZSA-N</text:p>
          </table:table-cell>
          <table:table-cell table:style-name="ce8" office:value-type="string" calcext:value-type="string">
            <text:p>CC[C@H]1O[C@@H]2O[C@H](CO)[C@H](OCC3=CC=C(OC)C=C3)[C@]2(C)[C@@]1(C)O</text:p>
          </table:table-cell>
          <table:table-cell table:style-name="ce8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2" calcext:value-type="float">
            <text:p>402382272</text:p>
          </table:table-cell>
          <table:table-cell table:style-name="ce34" office:value-type="float" office:value="10926224" calcext:value-type="float">
            <text:p>109262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7</text:p>
          </table:table-cell>
          <table:table-cell table:style-name="ce22" office:value-type="string" calcext:value-type="string">
            <text:p>RUMSRSAEYCHNJY-WEHOJLIUSA-N</text:p>
          </table:table-cell>
          <table:table-cell table:style-name="ce8" office:value-type="string" calcext:value-type="string">
            <text:p>CC[C@H]1O[C@@H]2O[C@H](CO[Si](C(C)C)(C(C)C)C(C)C)[C@H](OCC3=CC=C(OC)C=C3)[C@]2(C)[C@@]1(C)O</text:p>
          </table:table-cell>
          <table:table-cell table:style-name="ce8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3" calcext:value-type="float">
            <text:p>402382273</text:p>
          </table:table-cell>
          <table:table-cell table:style-name="ce34" office:value-type="float" office:value="101244415" calcext:value-type="float">
            <text:p>1012444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8</text:p>
          </table:table-cell>
          <table:table-cell table:style-name="ce22" office:value-type="string" calcext:value-type="string">
            <text:p>WNXYUEZHKBMUCG-OFELHODLSA-N</text:p>
          </table:table-cell>
          <table:table-cell table:style-name="ce8" office:value-type="string" calcext:value-type="string">
            <text:p>CC[C@H]1O[C@@H]2O[C@H](COC(C)=O)[C@H](OCC3=CC=C(OC)C=C3)[C@]2(C)[C@@]1(C)O</text:p>
          </table:table-cell>
          <table:table-cell table:style-name="ce8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4" calcext:value-type="float">
            <text:p>402382274</text:p>
          </table:table-cell>
          <table:table-cell table:style-name="ce34" office:value-type="float" office:value="145721719" calcext:value-type="float">
            <text:p>1457217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9</text:p>
          </table:table-cell>
          <table:table-cell table:style-name="ce22" office:value-type="string" calcext:value-type="string">
            <text:p>NHILIZCTMUWPPB-SACAXFFCSA-N</text:p>
          </table:table-cell>
          <table:table-cell table:style-name="ce8" office:value-type="string" calcext:value-type="string">
            <text:p>CC[C@@H](O)[C@](C)(O)[C@](C)(C1OCCO1)[C@@H](OCC1=CC=C(OC)C=C1)[C@H](O)CO</text:p>
          </table:table-cell>
          <table:table-cell table:style-name="ce8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5" calcext:value-type="float">
            <text:p>402382275</text:p>
          </table:table-cell>
          <table:table-cell table:style-name="ce34" office:value-type="float" office:value="11774330" calcext:value-type="float">
            <text:p>117743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0</text:p>
          </table:table-cell>
          <table:table-cell table:style-name="ce22" office:value-type="string" calcext:value-type="string">
            <text:p>OTTCKLPAEGUVAC-RDWFGQBOSA-N</text:p>
          </table:table-cell>
          <table:table-cell table:style-name="ce8" office:value-type="string" calcext:value-type="string">
            <text:p>CCOC(=O)/C=C/[C@H]1O[C@H]2O[C@H](CC)[C@](C)(O)[C@@]2(C)[C@H]1OCC1=CC=C(OC)C=C1</text:p>
          </table:table-cell>
          <table:table-cell table:style-name="ce8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6" calcext:value-type="float">
            <text:p>402382276</text:p>
          </table:table-cell>
          <table:table-cell table:style-name="ce34" office:value-type="float" office:value="101244427" calcext:value-type="float">
            <text:p>1012444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1</text:p>
          </table:table-cell>
          <table:table-cell table:style-name="ce22" office:value-type="string" calcext:value-type="string">
            <text:p>OPVUEDZXQAIKHE-AGPSSVMHSA-N</text:p>
          </table:table-cell>
          <table:table-cell table:style-name="ce8" office:value-type="string" calcext:value-type="string">
            <text:p>CC[C@H]1O[C@@H]2O[C@H](/C=C/CO)[C@H](OCC3=CC=C(OC)C=C3)[C@]2(C)[C@@]1(C)O</text:p>
          </table:table-cell>
          <table:table-cell table:style-name="ce8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7" calcext:value-type="float">
            <text:p>402382277</text:p>
          </table:table-cell>
          <table:table-cell table:style-name="ce34" office:value-type="float" office:value="11406294" calcext:value-type="float">
            <text:p>114062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2</text:p>
          </table:table-cell>
          <table:table-cell table:style-name="ce22" office:value-type="string" calcext:value-type="string">
            <text:p>KPPQTXQSUHNEGW-QKIHEREWSA-N</text:p>
          </table:table-cell>
          <table:table-cell table:style-name="ce8" office:value-type="string" calcext:value-type="string">
            <text:p>CC[C@H]1O[C@@H]2O[C@H](/C=C/CO)[C@H](O)[C@]2(C)[C@@]1(C)O</text:p>
          </table:table-cell>
          <table:table-cell table:style-name="ce8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8" calcext:value-type="float">
            <text:p>402382278</text:p>
          </table:table-cell>
          <table:table-cell table:style-name="ce34" office:value-type="float" office:value="101244428" calcext:value-type="float">
            <text:p>1012444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3</text:p>
          </table:table-cell>
          <table:table-cell table:style-name="ce22" office:value-type="string" calcext:value-type="string">
            <text:p>MPSPKMVEQZMULG-QKIHEREWSA-N</text:p>
          </table:table-cell>
          <table:table-cell table:style-name="ce8" office:value-type="string" calcext:value-type="string">
            <text:p>CC[C@H]1O[C@@H]2O[C@H](/C=C/C=O)[C@H](O)[C@]2(C)[C@@]1(C)O</text:p>
          </table:table-cell>
          <table:table-cell table:style-name="ce8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9" calcext:value-type="float">
            <text:p>402382279</text:p>
          </table:table-cell>
          <table:table-cell table:style-name="ce34" office:value-type="float" office:value="101244429" calcext:value-type="float">
            <text:p>101244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4</text:p>
          </table:table-cell>
          <table:table-cell table:style-name="ce22" office:value-type="string" calcext:value-type="string">
            <text:p>GPXPJKFETRLRAS-AHUKKWBBSA-N</text:p>
          </table:table-cell>
          <table:table-cell table:style-name="ce8" office:value-type="string" calcext:value-type="string">
            <text:p>CC[C@H]1O[C@@H]2O[C@H](/C=C/C=C/C=C/C3=C(C)C(OC)=CC(=O)O3)[C@H](O)[C@]2(C)[C@@]1(C)O</text:p>
          </table:table-cell>
          <table:table-cell table:style-name="ce8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0" calcext:value-type="float">
            <text:p>402382280</text:p>
          </table:table-cell>
          <table:table-cell table:style-name="ce34" office:value-type="float" office:value="6438150" calcext:value-type="float">
            <text:p>6438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65</text:p>
          </table:table-cell>
          <table:table-cell table:style-name="ce22" office:value-type="string" calcext:value-type="string">
            <text:p>USFVAIVNGNZWKR-OGQGLIDXSA-N</text:p>
          </table:table-cell>
          <table:table-cell table:style-name="ce8" office:value-type="string" calcext:value-type="string">
            <text:p>CC[C@H]1O[C@@H]2O[C@H](/C=C/COC(C)=O)[C@H](OCC3=CC=C(OC)C=C3)[C@]2(C)[C@@]1(C)O</text:p>
          </table:table-cell>
          <table:table-cell table:style-name="ce8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1" calcext:value-type="float">
            <text:p>402382281</text:p>
          </table:table-cell>
          <table:table-cell table:style-name="ce34" office:value-type="float" office:value="145721720" calcext:value-type="float">
            <text:p>1457217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66</text:p>
          </table:table-cell>
          <table:table-cell table:style-name="ce22" office:value-type="string" calcext:value-type="string">
            <text:p>KRVMCOPXUDESKE-AGYJJXAFSA-N</text:p>
          </table:table-cell>
          <table:table-cell table:style-name="ce8" office:value-type="string" calcext:value-type="string">
            <text:p>CC[C@H]1O[C@@H]2O[C@H](/C=C/COC(C)=O)[C@H](O)[C@]2(C)[C@@]1(C)O</text:p>
          </table:table-cell>
          <table:table-cell table:style-name="ce8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2" calcext:value-type="float">
            <text:p>402382282</text:p>
          </table:table-cell>
          <table:table-cell table:style-name="ce34" office:value-type="float" office:value="145721721" calcext:value-type="float">
            <text:p>1457217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7</text:p>
          </table:table-cell>
          <table:table-cell table:style-name="ce22" office:value-type="string" calcext:value-type="string">
            <text:p>JFQSVGUGCAKCBB-MYVWSFBOSA-N</text:p>
          </table:table-cell>
          <table:table-cell table:style-name="ce8" office:value-type="string" calcext:value-type="string">
            <text:p>CC[C@H]1O[C@@H]2O[C@H](/C=C/COC(C)=O)[C@H](O[Si](C)(C)C)[C@]2(C)[C@@]1(C)O[Si](C)(C)C</text:p>
          </table:table-cell>
          <table:table-cell table:style-name="ce8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3" calcext:value-type="float">
            <text:p>402382283</text:p>
          </table:table-cell>
          <table:table-cell table:style-name="ce34" office:value-type="float" office:value="11247787" calcext:value-type="float">
            <text:p>112477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8</text:p>
          </table:table-cell>
          <table:table-cell table:style-name="ce22" office:value-type="string" calcext:value-type="string">
            <text:p>NMUAHBGKHLDOBY-BOILNHDISA-N</text:p>
          </table:table-cell>
          <table:table-cell table:style-name="ce8" office:value-type="string" calcext:value-type="string">
            <text:p>CC[C@H]1O[C@@H]2O[C@H](/C=C/CO)[C@H](O[Si](C)(C)C)[C@]2(C)[C@@]1(C)O[Si](C)(C)C</text:p>
          </table:table-cell>
          <table:table-cell table:style-name="ce8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4" calcext:value-type="float">
            <text:p>402382284</text:p>
          </table:table-cell>
          <table:table-cell table:style-name="ce34" office:value-type="float" office:value="145721722" calcext:value-type="float">
            <text:p>1457217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9</text:p>
          </table:table-cell>
          <table:table-cell table:style-name="ce22" office:value-type="string" calcext:value-type="string">
            <text:p>QCOVCXZEMWHADD-HIIFRNONSA-N</text:p>
          </table:table-cell>
          <table:table-cell table:style-name="ce8" office:value-type="string" calcext:value-type="string">
            <text:p>CC[C@H]1O[C@@H]2O[C@H](/C=C/C=C/C=C/C3=C(C)C(OC)=CC(=O)O3)[C@H](O[Si](C)(C)C)[C@]2(C)[C@@]1(C)O[Si](C)(C)C</text:p>
          </table:table-cell>
          <table:table-cell table:style-name="ce8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5" calcext:value-type="float">
            <text:p>402382285</text:p>
          </table:table-cell>
          <table:table-cell table:style-name="ce34" office:value-type="float" office:value="145721723" calcext:value-type="float">
            <text:p>1457217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0</text:p>
          </table:table-cell>
          <table:table-cell table:style-name="ce8" office:value-type="string" calcext:value-type="string">
            <text:p>XAEDGIMCOKUHPP-UHFFFAOYSA-N</text:p>
          </table:table-cell>
          <table:table-cell table:style-name="ce8" office:value-type="string" calcext:value-type="string">
            <text:p>CC(CCCl)CS(=O)(=O)Cl</text:p>
          </table:table-cell>
          <table:table-cell table:style-name="ce8" office:value-type="string" calcext:value-type="string">
            <text:p>InChI=1S/C5H10Cl2O2S/c1-5(2-3-6)4-10(7,8)9/h5H,2-4H2,1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1" calcext:value-type="float">
            <text:p>402403591</text:p>
          </table:table-cell>
          <table:table-cell table:style-name="ce34" office:value-type="float" office:value="55280260" calcext:value-type="float">
            <text:p>55280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1</text:p>
          </table:table-cell>
          <table:table-cell table:style-name="ce22" office:value-type="string" calcext:value-type="string">
            <text:p>MKJOLUXKAUKFIT-UHFFFAOYSA-N</text:p>
          </table:table-cell>
          <table:table-cell table:style-name="ce8" office:value-type="string" calcext:value-type="string">
            <text:p>CC1CCOS(=O)(=O)C1</text:p>
          </table:table-cell>
          <table:table-cell table:style-name="ce8" office:value-type="string" calcext:value-type="string">
            <text:p>InChI=1S/C5H10O3S/c1-5-2-3-8-9(6,7)4-5/h5H,2-4H2,1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2" calcext:value-type="float">
            <text:p>402403592</text:p>
          </table:table-cell>
          <table:table-cell table:style-name="ce34" office:value-type="float" office:value="229582" calcext:value-type="float">
            <text:p>2295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2</text:p>
          </table:table-cell>
          <table:table-cell table:style-name="ce22" office:value-type="string" calcext:value-type="string">
            <text:p>WGQKBCSACFQGQY-UHFFFAOYSA-N</text:p>
          </table:table-cell>
          <table:table-cell table:style-name="ce8" office:value-type="string" calcext:value-type="string">
            <text:p>CCC(C)CS</text:p>
          </table:table-cell>
          <table:table-cell table:style-name="ce8" office:value-type="string" calcext:value-type="string">
            <text:p>InChI=1S/C5H12S/c1-3-5(2)4-6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3" calcext:value-type="float">
            <text:p>402403593</text:p>
          </table:table-cell>
          <table:table-cell table:style-name="ce34" office:value-type="float" office:value="15877" calcext:value-type="float">
            <text:p>158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3</text:p>
          </table:table-cell>
          <table:table-cell table:style-name="ce22" office:value-type="string" calcext:value-type="string">
            <text:p>QPRQEDXDYOZYLA-UHFFFAOYSA-N</text:p>
          </table:table-cell>
          <table:table-cell table:style-name="ce8" office:value-type="string" calcext:value-type="string">
            <text:p>CCC(C)CO</text:p>
          </table:table-cell>
          <table:table-cell table:style-name="ce8" office:value-type="string" calcext:value-type="string">
            <text:p>InChI=1S/C5H12O/c1-3-5(2)4-6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4" calcext:value-type="float">
            <text:p>402403594</text:p>
          </table:table-cell>
          <table:table-cell table:style-name="ce34" office:value-type="float" office:value="8723" calcext:value-type="float">
            <text:p>87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4</text:p>
          </table:table-cell>
          <table:table-cell table:style-name="ce22" office:value-type="string" calcext:value-type="string">
            <text:p>UDVNGPPPSPOYBZ-UHFFFAOYSA-N</text:p>
          </table:table-cell>
          <table:table-cell table:style-name="ce8" office:value-type="string" calcext:value-type="string">
            <text:p>CC(Cl)CC(C)CS(=O)(=O)Cl</text:p>
          </table:table-cell>
          <table:table-cell table:style-name="ce8" office:value-type="string" calcext:value-type="string">
            <text:p>InChI=1S/C6H12Cl2O2S/c1-5(3-6(2)7)4-11(8,9)10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5" calcext:value-type="float">
            <text:p>402403595</text:p>
          </table:table-cell>
          <table:table-cell table:style-name="ce34" office:value-type="float" office:value="145721831" calcext:value-type="float">
            <text:p>1457218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5</text:p>
          </table:table-cell>
          <table:table-cell table:style-name="ce22" office:value-type="string" calcext:value-type="string">
            <text:p>DPVDLSMNHIKLDR-UHFFFAOYSA-N</text:p>
          </table:table-cell>
          <table:table-cell table:style-name="ce8" office:value-type="string" calcext:value-type="string">
            <text:p>CC1CC(C)OS(=O)(=O)C1</text:p>
          </table:table-cell>
          <table:table-cell table:style-name="ce8" office:value-type="string" calcext:value-type="string">
            <text:p>InChI=1S/C6H12O3S/c1-5-3-6(2)9-10(7,8)4-5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6" calcext:value-type="float">
            <text:p>402403596</text:p>
          </table:table-cell>
          <table:table-cell table:style-name="ce34" office:value-type="float" office:value="88890246" calcext:value-type="float">
            <text:p>88890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6</text:p>
          </table:table-cell>
          <table:table-cell table:style-name="ce22" office:value-type="string" calcext:value-type="string">
            <text:p>ZUPLFMMTGJBSMK-UHFFFAOYSA-N</text:p>
          </table:table-cell>
          <table:table-cell table:style-name="ce8" office:value-type="string" calcext:value-type="string">
            <text:p>CCCC(C)CS</text:p>
          </table:table-cell>
          <table:table-cell table:style-name="ce8" office:value-type="string" calcext:value-type="string">
            <text:p>InChI=1S/C6H14S/c1-3-4-6(2)5-7/h6-7H,3-5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7" calcext:value-type="float">
            <text:p>402403597</text:p>
          </table:table-cell>
          <table:table-cell table:style-name="ce34" office:value-type="float" office:value="519251" calcext:value-type="float">
            <text:p>5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UALIB-377</text:p>
          </table:table-cell>
          <table:table-cell office:value-type="string" calcext:value-type="string">
            <text:p>WFDIJRYMOXRFFG-UHFFFAOYSA-N</text:p>
          </table:table-cell>
          <table:table-cell office:value-type="string" calcext:value-type="string">
            <text:p>CC(=O)OC(C)=O</text:p>
          </table:table-cell>
          <table:table-cell office:value-type="string" calcext:value-type="string">
            <text:p>InChI=1S/C4H6O3/c1-3(5)7-4(2)6/h1-2H3</text:p>
          </table:table-cell>
          <table:table-cell table:style-name="ce8" office:value-type="string" calcext:value-type="string">
            <text:p>Hanna, C. Acetic Anhydride. M.S. Thesis, The University of Alabama, 1929.</text:p>
          </table:table-cell>
          <table:table-cell table:style-name="ce8" office:value-type="string" calcext:value-type="string">
            <text:p>https://ir.ua.edu/handle/123456789/6419</text:p>
          </table:table-cell>
          <table:table-cell office:value-type="date" office:date-value="2020-01-16" calcext:value-type="date">
            <text:p>2020-01-16</text:p>
          </table:table-cell>
          <table:table-cell office:value-type="float" office:value="402405927" calcext:value-type="float">
            <text:p>402405927</text:p>
          </table:table-cell>
          <table:table-cell table:style-name="ce33" office:value-type="float" office:value="7918" calcext:value-type="float">
            <text:p>7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378</text:p>
          </table:table-cell>
          <table:table-cell table:style-name="ce8" office:value-type="string" calcext:value-type="string">
            <text:p>PZCCSJYFXQXAST-UHFFFAOYSA-N</text:p>
          </table:table-cell>
          <table:table-cell table:style-name="ce8" office:value-type="string" calcext:value-type="string">
            <text:p>ClCC1=CCCCC1</text:p>
          </table:table-cell>
          <table:table-cell table:style-name="ce8" office:value-type="string" calcext:value-type="string">
            <text:p>InChI=1S/C7H11Cl/c8-6-7-4-2-1-3-5-7/h4H,1-3,5-6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8" calcext:value-type="float">
            <text:p>402405928</text:p>
          </table:table-cell>
          <table:table-cell table:style-name="ce34" office:value-type="float" office:value="11974168" calcext:value-type="float">
            <text:p>1197416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istake with Williams, G.C. Thesis. Accidentally, overwrote PubChem submission with this Muse, D.E. data. Williams, G.C. data was resubmitted later with new REGIDs.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379</text:p>
          </table:table-cell>
          <table:table-cell table:style-name="ce8" office:value-type="string" calcext:value-type="string">
            <text:p>VBCIOOKAKHGVMI-UHFFFAOYSA-N</text:p>
          </table:table-cell>
          <table:table-cell table:style-name="ce8" office:value-type="string" calcext:value-type="string">
            <text:p>C=C(C)CCC(C)=O</text:p>
          </table:table-cell>
          <table:table-cell table:style-name="ce8" office:value-type="string" calcext:value-type="string">
            <text:p>InChI=1S/C7H12O/c1-6(2)4-5-7(3)8/h1,4-5H2,2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9" calcext:value-type="float">
            <text:p>402405929</text:p>
          </table:table-cell>
          <table:table-cell table:style-name="ce34" office:value-type="float" office:value="228604" calcext:value-type="float">
            <text:p>228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0</text:p>
          </table:table-cell>
          <table:table-cell table:style-name="ce8" office:value-type="string" calcext:value-type="string">
            <text:p>GJTIGQZURAGZCN-UHFFFAOYSA-N</text:p>
          </table:table-cell>
          <table:table-cell table:style-name="ce8" office:value-type="string" calcext:value-type="string">
            <text:p>CC(=O)CCC1(C)CO1</text:p>
          </table:table-cell>
          <table:table-cell table:style-name="ce8" office:value-type="string" calcext:value-type="string">
            <text:p>InChI=1S/C7H12O2/c1-6(8)3-4-7(2)5-9-7/h3-5H2,1-2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0" calcext:value-type="float">
            <text:p>402405930</text:p>
          </table:table-cell>
          <table:table-cell table:style-name="ce34" office:value-type="float" office:value="12223677" calcext:value-type="float">
            <text:p>122236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1</text:p>
          </table:table-cell>
          <table:table-cell table:style-name="ce8" office:value-type="string" calcext:value-type="string">
            <text:p>ROTNGJJFLIIVDI-UHFFFAOYSA-N</text:p>
          </table:table-cell>
          <table:table-cell table:style-name="ce8" office:value-type="string" calcext:value-type="string">
            <text:p>C=C(C)CCC1(C)CO1</text:p>
          </table:table-cell>
          <table:table-cell table:style-name="ce8" office:value-type="string" calcext:value-type="string">
            <text:p>InChI=1S/C8H14O/c1-7(2)4-5-8(3)6-9-8/h1,4-6H2,2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1" calcext:value-type="float">
            <text:p>402405931</text:p>
          </table:table-cell>
          <table:table-cell table:style-name="ce34" office:value-type="float" office:value="11412380" calcext:value-type="float">
            <text:p>114123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2</text:p>
          </table:table-cell>
          <table:table-cell table:style-name="ce8" office:value-type="string" calcext:value-type="string">
            <text:p>RWWZCYVWUPIIPT-UHFFFAOYSA-N</text:p>
          </table:table-cell>
          <table:table-cell table:style-name="ce8" office:value-type="string" calcext:value-type="string">
            <text:p>CC1(CCC2(C)OCOO2)CO1</text:p>
          </table:table-cell>
          <table:table-cell table:style-name="ce8" office:value-type="string" calcext:value-type="string">
            <text:p>InChI=1S/C8H14O4/c1-7(5-9-7)3-4-8(2)10-6-11-12-8/h3-6H2,1-2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2" calcext:value-type="float">
            <text:p>402405932</text:p>
          </table:table-cell>
          <table:table-cell table:style-name="ce34" office:value-type="float" office:value="145722409" calcext:value-type="float">
            <text:p>1457224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3</text:p>
          </table:table-cell>
          <table:table-cell table:style-name="ce8" office:value-type="string" calcext:value-type="string">
            <text:p>AOKNEHYHBQJHJE-UHFFFAOYSA-N</text:p>
          </table:table-cell>
          <table:table-cell table:style-name="ce8" office:value-type="string" calcext:value-type="string">
            <text:p>COC(C)(CCC1(C)CO1)OO</text:p>
          </table:table-cell>
          <table:table-cell table:style-name="ce8" office:value-type="string" calcext:value-type="string">
            <text:p>InChI=1S/C8H16O4/c1-7(6-11-7)4-5-8(2,10-3)12-9/h9H,4-6H2,1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3" calcext:value-type="float">
            <text:p>402405933</text:p>
          </table:table-cell>
          <table:table-cell table:style-name="ce34" office:value-type="float" office:value="145722410" calcext:value-type="float">
            <text:p>1457224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4</text:p>
          </table:table-cell>
          <table:table-cell table:style-name="ce8" office:value-type="string" calcext:value-type="string">
            <text:p>XYISQAQXKGUAET-UHFFFAOYSA-N</text:p>
          </table:table-cell>
          <table:table-cell table:style-name="ce8" office:value-type="string" calcext:value-type="string">
            <text:p>OOC1CCCCO1</text:p>
          </table:table-cell>
          <table:table-cell table:style-name="ce8" office:value-type="string" calcext:value-type="string">
            <text:p>InChI=1S/C5H10O3/c6-8-5-3-1-2-4-7-5/h5-6H,1-4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4" calcext:value-type="float">
            <text:p>402405934</text:p>
          </table:table-cell>
          <table:table-cell table:style-name="ce34" office:value-type="float" office:value="12495381" calcext:value-type="float">
            <text:p>124953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5</text:p>
          </table:table-cell>
          <table:table-cell table:style-name="ce8" office:value-type="string" calcext:value-type="string">
            <text:p>JSZPBTUOIOMFMS-UHFFFAOYSA-N</text:p>
          </table:table-cell>
          <table:table-cell table:style-name="ce8" office:value-type="string" calcext:value-type="string">
            <text:p>OOC1CCCO1</text:p>
          </table:table-cell>
          <table:table-cell table:style-name="ce8" office:value-type="string" calcext:value-type="string">
            <text:p>InChI=1S/C4H8O3/c5-7-4-2-1-3-6-4/h4-5H,1-3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5" calcext:value-type="float">
            <text:p>402405935</text:p>
          </table:table-cell>
          <table:table-cell table:style-name="ce34" office:value-type="float" office:value="12387212" calcext:value-type="float">
            <text:p>12387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6</text:p>
          </table:table-cell>
          <table:table-cell table:style-name="ce8" office:value-type="string" calcext:value-type="string">
            <text:p>RJKCQJNOJDMYEM-UHFFFAOYSA-N</text:p>
          </table:table-cell>
          <table:table-cell table:style-name="ce8" office:value-type="string" calcext:value-type="string">
            <text:p>CC(=O)CCC(C)C(=O)O</text:p>
          </table:table-cell>
          <table:table-cell table:style-name="ce8" office:value-type="string" calcext:value-type="string">
            <text:p>InChI=1S/C7H12O3/c1-5(7(9)10)3-4-6(2)8/h5H,3-4H2,1-2H3,(H,9,10)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6" calcext:value-type="float">
            <text:p>402405936</text:p>
          </table:table-cell>
          <table:table-cell table:style-name="ce34" office:value-type="float" office:value="440620" calcext:value-type="float">
            <text:p>4406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7</text:p>
          </table:table-cell>
          <table:table-cell table:style-name="ce8" office:value-type="string" calcext:value-type="string">
            <text:p>KMJVGQLTNNGPRR-UHFFFAOYSA-N</text:p>
          </table:table-cell>
          <table:table-cell table:style-name="ce8" office:value-type="string" calcext:value-type="string">
            <text:p>COC(=O)C(C)CCC(C)(OC)OC</text:p>
          </table:table-cell>
          <table:table-cell table:style-name="ce8" office:value-type="string" calcext:value-type="string">
            <text:p>InChI=1S/C10H20O4/c1-8(9(11)12-3)6-7-10(2,13-4)14-5/h8H,6-7H2,1-5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7" calcext:value-type="float">
            <text:p>402405937</text:p>
          </table:table-cell>
          <table:table-cell table:style-name="ce34" office:value-type="float" office:value="13780576" calcext:value-type="float">
            <text:p>137805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8</text:p>
          </table:table-cell>
          <table:table-cell table:style-name="ce8" office:value-type="string" calcext:value-type="string">
            <text:p>VVZWRMCLGWCGQO-ZGMWKFTRSA-N</text:p>
          </table:table-cell>
          <table:table-cell table:style-name="ce8" office:value-type="string" calcext:value-type="string">
            <text:p>CO/C(O[Si](C)(C)C)=C(/C)CCC(C)(OC)OC.CO/C(O[Si](C)(C)C)=C(\C)CCC(C)(OC)OC</text:p>
          </table:table-cell>
          <table:table-cell table:style-name="ce8" office:value-type="string" calcext:value-type="string">
            <text:p>InChI=1S/2C13H28O4Si/c2*1-11(9-10-13(2,15-4)16-5)12(14-3)17-18(6,7)8/h2*9-10H2,1-8H3/b12-11+;12-11-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5" calcext:value-type="float">
            <text:p>402406475</text:p>
          </table:table-cell>
          <table:table-cell table:style-name="ce34" office:value-type="float" office:value="145722411" calcext:value-type="float">
            <text:p>1457224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9</text:p>
          </table:table-cell>
          <table:table-cell table:style-name="ce8" office:value-type="string" calcext:value-type="string">
            <text:p>UIDOMQPFBOYFEQ-UHFFFAOYSA-N</text:p>
          </table:table-cell>
          <table:table-cell table:style-name="ce8" office:value-type="string" calcext:value-type="string">
            <text:p>COC(=O)C(C)(CC(C)(OC)OC)OO[Si](C)(C)C</text:p>
          </table:table-cell>
          <table:table-cell table:style-name="ce8" office:value-type="string" calcext:value-type="string">
            <text:p>InChI=1S/C12H26O6Si/c1-11(10(13)14-3,17-18-19(6,7)8)9-12(2,15-4)16-5/h9H2,1-8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6" calcext:value-type="float">
            <text:p>402406476</text:p>
          </table:table-cell>
          <table:table-cell table:style-name="ce34" office:value-type="float" office:value="145722414" calcext:value-type="float">
            <text:p>1457224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0</text:p>
          </table:table-cell>
          <table:table-cell table:style-name="ce8" office:value-type="string" calcext:value-type="string">
            <text:p>DYFSVRJUYUUCGG-UHFFFAOYSA-N</text:p>
          </table:table-cell>
          <table:table-cell table:style-name="ce8" office:value-type="string" calcext:value-type="string">
            <text:p>CCCCCCCC(O)C(Cl)(Cl)Cl</text:p>
          </table:table-cell>
          <table:table-cell table:style-name="ce8" office:value-type="string" calcext:value-type="string">
            <text:p>InChI=1S/C9H17Cl3O/c1-2-3-4-5-6-7-8(13)9(10,11)12/h8,13H,2-7H2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79" calcext:value-type="float">
            <text:p>402406479</text:p>
          </table:table-cell>
          <table:table-cell table:style-name="ce34" office:value-type="float" office:value="13434519" calcext:value-type="float">
            <text:p>134345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1</text:p>
          </table:table-cell>
          <table:table-cell table:style-name="ce22" office:value-type="string" calcext:value-type="string">
            <text:p>UNPVPGMRWCOTQA-UHFFFAOYSA-N</text:p>
          </table:table-cell>
          <table:table-cell table:style-name="ce8" office:value-type="string" calcext:value-type="string">
            <text:p>CC(C)(C)[Si](C)(C)OCCCCC(O)C(Cl)(Cl)Cl</text:p>
          </table:table-cell>
          <table:table-cell table:style-name="ce8" office:value-type="string" calcext:value-type="string">
            <text:p>InChI=1S/C12H25Cl3O2Si/c1-11(2,3)18(4,5)17-9-7-6-8-10(16)12(13,14)15/h10,16H,6-9H2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0" calcext:value-type="float">
            <text:p>402406480</text:p>
          </table:table-cell>
          <table:table-cell table:style-name="ce34" office:value-type="float" office:value="145722419" calcext:value-type="float">
            <text:p>1457224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2</text:p>
          </table:table-cell>
          <table:table-cell table:style-name="ce22" office:value-type="string" calcext:value-type="string">
            <text:p>QWATXHHTKKHWNB-UHFFFAOYSA-N</text:p>
          </table:table-cell>
          <table:table-cell table:style-name="ce8" office:value-type="string" calcext:value-type="string">
            <text:p>OC(CCC1=CC=CC=C1)C(Cl)(Cl)Cl</text:p>
          </table:table-cell>
          <table:table-cell table:style-name="ce8" office:value-type="string" calcext:value-type="string">
            <text:p>InChI=1S/C10H11Cl3O/c11-10(12,13)9(14)7-6-8-4-2-1-3-5-8/h1-5,9,14H,6-7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1" calcext:value-type="float">
            <text:p>402406481</text:p>
          </table:table-cell>
          <table:table-cell table:style-name="ce34" office:value-type="float" office:value="10515059" calcext:value-type="float">
            <text:p>105150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3</text:p>
          </table:table-cell>
          <table:table-cell table:style-name="ce22" office:value-type="string" calcext:value-type="string">
            <text:p>YNQHTZHOPABBGP-UHFFFAOYSA-N</text:p>
          </table:table-cell>
          <table:table-cell table:style-name="ce8" office:value-type="string" calcext:value-type="string">
            <text:p>OC(C1CCCCC1)C(Cl)(Cl)Cl</text:p>
          </table:table-cell>
          <table:table-cell table:style-name="ce8" office:value-type="string" calcext:value-type="string">
            <text:p>InChI=1S/C8H13Cl3O/c9-8(10,11)7(12)6-4-2-1-3-5-6/h6-7,12H,1-5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2" calcext:value-type="float">
            <text:p>402406482</text:p>
          </table:table-cell>
          <table:table-cell table:style-name="ce34" office:value-type="float" office:value="10537510" calcext:value-type="float">
            <text:p>105375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4</text:p>
          </table:table-cell>
          <table:table-cell table:style-name="ce22" office:value-type="string" calcext:value-type="string">
            <text:p>VPHJIDPDVGJMES-UHFFFAOYSA-N</text:p>
          </table:table-cell>
          <table:table-cell table:style-name="ce8" office:value-type="string" calcext:value-type="string">
            <text:p>CC(C1=CC=CC=C1)C(O)C(Cl)(Cl)Cl</text:p>
          </table:table-cell>
          <table:table-cell table:style-name="ce8" office:value-type="string" calcext:value-type="string">
            <text:p>InChI=1S/C10H11Cl3O/c1-7(9(14)10(11,12)13)8-5-3-2-4-6-8/h2-7,9,14H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3" calcext:value-type="float">
            <text:p>402406483</text:p>
          </table:table-cell>
          <table:table-cell table:style-name="ce34" office:value-type="float" office:value="13656292" calcext:value-type="float">
            <text:p>13656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5</text:p>
          </table:table-cell>
          <table:table-cell table:style-name="ce22" office:value-type="string" calcext:value-type="string">
            <text:p>ABFRBTDJEKZSRM-UHFFFAOYSA-N</text:p>
          </table:table-cell>
          <table:table-cell table:style-name="ce8" office:value-type="string" calcext:value-type="string">
            <text:p>OC(C1=CC=CC=C1)C(Cl)(Cl)Cl</text:p>
          </table:table-cell>
          <table:table-cell table:style-name="ce8" office:value-type="string" calcext:value-type="string">
            <text:p>InChI=1S/C8H7Cl3O/c9-8(10,11)7(12)6-4-2-1-3-5-6/h1-5,7,12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4" calcext:value-type="float">
            <text:p>402406484</text:p>
          </table:table-cell>
          <table:table-cell table:style-name="ce34" office:value-type="float" office:value="16150" calcext:value-type="float">
            <text:p>16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6</text:p>
          </table:table-cell>
          <table:table-cell table:style-name="ce22" office:value-type="string" calcext:value-type="string">
            <text:p>DQMIPRIVNVYSDB-UHFFFAOYSA-N</text:p>
          </table:table-cell>
          <table:table-cell table:style-name="ce8" office:value-type="string" calcext:value-type="string">
            <text:p>COC1=CC=C(C(O)C(Cl)(Cl)Cl)C=C1</text:p>
          </table:table-cell>
          <table:table-cell table:style-name="ce8" office:value-type="string" calcext:value-type="string">
            <text:p>InChI=1S/C9H9Cl3O2/c1-14-7-4-2-6(3-5-7)8(13)9(10,11)12/h2-5,8,13H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5" calcext:value-type="float">
            <text:p>402406485</text:p>
          </table:table-cell>
          <table:table-cell table:style-name="ce34" office:value-type="float" office:value="5177931" calcext:value-type="float">
            <text:p>51779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7</text:p>
          </table:table-cell>
          <table:table-cell table:style-name="ce22" office:value-type="string" calcext:value-type="string">
            <text:p>RWHUHQMPXMQXDN-UHFFFAOYSA-N</text:p>
          </table:table-cell>
          <table:table-cell table:style-name="ce8" office:value-type="string" calcext:value-type="string">
            <text:p>O=[N+]([O-])C1=CC=C(C(O)C(Cl)(Cl)Cl)C=C1</text:p>
          </table:table-cell>
          <table:table-cell table:style-name="ce8" office:value-type="string" calcext:value-type="string">
            <text:p>InChI=1S/C8H6Cl3NO3/c9-8(10,11)7(13)5-1-3-6(4-2-5)12(14)15/h1-4,7,13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6" calcext:value-type="float">
            <text:p>402406486</text:p>
          </table:table-cell>
          <table:table-cell table:style-name="ce34" office:value-type="float" office:value="12487974" calcext:value-type="float">
            <text:p>12487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8</text:p>
          </table:table-cell>
          <table:table-cell table:style-name="ce22" office:value-type="string" calcext:value-type="string">
            <text:p>AGUUERGDOAXRRY-UHFFFAOYSA-N</text:p>
          </table:table-cell>
          <table:table-cell table:style-name="ce8" office:value-type="string" calcext:value-type="string">
            <text:p>OC(C1=CC2=CC=CC=C2C=C1)C(Cl)(Cl)Cl</text:p>
          </table:table-cell>
          <table:table-cell table:style-name="ce8" office:value-type="string" calcext:value-type="string">
            <text:p>InChI=1S/C12H9Cl3O/c13-12(14,15)11(16)10-6-5-8-3-1-2-4-9(8)7-10/h1-7,11,16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7" calcext:value-type="float">
            <text:p>402406487</text:p>
          </table:table-cell>
          <table:table-cell table:style-name="ce34" office:value-type="float" office:value="2793918" calcext:value-type="float">
            <text:p>2793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9</text:p>
          </table:table-cell>
          <table:table-cell table:style-name="ce22" office:value-type="string" calcext:value-type="string">
            <text:p>LFSYXVDROBFUJN-UHFFFAOYSA-N</text:p>
          </table:table-cell>
          <table:table-cell table:style-name="ce8" office:value-type="string" calcext:value-type="string">
            <text:p>OC(C1=CC=CO1)C(Cl)(Cl)Cl</text:p>
          </table:table-cell>
          <table:table-cell table:style-name="ce8" office:value-type="string" calcext:value-type="string">
            <text:p>InChI=1S/C6H5Cl3O2/c7-6(8,9)5(10)4-2-1-3-11-4/h1-3,5,10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8" calcext:value-type="float">
            <text:p>402406488</text:p>
          </table:table-cell>
          <table:table-cell table:style-name="ce34" office:value-type="float" office:value="11356360" calcext:value-type="float">
            <text:p>11356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0</text:p>
          </table:table-cell>
          <table:table-cell table:style-name="ce22" office:value-type="string" calcext:value-type="string">
            <text:p>QBMTZEDLUUIISP-UHFFFAOYSA-N</text:p>
          </table:table-cell>
          <table:table-cell table:style-name="ce8" office:value-type="string" calcext:value-type="string">
            <text:p>OC(C1=CC=CS1)C(Cl)(Cl)Cl</text:p>
          </table:table-cell>
          <table:table-cell table:style-name="ce8" office:value-type="string" calcext:value-type="string">
            <text:p>InChI=1S/C6H5Cl3OS/c7-6(8,9)5(10)4-2-1-3-11-4/h1-3,5,10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9" calcext:value-type="float">
            <text:p>402406489</text:p>
          </table:table-cell>
          <table:table-cell table:style-name="ce34" office:value-type="float" office:value="12566320" calcext:value-type="float">
            <text:p>125663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1</text:p>
          </table:table-cell>
          <table:table-cell table:style-name="ce22" office:value-type="string" calcext:value-type="string">
            <text:p>VNIRPUMAEZAXLI-UHFFFAOYSA-N</text:p>
          </table:table-cell>
          <table:table-cell table:style-name="ce8" office:value-type="string" calcext:value-type="string">
            <text:p>CC(C)=CC(O)C(Cl)(Cl)Cl</text:p>
          </table:table-cell>
          <table:table-cell table:style-name="ce8" office:value-type="string" calcext:value-type="string">
            <text:p>InChI=1S/C6H9Cl3O/c1-4(2)3-5(10)6(7,8)9/h3,5,10H,1-2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0" calcext:value-type="float">
            <text:p>402406490</text:p>
          </table:table-cell>
          <table:table-cell table:style-name="ce34" office:value-type="float" office:value="3014424" calcext:value-type="float">
            <text:p>3014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2</text:p>
          </table:table-cell>
          <table:table-cell table:style-name="ce22" office:value-type="string" calcext:value-type="string">
            <text:p>ORGGNBGESHFOMN-ONEGZZNKSA-N</text:p>
          </table:table-cell>
          <table:table-cell table:style-name="ce8" office:value-type="string" calcext:value-type="string">
            <text:p>CC/C=C/C(O)C(Cl)(Cl)Cl</text:p>
          </table:table-cell>
          <table:table-cell table:style-name="ce8" office:value-type="string" calcext:value-type="string">
            <text:p>InChI=1S/C6H9Cl3O/c1-2-3-4-5(10)6(7,8)9/h3-5,10H,2H2,1H3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1" calcext:value-type="float">
            <text:p>402406491</text:p>
          </table:table-cell>
          <table:table-cell table:style-name="ce34" office:value-type="float" office:value="25068360" calcext:value-type="float">
            <text:p>25068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3</text:p>
          </table:table-cell>
          <table:table-cell table:style-name="ce22" office:value-type="string" calcext:value-type="string">
            <text:p>VRHOIIKKDKLXSJ-SNAWJCMRSA-N</text:p>
          </table:table-cell>
          <table:table-cell table:style-name="ce8" office:value-type="string" calcext:value-type="string">
            <text:p>CC/C=C(\C)C(O)C(Cl)(Cl)Cl</text:p>
          </table:table-cell>
          <table:table-cell table:style-name="ce8" office:value-type="string" calcext:value-type="string">
            <text:p>InChI=1S/C7H11Cl3O/c1-3-4-5(2)6(11)7(8,9)10/h4,6,11H,3H2,1-2H3/b5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2" calcext:value-type="float">
            <text:p>402406492</text:p>
          </table:table-cell>
          <table:table-cell table:style-name="ce34" office:value-type="float" office:value="102146863" calcext:value-type="float">
            <text:p>102146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4</text:p>
          </table:table-cell>
          <table:table-cell table:style-name="ce22" office:value-type="string" calcext:value-type="string">
            <text:p>FBUKVWPVBMHYJY-UHFFFAOYSA-N</text:p>
          </table:table-cell>
          <table:table-cell table:style-name="ce8" office:value-type="string" calcext:value-type="string">
            <text:p>CCCCCCCCC(=O)O</text:p>
          </table:table-cell>
          <table:table-cell table:style-name="ce8" office:value-type="string" calcext:value-type="string">
            <text:p>InChI=1S/C9H18O2/c1-2-3-4-5-6-7-8-9(10)11/h2-8H2,1H3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3" calcext:value-type="float">
            <text:p>402406493</text:p>
          </table:table-cell>
          <table:table-cell table:style-name="ce34" office:value-type="float" office:value="8158" calcext:value-type="float">
            <text:p>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5</text:p>
          </table:table-cell>
          <table:table-cell table:style-name="ce22" office:value-type="string" calcext:value-type="string">
            <text:p>IYFMRXJBXNNNDL-UHFFFAOYSA-N</text:p>
          </table:table-cell>
          <table:table-cell table:style-name="ce8" office:value-type="string" calcext:value-type="string">
            <text:p>CC(C)(C)[Si](C)(C)OCCCCCC(=O)O</text:p>
          </table:table-cell>
          <table:table-cell table:style-name="ce8" office:value-type="string" calcext:value-type="string">
            <text:p>InChI=1S/C12H26O3Si/c1-12(2,3)16(4,5)15-10-8-6-7-9-11(13)14/h6-10H2,1-5H3,(H,13,14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4" calcext:value-type="float">
            <text:p>402406494</text:p>
          </table:table-cell>
          <table:table-cell table:style-name="ce34" office:value-type="float" office:value="12717311" calcext:value-type="float">
            <text:p>127173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6</text:p>
          </table:table-cell>
          <table:table-cell table:style-name="ce22" office:value-type="string" calcext:value-type="string">
            <text:p>OBKXEAXTFZPCHS-UHFFFAOYSA-N</text:p>
          </table:table-cell>
          <table:table-cell table:style-name="ce8" office:value-type="string" calcext:value-type="string">
            <text:p>O=C(O)CCCC1=CC=CC=C1</text:p>
          </table:table-cell>
          <table:table-cell table:style-name="ce8" office:value-type="string" calcext:value-type="string">
            <text:p>InChI=1S/C10H12O2/c11-10(12)8-4-7-9-5-2-1-3-6-9/h1-3,5-6H,4,7-8H2,(H,11,12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5" calcext:value-type="float">
            <text:p>402406495</text:p>
          </table:table-cell>
          <table:table-cell table:style-name="ce34" office:value-type="float" office:value="4775" calcext:value-type="float">
            <text:p>47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7</text:p>
          </table:table-cell>
          <table:table-cell table:style-name="ce22" office:value-type="string" calcext:value-type="string">
            <text:p>LJOODBDWMQKMFB-UHFFFAOYSA-N</text:p>
          </table:table-cell>
          <table:table-cell table:style-name="ce8" office:value-type="string" calcext:value-type="string">
            <text:p>O=C(O)CC1CCCCC1</text:p>
          </table:table-cell>
          <table:table-cell table:style-name="ce8" office:value-type="string" calcext:value-type="string">
            <text:p>InChI=1S/C8H14O2/c9-8(10)6-7-4-2-1-3-5-7/h7H,1-6H2,(H,9,10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6" calcext:value-type="float">
            <text:p>402406496</text:p>
          </table:table-cell>
          <table:table-cell table:style-name="ce34" office:value-type="float" office:value="21363" calcext:value-type="float">
            <text:p>213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8</text:p>
          </table:table-cell>
          <table:table-cell table:style-name="ce22" office:value-type="string" calcext:value-type="string">
            <text:p>ZZEWMYILWXCRHZ-UHFFFAOYSA-N</text:p>
          </table:table-cell>
          <table:table-cell table:style-name="ce8" office:value-type="string" calcext:value-type="string">
            <text:p>CC(CC(=O)O)C1=CC=CC=C1</text:p>
          </table:table-cell>
          <table:table-cell table:style-name="ce8" office:value-type="string" calcext:value-type="string">
            <text:p>InChI=1S/C10H12O2/c1-8(7-10(11)12)9-5-3-2-4-6-9/h2-6,8H,7H2,1H3,(H,11,12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7" calcext:value-type="float">
            <text:p>402406497</text:p>
          </table:table-cell>
          <table:table-cell table:style-name="ce34" office:value-type="float" office:value="20724" calcext:value-type="float">
            <text:p>20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9</text:p>
          </table:table-cell>
          <table:table-cell table:style-name="ce22" office:value-type="string" calcext:value-type="string">
            <text:p>WLJVXDMOQOGPHL-UHFFFAOYSA-N</text:p>
          </table:table-cell>
          <table:table-cell table:style-name="ce8" office:value-type="string" calcext:value-type="string">
            <text:p>O=C(O)CC1=CC=CC=C1</text:p>
          </table:table-cell>
          <table:table-cell table:style-name="ce8" office:value-type="string" calcext:value-type="string">
            <text:p>InChI=1S/C8H8O2/c9-8(10)6-7-4-2-1-3-5-7/h1-5H,6H2,(H,9,10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8" calcext:value-type="float">
            <text:p>402406498</text:p>
          </table:table-cell>
          <table:table-cell table:style-name="ce34" office:value-type="float" office:value="999" calcext:value-type="float">
            <text:p>9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0</text:p>
          </table:table-cell>
          <table:table-cell table:style-name="ce22" office:value-type="string" calcext:value-type="string">
            <text:p>NRPFNQUDKRYCNX-UHFFFAOYSA-N</text:p>
          </table:table-cell>
          <table:table-cell table:style-name="ce8" office:value-type="string" calcext:value-type="string">
            <text:p>COC1=CC=C(CC(=O)O)C=C1</text:p>
          </table:table-cell>
          <table:table-cell table:style-name="ce8" office:value-type="string" calcext:value-type="string">
            <text:p>InChI=1S/C9H10O3/c1-12-8-4-2-7(3-5-8)6-9(10)11/h2-5H,6H2,1H3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9" calcext:value-type="float">
            <text:p>402406499</text:p>
          </table:table-cell>
          <table:table-cell table:style-name="ce34" office:value-type="float" office:value="7690" calcext:value-type="float">
            <text:p>7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1</text:p>
          </table:table-cell>
          <table:table-cell table:style-name="ce22" office:value-type="string" calcext:value-type="string">
            <text:p>YBADLXQNJCMBKR-UHFFFAOYSA-N</text:p>
          </table:table-cell>
          <table:table-cell table:style-name="ce8" office:value-type="string" calcext:value-type="string">
            <text:p>O=C(O)CC1=CC=C([N+](=O)[O-])C=C1</text:p>
          </table:table-cell>
          <table:table-cell table:style-name="ce8" office:value-type="string" calcext:value-type="string">
            <text:p>InChI=1S/C8H7NO4/c10-8(11)5-6-1-3-7(4-2-6)9(12)13/h1-4H,5H2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0" calcext:value-type="float">
            <text:p>402406500</text:p>
          </table:table-cell>
          <table:table-cell table:style-name="ce34" office:value-type="float" office:value="4661" calcext:value-type="float">
            <text:p>46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2</text:p>
          </table:table-cell>
          <table:table-cell table:style-name="ce22" office:value-type="string" calcext:value-type="string">
            <text:p>VIBOGIYPPWLDTI-UHFFFAOYSA-N</text:p>
          </table:table-cell>
          <table:table-cell table:style-name="ce8" office:value-type="string" calcext:value-type="string">
            <text:p>O=C(O)CC1=CC2=CC=CC=C2C=C1</text:p>
          </table:table-cell>
          <table:table-cell table:style-name="ce8" office:value-type="string" calcext:value-type="string">
            <text:p>InChI=1S/C12H10O2/c13-12(14)8-9-5-6-10-3-1-2-4-11(10)7-9/h1-7H,8H2,(H,13,14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1" calcext:value-type="float">
            <text:p>402406501</text:p>
          </table:table-cell>
          <table:table-cell table:style-name="ce34" office:value-type="float" office:value="11393" calcext:value-type="float">
            <text:p>113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3</text:p>
          </table:table-cell>
          <table:table-cell table:style-name="ce22" office:value-type="string" calcext:value-type="string">
            <text:p>VYSRZETUSAOIMP-UHFFFAOYSA-N</text:p>
          </table:table-cell>
          <table:table-cell table:style-name="ce8" office:value-type="string" calcext:value-type="string">
            <text:p>O=C(O)CC1=CC=CO1</text:p>
          </table:table-cell>
          <table:table-cell table:style-name="ce8" office:value-type="string" calcext:value-type="string">
            <text:p>InChI=1S/C6H6O3/c7-6(8)4-5-2-1-3-9-5/h1-3H,4H2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2" calcext:value-type="float">
            <text:p>402406502</text:p>
          </table:table-cell>
          <table:table-cell table:style-name="ce34" office:value-type="float" office:value="75974" calcext:value-type="float">
            <text:p>75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4</text:p>
          </table:table-cell>
          <table:table-cell table:style-name="ce22" office:value-type="string" calcext:value-type="string">
            <text:p>SMJRBWINMFUUDS-UHFFFAOYSA-N</text:p>
          </table:table-cell>
          <table:table-cell table:style-name="ce8" office:value-type="string" calcext:value-type="string">
            <text:p>O=C(O)CC1=CC=CS1</text:p>
          </table:table-cell>
          <table:table-cell table:style-name="ce8" office:value-type="string" calcext:value-type="string">
            <text:p>InChI=1S/C6H6O2S/c7-6(8)4-5-2-1-3-9-5/h1-3H,4H2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3" calcext:value-type="float">
            <text:p>402406503</text:p>
          </table:table-cell>
          <table:table-cell table:style-name="ce34" office:value-type="float" office:value="15970" calcext:value-type="float">
            <text:p>159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5</text:p>
          </table:table-cell>
          <table:table-cell table:style-name="ce22" office:value-type="string" calcext:value-type="string">
            <text:p>CQJHAULYLJXJNL-UHFFFAOYSA-N</text:p>
          </table:table-cell>
          <table:table-cell table:style-name="ce8" office:value-type="string" calcext:value-type="string">
            <text:p>CC(C)=CCC(=O)O</text:p>
          </table:table-cell>
          <table:table-cell table:style-name="ce8" office:value-type="string" calcext:value-type="string">
            <text:p>InChI=1S/C6H10O2/c1-5(2)3-4-6(7)8/h3H,4H2,1-2H3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4" calcext:value-type="float">
            <text:p>402406504</text:p>
          </table:table-cell>
          <table:table-cell table:style-name="ce34" office:value-type="float" office:value="68158" calcext:value-type="float">
            <text:p>6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6</text:p>
          </table:table-cell>
          <table:table-cell table:style-name="ce22" office:value-type="string" calcext:value-type="string">
            <text:p>XXHDAWYDNSXJQM-ONEGZZNKSA-N</text:p>
          </table:table-cell>
          <table:table-cell table:style-name="ce8" office:value-type="string" calcext:value-type="string">
            <text:p>CC/C=C/CC(=O)O</text:p>
          </table:table-cell>
          <table:table-cell table:style-name="ce8" office:value-type="string" calcext:value-type="string">
            <text:p>InChI=1S/C6H10O2/c1-2-3-4-5-6(7)8/h3-4H,2,5H2,1H3,(H,7,8)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5" calcext:value-type="float">
            <text:p>402406505</text:p>
          </table:table-cell>
          <table:table-cell table:style-name="ce34" office:value-type="float" office:value="5282708" calcext:value-type="float">
            <text:p>528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7</text:p>
          </table:table-cell>
          <table:table-cell table:style-name="ce22" office:value-type="string" calcext:value-type="string">
            <text:p>GBBXAKWLJDVDQY-GQCTYLIASA-N</text:p>
          </table:table-cell>
          <table:table-cell table:style-name="ce8" office:value-type="string" calcext:value-type="string">
            <text:p>CC/C=C(\C)CC(=O)O</text:p>
          </table:table-cell>
          <table:table-cell table:style-name="ce8" office:value-type="string" calcext:value-type="string">
            <text:p>InChI=1S/C7H12O2/c1-3-4-6(2)5-7(8)9/h4H,3,5H2,1-2H3,(H,8,9)/b6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6" calcext:value-type="float">
            <text:p>402406506</text:p>
          </table:table-cell>
          <table:table-cell table:style-name="ce34" office:value-type="float" office:value="14942650" calcext:value-type="float">
            <text:p>149426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8</text:p>
          </table:table-cell>
          <table:table-cell table:style-name="ce22" office:value-type="string" calcext:value-type="string">
            <text:p>QQBIKOWCOGEMLF-PXYINDEMSA-N</text:p>
          </table:table-cell>
          <table:table-cell table:style-name="ce8" office:value-type="string" calcext:value-type="string">
            <text:p>CC(C)(C)OC(=O)N[C@@H](CC1=CC=CC=C1)C(O)C(Cl)(Cl)Cl</text:p>
          </table:table-cell>
          <table:table-cell table:style-name="ce8" office:value-type="string" calcext:value-type="string">
            <text:p>InChI=1S/C15H20Cl3NO3/c1-14(2,3)22-13(21)19-11(12(20)15(16,17)18)9-10-7-5-4-6-8-10/h4-8,11-12,20H,9H2,1-3H3,(H,19,21)/t11-,12?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7" calcext:value-type="float">
            <text:p>402406507</text:p>
          </table:table-cell>
          <table:table-cell table:style-name="ce34" office:value-type="float" office:value="145722420" calcext:value-type="float">
            <text:p>1457224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9</text:p>
          </table:table-cell>
          <table:table-cell table:style-name="ce22" office:value-type="string" calcext:value-type="string">
            <text:p>MFBLAFGCTFMTEO-UEWDXFNNSA-N</text:p>
          </table:table-cell>
          <table:table-cell table:style-name="ce8" office:value-type="string" calcext:value-type="string">
            <text:p>COC(=O)C([C@H](CC1=CC=CC=C1)NC(=O)OC(C)(C)C)C(Cl)(Cl)Cl</text:p>
          </table:table-cell>
          <table:table-cell table:style-name="ce8" office:value-type="string" calcext:value-type="string">
            <text:p>InChI=1S/C17H22Cl3NO4/c1-16(2,3)25-15(23)21-12(10-11-8-6-5-7-9-11)13(14(22)24-4)17(18,19)20/h5-9,12-13H,10H2,1-4H3,(H,21,23)/t12-,13?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8" calcext:value-type="float">
            <text:p>402406508</text:p>
          </table:table-cell>
          <table:table-cell table:style-name="ce34" office:value-type="float" office:value="145722421" calcext:value-type="float">
            <text:p>1457224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0</text:p>
          </table:table-cell>
          <table:table-cell table:style-name="ce22" office:value-type="string" calcext:value-type="string">
            <text:p>RABWHCRIXDQZPH-FXAWDEMLSA-N</text:p>
          </table:table-cell>
          <table:table-cell table:style-name="ce8" office:value-type="string" calcext:value-type="string">
            <text:p>COC(=O)C[C@H](CC1=CC=CC=C1)NC(=O)[C@](OC)(C1=CC=CC=C1)C(F)(F)F</text:p>
          </table:table-cell>
          <table:table-cell table:style-name="ce8" office:value-type="string" calcext:value-type="string">
            <text:p>InChI=1S/C21H22F3NO4/c1-28-18(26)14-17(13-15-9-5-3-6-10-15)25-19(27)20(29-2,21(22,23)24)16-11-7-4-8-12-16/h3-12,17H,13-14H2,1-2H3,(H,25,27)/t17-,20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9" calcext:value-type="float">
            <text:p>402406509</text:p>
          </table:table-cell>
          <table:table-cell table:style-name="ce34" office:value-type="float" office:value="145722422" calcext:value-type="float">
            <text:p>1457224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1</text:p>
          </table:table-cell>
          <table:table-cell table:style-name="ce22" office:value-type="string" calcext:value-type="string">
            <text:p>OBKXEAXTFZPCHS-BNEYPBHNSA-N</text:p>
          </table:table-cell>
          <table:table-cell table:style-name="ce8" office:value-type="string" calcext:value-type="string">
            <text:p>[2H]C(CCC1=CC=CC=C1)C(=O)O</text:p>
          </table:table-cell>
          <table:table-cell table:style-name="ce8" office:value-type="string" calcext:value-type="string">
            <text:p>InChI=1S/C10H12O2/c11-10(12)8-4-7-9-5-2-1-3-6-9/h1-3,5-6H,4,7-8H2,(H,11,12)/i8D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0" calcext:value-type="float">
            <text:p>402406510</text:p>
          </table:table-cell>
          <table:table-cell table:style-name="ce34" office:value-type="float" office:value="145722423" calcext:value-type="float">
            <text:p>1457224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2</text:p>
          </table:table-cell>
          <table:table-cell table:style-name="ce22" office:value-type="string" calcext:value-type="string">
            <text:p>INLWEXRRMUMHKB-UHFFFAOYSA-N</text:p>
          </table:table-cell>
          <table:table-cell table:style-name="ce8" office:value-type="string" calcext:value-type="string">
            <text:p>C=CCC1=C(O)C(C=O)=CC=C1</text:p>
          </table:table-cell>
          <table:table-cell table:style-name="ce8" office:value-type="string" calcext:value-type="string">
            <text:p>InChI=1S/C10H10O2/c1-2-4-8-5-3-6-9(7-11)10(8)12/h2-3,5-7,12H,1,4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1" calcext:value-type="float">
            <text:p>402406511</text:p>
          </table:table-cell>
          <table:table-cell table:style-name="ce34" office:value-type="float" office:value="141062" calcext:value-type="float">
            <text:p>1410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3</text:p>
          </table:table-cell>
          <table:table-cell table:style-name="ce22" office:value-type="string" calcext:value-type="string">
            <text:p>FRGMJAIMQSEGHS-UHFFFAOYSA-N</text:p>
          </table:table-cell>
          <table:table-cell table:style-name="ce8" office:value-type="string" calcext:value-type="string">
            <text:p>C=CCC1=C(O[Si](C)(C)C(C)(C)C)C(C(O[Si](C)(C)C(C)(C)C)C(Cl)(Cl)Cl)=CC=C1</text:p>
          </table:table-cell>
          <table:table-cell table:style-name="ce8" office:value-type="string" calcext:value-type="string">
            <text:p>InChI=1S/C23H39Cl3O2Si2/c1-12-14-17-15-13-16-18(19(17)27-29(8,9)21(2,3)4)20(23(24,25)26)28-30(10,11)22(5,6)7/h12-13,15-16,20H,1,14H2,2-1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2" calcext:value-type="float">
            <text:p>402406512</text:p>
          </table:table-cell>
          <table:table-cell table:style-name="ce34" office:value-type="float" office:value="101846914" calcext:value-type="float">
            <text:p>1018469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4</text:p>
          </table:table-cell>
          <table:table-cell table:style-name="ce22" office:value-type="string" calcext:value-type="string">
            <text:p>IFSUVMHMONYFTB-UHFFFAOYSA-N</text:p>
          </table:table-cell>
          <table:table-cell table:style-name="ce8" office:value-type="string" calcext:value-type="string">
            <text:p>CC(C)(C)[Si](C)(C)OC1=C(CCO)C=CC=C1C(O[Si](C)(C)C(C)(C)C)C(Cl)(Cl)Cl</text:p>
          </table:table-cell>
          <table:table-cell table:style-name="ce8" office:value-type="string" calcext:value-type="string">
            <text:p>InChI=1S/C22H39Cl3O3Si2/c1-20(2,3)29(7,8)27-18-16(14-15-26)12-11-13-17(18)19(22(23,24)25)28-30(9,10)21(4,5)6/h11-13,19,26H,14-15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3" calcext:value-type="float">
            <text:p>402406513</text:p>
          </table:table-cell>
          <table:table-cell table:style-name="ce34" office:value-type="float" office:value="145722424" calcext:value-type="float">
            <text:p>1457224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5</text:p>
          </table:table-cell>
          <table:table-cell table:style-name="ce22" office:value-type="string" calcext:value-type="string">
            <text:p>OPIQHIHWYRXYHE-UHFFFAOYSA-N</text:p>
          </table:table-cell>
          <table:table-cell table:style-name="ce8" office:value-type="string" calcext:value-type="string">
            <text:p>CC(C)(C)[Si](C)(C)OCCC1=C(O[Si](C)(C)C(C)(C)C)C(C(O[Si](C)(C)C(C)(C)C)C(Cl)(Cl)Cl)=CC=C1</text:p>
          </table:table-cell>
          <table:table-cell table:style-name="ce8" office:value-type="string" calcext:value-type="string">
            <text:p>InChI=1S/C28H53Cl3O3Si3/c1-25(2,3)35(10,11)32-20-19-21-17-16-18-22(23(21)33-36(12,13)26(4,5)6)24(28(29,30)31)34-37(14,15)27(7,8)9/h16-18,24H,19-20H2,1-1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4" calcext:value-type="float">
            <text:p>402406514</text:p>
          </table:table-cell>
          <table:table-cell table:style-name="ce34" office:value-type="float" office:value="101846916" calcext:value-type="float">
            <text:p>101846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6</text:p>
          </table:table-cell>
          <table:table-cell table:style-name="ce22" office:value-type="string" calcext:value-type="string">
            <text:p>HBUNAWHTNVOKBJ-UHFFFAOYSA-N</text:p>
          </table:table-cell>
          <table:table-cell table:style-name="ce8" office:value-type="string" calcext:value-type="string">
            <text:p>O=CC1=CC=CC(CCO)=C1O</text:p>
          </table:table-cell>
          <table:table-cell table:style-name="ce8" office:value-type="string" calcext:value-type="string">
            <text:p>InChI=1S/C9H10O3/c10-5-4-7-2-1-3-8(6-11)9(7)12/h1-3,6,10,12H,4-5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5" calcext:value-type="float">
            <text:p>402406515</text:p>
          </table:table-cell>
          <table:table-cell table:style-name="ce34" office:value-type="float" office:value="89314802" calcext:value-type="float">
            <text:p>8931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7</text:p>
          </table:table-cell>
          <table:table-cell table:style-name="ce22" office:value-type="string" calcext:value-type="string">
            <text:p>YPLAKXZSDZVNMO-UHFFFAOYSA-N</text:p>
          </table:table-cell>
          <table:table-cell table:style-name="ce8" office:value-type="string" calcext:value-type="string">
            <text:p>CC(C)(C)[Si](C)(C)OC1=C(CC2OCCCO2)C=CC=C1C(O[Si](C)(C)C(C)(C)C)C(Cl)(Cl)Cl</text:p>
          </table:table-cell>
          <table:table-cell table:style-name="ce8" office:value-type="string" calcext:value-type="string">
            <text:p>InChI=1S/C25H43Cl3O4Si2/c1-23(2,3)33(7,8)31-21-18(17-20-29-15-12-16-30-20)13-11-14-19(21)22(25(26,27)28)32-34(9,10)24(4,5)6/h11,13-14,20,22H,12,15-17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6" calcext:value-type="float">
            <text:p>402406516</text:p>
          </table:table-cell>
          <table:table-cell table:style-name="ce34" office:value-type="float" office:value="145722425" calcext:value-type="float">
            <text:p>1457224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8</text:p>
          </table:table-cell>
          <table:table-cell table:style-name="ce22" office:value-type="string" calcext:value-type="string">
            <text:p>AOBPPMKCJDYTME-UHFFFAOYSA-N</text:p>
          </table:table-cell>
          <table:table-cell table:style-name="ce8" office:value-type="string" calcext:value-type="string">
            <text:p>CC(C)(C)[Si](C)(C)OC1=C(CC=O)C=CC=C1C(O[Si](C)(C)C(C)(C)C)C(Cl)(Cl)Cl</text:p>
          </table:table-cell>
          <table:table-cell table:style-name="ce8" office:value-type="string" calcext:value-type="string">
            <text:p>InChI=1S/C22H37Cl3O3Si2/c1-20(2,3)29(7,8)27-18-16(14-15-26)12-11-13-17(18)19(22(23,24)25)28-30(9,10)21(4,5)6/h11-13,15,19H,14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7" calcext:value-type="float">
            <text:p>402406517</text:p>
          </table:table-cell>
          <table:table-cell table:style-name="ce34" office:value-type="float" office:value="101846915" calcext:value-type="float">
            <text:p>101846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9</text:p>
          </table:table-cell>
          <table:table-cell table:style-name="ce22" office:value-type="string" calcext:value-type="string">
            <text:p>GWXYQAWRQKHVCY-UHFFFAOYSA-N</text:p>
          </table:table-cell>
          <table:table-cell table:style-name="ce8" office:value-type="string" calcext:value-type="string">
            <text:p>O=CC1=CC=CC(CC2OCCCO2)=C1O</text:p>
          </table:table-cell>
          <table:table-cell table:style-name="ce8" office:value-type="string" calcext:value-type="string">
            <text:p>InChI=1S/C12H14O4/c13-8-10-4-1-3-9(12(10)14)7-11-15-5-2-6-16-11/h1,3-4,8,11,14H,2,5-7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8" calcext:value-type="float">
            <text:p>402406518</text:p>
          </table:table-cell>
          <table:table-cell table:style-name="ce34" office:value-type="float" office:value="101846917" calcext:value-type="float">
            <text:p>1018469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0</text:p>
          </table:table-cell>
          <table:table-cell table:style-name="ce22" office:value-type="string" calcext:value-type="string">
            <text:p>XZCYRTZJVIJKJU-UHFFFAOYSA-N</text:p>
          </table:table-cell>
          <table:table-cell table:style-name="ce8" office:value-type="string" calcext:value-type="string">
            <text:p>CC(C)(C)[Si](C)(C)OC(C1=CC=CC=C1)C(Cl)(Cl)Cl</text:p>
          </table:table-cell>
          <table:table-cell table:style-name="ce8" office:value-type="string" calcext:value-type="string">
            <text:p>InChI=1S/C14H21Cl3OSi/c1-13(2,3)19(4,5)18-12(14(15,16)17)11-9-7-6-8-10-11/h6-10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9" calcext:value-type="float">
            <text:p>402406519</text:p>
          </table:table-cell>
          <table:table-cell table:style-name="ce34" office:value-type="float" office:value="101846907" calcext:value-type="float">
            <text:p>1018469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1</text:p>
          </table:table-cell>
          <table:table-cell table:style-name="ce22" office:value-type="string" calcext:value-type="string">
            <text:p>YRLCQEXSJHMTIX-UHFFFAOYSA-N</text:p>
          </table:table-cell>
          <table:table-cell table:style-name="ce8" office:value-type="string" calcext:value-type="string">
            <text:p>COC1=CC=C(C(O[Si](C)(C)C(C)(C)C)C(Cl)(Cl)Cl)C=C1</text:p>
          </table:table-cell>
          <table:table-cell table:style-name="ce8" office:value-type="string" calcext:value-type="string">
            <text:p>InChI=1S/C15H23Cl3O2Si/c1-14(2,3)21(5,6)20-13(15(16,17)18)11-7-9-12(19-4)10-8-11/h7-10,13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0" calcext:value-type="float">
            <text:p>402406520</text:p>
          </table:table-cell>
          <table:table-cell table:style-name="ce34" office:value-type="float" office:value="101846908" calcext:value-type="float">
            <text:p>1018469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2</text:p>
          </table:table-cell>
          <table:table-cell table:style-name="ce22" office:value-type="string" calcext:value-type="string">
            <text:p>FPWHVVPZBASMOY-UHFFFAOYSA-N</text:p>
          </table:table-cell>
          <table:table-cell table:style-name="ce8" office:value-type="string" calcext:value-type="string">
            <text:p>CC(C)(C)[Si](C)(C)OC(C1=CC=CC(I)=C1)C(Cl)(Cl)Cl</text:p>
          </table:table-cell>
          <table:table-cell table:style-name="ce8" office:value-type="string" calcext:value-type="string">
            <text:p>InChI=1S/C14H20Cl3IOSi/c1-13(2,3)20(4,5)19-12(14(15,16)17)10-7-6-8-11(18)9-10/h6-9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1" calcext:value-type="float">
            <text:p>402406521</text:p>
          </table:table-cell>
          <table:table-cell table:style-name="ce34" office:value-type="float" office:value="101846909" calcext:value-type="float">
            <text:p>1018469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3</text:p>
          </table:table-cell>
          <table:table-cell table:style-name="ce22" office:value-type="string" calcext:value-type="string">
            <text:p>QMYZMVLAPJQCQH-UHFFFAOYSA-N</text:p>
          </table:table-cell>
          <table:table-cell table:style-name="ce8" office:value-type="string" calcext:value-type="string">
            <text:p>CC(C)(C)[Si](C)(C)OC(C1=CC=C(C(F)(F)F)C=C1)C(Cl)(Cl)Cl</text:p>
          </table:table-cell>
          <table:table-cell table:style-name="ce8" office:value-type="string" calcext:value-type="string">
            <text:p>InChI=1S/C15H20Cl3F3OSi/c1-13(2,3)23(4,5)22-12(14(16,17)18)10-6-8-11(9-7-10)15(19,20)21/h6-9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2" calcext:value-type="float">
            <text:p>402406522</text:p>
          </table:table-cell>
          <table:table-cell table:style-name="ce34" office:value-type="float" office:value="24874159" calcext:value-type="float">
            <text:p>248741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4</text:p>
          </table:table-cell>
          <table:table-cell table:style-name="ce22" office:value-type="string" calcext:value-type="string">
            <text:p>KDKABZSMRAGRFR-UHFFFAOYSA-N</text:p>
          </table:table-cell>
          <table:table-cell table:style-name="ce8" office:value-type="string" calcext:value-type="string">
            <text:p>CC(C)(C)[Si](C)(C)OC(C1=CC2=CC=CC=C2C=C1)C(Cl)(Cl)Cl</text:p>
          </table:table-cell>
          <table:table-cell table:style-name="ce8" office:value-type="string" calcext:value-type="string">
            <text:p>InChI=1S/C18H23Cl3OSi/c1-17(2,3)23(4,5)22-16(18(19,20)21)15-11-10-13-8-6-7-9-14(13)12-15/h6-12,16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3" calcext:value-type="float">
            <text:p>402406523</text:p>
          </table:table-cell>
          <table:table-cell table:style-name="ce34" office:value-type="float" office:value="101846910" calcext:value-type="float">
            <text:p>1018469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5</text:p>
          </table:table-cell>
          <table:table-cell table:style-name="ce22" office:value-type="string" calcext:value-type="string">
            <text:p>SZDCYRMWSDPUMW-UHFFFAOYSA-N</text:p>
          </table:table-cell>
          <table:table-cell table:style-name="ce8" office:value-type="string" calcext:value-type="string">
            <text:p>CC(C)(C)[Si](C)(C)OC(C1=CC=CO1)C(Cl)(Cl)Cl</text:p>
          </table:table-cell>
          <table:table-cell table:style-name="ce8" office:value-type="string" calcext:value-type="string">
            <text:p>InChI=1S/C12H19Cl3O2Si/c1-11(2,3)18(4,5)17-10(12(13,14)15)9-7-6-8-16-9/h6-8,10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4" calcext:value-type="float">
            <text:p>402406524</text:p>
          </table:table-cell>
          <table:table-cell table:style-name="ce34" office:value-type="float" office:value="101846912" calcext:value-type="float">
            <text:p>1018469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6</text:p>
          </table:table-cell>
          <table:table-cell table:style-name="ce22" office:value-type="string" calcext:value-type="string">
            <text:p>CLBVKVJSNKNGCV-UHFFFAOYSA-N</text:p>
          </table:table-cell>
          <table:table-cell table:style-name="ce8" office:value-type="string" calcext:value-type="string">
            <text:p>CC(C)(C)[Si](C)(C)OC(C1=CC=CS1)C(Cl)(Cl)Cl</text:p>
          </table:table-cell>
          <table:table-cell table:style-name="ce8" office:value-type="string" calcext:value-type="string">
            <text:p>InChI=1S/C12H19Cl3OSSi/c1-11(2,3)18(4,5)16-10(12(13,14)15)9-7-6-8-17-9/h6-8,10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5" calcext:value-type="float">
            <text:p>402406525</text:p>
          </table:table-cell>
          <table:table-cell table:style-name="ce34" office:value-type="float" office:value="101846913" calcext:value-type="float">
            <text:p>1018469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7</text:p>
          </table:table-cell>
          <table:table-cell table:style-name="ce22" office:value-type="string" calcext:value-type="string">
            <text:p>NHYBONSTPRMHLU-UHFFFAOYSA-N</text:p>
          </table:table-cell>
          <table:table-cell table:style-name="ce8" office:value-type="string" calcext:value-type="string">
            <text:p>CN1C=CC=C1C(O[Si](C)(C)C(C)(C)C)C(Cl)(Cl)Cl</text:p>
          </table:table-cell>
          <table:table-cell table:style-name="ce8" office:value-type="string" calcext:value-type="string">
            <text:p>InChI=1S/C13H22Cl3NOSi/c1-12(2,3)19(5,6)18-11(13(14,15)16)10-8-7-9-17(10)4/h7-9,11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6" calcext:value-type="float">
            <text:p>402406526</text:p>
          </table:table-cell>
          <table:table-cell table:style-name="ce34" office:value-type="float" office:value="24874160" calcext:value-type="float">
            <text:p>248741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8</text:p>
          </table:table-cell>
          <table:table-cell table:style-name="ce22" office:value-type="string" calcext:value-type="string">
            <text:p>JQPYGIJAAVRYGF-UHFFFAOYSA-N</text:p>
          </table:table-cell>
          <table:table-cell table:style-name="ce8" office:value-type="string" calcext:value-type="string">
            <text:p>CC(=O)C1=CC=C(C(O[Si](C)(C)C(C)(C)C)C(Cl)(Cl)Cl)C=C1</text:p>
          </table:table-cell>
          <table:table-cell table:style-name="ce8" office:value-type="string" calcext:value-type="string">
            <text:p>InChI=1S/C16H23Cl3O2Si/c1-11(20)12-7-9-13(10-8-12)14(16(17,18)19)21-22(5,6)15(2,3)4/h7-10,14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7" calcext:value-type="float">
            <text:p>402406527</text:p>
          </table:table-cell>
          <table:table-cell table:style-name="ce34" office:value-type="float" office:value="101846911" calcext:value-type="float">
            <text:p>1018469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9</text:p>
          </table:table-cell>
          <table:table-cell table:style-name="ce22" office:value-type="string" calcext:value-type="string">
            <text:p>VUXQEHYKNIPEMX-SECBINFHSA-N</text:p>
          </table:table-cell>
          <table:table-cell table:style-name="ce8" office:value-type="string" calcext:value-type="string">
            <text:p>CCCCCCC(=O)C[C@@H](O)C(Cl)(Cl)Cl</text:p>
          </table:table-cell>
          <table:table-cell table:style-name="ce8" office:value-type="string" calcext:value-type="string">
            <text:p>InChI=1S/C10H17Cl3O2/c1-2-3-4-5-6-8(14)7-9(15)10(11,12)13/h9,15H,2-7H2,1H3/t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8" calcext:value-type="float">
            <text:p>402406528</text:p>
          </table:table-cell>
          <table:table-cell table:style-name="ce34" office:value-type="float" office:value="145722426" calcext:value-type="float">
            <text:p>1457224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0</text:p>
          </table:table-cell>
          <table:table-cell table:style-name="ce22" office:value-type="string" calcext:value-type="string">
            <text:p>JZWKDUCKNLOMLX-DTWKUNHWSA-N</text:p>
          </table:table-cell>
          <table:table-cell table:style-name="ce8" office:value-type="string" calcext:value-type="string">
            <text:p>O[C@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9" calcext:value-type="float">
            <text:p>402406529</text:p>
          </table:table-cell>
          <table:table-cell table:style-name="ce34" office:value-type="float" office:value="95561085" calcext:value-type="float">
            <text:p>955610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1</text:p>
          </table:table-cell>
          <table:table-cell table:style-name="ce22" office:value-type="string" calcext:value-type="string">
            <text:p>WVUCDPDONSTROQ-CAHLUQPWSA-N</text:p>
          </table:table-cell>
          <table:table-cell table:style-name="ce8" office:value-type="string" calcext:value-type="string">
            <text:p>O[C@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0" calcext:value-type="float">
            <text:p>402406530</text:p>
          </table:table-cell>
          <table:table-cell table:style-name="ce34" office:value-type="float" office:value="145722427" calcext:value-type="float">
            <text:p>1457224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2</text:p>
          </table:table-cell>
          <table:table-cell table:style-name="ce22" office:value-type="string" calcext:value-type="string">
            <text:p>HKRMFKXACLDTSK-CAHLUQPWSA-N</text:p>
          </table:table-cell>
          <table:table-cell table:style-name="ce8" office:value-type="string" calcext:value-type="string">
            <text:p>O[C@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1" calcext:value-type="float">
            <text:p>402406531</text:p>
          </table:table-cell>
          <table:table-cell table:style-name="ce34" office:value-type="float" office:value="145722428" calcext:value-type="float">
            <text:p>1457224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3</text:p>
          </table:table-cell>
          <table:table-cell table:style-name="ce22" office:value-type="string" calcext:value-type="string">
            <text:p>QTZJOIQVDMFTCA-PHDIDXHHSA-N</text:p>
          </table:table-cell>
          <table:table-cell table:style-name="ce8" office:value-type="string" calcext:value-type="string">
            <text:p>C=CC[C@@H](O)C[C@@H](O)C(Cl)(Cl)Cl</text:p>
          </table:table-cell>
          <table:table-cell table:style-name="ce8" office:value-type="string" calcext:value-type="string">
            <text:p>InChI=1S/C7H11Cl3O2/c1-2-3-5(11)4-6(12)7(8,9)10/h2,5-6,11-12H,1,3-4H2/t5-,6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2" calcext:value-type="float">
            <text:p>402406532</text:p>
          </table:table-cell>
          <table:table-cell table:style-name="ce34" office:value-type="float" office:value="145722429" calcext:value-type="float">
            <text:p>1457224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4</text:p>
          </table:table-cell>
          <table:table-cell table:style-name="ce22" office:value-type="string" calcext:value-type="string">
            <text:p>YDUNKVHTZCBAAQ-RFZPGFLSSA-N</text:p>
          </table:table-cell>
          <table:table-cell table:style-name="ce8" office:value-type="string" calcext:value-type="string">
            <text:p>C=C[C@@H](O)C[C@@H](O)C(Cl)(Cl)Cl</text:p>
          </table:table-cell>
          <table:table-cell table:style-name="ce8" office:value-type="string" calcext:value-type="string">
            <text:p>InChI=1S/C6H9Cl3O2/c1-2-4(10)3-5(11)6(7,8)9/h2,4-5,10-11H,1,3H2/t4-,5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3" calcext:value-type="float">
            <text:p>402406533</text:p>
          </table:table-cell>
          <table:table-cell table:style-name="ce34" office:value-type="float" office:value="145722430" calcext:value-type="float">
            <text:p>1457224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5</text:p>
          </table:table-cell>
          <table:table-cell table:style-name="ce22" office:value-type="string" calcext:value-type="string">
            <text:p>CVLGRMJLTJWDNC-RKDXNWHRSA-N</text:p>
          </table:table-cell>
          <table:table-cell table:style-name="ce8" office:value-type="string" calcext:value-type="string">
            <text:p>CCCCCC[C@@H](O)C[C@@H](O)C(Cl)(Cl)Cl</text:p>
          </table:table-cell>
          <table:table-cell table:style-name="ce8" office:value-type="string" calcext:value-type="string">
            <text:p>InChI=1S/C10H19Cl3O2/c1-2-3-4-5-6-8(14)7-9(15)10(11,12)13/h8-9,14-15H,2-7H2,1H3/t8-,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4" calcext:value-type="float">
            <text:p>402406534</text:p>
          </table:table-cell>
          <table:table-cell table:style-name="ce34" office:value-type="float" office:value="145722431" calcext:value-type="float">
            <text:p>1457224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6</text:p>
          </table:table-cell>
          <table:table-cell table:style-name="ce22" office:value-type="string" calcext:value-type="string">
            <text:p>JZWKDUCKNLOMLX-RKDXNWHRSA-N</text:p>
          </table:table-cell>
          <table:table-cell table:style-name="ce8" office:value-type="string" calcext:value-type="string">
            <text:p>O[C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5" calcext:value-type="float">
            <text:p>402406535</text:p>
          </table:table-cell>
          <table:table-cell table:style-name="ce34" office:value-type="float" office:value="95561083" calcext:value-type="float">
            <text:p>955610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7</text:p>
          </table:table-cell>
          <table:table-cell table:style-name="ce22" office:value-type="string" calcext:value-type="string">
            <text:p>WVUCDPDONSTROQ-IYSWYEEDSA-N</text:p>
          </table:table-cell>
          <table:table-cell table:style-name="ce8" office:value-type="string" calcext:value-type="string">
            <text:p>O[C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6" calcext:value-type="float">
            <text:p>402406536</text:p>
          </table:table-cell>
          <table:table-cell table:style-name="ce34" office:value-type="float" office:value="145722432" calcext:value-type="float">
            <text:p>1457224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8</text:p>
          </table:table-cell>
          <table:table-cell table:style-name="ce22" office:value-type="string" calcext:value-type="string">
            <text:p>HKRMFKXACLDTSK-IYSWYEEDSA-N</text:p>
          </table:table-cell>
          <table:table-cell table:style-name="ce8" office:value-type="string" calcext:value-type="string">
            <text:p>O[C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7" calcext:value-type="float">
            <text:p>402406537</text:p>
          </table:table-cell>
          <table:table-cell table:style-name="ce34" office:value-type="float" office:value="145722433" calcext:value-type="float">
            <text:p>1457224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9</text:p>
          </table:table-cell>
          <table:table-cell table:style-name="ce22" office:value-type="string" calcext:value-type="string">
            <text:p>QTZJOIQVDMFTCA-NTSWFWBYSA-N</text:p>
          </table:table-cell>
          <table:table-cell table:style-name="ce8" office:value-type="string" calcext:value-type="string">
            <text:p>C=CC[C@H](O)C[C@@H](O)C(Cl)(Cl)Cl</text:p>
          </table:table-cell>
          <table:table-cell table:style-name="ce8" office:value-type="string" calcext:value-type="string">
            <text:p>InChI=1S/C7H11Cl3O2/c1-2-3-5(11)4-6(12)7(8,9)10/h2,5-6,11-12H,1,3-4H2/t5-,6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8" calcext:value-type="float">
            <text:p>402406538</text:p>
          </table:table-cell>
          <table:table-cell table:style-name="ce34" office:value-type="float" office:value="145722434" calcext:value-type="float">
            <text:p>1457224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0</text:p>
          </table:table-cell>
          <table:table-cell table:style-name="ce22" office:value-type="string" calcext:value-type="string">
            <text:p>YDUNKVHTZCBAAQ-CRCLSJGQSA-N</text:p>
          </table:table-cell>
          <table:table-cell table:style-name="ce8" office:value-type="string" calcext:value-type="string">
            <text:p>C=C[C@H](O)C[C@@H](O)C(Cl)(Cl)Cl</text:p>
          </table:table-cell>
          <table:table-cell table:style-name="ce8" office:value-type="string" calcext:value-type="string">
            <text:p>InChI=1S/C6H9Cl3O2/c1-2-4(10)3-5(11)6(7,8)9/h2,4-5,10-11H,1,3H2/t4-,5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9" calcext:value-type="float">
            <text:p>402406539</text:p>
          </table:table-cell>
          <table:table-cell table:style-name="ce34" office:value-type="float" office:value="145722435" calcext:value-type="float">
            <text:p>1457224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1</text:p>
          </table:table-cell>
          <table:table-cell table:style-name="ce22" office:value-type="string" calcext:value-type="string">
            <text:p>CVLGRMJLTJWDNC-DTWKUNHWSA-N</text:p>
          </table:table-cell>
          <table:table-cell table:style-name="ce8" office:value-type="string" calcext:value-type="string">
            <text:p>CCCCCC[C@H](O)C[C@@H](O)C(Cl)(Cl)Cl</text:p>
          </table:table-cell>
          <table:table-cell table:style-name="ce8" office:value-type="string" calcext:value-type="string">
            <text:p>InChI=1S/C10H19Cl3O2/c1-2-3-4-5-6-8(14)7-9(15)10(11,12)13/h8-9,14-15H,2-7H2,1H3/t8-,9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0" calcext:value-type="float">
            <text:p>402406540</text:p>
          </table:table-cell>
          <table:table-cell table:style-name="ce34" office:value-type="float" office:value="145722436" calcext:value-type="float">
            <text:p>1457224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2</text:p>
          </table:table-cell>
          <table:table-cell table:style-name="ce22" office:value-type="string" calcext:value-type="string">
            <text:p>RFNMOXVEBCXUIW-SNVBAGLBSA-N</text:p>
          </table:table-cell>
          <table:table-cell table:style-name="ce8" office:value-type="string" calcext:value-type="string">
            <text:p>O=C(CC1=CC=CC=C1)C[C@@H](O)C(Cl)(Cl)Cl</text:p>
          </table:table-cell>
          <table:table-cell table:style-name="ce8" office:value-type="string" calcext:value-type="string">
            <text:p>InChI=1S/C11H11Cl3O2/c12-11(13,14)10(16)7-9(15)6-8-4-2-1-3-5-8/h1-5,10,16H,6-7H2/t10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1" calcext:value-type="float">
            <text:p>402406541</text:p>
          </table:table-cell>
          <table:table-cell table:style-name="ce34" office:value-type="float" office:value="145722437" calcext:value-type="float">
            <text:p>1457224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3</text:p>
          </table:table-cell>
          <table:table-cell table:style-name="ce22" office:value-type="string" calcext:value-type="string">
            <text:p>SZDSXORNRFUYKB-VHSXEESVSA-N</text:p>
          </table:table-cell>
          <table:table-cell table:style-name="ce8" office:value-type="string" calcext:value-type="string">
            <text:p>O[C@@H](CC1=CC=CC=C1)C[C@@H](O)C(Cl)(Cl)Cl</text:p>
          </table:table-cell>
          <table:table-cell table:style-name="ce8" office:value-type="string" calcext:value-type="string">
            <text:p>InChI=1S/C11H13Cl3O2/c12-11(13,14)10(16)7-9(15)6-8-4-2-1-3-5-8/h1-5,9-10,15-16H,6-7H2/t9-,10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2" calcext:value-type="float">
            <text:p>402406542</text:p>
          </table:table-cell>
          <table:table-cell table:style-name="ce34" office:value-type="float" office:value="145722438" calcext:value-type="float">
            <text:p>1457224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4</text:p>
          </table:table-cell>
          <table:table-cell table:style-name="ce22" office:value-type="string" calcext:value-type="string">
            <text:p>PWNGCQDVIQOYBS-UHFFFAOYSA-N</text:p>
          </table:table-cell>
          <table:table-cell table:style-name="ce8" office:value-type="string" calcext:value-type="string">
            <text:p>O=C(C1=COCCC1)C(Cl)(Cl)Cl</text:p>
          </table:table-cell>
          <table:table-cell table:style-name="ce8" office:value-type="string" calcext:value-type="string">
            <text:p>InChI=1S/C7H7Cl3O2/c8-7(9,10)6(11)5-2-1-3-12-4-5/h4H,1-3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3" calcext:value-type="float">
            <text:p>402406543</text:p>
          </table:table-cell>
          <table:table-cell table:style-name="ce34" office:value-type="float" office:value="641129" calcext:value-type="float">
            <text:p>641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5</text:p>
          </table:table-cell>
          <table:table-cell table:style-name="ce22" office:value-type="string" calcext:value-type="string">
            <text:p>PBMPUNXQXSKORQ-ARJAWSKDSA-N</text:p>
          </table:table-cell>
          <table:table-cell table:style-name="ce8" office:value-type="string" calcext:value-type="string">
            <text:p>CO/C(C)=C\C(=O)C(Cl)(Cl)Cl</text:p>
          </table:table-cell>
          <table:table-cell table:style-name="ce8" office:value-type="string" calcext:value-type="string">
            <text:p>InChI=1S/C6H7Cl3O2/c1-4(11-2)3-5(10)6(7,8)9/h3H,1-2H3/b4-3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4" calcext:value-type="float">
            <text:p>402406544</text:p>
          </table:table-cell>
          <table:table-cell table:style-name="ce34" office:value-type="float" office:value="11264423" calcext:value-type="float">
            <text:p>11264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6</text:p>
          </table:table-cell>
          <table:table-cell table:style-name="ce22" office:value-type="string" calcext:value-type="string">
            <text:p>ZSYGAPOLAJMDGA-IHWYPQMZSA-N</text:p>
          </table:table-cell>
          <table:table-cell table:style-name="ce8" office:value-type="string" calcext:value-type="string">
            <text:p>CO/C=C\C(=O)C(Cl)(Cl)Cl</text:p>
          </table:table-cell>
          <table:table-cell table:style-name="ce8" office:value-type="string" calcext:value-type="string">
            <text:p>InChI=1S/C5H5Cl3O2/c1-10-3-2-4(9)5(6,7)8/h2-3H,1H3/b3-2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5" calcext:value-type="float">
            <text:p>402406545</text:p>
          </table:table-cell>
          <table:table-cell table:style-name="ce34" office:value-type="float" office:value="145722439" calcext:value-type="float">
            <text:p>1457224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7</text:p>
          </table:table-cell>
          <table:table-cell table:style-name="ce22" office:value-type="string" calcext:value-type="string">
            <text:p>UGYTWWMFEQALIM-UHFFFAOYSA-N</text:p>
          </table:table-cell>
          <table:table-cell table:style-name="ce8" office:value-type="string" calcext:value-type="string">
            <text:p>OC(C1=COCCC1)C(Cl)(Cl)Cl</text:p>
          </table:table-cell>
          <table:table-cell table:style-name="ce8" office:value-type="string" calcext:value-type="string">
            <text:p>InChI=1S/C7H9Cl3O2/c8-7(9,10)6(11)5-2-1-3-12-4-5/h4,6,11H,1-3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6" calcext:value-type="float">
            <text:p>402406546</text:p>
          </table:table-cell>
          <table:table-cell table:style-name="ce34" office:value-type="float" office:value="145722440" calcext:value-type="float">
            <text:p>14572244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8</text:p>
          </table:table-cell>
          <table:table-cell table:style-name="ce22" office:value-type="string" calcext:value-type="string">
            <text:p>DAMADAKPILPAGV-ARJAWSKDSA-N</text:p>
          </table:table-cell>
          <table:table-cell table:style-name="ce8" office:value-type="string" calcext:value-type="string">
            <text:p>CO/C(C)=C\C(O)C(Cl)(Cl)Cl</text:p>
          </table:table-cell>
          <table:table-cell table:style-name="ce8" office:value-type="string" calcext:value-type="string">
            <text:p>InChI=1S/C6H9Cl3O2/c1-4(11-2)3-5(10)6(7,8)9/h3,5,10H,1-2H3/b4-3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7" calcext:value-type="float">
            <text:p>402406547</text:p>
          </table:table-cell>
          <table:table-cell table:style-name="ce34" office:value-type="float" office:value="145722441" calcext:value-type="float">
            <text:p>1457224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9</text:p>
          </table:table-cell>
          <table:table-cell table:style-name="ce22" office:value-type="string" calcext:value-type="string">
            <text:p>WQGWIMCRMWHZFO-IHWYPQMZSA-N</text:p>
          </table:table-cell>
          <table:table-cell table:style-name="ce8" office:value-type="string" calcext:value-type="string">
            <text:p>CO/C=C\C(O)C(Cl)(Cl)Cl</text:p>
          </table:table-cell>
          <table:table-cell table:style-name="ce8" office:value-type="string" calcext:value-type="string">
            <text:p>InChI=1S/C5H7Cl3O2/c1-10-3-2-4(9)5(6,7)8/h2-4,9H,1H3/b3-2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8" calcext:value-type="float">
            <text:p>402406548</text:p>
          </table:table-cell>
          <table:table-cell table:style-name="ce34" office:value-type="float" office:value="145722442" calcext:value-type="float">
            <text:p>14572244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60</text:p>
          </table:table-cell>
          <table:table-cell table:style-name="ce22" office:value-type="string" calcext:value-type="string">
            <text:p>BTKQFSQHOYIURM-UHFFFAOYSA-N</text:p>
          </table:table-cell>
          <table:table-cell table:style-name="ce8" office:value-type="string" calcext:value-type="string">
            <text:p>O=C(C#CC1=CC=CC=C1)C(Cl)(Cl)Cl</text:p>
          </table:table-cell>
          <table:table-cell table:style-name="ce8" office:value-type="string" calcext:value-type="string">
            <text:p>InChI=1S/C10H5Cl3O/c11-10(12,13)9(14)7-6-8-4-2-1-3-5-8/h1-5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9" calcext:value-type="float">
            <text:p>402406549</text:p>
          </table:table-cell>
          <table:table-cell table:style-name="ce34" office:value-type="float" office:value="14449121" calcext:value-type="float">
            <text:p>144491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1</text:p>
          </table:table-cell>
          <table:table-cell table:style-name="ce22" office:value-type="string" calcext:value-type="string">
            <text:p>KNHNTQPKYDNYKU-WAYWQWQTSA-N</text:p>
          </table:table-cell>
          <table:table-cell table:style-name="ce8" office:value-type="string" calcext:value-type="string">
            <text:p>COC1OCCC/C1=C/C(=O)O</text:p>
          </table:table-cell>
          <table:table-cell table:style-name="ce8" office:value-type="string" calcext:value-type="string">
            <text:p>InChI=1S/C8H12O4/c1-11-8-6(5-7(9)10)3-2-4-12-8/h5,8H,2-4H2,1H3,(H,9,10)/b6-5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0" calcext:value-type="float">
            <text:p>402406550</text:p>
          </table:table-cell>
          <table:table-cell table:style-name="ce34" office:value-type="float" office:value="145722443" calcext:value-type="float">
            <text:p>1457224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2</text:p>
          </table:table-cell>
          <table:table-cell table:style-name="ce22" office:value-type="string" calcext:value-type="string">
            <text:p>MAIBQILICDAPGZ-SNAWJCMRSA-N</text:p>
          </table:table-cell>
          <table:table-cell table:style-name="ce8" office:value-type="string" calcext:value-type="string">
            <text:p>COC(C)(/C=C/C(=O)O)OC</text:p>
          </table:table-cell>
          <table:table-cell table:style-name="ce8" office:value-type="string" calcext:value-type="string">
            <text:p>InChI=1S/C7H12O4/c1-7(10-2,11-3)5-4-6(8)9/h4-5H,1-3H3,(H,8,9)/b5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1" calcext:value-type="float">
            <text:p>402406551</text:p>
          </table:table-cell>
          <table:table-cell table:style-name="ce34" office:value-type="float" office:value="145722444" calcext:value-type="float">
            <text:p>1457224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63</text:p>
          </table:table-cell>
          <table:table-cell table:style-name="ce22" office:value-type="string" calcext:value-type="string">
            <text:p>NATCFBVPXXCORD-ONEGZZNKSA-N</text:p>
          </table:table-cell>
          <table:table-cell table:style-name="ce8" office:value-type="string" calcext:value-type="string">
            <text:p>COC(/C=C/C(=O)O)OC</text:p>
          </table:table-cell>
          <table:table-cell table:style-name="ce8" office:value-type="string" calcext:value-type="string">
            <text:p>InChI=1S/C6H10O4/c1-9-6(10-2)4-3-5(7)8/h3-4,6H,1-2H3,(H,7,8)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2" calcext:value-type="float">
            <text:p>402406552</text:p>
          </table:table-cell>
          <table:table-cell table:style-name="ce34" office:value-type="float" office:value="14612737" calcext:value-type="float">
            <text:p>146127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4</text:p>
          </table:table-cell>
          <table:table-cell table:style-name="ce8" office:value-type="string" calcext:value-type="string">
            <text:p>QVQKEGYITJBHRQ-DTORHVGOSA-N</text:p>
          </table:table-cell>
          <table:table-cell table:style-name="ce8" office:value-type="string" calcext:value-type="string">
            <text:p>CC(C)(C)[C@H]1CC[C@@H](C(=O)O)CC1</text:p>
          </table:table-cell>
          <table:table-cell table:style-name="ce8" office:value-type="string" calcext:value-type="string">
            <text:p>InChI=1S/C11H20O2/c1-11(2,3)9-6-4-8(5-7-9)10(12)13/h8-9H,4-7H2,1-3H3,(H,12,13)/t8-,9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6" calcext:value-type="float">
            <text:p>402421826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7">
          <table:table-cell table:style-name="ce8" office:value-type="string" calcext:value-type="string">
            <text:p>UALIB-465</text:p>
          </table:table-cell>
          <table:table-cell table:style-name="ce8" office:value-type="string" calcext:value-type="string">
            <text:p>QVQKEGYITJBHRQ-KYZUINATSA-N</text:p>
          </table:table-cell>
          <table:table-cell table:style-name="ce8" office:value-type="string" calcext:value-type="string">
            <text:p>CC(C)(C)[C@H]1CC[C@H](C(=O)O)CC1</text:p>
          </table:table-cell>
          <table:table-cell table:style-name="ce8" office:value-type="string" calcext:value-type="string">
            <text:p>InChI=1S/C11H20O2/c1-11(2,3)9-6-4-8(5-7-9)10(12)13/h8-9H,4-7H2,1-3H3,(H,12,13)/t8-,9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7" calcext:value-type="float">
            <text:p>402421827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6</text:p>
          </table:table-cell>
          <table:table-cell table:style-name="ce8" office:value-type="string" calcext:value-type="string">
            <text:p>GGWBQKOXLMPNMS-AOOOYVTPSA-N</text:p>
          </table:table-cell>
          <table:table-cell table:style-name="ce8" office:value-type="string" calcext:value-type="string">
            <text:p>CC(C)(C)[C@H]1CC[C@@H](CO)CC1</text:p>
          </table:table-cell>
          <table:table-cell table:style-name="ce8" office:value-type="string" calcext:value-type="string">
            <text:p>InChI=1S/C11H22O/c1-11(2,3)10-6-4-9(8-12)5-7-10/h9-10,12H,4-8H2,1-3H3/t9-,10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8" calcext:value-type="float">
            <text:p>402421828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7</text:p>
          </table:table-cell>
          <table:table-cell table:style-name="ce8" office:value-type="string" calcext:value-type="string">
            <text:p>JSHLOLKPUDSUMJ-MAEOIBBWSA-N</text:p>
          </table:table-cell>
          <table:table-cell table:style-name="ce8" office:value-type="string" calcext:value-type="string">
            <text:p>CC(C)(C)[C@H]1CC[C@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9" calcext:value-type="float">
            <text:p>402421829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8</text:p>
          </table:table-cell>
          <table:table-cell table:style-name="ce8" office:value-type="string" calcext:value-type="string">
            <text:p>BUKMQWIEAVXWNQ-GASCZTMLSA-N</text:p>
          </table:table-cell>
          <table:table-cell table:style-name="ce8" office:value-type="string" calcext:value-type="string">
            <text:p>CC(C)(C)[C@H]1CC[C@@H](COC(=O)NC2=CC=CC=C2)CC1</text:p>
          </table:table-cell>
          <table:table-cell table:style-name="ce8" office:value-type="string" calcext:value-type="string">
            <text:p>InChI=1S/C18H27NO2/c1-18(2,3)15-11-9-14(10-12-15)13-21-17(20)19-16-7-5-4-6-8-16/h4-8,14-15H,9-13H2,1-3H3,(H,19,20)/t14-,15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0" calcext:value-type="float">
            <text:p>402421830</text:p>
          </table:table-cell>
          <table:table-cell table:style-name="ce34" office:value-type="float" office:value="145722105" calcext:value-type="float">
            <text:p>1457221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9</text:p>
          </table:table-cell>
          <table:table-cell table:style-name="ce8" office:value-type="string" calcext:value-type="string">
            <text:p>GGWBQKOXLMPNMS-MGCOHNPYSA-N</text:p>
          </table:table-cell>
          <table:table-cell table:style-name="ce8" office:value-type="string" calcext:value-type="string">
            <text:p>CC(C)(C)[C@H]1CC[C@H](CO)CC1</text:p>
          </table:table-cell>
          <table:table-cell table:style-name="ce8" office:value-type="string" calcext:value-type="string">
            <text:p>InChI=1S/C11H22O/c1-11(2,3)10-6-4-9(8-12)5-7-10/h9-10,12H,4-8H2,1-3H3/t9-,10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1" calcext:value-type="float">
            <text:p>402421831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0</text:p>
          </table:table-cell>
          <table:table-cell table:style-name="ce8" office:value-type="string" calcext:value-type="string">
            <text:p>OGNXZQCOIWVBHO-HDJSIYSDSA-N</text:p>
          </table:table-cell>
          <table:table-cell table:style-name="ce8" office:value-type="string" calcext:value-type="string">
            <text:p>CC(C)(C)[C@H]1CC[C@H](COC(=O)C2=CC=CC=C2C(=O)O)CC1</text:p>
          </table:table-cell>
          <table:table-cell table:style-name="ce8" office:value-type="string" calcext:value-type="string">
            <text:p>InChI=1S/C19H26O4/c1-19(2,3)14-10-8-13(9-11-14)12-23-18(22)16-7-5-4-6-15(16)17(20)21/h4-7,13-14H,8-12H2,1-3H3,(H,20,21)/t13-,14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2" calcext:value-type="float">
            <text:p>402421832</text:p>
          </table:table-cell>
          <table:table-cell table:style-name="ce34" office:value-type="float" office:value="145722106" calcext:value-type="float">
            <text:p>1457221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1</text:p>
          </table:table-cell>
          <table:table-cell table:style-name="ce8" office:value-type="string" calcext:value-type="string">
            <text:p>JSHLOLKPUDSUMJ-SAABIXHNSA-N</text:p>
          </table:table-cell>
          <table:table-cell table:style-name="ce8" office:value-type="string" calcext:value-type="string">
            <text:p>CC(C)(C)[C@H]1CC[C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3" calcext:value-type="float">
            <text:p>402421833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2</text:p>
          </table:table-cell>
          <table:table-cell table:style-name="ce8" office:value-type="string" calcext:value-type="string">
            <text:p>OXGDKDFWZLJUSQ-AOOOYVTPSA-N</text:p>
          </table:table-cell>
          <table:table-cell table:style-name="ce8" office:value-type="string" calcext:value-type="string">
            <text:p>CC(C)(C)[C@H]1CC[C@@H](CBr)CC1</text:p>
          </table:table-cell>
          <table:table-cell table:style-name="ce8" office:value-type="string" calcext:value-type="string">
            <text:p>InChI=1S/C11H21Br/c1-11(2,3)10-6-4-9(8-12)5-7-10/h9-10H,4-8H2,1-3H3/t9-,10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4" calcext:value-type="float">
            <text:p>402421834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3</text:p>
          </table:table-cell>
          <table:table-cell table:style-name="ce8" office:value-type="string" calcext:value-type="string">
            <text:p>OXGDKDFWZLJUSQ-MGCOHNPYSA-N</text:p>
          </table:table-cell>
          <table:table-cell table:style-name="ce8" office:value-type="string" calcext:value-type="string">
            <text:p>CC(C)(C)[C@H]1CC[C@H](CBr)CC1</text:p>
          </table:table-cell>
          <table:table-cell table:style-name="ce8" office:value-type="string" calcext:value-type="string">
            <text:p>InChI=1S/C11H21Br/c1-11(2,3)10-6-4-9(8-12)5-7-10/h9-10H,4-8H2,1-3H3/t9-,10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5" calcext:value-type="float">
            <text:p>402421835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74</text:p>
          </table:table-cell>
          <table:table-cell table:style-name="ce8" office:value-type="string" calcext:value-type="string">
            <text:p>CZEUFUWHRDIGQJ-UHFFFAOYSA-N</text:p>
          </table:table-cell>
          <table:table-cell table:style-name="ce8" office:value-type="string" calcext:value-type="string">
            <text:p>NC12NC(=O)NC1(N)NC(=O)N2</text:p>
          </table:table-cell>
          <table:table-cell table:style-name="ce8" office:value-type="string" calcext:value-type="string">
            <text:p>InChI=1S/C4H8N6O2/c5-3-4(6,8-1(11)7-3)10-2(12)9-3/h5-6H2,(H2,7,8,11)(H2,9,10,12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5" calcext:value-type="float">
            <text:p>403830125</text:p>
          </table:table-cell>
          <table:table-cell table:style-name="ce33" office:value-type="float" office:value="14813724" calcext:value-type="float">
            <text:p>14813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75</text:p>
          </table:table-cell>
          <table:table-cell table:style-name="ce22" office:value-type="string" calcext:value-type="string">
            <text:p>ALRLNLGOQVXRAC-UHFFFAOYSA-N</text:p>
          </table:table-cell>
          <table:table-cell table:style-name="ce8" office:value-type="string" calcext:value-type="string">
            <text:p>O=C1NC23NC(=O)NC2(N1)NC(=O)N3</text:p>
          </table:table-cell>
          <table:table-cell table:style-name="ce8" office:value-type="string" calcext:value-type="string">
            <text:p>InChI=1S/C5H6N6O3/c12-1-6-4-5(7-1,9-2(13)8-4)11-3(14)10-4/h(H2,6,7,12)(H2,8,9,13)(H2,10,11,14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6" calcext:value-type="float">
            <text:p>403830126</text:p>
          </table:table-cell>
          <table:table-cell table:style-name="ce33" office:value-type="float" office:value="123782188" calcext:value-type="float">
            <text:p>1237821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6</text:p>
          </table:table-cell>
          <table:table-cell table:style-name="ce22" office:value-type="string" calcext:value-type="string">
            <text:p>NTARDXJXCFOROT-UHFFFAOYSA-N</text:p>
          </table:table-cell>
          <table:table-cell table:style-name="ce8" office:value-type="string" calcext:value-type="string">
            <text:p>CN1C(=O)N(C)C23N(C)C(=O)N(C)C12N(C)C(=O)N3C</text:p>
          </table:table-cell>
          <table:table-cell table:style-name="ce8" office:value-type="string" calcext:value-type="string">
            <text:p>InChI=1S/C11H18N6O3/c1-12-7(18)13(2)11-10(12,14(3)8(19)16(11)5)15(4)9(20)17(11)6/h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7" calcext:value-type="float">
            <text:p>403830127</text:p>
          </table:table-cell>
          <table:table-cell table:style-name="ce33" office:value-type="float" office:value="145829143" calcext:value-type="float">
            <text:p>1458291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7</text:p>
          </table:table-cell>
          <table:table-cell table:style-name="ce22" office:value-type="string" calcext:value-type="string">
            <text:p>GZLPQMBNZJLDHR-UHFFFAOYSA-N</text:p>
          </table:table-cell>
          <table:table-cell table:style-name="ce8" office:value-type="string" calcext:value-type="string">
            <text:p>CN1C(=S)N(C)C23N(C)C(=S)N(C)C12N(C)C(=S)N3C</text:p>
          </table:table-cell>
          <table:table-cell table:style-name="ce8" office:value-type="string" calcext:value-type="string">
            <text:p>InChI=1S/C11H18N6S3/c1-12-7(18)13(2)11-10(12,14(3)8(19)16(11)5)15(4)9(20)17(11)6/h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8" calcext:value-type="float">
            <text:p>403830128</text:p>
          </table:table-cell>
          <table:table-cell table:style-name="ce33" office:value-type="float" office:value="145829144" calcext:value-type="float">
            <text:p>1458291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8</text:p>
          </table:table-cell>
          <table:table-cell table:style-name="ce22" office:value-type="string" calcext:value-type="string">
            <text:p>ZFDMPEIEMFRRSC-UHFFFAOYSA-N</text:p>
          </table:table-cell>
          <table:table-cell table:style-name="ce8" office:value-type="string" calcext:value-type="string">
            <text:p>CS[C+]1N(C)C23N(C)[C+](SC)N(C)C2(N1C)N(C)[C+](SC)N3C.F[B-](F)(F)F.F[B-](F)(F)F.F[B-](F)(F)F</text:p>
          </table:table-cell>
          <table:table-cell table:style-name="ce8" office:value-type="string" calcext:value-type="string">
            <text:p>InChI=1S/C14H27N6S3.3BF4/c1-15-10(21-7)16(2)14-13(15,17(3)11(22-8)19(14)5)18(4)12(23-9)20(14)6;3*2-1(3,4)5/h1-9H3;;;/q+3;3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9" calcext:value-type="float">
            <text:p>403830129</text:p>
          </table:table-cell>
          <table:table-cell table:style-name="ce33" office:value-type="float" office:value="145829145" calcext:value-type="float">
            <text:p>1458291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9</text:p>
          </table:table-cell>
          <table:table-cell table:style-name="ce22" office:value-type="string" calcext:value-type="string">
            <text:p>LUWLKUUKMKLTME-UHFFFAOYSA-N</text:p>
          </table:table-cell>
          <table:table-cell table:style-name="ce8" office:value-type="string" calcext:value-type="string">
            <text:p>CN1CN(C)C23N(C)CN(C)C12N(C)CN3C</text:p>
          </table:table-cell>
          <table:table-cell table:style-name="ce8" office:value-type="string" calcext:value-type="string">
            <text:p>InChI=1S/C11H24N6/c1-12-7-13(2)11-10(12,14(3)8-16(11)5)15(4)9-17(11)6/h7-9H2,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0" calcext:value-type="float">
            <text:p>403830130</text:p>
          </table:table-cell>
          <table:table-cell table:style-name="ce33" office:value-type="float" office:value="145829147" calcext:value-type="float">
            <text:p>1458291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0</text:p>
          </table:table-cell>
          <table:table-cell table:style-name="ce22" office:value-type="string" calcext:value-type="string">
            <text:p>QYHGXAVRPHPEKE-UHFFFAOYSA-M</text:p>
          </table:table-cell>
          <table:table-cell table:style-name="ce8" office:value-type="string" calcext:value-type="string">
            <text:p>CN1C(=O)N(C)C23N(C)C(=O)N(C)C12N(C)[C+](Cl)N3C.[Cl-]</text:p>
          </table:table-cell>
          <table:table-cell table:style-name="ce8" office:value-type="string" calcext:value-type="string">
            <text:p>InChI=1S/C11H18ClN6O2.ClH/c1-13-7(12)14(2)11-10(13,15(3)8(19)17(11)5)16(4)9(20)18(11)6;/h1-6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1" calcext:value-type="float">
            <text:p>403830131</text:p>
          </table:table-cell>
          <table:table-cell table:style-name="ce33" office:value-type="float" office:value="145829148" calcext:value-type="float">
            <text:p>14582914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1</text:p>
          </table:table-cell>
          <table:table-cell table:style-name="ce22" office:value-type="string" calcext:value-type="string">
            <text:p>VQDDIZFJTQQUIJ-UHFFFAOYSA-N</text:p>
          </table:table-cell>
          <table:table-cell table:style-name="ce8" office:value-type="string" calcext:value-type="string">
            <text:p>CN1C(=O)N(C)C23N(C)C(=O)N(C)C12N(C)C(=C1N(C)C24N(C)C(=O)N(C)C2(N(C)C(=O)N4C)N1C)N3C</text:p>
          </table:table-cell>
          <table:table-cell table:style-name="ce8" office:value-type="string" calcext:value-type="string">
            <text:p>InChI=1S/C22H36N12O4/c1-23-13(24(2)20-19(23,27(5)15(35)29(20)7)28(6)16(36)30(20)8)14-25(3)21-22(26(14)4,33(11)17(37)31(21)9)34(12)18(38)32(21)10/h1-12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2" calcext:value-type="float">
            <text:p>403830132</text:p>
          </table:table-cell>
          <table:table-cell table:style-name="ce33" office:value-type="float" office:value="145829150" calcext:value-type="float">
            <text:p>145829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2</text:p>
          </table:table-cell>
          <table:table-cell table:style-name="ce22" office:value-type="string" calcext:value-type="string">
            <text:p>PLUDUMQNQZXWSF-UHFFFAOYSA-N</text:p>
          </table:table-cell>
          <table:table-cell table:style-name="ce8" office:value-type="string" calcext:value-type="string">
            <text:p>CN1CN(C)C23N(C)C(=O)N(C)C12N(C)C(=O)N3C</text:p>
          </table:table-cell>
          <table:table-cell table:style-name="ce8" office:value-type="string" calcext:value-type="string">
            <text:p>InChI=1S/C11H20N6O2/c1-12-7-13(2)11-10(12,14(3)8(18)16(11)5)15(4)9(19)17(11)6/h7H2,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3" calcext:value-type="float">
            <text:p>403830133</text:p>
          </table:table-cell>
          <table:table-cell table:style-name="ce33" office:value-type="float" office:value="145829151" calcext:value-type="float">
            <text:p>145829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3</text:p>
          </table:table-cell>
          <table:table-cell table:style-name="ce22" office:value-type="string" calcext:value-type="string">
            <text:p>BKYLNIVEDQXWAV-UHFFFAOYSA-M</text:p>
          </table:table-cell>
          <table:table-cell table:style-name="ce8" office:value-type="string" calcext:value-type="string">
            <text:p>CN1[CH+]N(C)C23N(C)C(=O)N(C)C12N(C)C(=O)N3C.[Cl-]</text:p>
          </table:table-cell>
          <table:table-cell table:style-name="ce8" office:value-type="string" calcext:value-type="string">
            <text:p>InChI=1S/C11H19N6O2.ClH/c1-12-7-13(2)11-10(12,14(3)8(18)16(11)5)15(4)9(19)17(11)6;/h7H,1-6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4" calcext:value-type="float">
            <text:p>403830134</text:p>
          </table:table-cell>
          <table:table-cell table:style-name="ce33" office:value-type="float" office:value="145829152" calcext:value-type="float">
            <text:p>145829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4</text:p>
          </table:table-cell>
          <table:table-cell table:style-name="ce22" office:value-type="string" calcext:value-type="string">
            <text:p>APHJIWBWCXJOHQ-YZLQMOBTSA-N</text:p>
          </table:table-cell>
          <table:table-cell table:style-name="ce8" office:value-type="string" calcext:value-type="string">
            <text:p>O=C1NC2(/N=C\C3=CC=CC=C3)NC(=O)NC2(/N=C\C2=CC=CC=C2)N1</text:p>
          </table:table-cell>
          <table:table-cell table:style-name="ce8" office:value-type="string" calcext:value-type="string">
            <text:p>InChI=1S/C18H16N6O2/c25-15-21-17(19-11-13-7-3-1-4-8-13)18(23-15,24-16(26)22-17)20-12-14-9-5-2-6-10-14/h1-12H,(H2,21,23,25)(H2,22,24,26)/b19-11-,20-12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5" calcext:value-type="float">
            <text:p>403830135</text:p>
          </table:table-cell>
          <table:table-cell table:style-name="ce33" office:value-type="float" office:value="145829154" calcext:value-type="float">
            <text:p>1458291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5</text:p>
          </table:table-cell>
          <table:table-cell table:style-name="ce22" office:value-type="string" calcext:value-type="string">
            <text:p>IHYCRJDKTIQQRW-PUHRYQSPSA-N</text:p>
          </table:table-cell>
          <table:table-cell table:style-name="ce8" office:value-type="string" calcext:value-type="string">
            <text:p>C=CCN1C(=O)N(CC=C)C2(/N=C\C3=CC=CC=C3)N(CC=C)C(=O)N(CC=C)C12/N=C\C1=CC=CC=C1</text:p>
          </table:table-cell>
          <table:table-cell table:style-name="ce8" office:value-type="string" calcext:value-type="string">
            <text:p>InChI=1S/C30H32N6O2/c1-5-19-33-27(37)34(20-6-2)30(32-24-26-17-13-10-14-18-26)29(33,31-23-25-15-11-9-12-16-25)35(21-7-3)28(38)36(30)22-8-4/h5-18,23-24H,1-4,19-22H2/b31-23-,32-24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6" calcext:value-type="float">
            <text:p>403830136</text:p>
          </table:table-cell>
          <table:table-cell table:style-name="ce33" office:value-type="float" office:value="145829155" calcext:value-type="float">
            <text:p>145829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6</text:p>
          </table:table-cell>
          <table:table-cell table:style-name="ce22" office:value-type="string" calcext:value-type="string">
            <text:p>LWITUFGJJQDJAR-RSSRHXQMSA-N</text:p>
          </table:table-cell>
          <table:table-cell table:style-name="ce8" office:value-type="string" calcext:value-type="string">
            <text:p>O=C1N2CC=CCN3C(=O)N4CC=CCN1C4(/N=C\C1=CC=CC=C1)C23/N=C\C1=CC=CC=C1</text:p>
          </table:table-cell>
          <table:table-cell table:style-name="ce8" office:value-type="string" calcext:value-type="string">
            <text:p>InChI=1S/C26H24N6O2/c33-23-29-15-7-8-16-30-24(34)32-18-10-9-17-31(23)26(32,28-20-22-13-5-2-6-14-22)25(29,30)27-19-21-11-3-1-4-12-21/h1-14,19-20H,15-18H2/b27-19-,28-20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7" calcext:value-type="float">
            <text:p>403830137</text:p>
          </table:table-cell>
          <table:table-cell table:style-name="ce33" office:value-type="float" office:value="145829156" calcext:value-type="float">
            <text:p>1458291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7</text:p>
          </table:table-cell>
          <table:table-cell table:style-name="ce22" office:value-type="string" calcext:value-type="string">
            <text:p>VZOFOLBAAYSOCW-UHFFFAOYSA-N</text:p>
          </table:table-cell>
          <table:table-cell table:style-name="ce8" office:value-type="string" calcext:value-type="string">
            <text:p>NC12N3CC=CCN1C(=O)N1CC=CCN(C3=O)C12N</text:p>
          </table:table-cell>
          <table:table-cell table:style-name="ce8" office:value-type="string" calcext:value-type="string">
            <text:p>InChI=1S/C12H16N6O2/c13-11-12(14)17-7-3-4-8-18(12)10(20)16(11)6-2-1-5-15(11)9(17)19/h1-4H,5-8,13-14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8" calcext:value-type="float">
            <text:p>403830138</text:p>
          </table:table-cell>
          <table:table-cell table:style-name="ce33" office:value-type="float" office:value="145829157" calcext:value-type="float">
            <text:p>145829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8</text:p>
          </table:table-cell>
          <table:table-cell table:style-name="ce22" office:value-type="string" calcext:value-type="string">
            <text:p>ONQZOXWLNKBFQP-UHFFFAOYSA-N</text:p>
          </table:table-cell>
          <table:table-cell table:style-name="ce8" office:value-type="string" calcext:value-type="string">
            <text:p>O=C1NC23N4CC=CCN2C(=O)N2CC=CCN(C4=O)C23N1</text:p>
          </table:table-cell>
          <table:table-cell table:style-name="ce8" office:value-type="string" calcext:value-type="string">
            <text:p>InChI=1S/C13H14N6O3/c20-9-14-12-13(15-9)18-7-3-4-8-19(13)11(22)17(12)6-2-1-5-16(12)10(18)21/h1-4H,5-8H2,(H2,14,15,20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9" calcext:value-type="float">
            <text:p>403830139</text:p>
          </table:table-cell>
          <table:table-cell table:style-name="ce33" office:value-type="float" office:value="145829158" calcext:value-type="float">
            <text:p>14582915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9</text:p>
          </table:table-cell>
          <table:table-cell table:style-name="ce22" office:value-type="string" calcext:value-type="string">
            <text:p>IMUJEQPZMQLUOQ-UHFFFAOYSA-N</text:p>
          </table:table-cell>
          <table:table-cell table:style-name="ce8" office:value-type="string" calcext:value-type="string">
            <text:p>O=C1N2CC=CCN3C(=O)N4CC=CCN1C41N(C(=O)CCl)C(=O)N(C(=O)CCl)C231</text:p>
          </table:table-cell>
          <table:table-cell table:style-name="ce8" office:value-type="string" calcext:value-type="string">
            <text:p>InChI=1S/C17H16Cl2N6O5/c18-9-11(26)24-15(30)25(12(27)10-19)17-16(24)20-5-1-2-6-21(16)14(29)23(17)8-4-3-7-22(17)13(20)28/h1-4H,5-10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0" calcext:value-type="float">
            <text:p>403830140</text:p>
          </table:table-cell>
          <table:table-cell table:style-name="ce33" office:value-type="float" office:value="145829159" calcext:value-type="float">
            <text:p>145829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0</text:p>
          </table:table-cell>
          <table:table-cell table:style-name="ce22" office:value-type="string" calcext:value-type="string">
            <text:p>VEHHHASTNCRQEZ-UHFFFAOYSA-N</text:p>
          </table:table-cell>
          <table:table-cell table:style-name="ce8" office:value-type="string" calcext:value-type="string">
            <text:p>N#CCN1C(=O)N(CC#N)C23N4CC=CCN2C(=O)N2CC=CCN(C4=O)C123</text:p>
          </table:table-cell>
          <table:table-cell table:style-name="ce8" office:value-type="string" calcext:value-type="string">
            <text:p>InChI=1S/C17H16N8O3/c18-5-11-24-15(28)25(12-6-19)17-16(24)20-7-1-2-8-21(16)14(27)23(17)10-4-3-9-22(17)13(20)26/h1-4H,7-12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1" calcext:value-type="float">
            <text:p>403830141</text:p>
          </table:table-cell>
          <table:table-cell table:style-name="ce33" office:value-type="float" office:value="145829160" calcext:value-type="float">
            <text:p>14582916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1</text:p>
          </table:table-cell>
          <table:table-cell table:style-name="ce22" office:value-type="string" calcext:value-type="string">
            <text:p>HSVKSULNKBVYJX-UHFFFAOYSA-N</text:p>
          </table:table-cell>
          <table:table-cell table:style-name="ce8" office:value-type="string" calcext:value-type="string">
            <text:p>C=CCN1C(=O)N(CC=C)C23N4CC=CCN2C(=O)N2CC=CCN(C4=O)C123</text:p>
          </table:table-cell>
          <table:table-cell table:style-name="ce8" office:value-type="string" calcext:value-type="string">
            <text:p>InChI=1S/C19H22N6O3/c1-3-9-20-15(26)21(10-4-2)19-18(20)22-11-5-6-12-23(18)17(28)25(19)14-8-7-13-24(19)16(22)27/h3-8H,1-2,9-14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2" calcext:value-type="float">
            <text:p>403830142</text:p>
          </table:table-cell>
          <table:table-cell table:style-name="ce33" office:value-type="float" office:value="145829161" calcext:value-type="float">
            <text:p>145829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2</text:p>
          </table:table-cell>
          <table:table-cell table:style-name="ce22" office:value-type="string" calcext:value-type="string">
            <text:p>VPVSTMAPERLKKM-UHFFFAOYSA-N</text:p>
          </table:table-cell>
          <table:table-cell table:style-name="ce8" office:value-type="string" calcext:value-type="string">
            <text:p>O=C1NC2NC(=O)NC2N1</text:p>
          </table:table-cell>
          <table:table-cell table:style-name="ce8" office:value-type="string" calcext:value-type="string">
            <text:p>InChI=1S/C4H6N4O2/c9-3-5-1-2(7-3)8-4(10)6-1/h1-2H,(H2,5,7,9)(H2,6,8,10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3" calcext:value-type="float">
            <text:p>403830143</text:p>
          </table:table-cell>
          <table:table-cell table:style-name="ce33" office:value-type="float" office:value="62347" calcext:value-type="float">
            <text:p>623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3</text:p>
          </table:table-cell>
          <table:table-cell table:style-name="ce22" office:value-type="string" calcext:value-type="string">
            <text:p>VKSVEHYLRGITRK-UHFFFAOYSA-N</text:p>
          </table:table-cell>
          <table:table-cell table:style-name="ce8" office:value-type="string" calcext:value-type="string">
            <text:p>O=C1N2CN3C(=O)N4CN5C(=O)N6CN7C(=O)N8CN9C(=O)N%10CN1C1C2N2CN%11C(=O)N(CN%12C(=O)N(CN%13C(=O)N(CN%14C(=O)N(CN1C2=O)C%10C9%14)C8C7%13)C6C5%12)C4C3%11</text:p>
          </table:table-cell>
          <table:table-cell table:style-name="ce8" office:value-type="string" calcext:value-type="string">
            <text:p>InChI=1S/C30H30N20O10/c51-21-31-1-32-12-14-36(22(32)52)4-40-16-18-44(26(40)56)8-48-20-19-47(29(48)59)7-43-17-15-39(25(43)55)3-35(21)13-11(31)33-2-34(12)24(54)38(14)6-42(16)28(58)46(18)10-50(20)30(60)49(19)9-45(17)27(57)41(15)5-37(13)23(33)53/h11-20H,1-10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4" calcext:value-type="float">
            <text:p>403830144</text:p>
          </table:table-cell>
          <table:table-cell table:style-name="ce33" office:value-type="float" office:value="6096206" calcext:value-type="float">
            <text:p>60962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4</text:p>
          </table:table-cell>
          <table:table-cell table:style-name="ce22" office:value-type="string" calcext:value-type="string">
            <text:p>MSBXTPRURXJCPF-UHFFFAOYSA-N</text:p>
          </table:table-cell>
          <table:table-cell table:style-name="ce8" office:value-type="string" calcext:value-type="string">
            <text:p>O=C1N2CN3C(=O)N4CN5C(=O)N6CN7C(=O)N8CN9C(=O)N%10CN%11C(=O)N%12CN1C1C2N2CN%13C(=O)N(CN%14C(=O)N(CN%15C(=O)N(CN%16C(=O)N(CN%17C(=O)N(CN1C2=O)C%12C%11%17)C%10C9%16)C8C7%15)C6C5%14)C4C3%13</text:p>
          </table:table-cell>
          <table:table-cell table:style-name="ce8" office:value-type="string" calcext:value-type="string">
            <text:p>InChI=1S/C36H36N24O12/c61-25-37-1-38-14-16-42(26(38)62)4-46-18-20-50(30(46)66)8-54-22-24-58(34(54)70)11-57-23-21-53(33(57)69)7-49-19-17-45(29(49)65)3-41(25)15-13(37)39-2-40(14)28(64)44(16)6-48(18)32(68)52(20)10-56(22)36(72)60(24)12-59(23)35(71)55(21)9-51(19)31(67)47(17)5-43(15)27(39)63/h13-24H,1-12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5" calcext:value-type="float">
            <text:p>403830145</text:p>
          </table:table-cell>
          <table:table-cell table:style-name="ce33" office:value-type="float" office:value="196163" calcext:value-type="float">
            <text:p>19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5</text:p>
          </table:table-cell>
          <table:table-cell table:style-name="ce22" office:value-type="string" calcext:value-type="string">
            <text:p>XIUUSFJTJXFNGH-UHFFFAOYSA-N</text:p>
          </table:table-cell>
          <table:table-cell table:style-name="ce8" office:value-type="string" calcext:value-type="string">
            <text:p>CN1C(=O)N(C)C2C1N(C)C(=O)N2C</text:p>
          </table:table-cell>
          <table:table-cell table:style-name="ce8" office:value-type="string" calcext:value-type="string">
            <text:p>InChI=1S/C8H14N4O2/c1-9-5-6(11(3)7(9)13)12(4)8(14)10(5)2/h5-6H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6" calcext:value-type="float">
            <text:p>403830146</text:p>
          </table:table-cell>
          <table:table-cell table:style-name="ce33" office:value-type="float" office:value="122282" calcext:value-type="float">
            <text:p>1222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6</text:p>
          </table:table-cell>
          <table:table-cell table:style-name="ce22" office:value-type="string" calcext:value-type="string">
            <text:p>JEPVGXBHJFLXEJ-UHFFFAOYSA-N</text:p>
          </table:table-cell>
          <table:table-cell table:style-name="ce8" office:value-type="string" calcext:value-type="string">
            <text:p>CN1C(=S)N(C)C2C1N(C)C(=S)N2C</text:p>
          </table:table-cell>
          <table:table-cell table:style-name="ce8" office:value-type="string" calcext:value-type="string">
            <text:p>InChI=1S/C8H14N4S2/c1-9-5-6(11(3)7(9)13)12(4)8(14)10(5)2/h5-6H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7" calcext:value-type="float">
            <text:p>403830147</text:p>
          </table:table-cell>
          <table:table-cell table:style-name="ce33" office:value-type="float" office:value="145829162" calcext:value-type="float">
            <text:p>14582916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7</text:p>
          </table:table-cell>
          <table:table-cell table:style-name="ce22" office:value-type="string" calcext:value-type="string">
            <text:p>RXQDLOPOUYNCJS-UHFFFAOYSA-N</text:p>
          </table:table-cell>
          <table:table-cell table:style-name="ce8" office:value-type="string" calcext:value-type="string">
            <text:p>CS[C+]1N(C)C2C(N1C)N(C)[C+](SC)N2C.F[B-](F)(F)F.F[B-](F)(F)F</text:p>
          </table:table-cell>
          <table:table-cell table:style-name="ce8" office:value-type="string" calcext:value-type="string">
            <text:p>InChI=1S/C10H20N4S2.2BF4/c1-11-7-8(13(3)9(11)15-5)14(4)10(16-6)12(7)2;2*2-1(3,4)5/h7-8H,1-6H3;;/q+2;2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8" calcext:value-type="float">
            <text:p>403830148</text:p>
          </table:table-cell>
          <table:table-cell table:style-name="ce33" office:value-type="float" office:value="145829163" calcext:value-type="float">
            <text:p>145829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8</text:p>
          </table:table-cell>
          <table:table-cell table:style-name="ce22" office:value-type="string" calcext:value-type="string">
            <text:p>IPDFXSWZTGJXOM-UHFFFAOYSA-N</text:p>
          </table:table-cell>
          <table:table-cell table:style-name="ce8" office:value-type="string" calcext:value-type="string">
            <text:p>CS[C+]1N(C)C2C(N(C)C(=O)N2C)N1C.F[B-](F)(F)F</text:p>
          </table:table-cell>
          <table:table-cell table:style-name="ce8" office:value-type="string" calcext:value-type="string">
            <text:p>InChI=1S/C9H17N4OS.BF4/c1-10-6-7(11(2)8(10)14)13(4)9(15-5)12(6)3;2-1(3,4)5/h6-7H,1-5H3;/q+1;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9" calcext:value-type="float">
            <text:p>403830149</text:p>
          </table:table-cell>
          <table:table-cell table:style-name="ce33" office:value-type="float" office:value="145829165" calcext:value-type="float">
            <text:p>145829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9</text:p>
          </table:table-cell>
          <table:table-cell table:style-name="ce22" office:value-type="string" calcext:value-type="string">
            <text:p>OEHZNSKTYGNPQL-UHFFFAOYSA-L</text:p>
          </table:table-cell>
          <table:table-cell table:style-name="ce8" office:value-type="string" calcext:value-type="string">
            <text:p>CN1[CH+]N(C)C2C1N(C)[CH+]N2C.O=S(=O)([O-])O.O=S(=O)([O-])O</text:p>
          </table:table-cell>
          <table:table-cell table:style-name="ce8" office:value-type="string" calcext:value-type="string">
            <text:p>InChI=1S/C8H16N4.2H2O4S/c1-9-5-10(2)8-7(9)11(3)6-12(8)4;2*1-5(2,3)4/h5-8H,1-4H3;2*(H2,1,2,3,4)/q+2;;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0" calcext:value-type="float">
            <text:p>403830150</text:p>
          </table:table-cell>
          <table:table-cell table:style-name="ce33" office:value-type="float" office:value="145829167" calcext:value-type="float">
            <text:p>145829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0</text:p>
          </table:table-cell>
          <table:table-cell table:style-name="ce22" office:value-type="string" calcext:value-type="string">
            <text:p>PLEXESTXLLPXHM-UHFFFAOYSA-L</text:p>
          </table:table-cell>
          <table:table-cell table:style-name="ce8" office:value-type="string" calcext:value-type="string">
            <text:p>CN1[CH+]N(C)C2C1N(C)[CH+]N2C.[Cl-].[Cl-]</text:p>
          </table:table-cell>
          <table:table-cell table:style-name="ce8" office:value-type="string" calcext:value-type="string">
            <text:p>InChI=1S/C8H16N4.2ClH/c1-9-5-10(2)8-7(9)11(3)6-12(8)4;;/h5-8H,1-4H3;2*1H/q+2;;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1" calcext:value-type="float">
            <text:p>403830151</text:p>
          </table:table-cell>
          <table:table-cell table:style-name="ce33" office:value-type="float" office:value="145829169" calcext:value-type="float">
            <text:p>145829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01</text:p>
          </table:table-cell>
          <table:table-cell table:style-name="ce22" office:value-type="string" calcext:value-type="string">
            <text:p>GBWWXVPVIWUTLU-UHFFFAOYSA-N</text:p>
          </table:table-cell>
          <table:table-cell table:style-name="ce8" office:value-type="string" calcext:value-type="string">
            <text:p>CN1CN(C)C2C1N(C)CN2C</text:p>
          </table:table-cell>
          <table:table-cell table:style-name="ce8" office:value-type="string" calcext:value-type="string">
            <text:p>InChI=1S/C8H18N4/c1-9-5-10(2)8-7(9)11(3)6-12(8)4/h7-8H,5-6H2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2" calcext:value-type="float">
            <text:p>403830152</text:p>
          </table:table-cell>
          <table:table-cell table:style-name="ce33" office:value-type="float" office:value="15198250" calcext:value-type="float">
            <text:p>15198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2</text:p>
          </table:table-cell>
          <table:table-cell table:style-name="ce22" office:value-type="string" calcext:value-type="string">
            <text:p>VLEIFWURIHJGSH-UHFFFAOYSA-N</text:p>
          </table:table-cell>
          <table:table-cell table:style-name="ce8" office:value-type="string" calcext:value-type="string">
            <text:p>CN1[CH+]N(C)C2C1N(C)[CH+]N2C.F[B-](F)(F)F.F[B-](F)(F)F</text:p>
          </table:table-cell>
          <table:table-cell table:style-name="ce8" office:value-type="string" calcext:value-type="string">
            <text:p>InChI=1S/C8H16N4.2BF4/c1-9-5-10(2)8-7(9)11(3)6-12(8)4;2*2-1(3,4)5/h5-8H,1-4H3;;/q+2;2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3" calcext:value-type="float">
            <text:p>403830153</text:p>
          </table:table-cell>
          <table:table-cell table:style-name="ce33" office:value-type="float" office:value="145829170" calcext:value-type="float">
            <text:p>145829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3</text:p>
          </table:table-cell>
          <table:table-cell table:style-name="ce22" office:value-type="string" calcext:value-type="string">
            <text:p>QURIMMSUJAFZEM-UHFFFAOYSA-M</text:p>
          </table:table-cell>
          <table:table-cell table:style-name="ce8" office:value-type="string" calcext:value-type="string">
            <text:p>CN1C(=O)N(C)C2C1N(C)[C+](Cl)N2C.[Cl-]</text:p>
          </table:table-cell>
          <table:table-cell table:style-name="ce8" office:value-type="string" calcext:value-type="string">
            <text:p>InChI=1S/C8H14ClN4O.ClH/c1-10-5-6(11(2)7(10)9)13(4)8(14)12(5)3;/h5-6H,1-4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4" calcext:value-type="float">
            <text:p>403830154</text:p>
          </table:table-cell>
          <table:table-cell table:style-name="ce33" office:value-type="float" office:value="145829171" calcext:value-type="float">
            <text:p>145829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4</text:p>
          </table:table-cell>
          <table:table-cell table:style-name="ce22" office:value-type="string" calcext:value-type="string">
            <text:p>VEENEILIRBPHFG-UHFFFAOYSA-N</text:p>
          </table:table-cell>
          <table:table-cell table:style-name="ce8" office:value-type="string" calcext:value-type="string">
            <text:p>CN1C(=O)N(C)C2C1N(C)C(=C1N(C)C3C(N(C)C(=O)N3C)N1C)N2C.CN1C(=O)N(C)C2C1N(C)C(=C1N(C)C3C(N(C)C(=O)N3C)N1C)N2C</text:p>
          </table:table-cell>
          <table:table-cell table:style-name="ce8" office:value-type="string" calcext:value-type="string">
            <text:p>InChI=1S/2C16H28N8O2/c2*1-17-9(18(2)12-11(17)21(5)15(25)22(12)6)10-19(3)13-14(20(10)4)24(8)16(26)23(13)7/h2*11-14H,1-8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5" calcext:value-type="float">
            <text:p>403830155</text:p>
          </table:table-cell>
          <table:table-cell table:style-name="ce33" office:value-type="float" office:value="145829173" calcext:value-type="float">
            <text:p>145829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5</text:p>
          </table:table-cell>
          <table:table-cell table:style-name="ce22" office:value-type="string" calcext:value-type="string">
            <text:p>WHQYSQQFSZZODB-UHFFFAOYSA-M</text:p>
          </table:table-cell>
          <table:table-cell table:style-name="ce8" office:value-type="string" calcext:value-type="string">
            <text:p>CN1[CH+]N(C)C2C1N(C)C(=O)N2C.[Cl-]</text:p>
          </table:table-cell>
          <table:table-cell table:style-name="ce8" office:value-type="string" calcext:value-type="string">
            <text:p>InChI=1S/C8H15N4O.ClH/c1-9-5-10(2)7-6(9)11(3)8(13)12(7)4;/h5-7H,1-4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6" calcext:value-type="float">
            <text:p>403830156</text:p>
          </table:table-cell>
          <table:table-cell table:style-name="ce33" office:value-type="float" office:value="145829175" calcext:value-type="float">
            <text:p>145829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6</text:p>
          </table:table-cell>
          <table:table-cell table:style-name="ce8" office:value-type="string" calcext:value-type="string">
            <text:p>DORCENIPAPIASY-UHFFFAOYSA-J</text:p>
          </table:table-cell>
          <table:table-cell table:style-name="ce8" office:value-type="string" calcext:value-type="string">
            <text:p>CN1[CH+]N(C)C2C1N(C)CN2C.CN1[CH+]N(C)C2C1N(C)CN2C.[Cl-].[Cl-].[Cl-].[Cl-].[Hg+2]</text:p>
          </table:table-cell>
          <table:table-cell table:style-name="ce8" office:value-type="string" calcext:value-type="string">
            <text:p>InChI=1S/2C8H17N4.4ClH.Hg/c2*1-9-5-10(2)8-7(9)11(3)6-12(8)4;;;;;/h2*5,7-8H,6H2,1-4H3;4*1H;/q2*+1;;;;;+2/p-4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7" calcext:value-type="float">
            <text:p>403830157</text:p>
          </table:table-cell>
          <table:table-cell table:style-name="ce33" office:value-type="float" office:value="145829177" calcext:value-type="float">
            <text:p>145829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7</text:p>
          </table:table-cell>
          <table:table-cell table:style-name="ce8" office:value-type="string" calcext:value-type="string">
            <text:p>AMBRAPWZBMJDEO-UHFFFAOYSA-L</text:p>
          </table:table-cell>
          <table:table-cell table:style-name="ce8" office:value-type="string" calcext:value-type="string">
            <text:p>C1=CC=C(P(C2=CC=CC=C2)C2=CC=CC=C2)C=C1.CN1CN(C)C23N(C)C(=O)N(C)C12N(C)C(=O)N3C.Cl[Pd]Cl</text:p>
          </table:table-cell>
          <table:table-cell table:style-name="ce8" office:value-type="string" calcext:value-type="string">
            <text:p>InChI=1S/C18H15P.C11H20N6O2.2ClH.Pd/c1-4-10-16(11-5-1)19(17-12-6-2-7-13-17)18-14-8-3-9-15-18;1-12-7-13(2)11-10(12,14(3)8(18)16(11)5)15(4)9(19)17(11)6;;;/h1-15H;7H2,1-6H3;2*1H;/q;;;;+2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8" calcext:value-type="float">
            <text:p>403830158</text:p>
          </table:table-cell>
          <table:table-cell table:style-name="ce33" office:value-type="float" office:value="145829179" calcext:value-type="float">
            <text:p>145829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8</text:p>
          </table:table-cell>
          <table:table-cell table:style-name="ce8" office:value-type="string" calcext:value-type="string">
            <text:p>NTSRBBNEVXFLFS-UHFFFAOYSA-L</text:p>
          </table:table-cell>
          <table:table-cell table:style-name="ce8" office:value-type="string" calcext:value-type="string">
            <text:p>CN1CN(C)C23N(C)C(=O)N(C)C12N(C)C(=O)N3C.CN1CN(C)C23N(C)C(=O)N(C)C12N(C)C(=O)N3C.[Cl-].[Cl-].[Hg+2]</text:p>
          </table:table-cell>
          <table:table-cell table:style-name="ce8" office:value-type="string" calcext:value-type="string">
            <text:p>InChI=1S/2C11H20N6O2.2ClH.Hg/c2*1-12-7-13(2)11-10(12,14(3)8(18)16(11)5)15(4)9(19)17(11)6;;;/h2*7H2,1-6H3;2*1H;/q;;;;+2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9" calcext:value-type="float">
            <text:p>403830159</text:p>
          </table:table-cell>
          <table:table-cell table:style-name="ce33" office:value-type="float" office:value="145829180" calcext:value-type="float">
            <text:p>145829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9</text:p>
          </table:table-cell>
          <table:table-cell table:style-name="ce8" office:value-type="string" calcext:value-type="string">
            <text:p>FNOKFVNNIKZEHT-IJLUTSLNSA-N</text:p>
          </table:table-cell>
          <table:table-cell table:style-name="ce8" office:value-type="string" calcext:value-type="string">
            <text:p>C[C@@]12O[C@@H]1CC[C@@]2(O)C1=CC=CC=C1</text:p>
          </table:table-cell>
          <table:table-cell table:style-name="ce8" office:value-type="string" calcext:value-type="string">
            <text:p>InChI=1S/C12H14O2/c1-11-10(14-11)7-8-12(11,13)9-5-3-2-4-6-9/h2-6,10,13H,7-8H2,1H3/t10-,11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6" calcext:value-type="float">
            <text:p>404331526</text:p>
          </table:table-cell>
          <table:table-cell table:style-name="ce34" office:value-type="float" office:value="145864066" calcext:value-type="float">
            <text:p>1458640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0</text:p>
          </table:table-cell>
          <table:table-cell table:style-name="ce22" office:value-type="string" calcext:value-type="string">
            <text:p>UAYSXIQLGXJYLL-PWSUYJOCSA-N</text:p>
          </table:table-cell>
          <table:table-cell table:style-name="ce8" office:value-type="string" calcext:value-type="string">
            <text:p>C[C@@]1(C2=CC=CC=C2)C(=O)CC[C@H]1O</text:p>
          </table:table-cell>
          <table:table-cell table:style-name="ce8" office:value-type="string" calcext:value-type="string">
            <text:p>InChI=1S/C12H14O2/c1-12(9-5-3-2-4-6-9)10(13)7-8-11(12)14/h2-6,10,13H,7-8H2,1H3/t10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7" calcext:value-type="float">
            <text:p>404331527</text:p>
          </table:table-cell>
          <table:table-cell table:style-name="ce34" office:value-type="float" office:value="130763956" calcext:value-type="float">
            <text:p>1307639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1</text:p>
          </table:table-cell>
          <table:table-cell table:style-name="ce22" office:value-type="string" calcext:value-type="string">
            <text:p>JKCOTMJBEWLZEH-UHFFFAOYSA-N</text:p>
          </table:table-cell>
          <table:table-cell table:style-name="ce8" office:value-type="string" calcext:value-type="string">
            <text:p>CC1(C2=CC=CC=C2)C(=O)CCC1=O</text:p>
          </table:table-cell>
          <table:table-cell table:style-name="ce8" office:value-type="string" calcext:value-type="string">
            <text:p>InChI=1S/C12H12O2/c1-12(9-5-3-2-4-6-9)10(13)7-8-11(12)14/h2-6H,7-8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8" calcext:value-type="float">
            <text:p>404331528</text:p>
          </table:table-cell>
          <table:table-cell table:style-name="ce34" office:value-type="float" office:value="10081174" calcext:value-type="float">
            <text:p>100811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2</text:p>
          </table:table-cell>
          <table:table-cell table:style-name="ce22" office:value-type="string" calcext:value-type="string">
            <text:p>ZKUOKRMFLGLSOB-UHFFFAOYSA-N</text:p>
          </table:table-cell>
          <table:table-cell table:style-name="ce8" office:value-type="string" calcext:value-type="string">
            <text:p>CC1(CC[N+](=O)[O-])C(=O)CCC1=O</text:p>
          </table:table-cell>
          <table:table-cell table:style-name="ce8" office:value-type="string" calcext:value-type="string">
            <text:p>InChI=1S/C8H11NO4/c1-8(4-5-9(12)13)6(10)2-3-7(8)11/h2-5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9" calcext:value-type="float">
            <text:p>404331529</text:p>
          </table:table-cell>
          <table:table-cell table:style-name="ce34" office:value-type="float" office:value="131843087" calcext:value-type="float">
            <text:p>1318430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3</text:p>
          </table:table-cell>
          <table:table-cell table:style-name="ce22" office:value-type="string" calcext:value-type="string">
            <text:p>MZICIOJFAKDHAO-OPJZFTAPSA-N</text:p>
          </table:table-cell>
          <table:table-cell table:style-name="ce8" office:value-type="string" calcext:value-type="string">
            <text:p>C=CC[C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7-,9+;7-,9-/m1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0" calcext:value-type="float">
            <text:p>404331530</text:p>
          </table:table-cell>
          <table:table-cell table:style-name="ce34" office:value-type="float" office:value="145864067" calcext:value-type="float">
            <text:p>1458640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4</text:p>
          </table:table-cell>
          <table:table-cell table:style-name="ce22" office:value-type="string" calcext:value-type="string">
            <text:p>DSGQUBLTBNJBLZ-WPRPVWTQSA-N</text:p>
          </table:table-cell>
          <table:table-cell table:style-name="ce8" office:value-type="string" calcext:value-type="string">
            <text:p>C=CC[C@]1(C)C(=O)CCC[C@@H]1O</text:p>
          </table:table-cell>
          <table:table-cell table:style-name="ce8" office:value-type="string" calcext:value-type="string">
            <text:p>InChI=1S/C10H16O2/c1-3-7-10(2)8(11)5-4-6-9(10)12/h3,8,11H,1,4-7H2,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1" calcext:value-type="float">
            <text:p>404331531</text:p>
          </table:table-cell>
          <table:table-cell table:style-name="ce34" office:value-type="float" office:value="11008312" calcext:value-type="float">
            <text:p>110083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5</text:p>
          </table:table-cell>
          <table:table-cell table:style-name="ce22" office:value-type="string" calcext:value-type="string">
            <text:p>KAJKOFDGOSLJQC-CBAPKCEASA-N</text:p>
          </table:table-cell>
          <table:table-cell table:style-name="ce8" office:value-type="string" calcext:value-type="string">
            <text:p>CCC[C@]1(C)C(=O)CC[C@@H]1O</text:p>
          </table:table-cell>
          <table:table-cell table:style-name="ce8" office:value-type="string" calcext:value-type="string">
            <text:p>InChI=1S/C9H16O2/c1-3-6-9(2)7(10)4-5-8(9)11/h7,10H,3-6H2,1-2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2" calcext:value-type="float">
            <text:p>404331532</text:p>
          </table:table-cell>
          <table:table-cell table:style-name="ce34" office:value-type="float" office:value="13809465" calcext:value-type="float">
            <text:p>138094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6</text:p>
          </table:table-cell>
          <table:table-cell table:style-name="ce22" office:value-type="string" calcext:value-type="string">
            <text:p>BOCCJIHMRIMGHV-WPRPVWTQSA-N</text:p>
          </table:table-cell>
          <table:table-cell table:style-name="ce8" office:value-type="string" calcext:value-type="string">
            <text:p>CCC[C@]1(C)C(=O)CCC[C@@H]1O</text:p>
          </table:table-cell>
          <table:table-cell table:style-name="ce8" office:value-type="string" calcext:value-type="string">
            <text:p>InChI=1S/C10H18O2/c1-3-7-10(2)8(11)5-4-6-9(10)12/h8,11H,3-7H2,1-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3" calcext:value-type="float">
            <text:p>404331533</text:p>
          </table:table-cell>
          <table:table-cell table:style-name="ce34" office:value-type="float" office:value="13809479" calcext:value-type="float">
            <text:p>13809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7</text:p>
          </table:table-cell>
          <table:table-cell table:style-name="ce22" office:value-type="string" calcext:value-type="string">
            <text:p>UEWYHVQSNFTAKP-CBAPKCEASA-N</text:p>
          </table:table-cell>
          <table:table-cell table:style-name="ce8" office:value-type="string" calcext:value-type="string">
            <text:p>C#CC[C@]1(C)C(=O)CC[C@@H]1O</text:p>
          </table:table-cell>
          <table:table-cell table:style-name="ce8" office:value-type="string" calcext:value-type="string">
            <text:p>InChI=1S/C9H12O2/c1-3-6-9(2)7(10)4-5-8(9)11/h1,7,10H,4-6H2,2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4" calcext:value-type="float">
            <text:p>404331534</text:p>
          </table:table-cell>
          <table:table-cell table:style-name="ce34" office:value-type="float" office:value="13071301" calcext:value-type="float">
            <text:p>130713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8</text:p>
          </table:table-cell>
          <table:table-cell table:style-name="ce22" office:value-type="string" calcext:value-type="string">
            <text:p>UEWYHVQSNFTAKP-APPZFPTMSA-N</text:p>
          </table:table-cell>
          <table:table-cell table:style-name="ce8" office:value-type="string" calcext:value-type="string">
            <text:p>C#CC[C@]1(C)C(=O)CC[C@H]1O</text:p>
          </table:table-cell>
          <table:table-cell table:style-name="ce8" office:value-type="string" calcext:value-type="string">
            <text:p>InChI=1S/C9H12O2/c1-3-6-9(2)7(10)4-5-8(9)11/h1,7,10H,4-6H2,2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5" calcext:value-type="float">
            <text:p>404331535</text:p>
          </table:table-cell>
          <table:table-cell table:style-name="ce34" office:value-type="float" office:value="133675475" calcext:value-type="float">
            <text:p>1336754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9</text:p>
          </table:table-cell>
          <table:table-cell table:style-name="ce22" office:value-type="string" calcext:value-type="string">
            <text:p>BUMDAIHRSIOFNP-WPRPVWTQSA-N</text:p>
          </table:table-cell>
          <table:table-cell table:style-name="ce8" office:value-type="string" calcext:value-type="string">
            <text:p>C#CC[C@]1(C)C(=O)CCC[C@@H]1O</text:p>
          </table:table-cell>
          <table:table-cell table:style-name="ce8" office:value-type="string" calcext:value-type="string">
            <text:p>InChI=1S/C10H14O2/c1-3-7-10(2)8(11)5-4-6-9(10)12/h1,8,11H,4-7H2,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6" calcext:value-type="float">
            <text:p>404331536</text:p>
          </table:table-cell>
          <table:table-cell table:style-name="ce34" office:value-type="float" office:value="13809484" calcext:value-type="float">
            <text:p>13809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0</text:p>
          </table:table-cell>
          <table:table-cell table:style-name="ce22" office:value-type="string" calcext:value-type="string">
            <text:p>BUMDAIHRSIOFNP-SCZZXKLOSA-N</text:p>
          </table:table-cell>
          <table:table-cell table:style-name="ce8" office:value-type="string" calcext:value-type="string">
            <text:p>C#CC[C@]1(C)C(=O)CCC[C@H]1O</text:p>
          </table:table-cell>
          <table:table-cell table:style-name="ce8" office:value-type="string" calcext:value-type="string">
            <text:p>InChI=1S/C10H14O2/c1-3-7-10(2)8(11)5-4-6-9(10)12/h1,8,11H,4-7H2,2H3/t8-,10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7" calcext:value-type="float">
            <text:p>404331537</text:p>
          </table:table-cell>
          <table:table-cell table:style-name="ce34" office:value-type="float" office:value="133620645" calcext:value-type="float">
            <text:p>13362064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1</text:p>
          </table:table-cell>
          <table:table-cell table:style-name="ce22" office:value-type="string" calcext:value-type="string">
            <text:p>AEXAVMKCRMTRGH-AAEUAGOBSA-N</text:p>
          </table:table-cell>
          <table:table-cell table:style-name="ce8" office:value-type="string" calcext:value-type="string">
            <text:p>C[C@@]1(CC2=CC=CC=C2)C(=O)CC[C@@H]1O</text:p>
          </table:table-cell>
          <table:table-cell table:style-name="ce8" office:value-type="string" calcext:value-type="string">
            <text:p>InChI=1S/C13H16O2/c1-13(11(14)7-8-12(13)15)9-10-5-3-2-4-6-10/h2-6,11,14H,7-9H2,1H3/t11-,13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8" calcext:value-type="float">
            <text:p>404331538</text:p>
          </table:table-cell>
          <table:table-cell table:style-name="ce34" office:value-type="float" office:value="139593694" calcext:value-type="float">
            <text:p>139593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2</text:p>
          </table:table-cell>
          <table:table-cell table:style-name="ce22" office:value-type="string" calcext:value-type="string">
            <text:p>LNVQEYVGAPACLA-JSGCOSHPSA-N</text:p>
          </table:table-cell>
          <table:table-cell table:style-name="ce8" office:value-type="string" calcext:value-type="string">
            <text:p>C[C@@]1(CC2=CC=CC=C2)C(=O)CCC[C@@H]1O</text:p>
          </table:table-cell>
          <table:table-cell table:style-name="ce8" office:value-type="string" calcext:value-type="string">
            <text:p>InChI=1S/C14H18O2/c1-14(10-11-6-3-2-4-7-11)12(15)8-5-9-13(14)16/h2-4,6-7,12,15H,5,8-10H2,1H3/t12-,14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9" calcext:value-type="float">
            <text:p>404331539</text:p>
          </table:table-cell>
          <table:table-cell table:style-name="ce34" office:value-type="float" office:value="139593703" calcext:value-type="float">
            <text:p>139593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3</text:p>
          </table:table-cell>
          <table:table-cell table:style-name="ce22" office:value-type="string" calcext:value-type="string">
            <text:p>UAYSXIQLGXJYLL-JQWIXIFHSA-N</text:p>
          </table:table-cell>
          <table:table-cell table:style-name="ce8" office:value-type="string" calcext:value-type="string">
            <text:p>C[C@@]1(C2=CC=CC=C2)C(=O)CC[C@@H]1O</text:p>
          </table:table-cell>
          <table:table-cell table:style-name="ce8" office:value-type="string" calcext:value-type="string">
            <text:p>InChI=1S/C12H14O2/c1-12(9-5-3-2-4-6-9)10(13)7-8-11(12)14/h2-6,10,13H,7-8H2,1H3/t10-,12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0" calcext:value-type="float">
            <text:p>404331540</text:p>
          </table:table-cell>
          <table:table-cell table:style-name="ce34" office:value-type="float" office:value="131179314" calcext:value-type="float">
            <text:p>1311793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4</text:p>
          </table:table-cell>
          <table:table-cell table:style-name="ce22" office:value-type="string" calcext:value-type="string">
            <text:p>YGOZMUKIAMBNJA-CBAPKCEASA-N</text:p>
          </table:table-cell>
          <table:table-cell table:style-name="ce8" office:value-type="string" calcext:value-type="string">
            <text:p>C[C@@]1(CCC#N)C(=O)CC[C@@H]1O</text:p>
          </table:table-cell>
          <table:table-cell table:style-name="ce8" office:value-type="string" calcext:value-type="string">
            <text:p>InChI=1S/C9H13NO2/c1-9(5-2-6-10)7(11)3-4-8(9)12/h7,11H,2-5H2,1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1" calcext:value-type="float">
            <text:p>404331541</text:p>
          </table:table-cell>
          <table:table-cell table:style-name="ce34" office:value-type="float" office:value="13809468" calcext:value-type="float">
            <text:p>13809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5</text:p>
          </table:table-cell>
          <table:table-cell table:style-name="ce22" office:value-type="string" calcext:value-type="string">
            <text:p>YGOZMUKIAMBNJA-APPZFPTMSA-N</text:p>
          </table:table-cell>
          <table:table-cell table:style-name="ce8" office:value-type="string" calcext:value-type="string">
            <text:p>C[C@@]1(CCC#N)C(=O)CC[C@H]1O</text:p>
          </table:table-cell>
          <table:table-cell table:style-name="ce8" office:value-type="string" calcext:value-type="string">
            <text:p>InChI=1S/C9H13NO2/c1-9(5-2-6-10)7(11)3-4-8(9)12/h7,11H,2-5H2,1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2" calcext:value-type="float">
            <text:p>404331542</text:p>
          </table:table-cell>
          <table:table-cell table:style-name="ce34" office:value-type="float" office:value="96009135" calcext:value-type="float">
            <text:p>960091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6</text:p>
          </table:table-cell>
          <table:table-cell table:style-name="ce22" office:value-type="string" calcext:value-type="string">
            <text:p>ZTHJLDQYRVFOQJ-UECOCMQASA-N</text:p>
          </table:table-cell>
          <table:table-cell table:style-name="ce8" office:value-type="string" calcext:value-type="string">
            <text:p>C[C@@]1(CCC#N)C(=O)CCC[C@@H]1O.C[C@@]1(CCC#N)C(=O)CCC[C@H]1O</text:p>
          </table:table-cell>
          <table:table-cell table:style-name="ce8" office:value-type="string" calcext:value-type="string">
            <text:p>InChI=1S/2C10H15NO2/c2*1-10(6-3-7-11)8(12)4-2-5-9(10)13/h2*8,12H,2-6H2,1H3/t8-,10+;8-,10-/m1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3" calcext:value-type="float">
            <text:p>404331543</text:p>
          </table:table-cell>
          <table:table-cell table:style-name="ce34" office:value-type="float" office:value="145864068" calcext:value-type="float">
            <text:p>1458640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7</text:p>
          </table:table-cell>
          <table:table-cell table:style-name="ce22" office:value-type="string" calcext:value-type="string">
            <text:p>USGXIBYXSXYATD-IONNQARKSA-N</text:p>
          </table:table-cell>
          <table:table-cell table:style-name="ce8" office:value-type="string" calcext:value-type="string">
            <text:p>C[C@]12CCC(=O)O[C@H]1CCC2=O</text:p>
          </table:table-cell>
          <table:table-cell table:style-name="ce8" office:value-type="string" calcext:value-type="string">
            <text:p>InChI=1S/C9H12O3/c1-9-5-4-8(11)12-7(9)3-2-6(9)10/h7H,2-5H2,1H3/t7-,9+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4" calcext:value-type="float">
            <text:p>404331544</text:p>
          </table:table-cell>
          <table:table-cell table:style-name="ce34" office:value-type="float" office:value="13809471" calcext:value-type="float">
            <text:p>138094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8</text:p>
          </table:table-cell>
          <table:table-cell table:style-name="ce22" office:value-type="string" calcext:value-type="string">
            <text:p>XJEAVZGYZVYNCH-XCBNKYQSSA-N</text:p>
          </table:table-cell>
          <table:table-cell table:style-name="ce8" office:value-type="string" calcext:value-type="string">
            <text:p>COC(=O)CC[C@]1(C)C(=O)CC[C@H]1O</text:p>
          </table:table-cell>
          <table:table-cell table:style-name="ce8" office:value-type="string" calcext:value-type="string">
            <text:p>InChI=1S/C10H16O4/c1-10(6-5-9(13)14-2)7(11)3-4-8(10)12/h7,11H,3-6H2,1-2H3/t7-,10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5" calcext:value-type="float">
            <text:p>404331545</text:p>
          </table:table-cell>
          <table:table-cell table:style-name="ce34" office:value-type="float" office:value="145864069" calcext:value-type="float">
            <text:p>145864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9</text:p>
          </table:table-cell>
          <table:table-cell table:style-name="ce22" office:value-type="string" calcext:value-type="string">
            <text:p>HQSSEMYFNRIRIK-XPUUQOCRSA-N</text:p>
          </table:table-cell>
          <table:table-cell table:style-name="ce8" office:value-type="string" calcext:value-type="string">
            <text:p>C[C@@]1(CC[N+](=O)[O-])C(=O)CC[C@@H]1O</text:p>
          </table:table-cell>
          <table:table-cell table:style-name="ce8" office:value-type="string" calcext:value-type="string">
            <text:p>InChI=1S/C8H13NO4/c1-8(4-5-9(12)13)6(10)2-3-7(8)11/h6,10H,2-5H2,1H3/t6-,8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6" calcext:value-type="float">
            <text:p>404331546</text:p>
          </table:table-cell>
          <table:table-cell table:style-name="ce34" office:value-type="float" office:value="131591889" calcext:value-type="float">
            <text:p>1315918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0</text:p>
          </table:table-cell>
          <table:table-cell table:style-name="ce22" office:value-type="string" calcext:value-type="string">
            <text:p>HQSSEMYFNRIRIK-SVRRBLITSA-N</text:p>
          </table:table-cell>
          <table:table-cell table:style-name="ce8" office:value-type="string" calcext:value-type="string">
            <text:p>C[C@@]1(CC[N+](=O)[O-])C(=O)CC[C@H]1O</text:p>
          </table:table-cell>
          <table:table-cell table:style-name="ce8" office:value-type="string" calcext:value-type="string">
            <text:p>InChI=1S/C8H13NO4/c1-8(4-5-9(12)13)6(10)2-3-7(8)11/h6,10H,2-5H2,1H3/t6-,8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7" calcext:value-type="float">
            <text:p>404331547</text:p>
          </table:table-cell>
          <table:table-cell table:style-name="ce34" office:value-type="float" office:value="131591888" calcext:value-type="float">
            <text:p>1315918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1</text:p>
          </table:table-cell>
          <table:table-cell table:style-name="ce22" office:value-type="string" calcext:value-type="string">
            <text:p>OHTLVGBGUQAOJZ-UHFFFAOYSA-N</text:p>
          </table:table-cell>
          <table:table-cell table:style-name="ce8" office:value-type="string" calcext:value-type="string">
            <text:p>COC(=O)C(Br)=P(C1=CC=CC=C1)(C1=CC=CC=C1)C1=CC=CC=C1</text:p>
          </table:table-cell>
          <table:table-cell table:style-name="ce8" office:value-type="string" calcext:value-type="string">
            <text:p>InChI=1S/C21H18BrO2P/c1-24-21(23)20(22)25(17-11-5-2-6-12-17,18-13-7-3-8-14-18)19-15-9-4-10-16-19/h2-16H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8" calcext:value-type="float">
            <text:p>404331548</text:p>
          </table:table-cell>
          <table:table-cell table:style-name="ce34" office:value-type="float" office:value="10971683" calcext:value-type="float">
            <text:p>109716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2</text:p>
          </table:table-cell>
          <table:table-cell table:style-name="ce22" office:value-type="string" calcext:value-type="string">
            <text:p>JKWOFWJCHKLGNP-UHFFFAOYSA-N</text:p>
          </table:table-cell>
          <table:table-cell table:style-name="ce8" office:value-type="string" calcext:value-type="string">
            <text:p>CC1(CCC=O)C(=O)CCC1=O</text:p>
          </table:table-cell>
          <table:table-cell table:style-name="ce8" office:value-type="string" calcext:value-type="string">
            <text:p>InChI=1S/C9H12O3/c1-9(5-2-6-10)7(11)3-4-8(9)12/h6H,2-5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9" calcext:value-type="float">
            <text:p>404331549</text:p>
          </table:table-cell>
          <table:table-cell table:style-name="ce34" office:value-type="float" office:value="11019251" calcext:value-type="float">
            <text:p>110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3</text:p>
          </table:table-cell>
          <table:table-cell table:style-name="ce22" office:value-type="string" calcext:value-type="string">
            <text:p>JDKYBXRWPRILQA-UHFFFAOYSA-N</text:p>
          </table:table-cell>
          <table:table-cell table:style-name="ce8" office:value-type="string" calcext:value-type="string">
            <text:p>COC(=O)C(Br)=CCCC1(C)C(=O)CCC1=O</text:p>
          </table:table-cell>
          <table:table-cell table:style-name="ce8" office:value-type="string" calcext:value-type="string">
            <text:p>InChI=1S/C12H15BrO4/c1-12(9(14)5-6-10(12)15)7-3-4-8(13)11(16)17-2/h4H,3,5-7H2,1-2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0" calcext:value-type="float">
            <text:p>404331550</text:p>
          </table:table-cell>
          <table:table-cell table:style-name="ce34" office:value-type="float" office:value="85366182" calcext:value-type="float">
            <text:p>853661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4</text:p>
          </table:table-cell>
          <table:table-cell table:style-name="ce22" office:value-type="string" calcext:value-type="string">
            <text:p>YKLWTPZFHBDQIO-HWKANZROSA-N</text:p>
          </table:table-cell>
          <table:table-cell table:style-name="ce8" office:value-type="string" calcext:value-type="string">
            <text:p>COC(=O)/C=C/CCC1(C)C(=O)CCC1=O</text:p>
          </table:table-cell>
          <table:table-cell table:style-name="ce8" office:value-type="string" calcext:value-type="string">
            <text:p>InChI=1S/C12H16O4/c1-12(9(13)6-7-10(12)14)8-4-3-5-11(15)16-2/h3,5H,4,6-8H2,1-2H3/b5-3+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1" calcext:value-type="float">
            <text:p>404331551</text:p>
          </table:table-cell>
          <table:table-cell table:style-name="ce34" office:value-type="float" office:value="10331210" calcext:value-type="float">
            <text:p>10331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5</text:p>
          </table:table-cell>
          <table:table-cell table:style-name="ce22" office:value-type="string" calcext:value-type="string">
            <text:p>ISZLGGGUERLGPW-LVKGHMNNSA-N</text:p>
          </table:table-cell>
          <table:table-cell table:style-name="ce8" office:value-type="string" calcext:value-type="string">
            <text:p>COC(=O)/C=C/CC[C@@]1(C)C(=O)CC[C@H]1O</text:p>
          </table:table-cell>
          <table:table-cell table:style-name="ce8" office:value-type="string" calcext:value-type="string">
            <text:p>InChI=1S/C12H18O4/c1-12(9(13)6-7-10(12)14)8-4-3-5-11(15)16-2/h3,5,9,13H,4,6-8H2,1-2H3/b5-3+/t9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2" calcext:value-type="float">
            <text:p>404331552</text:p>
          </table:table-cell>
          <table:table-cell table:style-name="ce34" office:value-type="float" office:value="145864070" calcext:value-type="float">
            <text:p>145864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6</text:p>
          </table:table-cell>
          <table:table-cell table:style-name="ce22" office:value-type="string" calcext:value-type="string">
            <text:p>YUJHMIZVEQYDGM-YJLKIPLNSA-N</text:p>
          </table:table-cell>
          <table:table-cell table:style-name="ce8" office:value-type="string" calcext:value-type="string">
            <text:p>COC(=O)/C=C/CC[C@@]1(C)C(=O)CC[C@H]1OS(C)(=O)=O</text:p>
          </table:table-cell>
          <table:table-cell table:style-name="ce8" office:value-type="string" calcext:value-type="string">
            <text:p>InChI=1S/C13H20O6S/c1-13(9-5-4-6-12(15)18-2)10(14)7-8-11(13)19-20(3,16)17/h4,6,11H,5,7-9H2,1-3H3/b6-4+/t11-,13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3" calcext:value-type="float">
            <text:p>404331553</text:p>
          </table:table-cell>
          <table:table-cell table:style-name="ce34" office:value-type="float" office:value="145864071" calcext:value-type="float">
            <text:p>145864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7</text:p>
          </table:table-cell>
          <table:table-cell table:style-name="ce22" office:value-type="string" calcext:value-type="string">
            <text:p>QQXRKGCBOXGHLK-RITPCOANSA-N</text:p>
          </table:table-cell>
          <table:table-cell table:style-name="ce8" office:value-type="string" calcext:value-type="string">
            <text:p>C[C@@]12O[C@@H]1CCC2=O</text:p>
          </table:table-cell>
          <table:table-cell table:style-name="ce8" office:value-type="string" calcext:value-type="string">
            <text:p>InChI=1S/C6H8O2/c1-6-4(7)2-3-5(6)8-6/h5H,2-3H2,1H3/t5-,6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4" calcext:value-type="float">
            <text:p>404331554</text:p>
          </table:table-cell>
          <table:table-cell table:style-name="ce34" office:value-type="float" office:value="130862055" calcext:value-type="float">
            <text:p>1308620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8</text:p>
          </table:table-cell>
          <table:table-cell table:style-name="ce22" office:value-type="string" calcext:value-type="string">
            <text:p>DKKOSAKIPMMIFY-APPZFPTMSA-N</text:p>
          </table:table-cell>
          <table:table-cell table:style-name="ce8" office:value-type="string" calcext:value-type="string">
            <text:p>C=CC[C@]1(C)C(=O)CC[C@H]1O</text:p>
          </table:table-cell>
          <table:table-cell table:style-name="ce8" office:value-type="string" calcext:value-type="string">
            <text:p>InChI=1S/C9H14O2/c1-3-6-9(2)7(10)4-5-8(9)11/h3,7,10H,1,4-6H2,2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5" calcext:value-type="float">
            <text:p>404331555</text:p>
          </table:table-cell>
          <table:table-cell table:style-name="ce34" office:value-type="float" office:value="13407452" calcext:value-type="float">
            <text:p>134074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9</text:p>
          </table:table-cell>
          <table:table-cell table:style-name="ce22" office:value-type="string" calcext:value-type="string">
            <text:p>YKXISMLFNRLROR-NXEZZACHSA-N</text:p>
          </table:table-cell>
          <table:table-cell table:style-name="ce8" office:value-type="string" calcext:value-type="string">
            <text:p>C=CC[C@]1(C)C(=O)CC[C@H]1OS(C)(=O)=O</text:p>
          </table:table-cell>
          <table:table-cell table:style-name="ce8" office:value-type="string" calcext:value-type="string">
            <text:p>InChI=1S/C10H16O4S/c1-4-7-10(2)8(11)5-6-9(10)14-15(3,12)13/h4,9H,1,5-7H2,2-3H3/t9-,10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6" calcext:value-type="float">
            <text:p>404331556</text:p>
          </table:table-cell>
          <table:table-cell table:style-name="ce34" office:value-type="float" office:value="145864072" calcext:value-type="float">
            <text:p>145864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0</text:p>
          </table:table-cell>
          <table:table-cell table:style-name="ce22" office:value-type="string" calcext:value-type="string">
            <text:p>BTJSBQVZVKNJRR-DJVCXFJCSA-N</text:p>
          </table:table-cell>
          <table:table-cell table:style-name="ce8" office:value-type="string" calcext:value-type="string">
            <text:p>COC(=O)/C=C/C[C@]1(C)C(=O)CC[C@H]1OS(C)(=O)=O</text:p>
          </table:table-cell>
          <table:table-cell table:style-name="ce8" office:value-type="string" calcext:value-type="string">
            <text:p>InChI=1S/C12H18O6S/c1-12(8-4-5-11(14)17-2)9(13)6-7-10(12)18-19(3,15)16/h4-5,10H,6-8H2,1-3H3/b5-4+/t10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7" calcext:value-type="float">
            <text:p>404331557</text:p>
          </table:table-cell>
          <table:table-cell table:style-name="ce34" office:value-type="float" office:value="145864073" calcext:value-type="float">
            <text:p>1458640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1</text:p>
          </table:table-cell>
          <table:table-cell table:style-name="ce22" office:value-type="string" calcext:value-type="string">
            <text:p>UJVIDHMDUZMBAU-FXAINCCUSA-N</text:p>
          </table:table-cell>
          <table:table-cell table:style-name="ce8" office:value-type="string" calcext:value-type="string">
            <text:p>COC(=O)[C@H]1CCC[C@]2(C)C(=O)CC[C@]12O</text:p>
          </table:table-cell>
          <table:table-cell table:style-name="ce8" office:value-type="string" calcext:value-type="string">
            <text:p>InChI=1S/C12H18O4/c1-11-6-3-4-8(10(14)16-2)12(11,15)7-5-9(11)13/h8,15H,3-7H2,1-2H3/t8-,11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8" calcext:value-type="float">
            <text:p>404331558</text:p>
          </table:table-cell>
          <table:table-cell table:style-name="ce34" office:value-type="float" office:value="145864074" calcext:value-type="float">
            <text:p>145864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2</text:p>
          </table:table-cell>
          <table:table-cell table:style-name="ce22" office:value-type="string" calcext:value-type="string">
            <text:p>VTINOARJDWHUIG-WFFHOREQSA-N</text:p>
          </table:table-cell>
          <table:table-cell table:style-name="ce8" office:value-type="string" calcext:value-type="string">
            <text:p>COC(=O)[C@H]1CCC[C@]2(C)[C@H](OS(C)(=O)=O)CC[C@]12O</text:p>
          </table:table-cell>
          <table:table-cell table:style-name="ce8" office:value-type="string" calcext:value-type="string">
            <text:p>InChI=1S/C13H22O6S/c1-12-7-4-5-9(11(14)18-2)13(12,15)8-6-10(12)19-20(3,16)17/h9-10,15H,4-8H2,1-3H3/t9-,10-,12-,13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9" calcext:value-type="float">
            <text:p>404331559</text:p>
          </table:table-cell>
          <table:table-cell table:style-name="ce34" office:value-type="float" office:value="145864075" calcext:value-type="float">
            <text:p>1458640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3</text:p>
          </table:table-cell>
          <table:table-cell table:style-name="ce22" office:value-type="string" calcext:value-type="string">
            <text:p>VTINOARJDWHUIG-YGNMPJRFSA-N</text:p>
          </table:table-cell>
          <table:table-cell table:style-name="ce8" office:value-type="string" calcext:value-type="string">
            <text:p>COC(=O)[C@@H]1CCC[C@]2(C)[C@H](OS(C)(=O)=O)CC[C@]12O</text:p>
          </table:table-cell>
          <table:table-cell table:style-name="ce8" office:value-type="string" calcext:value-type="string">
            <text:p>InChI=1S/C13H22O6S/c1-12-7-4-5-9(11(14)18-2)13(12,15)8-6-10(12)19-20(3,16)17/h9-10,15H,4-8H2,1-3H3/t9-,10+,12+,13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0" calcext:value-type="float">
            <text:p>404331560</text:p>
          </table:table-cell>
          <table:table-cell table:style-name="ce34" office:value-type="float" office:value="145864076" calcext:value-type="float">
            <text:p>145864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4</text:p>
          </table:table-cell>
          <table:table-cell table:style-name="ce22" office:value-type="string" calcext:value-type="string">
            <text:p>LLTBUEVJALYDHC-DMWPJOQESA-N</text:p>
          </table:table-cell>
          <table:table-cell table:style-name="ce8" office:value-type="string" calcext:value-type="string">
            <text:p>COC(=O)[C@H]1CC[C@]2(C)[C@@H](OS(C)(=O)=O)CC[C@]12O</text:p>
          </table:table-cell>
          <table:table-cell table:style-name="ce8" office:value-type="string" calcext:value-type="string">
            <text:p>InChI=1S/C12H20O6S/c1-11-6-4-8(10(13)17-2)12(11,14)7-5-9(11)18-19(3,15)16/h8-9,14H,4-7H2,1-3H3/t8-,9+,11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1" calcext:value-type="float">
            <text:p>404331561</text:p>
          </table:table-cell>
          <table:table-cell table:style-name="ce34" office:value-type="float" office:value="145864077" calcext:value-type="float">
            <text:p>1458640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5</text:p>
          </table:table-cell>
          <table:table-cell table:style-name="ce22" office:value-type="string" calcext:value-type="string">
            <text:p>LLTBUEVJALYDHC-XPXLGCRWSA-N</text:p>
          </table:table-cell>
          <table:table-cell table:style-name="ce8" office:value-type="string" calcext:value-type="string">
            <text:p>COC(=O)[C@@H]1CC[C@]2(C)[C@@H](OS(C)(=O)=O)CC[C@]12O</text:p>
          </table:table-cell>
          <table:table-cell table:style-name="ce8" office:value-type="string" calcext:value-type="string">
            <text:p>InChI=1S/C12H20O6S/c1-11-6-4-8(10(13)17-2)12(11,14)7-5-9(11)18-19(3,15)16/h8-9,14H,4-7H2,1-3H3/t8-,9-,11+,12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2" calcext:value-type="float">
            <text:p>404331562</text:p>
          </table:table-cell>
          <table:table-cell table:style-name="ce34" office:value-type="float" office:value="145864078" calcext:value-type="float">
            <text:p>145864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46</text:p>
          </table:table-cell>
          <table:table-cell table:style-name="ce22" office:value-type="string" calcext:value-type="string">
            <text:p>YIHZADDUILUANG-UHFFFAOYSA-N</text:p>
          </table:table-cell>
          <table:table-cell table:style-name="ce8" office:value-type="string" calcext:value-type="string">
            <text:p>CC(=O)CC(=O)CBr</text:p>
          </table:table-cell>
          <table:table-cell table:style-name="ce8" office:value-type="string" calcext:value-type="string">
            <text:p>InChI=1S/C5H7BrO2/c1-4(7)2-5(8)3-6/h2-3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3" calcext:value-type="float">
            <text:p>404331563</text:p>
          </table:table-cell>
          <table:table-cell table:style-name="ce34" office:value-type="float" office:value="13331980" calcext:value-type="float">
            <text:p>13331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47</text:p>
          </table:table-cell>
          <table:table-cell table:style-name="ce22" office:value-type="string" calcext:value-type="string">
            <text:p>DFZCBMOGIYUCLI-UHFFFAOYSA-N</text:p>
          </table:table-cell>
          <table:table-cell table:style-name="ce8" office:value-type="string" calcext:value-type="string">
            <text:p>CC1=CC(=O)CO1</text:p>
          </table:table-cell>
          <table:table-cell table:style-name="ce8" office:value-type="string" calcext:value-type="string">
            <text:p>InChI=1S/C5H6O2/c1-4-2-5(6)3-7-4/h2H,3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4" calcext:value-type="float">
            <text:p>404331564</text:p>
          </table:table-cell>
          <table:table-cell table:style-name="ce34" office:value-type="float" office:value="12711594" calcext:value-type="float">
            <text:p>1271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48</text:p>
          </table:table-cell>
          <table:table-cell table:style-name="ce22" office:value-type="string" calcext:value-type="string">
            <text:p>VLXLTPMSBHWQFB-UHFFFAOYSA-N</text:p>
          </table:table-cell>
          <table:table-cell table:style-name="ce8" office:value-type="string" calcext:value-type="string">
            <text:p>CC1=CC(O[Si](C)(C)C)=CO1</text:p>
          </table:table-cell>
          <table:table-cell table:style-name="ce8" office:value-type="string" calcext:value-type="string">
            <text:p>InChI=1S/C8H14O2Si/c1-7-5-8(6-9-7)10-11(2,3)4/h5-6H,1-4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5" calcext:value-type="float">
            <text:p>404331565</text:p>
          </table:table-cell>
          <table:table-cell table:style-name="ce34" office:value-type="float" office:value="16720899" calcext:value-type="float">
            <text:p>167208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9</text:p>
          </table:table-cell>
          <table:table-cell table:style-name="ce22" office:value-type="string" calcext:value-type="string">
            <text:p>QJXWSUBINQQWRB-GHXNOFRVSA-N</text:p>
          </table:table-cell>
          <table:table-cell table:style-name="ce8" office:value-type="string" calcext:value-type="string">
            <text:p>CC1=CC(=O)/C(=C/C2=CC=CC(O)=C2)O1</text:p>
          </table:table-cell>
          <table:table-cell table:style-name="ce8" office:value-type="string" calcext:value-type="string">
            <text:p>InChI=1S/C12H10O3/c1-8-5-11(14)12(15-8)7-9-3-2-4-10(13)6-9/h2-7,13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6" calcext:value-type="float">
            <text:p>404331566</text:p>
          </table:table-cell>
          <table:table-cell table:style-name="ce34" office:value-type="float" office:value="145864079" calcext:value-type="float">
            <text:p>1458640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0</text:p>
          </table:table-cell>
          <table:table-cell table:style-name="ce22" office:value-type="string" calcext:value-type="string">
            <text:p>LQCRWVLHQHMBTC-GHXNOFRVSA-N</text:p>
          </table:table-cell>
          <table:table-cell table:style-name="ce8" office:value-type="string" calcext:value-type="string">
            <text:p>CC1=CC(=O)/C(=C/C2=CC=C(O)C=C2)O1</text:p>
          </table:table-cell>
          <table:table-cell table:style-name="ce8" office:value-type="string" calcext:value-type="string">
            <text:p>InChI=1S/C12H10O3/c1-8-6-11(14)12(15-8)7-9-2-4-10(13)5-3-9/h2-7,13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7" calcext:value-type="float">
            <text:p>404331567</text:p>
          </table:table-cell>
          <table:table-cell table:style-name="ce34" office:value-type="float" office:value="145864080" calcext:value-type="float">
            <text:p>145864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1</text:p>
          </table:table-cell>
          <table:table-cell table:style-name="ce22" office:value-type="string" calcext:value-type="string">
            <text:p>UOICYMOCMMUNRO-WQLSENKSSA-N</text:p>
          </table:table-cell>
          <table:table-cell table:style-name="ce8" office:value-type="string" calcext:value-type="string">
            <text:p>CC1=CC(=O)/C(=C/C2=CC=CC=C2)O1</text:p>
          </table:table-cell>
          <table:table-cell table:style-name="ce8" office:value-type="string" calcext:value-type="string">
            <text:p>InChI=1S/C12H10O2/c1-9-7-11(13)12(14-9)8-10-5-3-2-4-6-10/h2-8H,1H3/b12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8" calcext:value-type="float">
            <text:p>404331568</text:p>
          </table:table-cell>
          <table:table-cell table:style-name="ce34" office:value-type="float" office:value="145864081" calcext:value-type="float">
            <text:p>145864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2</text:p>
          </table:table-cell>
          <table:table-cell table:style-name="ce22" office:value-type="string" calcext:value-type="string">
            <text:p>ZQMRNAYYAPTXCW-ZSOIEALJSA-N</text:p>
          </table:table-cell>
          <table:table-cell table:style-name="ce8" office:value-type="string" calcext:value-type="string">
            <text:p>CC1=CC(=O)/C(=C/C2=CC=C(C)C(C)=C2)O1</text:p>
          </table:table-cell>
          <table:table-cell table:style-name="ce8" office:value-type="string" calcext:value-type="string">
            <text:p>InChI=1S/C14H14O2/c1-9-4-5-12(6-10(9)2)8-14-13(15)7-11(3)16-14/h4-8H,1-3H3/b14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9" calcext:value-type="float">
            <text:p>404331569</text:p>
          </table:table-cell>
          <table:table-cell table:style-name="ce34" office:value-type="float" office:value="145864082" calcext:value-type="float">
            <text:p>145864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3</text:p>
          </table:table-cell>
          <table:table-cell table:style-name="ce22" office:value-type="string" calcext:value-type="string">
            <text:p>QGUILYPFWCOSKF-GHXNOFRVSA-N</text:p>
          </table:table-cell>
          <table:table-cell table:style-name="ce8" office:value-type="string" calcext:value-type="string">
            <text:p>CC1=CC(=O)/C(=C/C2=CC=C(F)C=C2)O1</text:p>
          </table:table-cell>
          <table:table-cell table:style-name="ce8" office:value-type="string" calcext:value-type="string">
            <text:p>InChI=1S/C12H9FO2/c1-8-6-11(14)12(15-8)7-9-2-4-10(13)5-3-9/h2-7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0" calcext:value-type="float">
            <text:p>404331570</text:p>
          </table:table-cell>
          <table:table-cell table:style-name="ce34" office:value-type="float" office:value="145864083" calcext:value-type="float">
            <text:p>1458640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4</text:p>
          </table:table-cell>
          <table:table-cell table:style-name="ce22" office:value-type="string" calcext:value-type="string">
            <text:p>PRAIOAXGTMUPDF-SDQBBNPISA-N</text:p>
          </table:table-cell>
          <table:table-cell table:style-name="ce8" office:value-type="string" calcext:value-type="string">
            <text:p>CC1=CC(=O)/C(=C/C2=CC=C(F)C(F)=C2)O1</text:p>
          </table:table-cell>
          <table:table-cell table:style-name="ce8" office:value-type="string" calcext:value-type="string">
            <text:p>InChI=1S/C12H8F2O2/c1-7-4-11(15)12(16-7)6-8-2-3-9(13)10(14)5-8/h2-6H,1H3/b12-6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1" calcext:value-type="float">
            <text:p>404331571</text:p>
          </table:table-cell>
          <table:table-cell table:style-name="ce34" office:value-type="float" office:value="145864084" calcext:value-type="float">
            <text:p>1458640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5</text:p>
          </table:table-cell>
          <table:table-cell table:style-name="ce22" office:value-type="string" calcext:value-type="string">
            <text:p>XRXXFMVBQDTLEE-JYRVWZFOSA-N</text:p>
          </table:table-cell>
          <table:table-cell table:style-name="ce8" office:value-type="string" calcext:value-type="string">
            <text:p>COC1=CC=C(/C=C2\OC(C)=CC2=O)C=C1</text:p>
          </table:table-cell>
          <table:table-cell table:style-name="ce8" office:value-type="string" calcext:value-type="string">
            <text:p>InChI=1S/C13H12O3/c1-9-7-12(14)13(16-9)8-10-3-5-11(15-2)6-4-10/h3-8H,1-2H3/b13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2" calcext:value-type="float">
            <text:p>404331572</text:p>
          </table:table-cell>
          <table:table-cell table:style-name="ce34" office:value-type="float" office:value="145864085" calcext:value-type="float">
            <text:p>1458640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56</text:p>
          </table:table-cell>
          <table:table-cell table:style-name="ce22" office:value-type="string" calcext:value-type="string">
            <text:p>IJKPVUGDJJFSQF-QPEQYQDCSA-N</text:p>
          </table:table-cell>
          <table:table-cell table:style-name="ce8" office:value-type="string" calcext:value-type="string">
            <text:p>COC1=CC(/C=C2\OC(C)=CC2=O)=CC=C1O</text:p>
          </table:table-cell>
          <table:table-cell table:style-name="ce8" office:value-type="string" calcext:value-type="string">
            <text:p>InChI=1S/C13H12O4/c1-8-5-11(15)13(17-8)7-9-3-4-10(14)12(6-9)16-2/h3-7,14H,1-2H3/b13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3" calcext:value-type="float">
            <text:p>404331573</text:p>
          </table:table-cell>
          <table:table-cell table:style-name="ce34" office:value-type="float" office:value="57494441" calcext:value-type="float">
            <text:p>574944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7</text:p>
          </table:table-cell>
          <table:table-cell table:style-name="ce22" office:value-type="string" calcext:value-type="string">
            <text:p>JUZWGQGLMJZQMN-GHXNOFRVSA-N</text:p>
          </table:table-cell>
          <table:table-cell table:style-name="ce8" office:value-type="string" calcext:value-type="string">
            <text:p>CC1=CC(=O)/C(=C/C2=CC=C([N+](=O)[O-])C=C2)O1</text:p>
          </table:table-cell>
          <table:table-cell table:style-name="ce8" office:value-type="string" calcext:value-type="string">
            <text:p>InChI=1S/C12H9NO4/c1-8-6-11(14)12(17-8)7-9-2-4-10(5-3-9)13(15)16/h2-7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4" calcext:value-type="float">
            <text:p>404331574</text:p>
          </table:table-cell>
          <table:table-cell table:style-name="ce34" office:value-type="float" office:value="145864086" calcext:value-type="float">
            <text:p>1458640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8</text:p>
          </table:table-cell>
          <table:table-cell table:style-name="ce8" office:value-type="string" calcext:value-type="string">
            <text:p>MWUHQHMBGSKYNW-UHFFFAOYSA-M</text:p>
          </table:table-cell>
          <table:table-cell table:style-name="ce8" office:value-type="string" calcext:value-type="string">
            <text:p>CCCCCCCCCCCCCC[N+](C)(C)CC1=CC=CC=C1.CCCCCCCCCCCC[N+](C)(C)CC1=CC=CC=C1.O=C1[N-]S(=O)(=O)C2=C1C=CC=C2</text:p>
          </table:table-cell>
          <table:table-cell table:style-name="ce8" office:value-type="string" calcext:value-type="string">
            <text:p>InChI=1S/C23H42N.C21H38N.C7H5NO3S/c1-4-5-6-7-8-9-10-11-12-13-14-18-21-24(2,3)22-23-19-16-15-17-20-23;1-4-5-6-7-8-9-10-11-12-16-19-22(2,3)20-21-17-14-13-15-18-21;9-7-5-3-1-2-4-6(5)12(10,11)8-7/h15-17,19-20H,4-14,18,21-22H2,1-3H3;13-15,17-18H,4-12,16,19-20H2,1-3H3;1-4H,(H,8,9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1" calcext:value-type="float">
            <text:p>404331631</text:p>
          </table:table-cell>
          <table:table-cell table:style-name="ce34" office:value-type="float" office:value="145864109" calcext:value-type="float">
            <text:p>1458641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59</text:p>
          </table:table-cell>
          <table:table-cell table:style-name="ce8" office:value-type="string" calcext:value-type="string">
            <text:p>VFQMDEVHBKOBGK-UHFFFAOYSA-M</text:p>
          </table:table-cell>
          <table:table-cell table:style-name="ce8" office:value-type="string" calcext:value-type="string">
            <text:p>CCCCCCCCCC[N+](C)(C)CCCCCCCCCC.O=C1[N-]S(=O)(=O)C2=C1C=CC=C2</text:p>
          </table:table-cell>
          <table:table-cell table:style-name="ce8" office:value-type="string" calcext:value-type="string">
            <text:p>InChI=1S/C22H48N.C7H5NO3S/c1-5-7-9-11-13-15-17-19-21-23(3,4)22-20-18-16-14-12-10-8-6-2;9-7-5-3-1-2-4-6(5)12(10,11)8-7/h5-22H2,1-4H3;1-4H,(H,8,9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2" calcext:value-type="float">
            <text:p>404331632</text:p>
          </table:table-cell>
          <table:table-cell table:style-name="ce34" office:value-type="float" office:value="25243260" calcext:value-type="float">
            <text:p>25243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60</text:p>
          </table:table-cell>
          <table:table-cell table:style-name="ce8" office:value-type="string" calcext:value-type="string">
            <text:p>DQYAWGYRXQBLRC-UHFFFAOYSA-M</text:p>
          </table:table-cell>
          <table:table-cell table:style-name="ce8" office:value-type="string" calcext:value-type="string">
            <text:p>CCCCCCCCCCCCCCCC[N+]1=CC=CC=C1.O=C1[N-]S(=O)(=O)C2=C1C=CC=C2</text:p>
          </table:table-cell>
          <table:table-cell table:style-name="ce8" office:value-type="string" calcext:value-type="string">
            <text:p>InChI=1S/C21H38N.C7H5NO3S/c1-2-3-4-5-6-7-8-9-10-11-12-13-14-16-19-22-20-17-15-18-21-22;9-7-5-3-1-2-4-6(5)12(10,11)8-7/h15,17-18,20-21H,2-14,16,19H2,1H3;1-4H,(H,8,9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3" calcext:value-type="float">
            <text:p>404331633</text:p>
          </table:table-cell>
          <table:table-cell table:style-name="ce34" office:value-type="float" office:value="46870164" calcext:value-type="float">
            <text:p>468701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1</text:p>
          </table:table-cell>
          <table:table-cell table:style-name="ce8" office:value-type="string" calcext:value-type="string">
            <text:p>HIYOKNWXQNEGKE-UHFFFAOYSA-M</text:p>
          </table:table-cell>
          <table:table-cell table:style-name="ce8" office:value-type="string" calcext:value-type="string">
            <text:p>CC1=CC(=O)[N-]S(=O)(=O)O1.CCCCCCCCCCCCCC[N+](C)(C)CC1=CC=CC=C1.CCCCCCCCCCCC[N+](C)(C)CC1=CC=CC=C1</text:p>
          </table:table-cell>
          <table:table-cell table:style-name="ce8" office:value-type="string" calcext:value-type="string">
            <text:p>InChI=1S/C23H42N.C21H38N.C4H5NO4S/c1-4-5-6-7-8-9-10-11-12-13-14-18-21-24(2,3)22-23-19-16-15-17-20-23;1-4-5-6-7-8-9-10-11-12-16-19-22(2,3)20-21-17-14-13-15-18-21;1-3-2-4(6)5-10(7,8)9-3/h15-17,19-20H,4-14,18,21-22H2,1-3H3;13-15,17-18H,4-12,16,19-20H2,1-3H3;2H,1H3,(H,5,6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4" calcext:value-type="float">
            <text:p>404331634</text:p>
          </table:table-cell>
          <table:table-cell table:style-name="ce34" office:value-type="float" office:value="145864110" calcext:value-type="float">
            <text:p>1458641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62</text:p>
          </table:table-cell>
          <table:table-cell table:style-name="ce8" office:value-type="string" calcext:value-type="string">
            <text:p>XGOHUVCAZTVMMP-UHFFFAOYSA-M</text:p>
          </table:table-cell>
          <table:table-cell table:style-name="ce8" office:value-type="string" calcext:value-type="string">
            <text:p>CC1=CC(=O)[N-]S(=O)(=O)O1.CCCCCCCCCC[N+](C)(C)CCCCCCCCCC</text:p>
          </table:table-cell>
          <table:table-cell table:style-name="ce8" office:value-type="string" calcext:value-type="string">
            <text:p>InChI=1S/C22H48N.C4H5NO4S/c1-5-7-9-11-13-15-17-19-21-23(3,4)22-20-18-16-14-12-10-8-6-2;1-3-2-4(6)5-10(7,8)9-3/h5-22H2,1-4H3;2H,1H3,(H,5,6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5" calcext:value-type="float">
            <text:p>404331635</text:p>
          </table:table-cell>
          <table:table-cell table:style-name="ce34" office:value-type="float" office:value="25243333" calcext:value-type="float">
            <text:p>252433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63</text:p>
          </table:table-cell>
          <table:table-cell table:style-name="ce8" office:value-type="string" calcext:value-type="string">
            <text:p>WCIYCFBSYSKHFI-UHFFFAOYSA-M</text:p>
          </table:table-cell>
          <table:table-cell table:style-name="ce8" office:value-type="string" calcext:value-type="string">
            <text:p>CC1=CC(=O)[N-]S(=O)(=O)O1.CCCCCCCCCCCCCCCC[N+]1=CC=CC=C1</text:p>
          </table:table-cell>
          <table:table-cell table:style-name="ce8" office:value-type="string" calcext:value-type="string">
            <text:p>InChI=1S/C21H38N.C4H5NO4S/c1-2-3-4-5-6-7-8-9-10-11-12-13-14-16-19-22-20-17-15-18-21-22;1-3-2-4(6)5-10(7,8)9-3/h15,17-18,20-21H,2-14,16,19H2,1H3;2H,1H3,(H,5,6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6" calcext:value-type="float">
            <text:p>404331636</text:p>
          </table:table-cell>
          <table:table-cell table:style-name="ce34" office:value-type="float" office:value="12042071" calcext:value-type="float">
            <text:p>12042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4</text:p>
          </table:table-cell>
          <table:table-cell table:style-name="ce8" office:value-type="string" calcext:value-type="string">
            <text:p>FASUCKLZJDNNHP-UHFFFAOYSA-M</text:p>
          </table:table-cell>
          <table:table-cell table:style-name="ce8" office:value-type="string" calcext:value-type="string">
            <text:p>CC(C)CC1=CC=C(C(C)C(=O)[O-])C=C1.CCCCCCCCCCCCCC[N+](C)(C)CC1=CC=CC=C1.CCCCCCCCCCCC[N+](C)(C)CC1=CC=CC=C1</text:p>
          </table:table-cell>
          <table:table-cell table:style-name="ce8" office:value-type="string" calcext:value-type="string">
            <text:p>InChI=1S/C23H42N.C21H38N.C13H18O2/c1-4-5-6-7-8-9-10-11-12-13-14-18-21-24(2,3)22-23-19-16-15-17-20-23;1-4-5-6-7-8-9-10-11-12-16-19-22(2,3)20-21-17-14-13-15-18-21;1-9(2)8-11-4-6-12(7-5-11)10(3)13(14)15/h15-17,19-20H,4-14,18,21-22H2,1-3H3;13-15,17-18H,4-12,16,19-20H2,1-3H3;4-7,9-10H,8H2,1-3H3,(H,14,15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7" calcext:value-type="float">
            <text:p>404331637</text:p>
          </table:table-cell>
          <table:table-cell table:style-name="ce34" office:value-type="float" office:value="145864111" calcext:value-type="float">
            <text:p>1458641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65</text:p>
          </table:table-cell>
          <table:table-cell table:style-name="ce8" office:value-type="string" calcext:value-type="string">
            <text:p>DXLTWFWUCYVSNS-UHFFFAOYSA-M</text:p>
          </table:table-cell>
          <table:table-cell table:style-name="ce8" office:value-type="string" calcext:value-type="string">
            <text:p>CC(C)CC1=CC=C(C(C)C(=O)[O-])C=C1.CCCCCCCCCC[N+](C)(C)CCCCCCCCCC</text:p>
          </table:table-cell>
          <table:table-cell table:style-name="ce8" office:value-type="string" calcext:value-type="string">
            <text:p>InChI=1S/C22H48N.C13H18O2/c1-5-7-9-11-13-15-17-19-21-23(3,4)22-20-18-16-14-12-10-8-6-2;1-9(2)8-11-4-6-12(7-5-11)10(3)13(14)15/h5-22H2,1-4H3;4-7,9-10H,8H2,1-3H3,(H,14,15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8" calcext:value-type="float">
            <text:p>404331638</text:p>
          </table:table-cell>
          <table:table-cell table:style-name="ce34" office:value-type="float" office:value="69294149" calcext:value-type="float">
            <text:p>692941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6</text:p>
          </table:table-cell>
          <table:table-cell table:style-name="ce8" office:value-type="string" calcext:value-type="string">
            <text:p>VRXDOMSXMOCVFH-UHFFFAOYSA-M</text:p>
          </table:table-cell>
          <table:table-cell table:style-name="ce8" office:value-type="string" calcext:value-type="string">
            <text:p>CC(=O)N=S(=O)([O-])C1=CC=C(N)C=C1.CCCCCCCCCCCCCC[N+](C)(C)CC1=CC=CC=C1.CCCCCCCCCCCC[N+](C)(C)CC1=CC=CC=C1</text:p>
          </table:table-cell>
          <table:table-cell table:style-name="ce8" office:value-type="string" calcext:value-type="string">
            <text:p>InChI=1S/C23H42N.C21H38N.C8H10N2O3S/c1-4-5-6-7-8-9-10-11-12-13-14-18-21-24(2,3)22-23-19-16-15-17-20-23;1-4-5-6-7-8-9-10-11-12-16-19-22(2,3)20-21-17-14-13-15-18-21;1-6(11)10-14(12,13)8-4-2-7(9)3-5-8/h15-17,19-20H,4-14,18,21-22H2,1-3H3;13-15,17-18H,4-12,16,19-20H2,1-3H3;2-5H,9H2,1H3,(H,10,11,12,13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9" calcext:value-type="float">
            <text:p>404331639</text:p>
          </table:table-cell>
          <table:table-cell table:style-name="ce34" office:value-type="float" office:value="145864112" calcext:value-type="float">
            <text:p>1458641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7</text:p>
          </table:table-cell>
          <table:table-cell table:style-name="ce8" office:value-type="string" calcext:value-type="string">
            <text:p>LRHPWRMTAIJYLP-UHFFFAOYSA-M</text:p>
          </table:table-cell>
          <table:table-cell table:style-name="ce8" office:value-type="string" calcext:value-type="string">
            <text:p>CC(=O)N=S(=O)([O-])C1=CC=C(N)C=C1.CCCCCCCCCC[N+](C)(C)CCCCCCCCCC</text:p>
          </table:table-cell>
          <table:table-cell table:style-name="ce8" office:value-type="string" calcext:value-type="string">
            <text:p>InChI=1S/C22H48N.C8H10N2O3S/c1-5-7-9-11-13-15-17-19-21-23(3,4)22-20-18-16-14-12-10-8-6-2;1-6(11)10-14(12,13)8-4-2-7(9)3-5-8/h5-22H2,1-4H3;2-5H,9H2,1H3,(H,10,11,12,13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0" calcext:value-type="float">
            <text:p>404331640</text:p>
          </table:table-cell>
          <table:table-cell table:style-name="ce34" office:value-type="float" office:value="145864113" calcext:value-type="float">
            <text:p>1458641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8</text:p>
          </table:table-cell>
          <table:table-cell table:style-name="ce8" office:value-type="string" calcext:value-type="string">
            <text:p>SMIKOFCSIQWDSW-UHFFFAOYSA-N</text:p>
          </table:table-cell>
          <table:table-cell table:style-name="ce8" office:value-type="string" calcext:value-type="string">
            <text:p>CCCCC(CC)COC(=O)CC(C(=O)OCC(CC)CCCC)S(=O)(=O)[O-].CC[NH+](CC)CC(=O)NC1=C(C)C=CC=C1C</text:p>
          </table:table-cell>
          <table:table-cell table:style-name="ce8" office:value-type="string" calcext:value-type="string">
            <text:p>InChI=1S/C20H38O7S.C14H22N2O/c1-5-9-11-16(7-3)14-26-19(21)13-18(28(23,24)25)20(22)27-15-17(8-4)12-10-6-2;1-5-16(6-2)10-13(17)15-14-11(3)8-7-9-12(14)4/h16-18H,5-15H2,1-4H3,(H,23,24,25);7-9H,5-6,10H2,1-4H3,(H,15,17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1" calcext:value-type="float">
            <text:p>404331641</text:p>
          </table:table-cell>
          <table:table-cell table:style-name="ce34" office:value-type="float" office:value="145864114" calcext:value-type="float">
            <text:p>1458641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9</text:p>
          </table:table-cell>
          <table:table-cell table:style-name="ce8" office:value-type="string" calcext:value-type="string">
            <text:p>GIUTVEJIDDXIJH-UHFFFAOYSA-N</text:p>
          </table:table-cell>
          <table:table-cell table:style-name="ce8" office:value-type="string" calcext:value-type="string">
            <text:p>CC(=O)N=S(=O)([O-])C1=CC=C(N)C=C1.CC[NH+](CC)CC(=O)NC1=C(C)C=CC=C1C</text:p>
          </table:table-cell>
          <table:table-cell table:style-name="ce8" office:value-type="string" calcext:value-type="string">
            <text:p>InChI=1S/C14H22N2O.C8H10N2O3S/c1-5-16(6-2)10-13(17)15-14-11(3)8-7-9-12(14)4;1-6(11)10-14(12,13)8-4-2-7(9)3-5-8/h7-9H,5-6,10H2,1-4H3,(H,15,17);2-5H,9H2,1H3,(H,10,11,12,13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2" calcext:value-type="float">
            <text:p>404331642</text:p>
          </table:table-cell>
          <table:table-cell table:style-name="ce34" office:value-type="float" office:value="145864115" calcext:value-type="float">
            <text:p>1458641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0</text:p>
          </table:table-cell>
          <table:table-cell table:style-name="ce8" office:value-type="string" calcext:value-type="string">
            <text:p>PIKWRSBCHVUUOP-UHFFFAOYSA-N</text:p>
          </table:table-cell>
          <table:table-cell table:style-name="ce8" office:value-type="string" calcext:value-type="string">
            <text:p>CC(C)CC1=CC=C(C(C)C(=O)[O-])C=C1.CC[NH+](CC)CC(=O)NC1=C(C)C=CC=C1C</text:p>
          </table:table-cell>
          <table:table-cell table:style-name="ce8" office:value-type="string" calcext:value-type="string">
            <text:p>InChI=1S/C14H22N2O.C13H18O2/c1-5-16(6-2)10-13(17)15-14-11(3)8-7-9-12(14)4;1-9(2)8-11-4-6-12(7-5-11)10(3)13(14)15/h7-9H,5-6,10H2,1-4H3,(H,15,17);4-7,9-10H,8H2,1-3H3,(H,14,15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3" calcext:value-type="float">
            <text:p>404331643</text:p>
          </table:table-cell>
          <table:table-cell table:style-name="ce34" office:value-type="float" office:value="145864116" calcext:value-type="float">
            <text:p>1458641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1</text:p>
          </table:table-cell>
          <table:table-cell table:style-name="ce8" office:value-type="string" calcext:value-type="string">
            <text:p>NECFYCZKYWXPRC-UHFFFAOYSA-N</text:p>
          </table:table-cell>
          <table:table-cell table:style-name="ce8" office:value-type="string" calcext:value-type="string">
            <text:p>CC(=O)N=S(=O)([O-])C1=CC=C(N)C=C1.CC[NH+](CC)CCOC(=O)C1=CC=C(N)C=C1</text:p>
          </table:table-cell>
          <table:table-cell table:style-name="ce8" office:value-type="string" calcext:value-type="string">
            <text:p>InChI=1S/C13H20N2O2.C8H10N2O3S/c1-3-15(4-2)9-10-17-13(16)11-5-7-12(14)8-6-11;1-6(11)10-14(12,13)8-4-2-7(9)3-5-8/h5-8H,3-4,9-10,14H2,1-2H3;2-5H,9H2,1H3,(H,10,11,12,13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4" calcext:value-type="float">
            <text:p>404331644</text:p>
          </table:table-cell>
          <table:table-cell table:style-name="ce34" office:value-type="float" office:value="145864117" calcext:value-type="float">
            <text:p>1458641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2</text:p>
          </table:table-cell>
          <table:table-cell table:style-name="ce8" office:value-type="string" calcext:value-type="string">
            <text:p>JEKFDOXPSSMEMP-UHFFFAOYSA-N</text:p>
          </table:table-cell>
          <table:table-cell table:style-name="ce8" office:value-type="string" calcext:value-type="string">
            <text:p>CC[NH+](CC)CCOC(=O)C1=CC=C(N)C=C1.O=C([O-])C1=CC=CC=C1O</text:p>
          </table:table-cell>
          <table:table-cell table:style-name="ce8" office:value-type="string" calcext:value-type="string">
            <text:p>InChI=1S/C13H20N2O2.C7H6O3/c1-3-15(4-2)9-10-17-13(16)11-5-7-12(14)8-6-11;8-6-4-2-1-3-5(6)7(9)10/h5-8H,3-4,9-10,14H2,1-2H3;1-4,8H,(H,9,10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5" calcext:value-type="float">
            <text:p>404331645</text:p>
          </table:table-cell>
          <table:table-cell table:style-name="ce34" office:value-type="float" office:value="145864118" calcext:value-type="float">
            <text:p>1458641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3</text:p>
          </table:table-cell>
          <table:table-cell table:style-name="ce8" office:value-type="string" calcext:value-type="string">
            <text:p>WCPOTPHDZKWQOW-UHFFFAOYSA-N</text:p>
          </table:table-cell>
          <table:table-cell table:style-name="ce8" office:value-type="string" calcext:value-type="string">
            <text:p>CC(C)CC1=CC=C(C(C)C(=O)[O-])C=C1.CC[NH+](CC)CCOC(=O)C1=CC=C(N)C=C1</text:p>
          </table:table-cell>
          <table:table-cell table:style-name="ce8" office:value-type="string" calcext:value-type="string">
            <text:p>InChI=1S/C13H20N2O2.C13H18O2/c1-3-15(4-2)9-10-17-13(16)11-5-7-12(14)8-6-11;1-9(2)8-11-4-6-12(7-5-11)10(3)13(14)15/h5-8H,3-4,9-10,14H2,1-2H3;4-7,9-10H,8H2,1-3H3,(H,14,15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6" calcext:value-type="float">
            <text:p>404331646</text:p>
          </table:table-cell>
          <table:table-cell table:style-name="ce34" office:value-type="float" office:value="145864119" calcext:value-type="float">
            <text:p>1458641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4</text:p>
          </table:table-cell>
          <table:table-cell table:style-name="ce8" office:value-type="string" calcext:value-type="string">
            <text:p>SCEZFFOMDCIIQF-UHFFFAOYSA-N</text:p>
          </table:table-cell>
          <table:table-cell table:style-name="ce8" office:value-type="string" calcext:value-type="string">
            <text:p>CCCCC(CC)COC(=O)CC(C(=O)OCC(CC)CCCC)S(=O)(=O)[O-].CC[NH+](CC)CCOC(=O)C1=CC=C(N)C=C1</text:p>
          </table:table-cell>
          <table:table-cell table:style-name="ce8" office:value-type="string" calcext:value-type="string">
            <text:p>InChI=1S/C20H38O7S.C13H20N2O2/c1-5-9-11-16(7-3)14-26-19(21)13-18(28(23,24)25)20(22)27-15-17(8-4)12-10-6-2;1-3-15(4-2)9-10-17-13(16)11-5-7-12(14)8-6-11/h16-18H,5-15H2,1-4H3,(H,23,24,25);5-8H,3-4,9-10,14H2,1-2H3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7" calcext:value-type="float">
            <text:p>404331647</text:p>
          </table:table-cell>
          <table:table-cell table:style-name="ce34" office:value-type="float" office:value="145864120" calcext:value-type="float">
            <text:p>1458641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75</text:p>
          </table:table-cell>
          <table:table-cell table:style-name="ce8" office:value-type="string" calcext:value-type="string">
            <text:p>JPNPRWMRUCIEMN-UHFFFAOYSA-N</text:p>
          </table:table-cell>
          <table:table-cell table:style-name="ce8" office:value-type="string" calcext:value-type="string">
            <text:p>CC(C)(C)[PH+](CCCS(=O)(=O)[O-])C(C)(C)C</text:p>
          </table:table-cell>
          <table:table-cell table:style-name="ce8" office:value-type="string" calcext:value-type="string">
            <text:p>InChI=1S/C11H25O3PS/c1-10(2,3)15(11(4,5)6)8-7-9-16(12,13)14/h7-9H2,1-6H3,(H,12,13,14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49" calcext:value-type="float">
            <text:p>404331649</text:p>
          </table:table-cell>
          <table:table-cell table:style-name="ce34" office:value-type="float" office:value="24949187" calcext:value-type="float">
            <text:p>249491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6</text:p>
          </table:table-cell>
          <table:table-cell table:style-name="ce22" office:value-type="string" calcext:value-type="string">
            <text:p>MCWMUVZSXSZWQW-UHFFFAOYSA-N</text:p>
          </table:table-cell>
          <table:table-cell table:style-name="ce8" office:value-type="string" calcext:value-type="string">
            <text:p>O=S(=O)([O-])CCC[PH+](C12CC3CC(CC(C3)C1)C2)C12CC3CC(CC(C3)C1)C2</text:p>
          </table:table-cell>
          <table:table-cell table:style-name="ce8" office:value-type="string" calcext:value-type="string">
            <text:p>InChI=1S/C23H37O3PS/c24-28(25,26)3-1-2-27(22-10-16-4-17(11-22)6-18(5-16)12-22)23-13-19-7-20(14-23)9-21(8-19)15-23/h16-21H,1-15H2,(H,24,25,26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0" calcext:value-type="float">
            <text:p>404331650</text:p>
          </table:table-cell>
          <table:table-cell table:style-name="ce34" office:value-type="float" office:value="145864121" calcext:value-type="float">
            <text:p>1458641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77</text:p>
          </table:table-cell>
          <table:table-cell table:style-name="ce22" office:value-type="string" calcext:value-type="string">
            <text:p>SCPJDMPQFQJFAU-UHFFFAOYSA-N</text:p>
          </table:table-cell>
          <table:table-cell table:style-name="ce8" office:value-type="string" calcext:value-type="string">
            <text:p>[Se][P](C1CCCCC1)(C1CCCCC1)C1CCCCC1</text:p>
          </table:table-cell>
          <table:table-cell table:style-name="ce8" office:value-type="string" calcext:value-type="string">
            <text:p>InChI=1S/C18H33PSe/c20-19(16-10-4-1-5-11-16,17-12-6-2-7-13-17)18-14-8-3-9-15-18/h16-18H,1-15H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1" calcext:value-type="float">
            <text:p>404331651</text:p>
          </table:table-cell>
          <table:table-cell table:style-name="ce34" office:value-type="float" office:value="15842123" calcext:value-type="float">
            <text:p>158421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8</text:p>
          </table:table-cell>
          <table:table-cell table:style-name="ce22" office:value-type="string" calcext:value-type="string">
            <text:p>AYDLBGXNWVMXHA-UHFFFAOYSA-M</text:p>
          </table:table-cell>
          <table:table-cell table:style-name="ce8" office:value-type="string" calcext:value-type="string">
            <text:p>O=S(=O)(CCC[P]([Se])(C12CC3CC(CC(C3)C1)C2)C12CC3CC(CC(C3)C1)C2)O[Na]</text:p>
          </table:table-cell>
          <table:table-cell table:style-name="ce8" office:value-type="string" calcext:value-type="string">
            <text:p>InChI=1S/C23H37O3PSSe.Na/c24-28(25,26)3-1-2-27(29,22-10-16-4-17(11-22)6-18(5-16)12-22)23-13-19-7-20(14-23)9-21(8-19)15-23;/h16-21H,1-15H2,(H,24,25,26);/q;+1/p-1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2" calcext:value-type="float">
            <text:p>404331652</text:p>
          </table:table-cell>
          <table:table-cell table:style-name="ce34" office:value-type="float" office:value="145864122" calcext:value-type="float">
            <text:p>1458641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9</text:p>
          </table:table-cell>
          <table:table-cell table:style-name="ce22" office:value-type="string" calcext:value-type="string">
            <text:p>CXNWMQVHDFXGAB-UHFFFAOYSA-N</text:p>
          </table:table-cell>
          <table:table-cell table:style-name="ce8" office:value-type="string" calcext:value-type="string">
            <text:p>CCCC[P]([Se])(C12CC3CC(CC(C3)C1)C2)C12CC3CC(CC(C3)C1)C2</text:p>
          </table:table-cell>
          <table:table-cell table:style-name="ce8" office:value-type="string" calcext:value-type="string">
            <text:p>InChI=1S/C24H39PSe/c1-2-3-4-25(26,23-11-17-5-18(12-23)7-19(6-17)13-23)24-14-20-8-21(15-24)10-22(9-20)16-24/h17-22H,2-16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3" calcext:value-type="float">
            <text:p>404331653</text:p>
          </table:table-cell>
          <table:table-cell table:style-name="ce34" office:value-type="float" office:value="145864124" calcext:value-type="float">
            <text:p>1458641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0</text:p>
          </table:table-cell>
          <table:table-cell table:style-name="ce22" office:value-type="string" calcext:value-type="string">
            <text:p>YGWBZFDBSTZZHD-UHFFFAOYSA-N</text:p>
          </table:table-cell>
          <table:table-cell table:style-name="ce8" office:value-type="string" calcext:value-type="string">
            <text:p>CC(C)(C)[P]([Se])(C(C)(C)C)C(C)(C)C</text:p>
          </table:table-cell>
          <table:table-cell table:style-name="ce8" office:value-type="string" calcext:value-type="string">
            <text:p>InChI=1S/C12H27PSe/c1-10(2,3)13(14,11(4,5)6)12(7,8)9/h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4" calcext:value-type="float">
            <text:p>404331654</text:p>
          </table:table-cell>
          <table:table-cell table:style-name="ce34" office:value-type="float" office:value="23413995" calcext:value-type="float">
            <text:p>234139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1</text:p>
          </table:table-cell>
          <table:table-cell table:style-name="ce22" office:value-type="string" calcext:value-type="string">
            <text:p>GENZFLUYLPINOV-UHFFFAOYSA-M</text:p>
          </table:table-cell>
          <table:table-cell table:style-name="ce8" office:value-type="string" calcext:value-type="string">
            <text:p>CC(C)(C)[PH]([Se])(CCCS(=O)(=O)O[Na])C(C)(C)C</text:p>
          </table:table-cell>
          <table:table-cell table:style-name="ce8" office:value-type="string" calcext:value-type="string">
            <text:p>InChI=1S/C11H26O3PSSe.Na/c1-10(2,3)15(17,11(4,5)6)8-7-9-16(12,13)14;/h15H,7-9H2,1-6H3,(H,12,13,14);/q;+1/p-1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5" calcext:value-type="float">
            <text:p>404331655</text:p>
          </table:table-cell>
          <table:table-cell table:style-name="ce34" office:value-type="float" office:value="145864125" calcext:value-type="float">
            <text:p>1458641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2</text:p>
          </table:table-cell>
          <table:table-cell table:style-name="ce22" office:value-type="string" calcext:value-type="string">
            <text:p>CPEZSQNZBXLULY-UHFFFAOYSA-N</text:p>
          </table:table-cell>
          <table:table-cell table:style-name="ce8" office:value-type="string" calcext:value-type="string">
            <text:p>CC(C)(C)[P]([Se])(CCC[P]([Se])(C(C)(C)C)C(C)(C)C)C(C)(C)C</text:p>
          </table:table-cell>
          <table:table-cell table:style-name="ce8" office:value-type="string" calcext:value-type="string">
            <text:p>InChI=1S/C19H42P2Se2/c1-16(2,3)20(22,17(4,5)6)14-13-15-21(23,18(7,8)9)19(10,11)12/h13-15H2,1-1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6" calcext:value-type="float">
            <text:p>404331656</text:p>
          </table:table-cell>
          <table:table-cell table:style-name="ce34" office:value-type="float" office:value="145864127" calcext:value-type="float">
            <text:p>1458641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3</text:p>
          </table:table-cell>
          <table:table-cell table:style-name="ce22" office:value-type="string" calcext:value-type="string">
            <text:p>QFDZRGRZUOGGSY-UHFFFAOYSA-N</text:p>
          </table:table-cell>
          <table:table-cell table:style-name="ce8" office:value-type="string" calcext:value-type="string">
            <text:p>CC(C)(C)C[P]([Se])(C(C)(C)C)C(C)(C)C</text:p>
          </table:table-cell>
          <table:table-cell table:style-name="ce8" office:value-type="string" calcext:value-type="string">
            <text:p>InChI=1S/C13H29PSe/c1-11(2,3)10-14(15,12(4,5)6)13(7,8)9/h10H2,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7" calcext:value-type="float">
            <text:p>404331657</text:p>
          </table:table-cell>
          <table:table-cell table:style-name="ce34" office:value-type="float" office:value="145864128" calcext:value-type="float">
            <text:p>1458641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4</text:p>
          </table:table-cell>
          <table:table-cell table:style-name="ce22" office:value-type="string" calcext:value-type="string">
            <text:p>OSJSSGFVAMQSLE-UHFFFAOYSA-N</text:p>
          </table:table-cell>
          <table:table-cell table:style-name="ce8" office:value-type="string" calcext:value-type="string">
            <text:p>CCCC[P]([Se])(C(C)(C)C)C(C)(C)C</text:p>
          </table:table-cell>
          <table:table-cell table:style-name="ce8" office:value-type="string" calcext:value-type="string">
            <text:p>InChI=1S/C12H27PSe/c1-8-9-10-13(14,11(2,3)4)12(5,6)7/h8-10H2,1-7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8" calcext:value-type="float">
            <text:p>404331658</text:p>
          </table:table-cell>
          <table:table-cell table:style-name="ce34" office:value-type="float" office:value="86233553" calcext:value-type="float">
            <text:p>8623355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5</text:p>
          </table:table-cell>
          <table:table-cell table:style-name="ce22" office:value-type="string" calcext:value-type="string">
            <text:p>WUJQWOQYVZGQLZ-UHFFFAOYSA-N</text:p>
          </table:table-cell>
          <table:table-cell table:style-name="ce8" office:value-type="string" calcext:value-type="string">
            <text:p>CC(C)(C)C[P]([Se])(CC(C)(C)C)CC(C)(C)C</text:p>
          </table:table-cell>
          <table:table-cell table:style-name="ce8" office:value-type="string" calcext:value-type="string">
            <text:p>InChI=1S/C15H33PSe/c1-13(2,3)10-16(17,11-14(4,5)6)12-15(7,8)9/h10-12H2,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9" calcext:value-type="float">
            <text:p>404331659</text:p>
          </table:table-cell>
          <table:table-cell table:style-name="ce34" office:value-type="float" office:value="145864129" calcext:value-type="float">
            <text:p>1458641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6</text:p>
          </table:table-cell>
          <table:table-cell table:style-name="ce22" office:value-type="string" calcext:value-type="string">
            <text:p>ZSOLZQWSQBEWCW-UHFFFAOYSA-N</text:p>
          </table:table-cell>
          <table:table-cell table:style-name="ce8" office:value-type="string" calcext:value-type="string">
            <text:p>CC(C)(C)C[P]([Se])(CC(C)(C)C)C(C)(C)C</text:p>
          </table:table-cell>
          <table:table-cell table:style-name="ce8" office:value-type="string" calcext:value-type="string">
            <text:p>InChI=1S/C14H31PSe/c1-12(2,3)10-15(16,14(7,8)9)11-13(4,5)6/h10-11H2,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0" calcext:value-type="float">
            <text:p>404331660</text:p>
          </table:table-cell>
          <table:table-cell table:style-name="ce34" office:value-type="float" office:value="145864130" calcext:value-type="float">
            <text:p>1458641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7</text:p>
          </table:table-cell>
          <table:table-cell table:style-name="ce22" office:value-type="string" calcext:value-type="string">
            <text:p>ZFVJLNKVUKIPPI-UHFFFAOYSA-N</text:p>
          </table:table-cell>
          <table:table-cell table:style-name="ce8" office:value-type="string" calcext:value-type="string">
            <text:p>[Se][P](C1=CC=CC=C1)(C1=CC=CC=C1)C1=CC=CC=C1</text:p>
          </table:table-cell>
          <table:table-cell table:style-name="ce8" office:value-type="string" calcext:value-type="string">
            <text:p>InChI=1S/C18H15PSe/c20-19(16-10-4-1-5-11-16,17-12-6-2-7-13-17)18-14-8-3-9-15-18/h1-15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1" calcext:value-type="float">
            <text:p>404331661</text:p>
          </table:table-cell>
          <table:table-cell table:style-name="ce34" office:value-type="float" office:value="298720" calcext:value-type="float">
            <text:p>2987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8</text:p>
          </table:table-cell>
          <table:table-cell table:style-name="ce22" office:value-type="string" calcext:value-type="string">
            <text:p>QCZZSANNLWPGEA-UHFFFAOYSA-N</text:p>
          </table:table-cell>
          <table:table-cell table:style-name="ce8" office:value-type="string" calcext:value-type="string">
            <text:p>CC(=O)C1=CC=C(C2=CC=CC=C2)C=C1</text:p>
          </table:table-cell>
          <table:table-cell table:style-name="ce8" office:value-type="string" calcext:value-type="string">
            <text:p>InChI=1S/C14H12O/c1-11(15)12-7-9-14(10-8-12)13-5-3-2-4-6-13/h2-10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2" calcext:value-type="float">
            <text:p>404331662</text:p>
          </table:table-cell>
          <table:table-cell table:style-name="ce34" office:value-type="float" office:value="7113" calcext:value-type="float">
            <text:p>71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9</text:p>
          </table:table-cell>
          <table:table-cell table:style-name="ce22" office:value-type="string" calcext:value-type="string">
            <text:p>HPHJIGXCDCZLTP-UHFFFAOYSA-N</text:p>
          </table:table-cell>
          <table:table-cell table:style-name="ce8" office:value-type="string" calcext:value-type="string">
            <text:p>COC1=CC=C(C2=CC=C(F)C=C2)C=C1</text:p>
          </table:table-cell>
          <table:table-cell table:style-name="ce8" office:value-type="string" calcext:value-type="string">
            <text:p>InChI=1S/C13H11FO/c1-15-13-8-4-11(5-9-13)10-2-6-12(14)7-3-10/h2-9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3" calcext:value-type="float">
            <text:p>404331663</text:p>
          </table:table-cell>
          <table:table-cell table:style-name="ce34" office:value-type="float" office:value="2758997" calcext:value-type="float">
            <text:p>27589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0</text:p>
          </table:table-cell>
          <table:table-cell table:style-name="ce22" office:value-type="string" calcext:value-type="string">
            <text:p>BWSOJWZJAGFIQD-UHFFFAOYSA-N</text:p>
          </table:table-cell>
          <table:table-cell table:style-name="ce8" office:value-type="string" calcext:value-type="string">
            <text:p>COC1=CC=C(C2=CC=C(F)C=C2F)C=C1</text:p>
          </table:table-cell>
          <table:table-cell table:style-name="ce8" office:value-type="string" calcext:value-type="string">
            <text:p>InChI=1S/C13H10F2O/c1-16-11-5-2-9(3-6-11)12-7-4-10(14)8-13(12)15/h2-8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4" calcext:value-type="float">
            <text:p>404331664</text:p>
          </table:table-cell>
          <table:table-cell table:style-name="ce34" office:value-type="float" office:value="10955069" calcext:value-type="float">
            <text:p>109550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1</text:p>
          </table:table-cell>
          <table:table-cell table:style-name="ce22" office:value-type="string" calcext:value-type="string">
            <text:p>LAXBNTIAOJWAOP-UHFFFAOYSA-N</text:p>
          </table:table-cell>
          <table:table-cell table:style-name="ce8" office:value-type="string" calcext:value-type="string">
            <text:p>ClC1=C(C2=CC=CC=C2)C=CC=C1</text:p>
          </table:table-cell>
          <table:table-cell table:style-name="ce8" office:value-type="string" calcext:value-type="string">
            <text:p>InChI=1S/C12H9Cl/c13-12-9-5-4-8-11(12)10-6-2-1-3-7-10/h1-9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5" calcext:value-type="float">
            <text:p>404331665</text:p>
          </table:table-cell>
          <table:table-cell table:style-name="ce34" office:value-type="float" office:value="249266" calcext:value-type="float">
            <text:p>2492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2</text:p>
          </table:table-cell>
          <table:table-cell table:style-name="ce22" office:value-type="string" calcext:value-type="string">
            <text:p>XBYKLIUDIVVDBM-UHFFFAOYSA-N</text:p>
          </table:table-cell>
          <table:table-cell table:style-name="ce8" office:value-type="string" calcext:value-type="string">
            <text:p>CC(C)(C(=O)C1=CC=CC=C1)C1=CC=C(C#N)C=C1</text:p>
          </table:table-cell>
          <table:table-cell table:style-name="ce8" office:value-type="string" calcext:value-type="string">
            <text:p>InChI=1S/C17H15NO/c1-17(2,15-10-8-13(12-18)9-11-15)16(19)14-6-4-3-5-7-14/h3-11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6" calcext:value-type="float">
            <text:p>404331666</text:p>
          </table:table-cell>
          <table:table-cell table:style-name="ce34" office:value-type="float" office:value="57857557" calcext:value-type="float">
            <text:p>578575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3</text:p>
          </table:table-cell>
          <table:table-cell table:style-name="ce22" office:value-type="string" calcext:value-type="string">
            <text:p>DLDIFXOWZNCYRP-UHFFFAOYSA-N</text:p>
          </table:table-cell>
          <table:table-cell table:style-name="ce8" office:value-type="string" calcext:value-type="string">
            <text:p>COC1=CC=C(C(C)(C)C(=O)C2=CC=CC=C2)C=C1</text:p>
          </table:table-cell>
          <table:table-cell table:style-name="ce8" office:value-type="string" calcext:value-type="string">
            <text:p>InChI=1S/C17H18O2/c1-17(2,14-9-11-15(19-3)12-10-14)16(18)13-7-5-4-6-8-13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7" calcext:value-type="float">
            <text:p>404331667</text:p>
          </table:table-cell>
          <table:table-cell table:style-name="ce34" office:value-type="float" office:value="10706125" calcext:value-type="float">
            <text:p>107061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4</text:p>
          </table:table-cell>
          <table:table-cell table:style-name="ce22" office:value-type="string" calcext:value-type="string">
            <text:p>AXFUKAMROCWMJI-UHFFFAOYSA-N</text:p>
          </table:table-cell>
          <table:table-cell table:style-name="ce8" office:value-type="string" calcext:value-type="string">
            <text:p>CC1=CC=C(C(C)(C)C(=O)C2=CC=CC=C2)C=C1</text:p>
          </table:table-cell>
          <table:table-cell table:style-name="ce8" office:value-type="string" calcext:value-type="string">
            <text:p>InChI=1S/C17H18O/c1-13-9-11-15(12-10-13)17(2,3)16(18)14-7-5-4-6-8-14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8" calcext:value-type="float">
            <text:p>404331668</text:p>
          </table:table-cell>
          <table:table-cell table:style-name="ce34" office:value-type="float" office:value="57857566" calcext:value-type="float">
            <text:p>578575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5</text:p>
          </table:table-cell>
          <table:table-cell table:style-name="ce22" office:value-type="string" calcext:value-type="string">
            <text:p>UDEWYGDRHUNNNM-UHFFFAOYSA-N</text:p>
          </table:table-cell>
          <table:table-cell table:style-name="ce8" office:value-type="string" calcext:value-type="string">
            <text:p>CC1=CC=CC=C1C(C)(C)C(=O)C1=CC=CC=C1</text:p>
          </table:table-cell>
          <table:table-cell table:style-name="ce8" office:value-type="string" calcext:value-type="string">
            <text:p>InChI=1S/C17H18O/c1-13-9-7-8-12-15(13)17(2,3)16(18)14-10-5-4-6-11-14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9" calcext:value-type="float">
            <text:p>404331669</text:p>
          </table:table-cell>
          <table:table-cell table:style-name="ce34" office:value-type="float" office:value="85616326" calcext:value-type="float">
            <text:p>856163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6</text:p>
          </table:table-cell>
          <table:table-cell table:style-name="ce22" office:value-type="string" calcext:value-type="string">
            <text:p>CWJGGZWRZVBGJN-UHFFFAOYSA-N</text:p>
          </table:table-cell>
          <table:table-cell table:style-name="ce8" office:value-type="string" calcext:value-type="string">
            <text:p>COC1=C(C(C)(C)C(=O)C2=CC=CC=C2)C=CC=C1</text:p>
          </table:table-cell>
          <table:table-cell table:style-name="ce8" office:value-type="string" calcext:value-type="string">
            <text:p>InChI=1S/C17H18O2/c1-17(2,14-11-7-8-12-15(14)19-3)16(18)13-9-5-4-6-10-13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0" calcext:value-type="float">
            <text:p>404331670</text:p>
          </table:table-cell>
          <table:table-cell table:style-name="ce34" office:value-type="float" office:value="57857558" calcext:value-type="float">
            <text:p>578575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7</text:p>
          </table:table-cell>
          <table:table-cell table:style-name="ce22" office:value-type="string" calcext:value-type="string">
            <text:p>BGXRAGCQZCSMOT-UHFFFAOYSA-N</text:p>
          </table:table-cell>
          <table:table-cell table:style-name="ce8" office:value-type="string" calcext:value-type="string">
            <text:p>CC1=CC=CC(C)=C1C1=CC=CC=C1</text:p>
          </table:table-cell>
          <table:table-cell table:style-name="ce8" office:value-type="string" calcext:value-type="string">
            <text:p>InChI=1S/C14H14/c1-11-7-6-8-12(2)14(11)13-9-4-3-5-10-13/h3-10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1" calcext:value-type="float">
            <text:p>404331671</text:p>
          </table:table-cell>
          <table:table-cell table:style-name="ce34" office:value-type="float" office:value="138090" calcext:value-type="float">
            <text:p>138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8</text:p>
          </table:table-cell>
          <table:table-cell table:style-name="ce22" office:value-type="string" calcext:value-type="string">
            <text:p>UIMPAOAAAYDUKQ-UHFFFAOYSA-N</text:p>
          </table:table-cell>
          <table:table-cell table:style-name="ce8" office:value-type="string" calcext:value-type="string">
            <text:p>COC1=CC=C(C2=CC=C(OC)C=C2)C=C1</text:p>
          </table:table-cell>
          <table:table-cell table:style-name="ce8" office:value-type="string" calcext:value-type="string">
            <text:p>InChI=1S/C14H14O2/c1-15-13-7-3-11(4-8-13)12-5-9-14(16-2)10-6-12/h3-10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2" calcext:value-type="float">
            <text:p>404331672</text:p>
          </table:table-cell>
          <table:table-cell table:style-name="ce34" office:value-type="float" office:value="16484" calcext:value-type="float">
            <text:p>16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9</text:p>
          </table:table-cell>
          <table:table-cell table:style-name="ce22" office:value-type="string" calcext:value-type="string">
            <text:p>RINYLKSNGRLNCU-UHFFFAOYSA-N</text:p>
          </table:table-cell>
          <table:table-cell table:style-name="ce8" office:value-type="string" calcext:value-type="string">
            <text:p>COC1=CC=C(C2=CC=C(C#N)C=C2)C=C1</text:p>
          </table:table-cell>
          <table:table-cell table:style-name="ce8" office:value-type="string" calcext:value-type="string">
            <text:p>InChI=1S/C14H11NO/c1-16-14-8-6-13(7-9-14)12-4-2-11(10-15)3-5-12/h2-9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3" calcext:value-type="float">
            <text:p>404331673</text:p>
          </table:table-cell>
          <table:table-cell table:style-name="ce34" office:value-type="float" office:value="93892" calcext:value-type="float">
            <text:p>938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0</text:p>
          </table:table-cell>
          <table:table-cell table:style-name="ce22" office:value-type="string" calcext:value-type="string">
            <text:p>YXVFYQXJAXKLAK-UHFFFAOYSA-N</text:p>
          </table:table-cell>
          <table:table-cell table:style-name="ce8" office:value-type="string" calcext:value-type="string">
            <text:p>OC1=CC=C(C2=CC=CC=C2)C=C1</text:p>
          </table:table-cell>
          <table:table-cell table:style-name="ce8" office:value-type="string" calcext:value-type="string">
            <text:p>InChI=1S/C12H10O/c13-12-8-6-11(7-9-12)10-4-2-1-3-5-10/h1-9,13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4" calcext:value-type="float">
            <text:p>404331674</text:p>
          </table:table-cell>
          <table:table-cell table:style-name="ce34" office:value-type="float" office:value="7103" calcext:value-type="float">
            <text:p>71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There was a clear name/structure mismatch here that PubChem warned about. The thesis name was 2-Hydroxybiphenyl, which did not match the structure (it is 4-Hydroxy). I decided to remove the name in PubChem submission and only provide structure as drawn in thesis.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01</text:p>
          </table:table-cell>
          <table:table-cell table:style-name="ce22" office:value-type="string" calcext:value-type="string">
            <text:p>CYCPXOQAYQJEBC-UHFFFAOYSA-N</text:p>
          </table:table-cell>
          <table:table-cell table:style-name="ce8" office:value-type="string" calcext:value-type="string">
            <text:p>CN(C)C1=CC=C(C2=CC=CC=C2)C=C1</text:p>
          </table:table-cell>
          <table:table-cell table:style-name="ce8" office:value-type="string" calcext:value-type="string">
            <text:p>InChI=1S/C14H15N/c1-15(2)14-10-8-13(9-11-14)12-6-4-3-5-7-12/h3-11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5" calcext:value-type="float">
            <text:p>404331675</text:p>
          </table:table-cell>
          <table:table-cell table:style-name="ce34" office:value-type="float" office:value="14348" calcext:value-type="float">
            <text:p>143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2</text:p>
          </table:table-cell>
          <table:table-cell table:style-name="ce22" office:value-type="string" calcext:value-type="string">
            <text:p>JVUBQICKOVCBNM-UHFFFAOYSA-N</text:p>
          </table:table-cell>
          <table:table-cell table:style-name="ce8" office:value-type="string" calcext:value-type="string">
            <text:p>N#CC1=CC=C(C#CC2=CC=CC=C2)C=C1</text:p>
          </table:table-cell>
          <table:table-cell table:style-name="ce8" office:value-type="string" calcext:value-type="string">
            <text:p>InChI=1S/C15H9N/c16-12-15-10-8-14(9-11-15)7-6-13-4-2-1-3-5-13/h1-5,8-11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6" calcext:value-type="float">
            <text:p>404331676</text:p>
          </table:table-cell>
          <table:table-cell table:style-name="ce34" office:value-type="float" office:value="2779208" calcext:value-type="float">
            <text:p>27792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3</text:p>
          </table:table-cell>
          <table:table-cell table:style-name="ce22" office:value-type="string" calcext:value-type="string">
            <text:p>ZFDUNOCDOYMUOM-UHFFFAOYSA-N</text:p>
          </table:table-cell>
          <table:table-cell table:style-name="ce8" office:value-type="string" calcext:value-type="string">
            <text:p>COC1=CC=C(C#CCCO)C=C1</text:p>
          </table:table-cell>
          <table:table-cell table:style-name="ce8" office:value-type="string" calcext:value-type="string">
            <text:p>InChI=1S/C11H12O2/c1-13-11-7-5-10(6-8-11)4-2-3-9-12/h5-8,12H,3,9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7" calcext:value-type="float">
            <text:p>404331677</text:p>
          </table:table-cell>
          <table:table-cell table:style-name="ce34" office:value-type="float" office:value="4192295" calcext:value-type="float">
            <text:p>41922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4</text:p>
          </table:table-cell>
          <table:table-cell table:style-name="ce22" office:value-type="string" calcext:value-type="string">
            <text:p>DZWZTZPTYKJAIF-UHFFFAOYSA-N</text:p>
          </table:table-cell>
          <table:table-cell table:style-name="ce8" office:value-type="string" calcext:value-type="string">
            <text:p>CC1=CC=CC(C)=C1C#CC1=CC=CC=C1</text:p>
          </table:table-cell>
          <table:table-cell table:style-name="ce8" office:value-type="string" calcext:value-type="string">
            <text:p>InChI=1S/C16H14/c1-13-7-6-8-14(2)16(13)12-11-15-9-4-3-5-10-15/h3-10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8" calcext:value-type="float">
            <text:p>404331678</text:p>
          </table:table-cell>
          <table:table-cell table:style-name="ce34" office:value-type="float" office:value="12140176" calcext:value-type="float">
            <text:p>12140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5</text:p>
          </table:table-cell>
          <table:table-cell table:style-name="ce22" office:value-type="string" calcext:value-type="string">
            <text:p>QCYZMMVPXNWSJK-UHFFFAOYSA-N</text:p>
          </table:table-cell>
          <table:table-cell table:style-name="ce8" office:value-type="string" calcext:value-type="string">
            <text:p>CC(=O)C1=CC=C(C#CC2=CC=CC=C2)C=C1</text:p>
          </table:table-cell>
          <table:table-cell table:style-name="ce8" office:value-type="string" calcext:value-type="string">
            <text:p>InChI=1S/C16H12O/c1-13(17)16-11-9-15(10-12-16)8-7-14-5-3-2-4-6-14/h2-6,9-12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9" calcext:value-type="float">
            <text:p>404331679</text:p>
          </table:table-cell>
          <table:table-cell table:style-name="ce34" office:value-type="float" office:value="2779313" calcext:value-type="float">
            <text:p>27793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6</text:p>
          </table:table-cell>
          <table:table-cell table:style-name="ce22" office:value-type="string" calcext:value-type="string">
            <text:p>SRGVIBGHRBGAAS-UHFFFAOYSA-N</text:p>
          </table:table-cell>
          <table:table-cell table:style-name="ce8" office:value-type="string" calcext:value-type="string">
            <text:p>CCCCOC(=O)C1=CC=C(C#N)C=C1</text:p>
          </table:table-cell>
          <table:table-cell table:style-name="ce8" office:value-type="string" calcext:value-type="string">
            <text:p>InChI=1S/C12H13NO2/c1-2-3-8-15-12(14)11-6-4-10(9-13)5-7-11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0" calcext:value-type="float">
            <text:p>404331680</text:p>
          </table:table-cell>
          <table:table-cell table:style-name="ce34" office:value-type="float" office:value="531614" calcext:value-type="float">
            <text:p>5316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7</text:p>
          </table:table-cell>
          <table:table-cell table:style-name="ce22" office:value-type="string" calcext:value-type="string">
            <text:p>GALQLODNTKQGFE-UHFFFAOYSA-N</text:p>
          </table:table-cell>
          <table:table-cell table:style-name="ce8" office:value-type="string" calcext:value-type="string">
            <text:p>CCCCOC(=O)C1=C(C)C=CC=C1</text:p>
          </table:table-cell>
          <table:table-cell table:style-name="ce8" office:value-type="string" calcext:value-type="string">
            <text:p>InChI=1S/C12H16O2/c1-3-4-9-14-12(13)11-8-6-5-7-10(11)2/h5-8H,3-4,9H2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1" calcext:value-type="float">
            <text:p>404331681</text:p>
          </table:table-cell>
          <table:table-cell table:style-name="ce34" office:value-type="float" office:value="123560" calcext:value-type="float">
            <text:p>1235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8</text:p>
          </table:table-cell>
          <table:table-cell table:style-name="ce22" office:value-type="string" calcext:value-type="string">
            <text:p>CCNUYJYIRZZKAG-UHFFFAOYSA-N</text:p>
          </table:table-cell>
          <table:table-cell table:style-name="ce8" office:value-type="string" calcext:value-type="string">
            <text:p>CCCCOC(=O)C1=CC=C(C(F)(F)F)C=C1</text:p>
          </table:table-cell>
          <table:table-cell table:style-name="ce8" office:value-type="string" calcext:value-type="string">
            <text:p>InChI=1S/C12H13F3O2/c1-2-3-8-17-11(16)9-4-6-10(7-5-9)12(13,14)15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2" calcext:value-type="float">
            <text:p>404331682</text:p>
          </table:table-cell>
          <table:table-cell table:style-name="ce34" office:value-type="float" office:value="544988" calcext:value-type="float">
            <text:p>5449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9</text:p>
          </table:table-cell>
          <table:table-cell table:style-name="ce22" office:value-type="string" calcext:value-type="string">
            <text:p>YOAQWDULOOZKPL-UHFFFAOYSA-N</text:p>
          </table:table-cell>
          <table:table-cell table:style-name="ce8" office:value-type="string" calcext:value-type="string">
            <text:p>CCCCOC(=O)C1=C(Cl)C=CC=C1</text:p>
          </table:table-cell>
          <table:table-cell table:style-name="ce8" office:value-type="string" calcext:value-type="string">
            <text:p>InChI=1S/C11H13ClO2/c1-2-3-8-14-11(13)9-6-4-5-7-10(9)12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3" calcext:value-type="float">
            <text:p>404331683</text:p>
          </table:table-cell>
          <table:table-cell table:style-name="ce34" office:value-type="float" office:value="222334" calcext:value-type="float">
            <text:p>2223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0</text:p>
          </table:table-cell>
          <table:table-cell table:style-name="ce22" office:value-type="string" calcext:value-type="string">
            <text:p>PBPVJPWUWLGOEC-UHFFFAOYSA-N</text:p>
          </table:table-cell>
          <table:table-cell table:style-name="ce8" office:value-type="string" calcext:value-type="string">
            <text:p>CCCCOC(=O)C1=CC=C(Cl)C=C1</text:p>
          </table:table-cell>
          <table:table-cell table:style-name="ce8" office:value-type="string" calcext:value-type="string">
            <text:p>InChI=1S/C11H13ClO2/c1-2-3-8-14-11(13)9-4-6-10(12)7-5-9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4" calcext:value-type="float">
            <text:p>404331684</text:p>
          </table:table-cell>
          <table:table-cell table:style-name="ce34" office:value-type="float" office:value="347849" calcext:value-type="float">
            <text:p>3478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1</text:p>
          </table:table-cell>
          <table:table-cell table:style-name="ce22" office:value-type="string" calcext:value-type="string">
            <text:p>ZEYHEAKUIGZSGI-UHFFFAOYSA-N</text:p>
          </table:table-cell>
          <table:table-cell table:style-name="ce8" office:value-type="string" calcext:value-type="string">
            <text:p>COC1=CC=C(C(=O)O)C=C1</text:p>
          </table:table-cell>
          <table:table-cell table:style-name="ce8" office:value-type="string" calcext:value-type="string">
            <text:p>InChI=1S/C8H8O3/c1-11-7-4-2-6(3-5-7)8(9)10/h2-5H,1H3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5" calcext:value-type="float">
            <text:p>404331685</text:p>
          </table:table-cell>
          <table:table-cell table:style-name="ce34" office:value-type="float" office:value="7478" calcext:value-type="float">
            <text:p>747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2</text:p>
          </table:table-cell>
          <table:table-cell table:style-name="ce22" office:value-type="string" calcext:value-type="string">
            <text:p>QBHDSQZASIBAAI-UHFFFAOYSA-N</text:p>
          </table:table-cell>
          <table:table-cell table:style-name="ce8" office:value-type="string" calcext:value-type="string">
            <text:p>CC(=O)C1=CC=C(C(=O)O)C=C1</text:p>
          </table:table-cell>
          <table:table-cell table:style-name="ce8" office:value-type="string" calcext:value-type="string">
            <text:p>InChI=1S/C9H8O3/c1-6(10)7-2-4-8(5-3-7)9(11)12/h2-5H,1H3,(H,11,12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6" calcext:value-type="float">
            <text:p>404331686</text:p>
          </table:table-cell>
          <table:table-cell table:style-name="ce34" office:value-type="float" office:value="11470" calcext:value-type="float">
            <text:p>11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3</text:p>
          </table:table-cell>
          <table:table-cell table:style-name="ce22" office:value-type="string" calcext:value-type="string">
            <text:p>ZWLPBLYKEWSWPD-UHFFFAOYSA-N</text:p>
          </table:table-cell>
          <table:table-cell table:style-name="ce8" office:value-type="string" calcext:value-type="string">
            <text:p>CC1=C(C(=O)O)C=CC=C1</text:p>
          </table:table-cell>
          <table:table-cell table:style-name="ce8" office:value-type="string" calcext:value-type="string">
            <text:p>InChI=1S/C8H8O2/c1-6-4-2-3-5-7(6)8(9)10/h2-5H,1H3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7" calcext:value-type="float">
            <text:p>404331687</text:p>
          </table:table-cell>
          <table:table-cell table:style-name="ce34" office:value-type="float" office:value="8373" calcext:value-type="float">
            <text:p>83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4</text:p>
          </table:table-cell>
          <table:table-cell table:style-name="ce22" office:value-type="string" calcext:value-type="string">
            <text:p>LPNBBFKOUUSUDB-UHFFFAOYSA-N</text:p>
          </table:table-cell>
          <table:table-cell table:style-name="ce8" office:value-type="string" calcext:value-type="string">
            <text:p>CC1=CC=C(C(=O)O)C=C1</text:p>
          </table:table-cell>
          <table:table-cell table:style-name="ce8" office:value-type="string" calcext:value-type="string">
            <text:p>InChI=1S/C8H8O2/c1-6-2-4-7(5-3-6)8(9)10/h2-5H,1H3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8" calcext:value-type="float">
            <text:p>404331688</text:p>
          </table:table-cell>
          <table:table-cell table:style-name="ce34" office:value-type="float" office:value="7470" calcext:value-type="float">
            <text:p>7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5</text:p>
          </table:table-cell>
          <table:table-cell table:style-name="ce22" office:value-type="string" calcext:value-type="string">
            <text:p>IKCLCGXPQILATA-UHFFFAOYSA-N</text:p>
          </table:table-cell>
          <table:table-cell table:style-name="ce8" office:value-type="string" calcext:value-type="string">
            <text:p>O=C(O)C1=C(Cl)C=CC=C1</text:p>
          </table:table-cell>
          <table:table-cell table:style-name="ce8" office:value-type="string" calcext:value-type="string">
            <text:p>InChI=1S/C7H5ClO2/c8-6-4-2-1-3-5(6)7(9)10/h1-4H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9" calcext:value-type="float">
            <text:p>404331689</text:p>
          </table:table-cell>
          <table:table-cell table:style-name="ce34" office:value-type="float" office:value="8374" calcext:value-type="float">
            <text:p>8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6</text:p>
          </table:table-cell>
          <table:table-cell table:style-name="ce8" office:value-type="string" calcext:value-type="string">
            <text:p>KBEBGUQPQBELIU-HJWRWDBZSA-N</text:p>
          </table:table-cell>
          <table:table-cell table:style-name="ce8" office:value-type="string" calcext:value-type="string">
            <text:p>CCOC(=O)/C=C\C1=CC=CC=C1</text:p>
          </table:table-cell>
          <table:table-cell table:style-name="ce8" office:value-type="string" calcext:value-type="string">
            <text:p>InChI=1S/C11H12O2/c1-2-13-11(12)9-8-10-6-4-3-5-7-10/h3-9H,2H2,1H3/b9-8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5" calcext:value-type="float">
            <text:p>404331745</text:p>
          </table:table-cell>
          <table:table-cell table:style-name="ce34" office:value-type="float" office:value="5284656" calcext:value-type="float">
            <text:p>52846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17</text:p>
          </table:table-cell>
          <table:table-cell table:style-name="ce8" office:value-type="string" calcext:value-type="string">
            <text:p>UNAXNPTZJKKUGO-YVMONPNESA-N</text:p>
          </table:table-cell>
          <table:table-cell table:style-name="ce8" office:value-type="string" calcext:value-type="string">
            <text:p>CCOC(=O)/C=C\C1=CC=C(F)C=C1</text:p>
          </table:table-cell>
          <table:table-cell table:style-name="ce8" office:value-type="string" calcext:value-type="string">
            <text:p>InChI=1S/C11H11FO2/c1-2-14-11(13)8-5-9-3-6-10(12)7-4-9/h3-8H,2H2,1H3/b8-5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6" calcext:value-type="float">
            <text:p>404331746</text:p>
          </table:table-cell>
          <table:table-cell table:style-name="ce34" office:value-type="float" office:value="23730428" calcext:value-type="float">
            <text:p>2373042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18</text:p>
          </table:table-cell>
          <table:table-cell table:style-name="ce8" office:value-type="string" calcext:value-type="string">
            <text:p>FVVNCRMEGJFCPL-HJWRWDBZSA-N</text:p>
          </table:table-cell>
          <table:table-cell table:style-name="ce8" office:value-type="string" calcext:value-type="string">
            <text:p>CCOC(=O)/C=C\C1=C(C)C=CC=C1</text:p>
          </table:table-cell>
          <table:table-cell table:style-name="ce8" office:value-type="string" calcext:value-type="string">
            <text:p>InChI=1S/C12H14O2/c1-3-14-12(13)9-8-11-7-5-4-6-10(11)2/h4-9H,3H2,1-2H3/b9-8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7" calcext:value-type="float">
            <text:p>404331747</text:p>
          </table:table-cell>
          <table:table-cell table:style-name="ce34" office:value-type="float" office:value="71485354" calcext:value-type="float">
            <text:p>714853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19</text:p>
          </table:table-cell>
          <table:table-cell table:style-name="ce8" office:value-type="string" calcext:value-type="string">
            <text:p>UPOMPRQKAGEXPN-FPLPWBNLSA-N</text:p>
          </table:table-cell>
          <table:table-cell table:style-name="ce8" office:value-type="string" calcext:value-type="string">
            <text:p>CCOC(=O)/C=C\C1=CC=CC(OC)=C1</text:p>
          </table:table-cell>
          <table:table-cell table:style-name="ce8" office:value-type="string" calcext:value-type="string">
            <text:p>InChI=1S/C12H14O3/c1-3-15-12(13)8-7-10-5-4-6-11(9-10)14-2/h4-9H,3H2,1-2H3/b8-7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8" calcext:value-type="float">
            <text:p>404331748</text:p>
          </table:table-cell>
          <table:table-cell table:style-name="ce34" office:value-type="float" office:value="92530829" calcext:value-type="float">
            <text:p>9253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0</text:p>
          </table:table-cell>
          <table:table-cell table:style-name="ce8" office:value-type="string" calcext:value-type="string">
            <text:p>BSXHSWOMMFBMLL-KTKRTIGZSA-N</text:p>
          </table:table-cell>
          <table:table-cell table:style-name="ce8" office:value-type="string" calcext:value-type="string">
            <text:p>CCOC(=O)/C=C(/C)C1=CC=CC=C1</text:p>
          </table:table-cell>
          <table:table-cell table:style-name="ce8" office:value-type="string" calcext:value-type="string">
            <text:p>InChI=1S/C12H14O2/c1-3-14-12(13)9-10(2)11-7-5-4-6-8-11/h4-9H,3H2,1-2H3/b10-9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9" calcext:value-type="float">
            <text:p>404331749</text:p>
          </table:table-cell>
          <table:table-cell table:style-name="ce34" office:value-type="float" office:value="11310013" calcext:value-type="float">
            <text:p>1131001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1</text:p>
          </table:table-cell>
          <table:table-cell table:style-name="ce8" office:value-type="string" calcext:value-type="string">
            <text:p>DHNGCHLFKUPGPX-TWGQIWQCSA-N</text:p>
          </table:table-cell>
          <table:table-cell table:style-name="ce8" office:value-type="string" calcext:value-type="string">
            <text:p>CCOC(=O)/C=C\C1=CC=C(OC)C=C1</text:p>
          </table:table-cell>
          <table:table-cell table:style-name="ce8" office:value-type="string" calcext:value-type="string">
            <text:p>InChI=1S/C12H14O3/c1-3-15-12(13)9-6-10-4-7-11(14-2)8-5-10/h4-9H,3H2,1-2H3/b9-6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0" calcext:value-type="float">
            <text:p>404331750</text:p>
          </table:table-cell>
          <table:table-cell table:style-name="ce34" office:value-type="float" office:value="13010829" calcext:value-type="float">
            <text:p>1301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2</text:p>
          </table:table-cell>
          <table:table-cell table:style-name="ce8" office:value-type="string" calcext:value-type="string">
            <text:p>QTLOYKCWYODNOC-SREVYHEPSA-N</text:p>
          </table:table-cell>
          <table:table-cell table:style-name="ce8" office:value-type="string" calcext:value-type="string">
            <text:p>CCOC(=O)/C=C\C1=C(C)C=C(C)C=C1C</text:p>
          </table:table-cell>
          <table:table-cell table:style-name="ce8" office:value-type="string" calcext:value-type="string">
            <text:p>InChI=1S/C14H18O2/c1-5-16-14(15)7-6-13-11(3)8-10(2)9-12(13)4/h6-9H,5H2,1-4H3/b7-6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1" calcext:value-type="float">
            <text:p>404331751</text:p>
          </table:table-cell>
          <table:table-cell table:style-name="ce34" office:value-type="float" office:value="11287421" calcext:value-type="float">
            <text:p>112874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3</text:p>
          </table:table-cell>
          <table:table-cell table:style-name="ce8" office:value-type="string" calcext:value-type="string">
            <text:p>KBEBGUQPQBELIU-DPGMDDFWSA-N</text:p>
          </table:table-cell>
          <table:table-cell table:style-name="ce8" office:value-type="string" calcext:value-type="string">
            <text:p>[2H]/C(=C/C1=CC=CC=C1)C(=O)OCC</text:p>
          </table:table-cell>
          <table:table-cell table:style-name="ce8" office:value-type="string" calcext:value-type="string">
            <text:p>InChI=1S/C11H12O2/c1-2-13-11(12)9-8-10-6-4-3-5-7-10/h3-9H,2H2,1H3/b9-8-/i9D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2" calcext:value-type="float">
            <text:p>404331752</text:p>
          </table:table-cell>
          <table:table-cell table:style-name="ce34" office:value-type="float" office:value="12200692" calcext:value-type="float">
            <text:p>1220069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4</text:p>
          </table:table-cell>
          <table:table-cell table:style-name="ce8" office:value-type="string" calcext:value-type="string">
            <text:p>ZCSDUGXKKBIICL-KTKRTIGZSA-N</text:p>
          </table:table-cell>
          <table:table-cell table:style-name="ce8" office:value-type="string" calcext:value-type="string">
            <text:p>CCCCCC/C=C\C(=O)OCC</text:p>
          </table:table-cell>
          <table:table-cell table:style-name="ce8" office:value-type="string" calcext:value-type="string">
            <text:p>InChI=1S/C11H20O2/c1-3-5-6-7-8-9-10-11(12)13-4-2/h9-10H,3-8H2,1-2H3/b10-9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3" calcext:value-type="float">
            <text:p>404331753</text:p>
          </table:table-cell>
          <table:table-cell table:style-name="ce34" office:value-type="float" office:value="12277543" calcext:value-type="float">
            <text:p>122775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5</text:p>
          </table:table-cell>
          <table:table-cell table:style-name="ce8" office:value-type="string" calcext:value-type="string">
            <text:p>LJXIUDZTIJVURM-SSZFMOIBSA-N</text:p>
          </table:table-cell>
          <table:table-cell table:style-name="ce8" office:value-type="string" calcext:value-type="string">
            <text:p>CCOC(=O)/C(=C\C1=CC=CC=C1)C(O)C1=CC=CC=C1</text:p>
          </table:table-cell>
          <table:table-cell table:style-name="ce8" office:value-type="string" calcext:value-type="string">
            <text:p>InChI=1S/C18H18O3/c1-2-21-18(20)16(13-14-9-5-3-6-10-14)17(19)15-11-7-4-8-12-15/h3-13,17,19H,2H2,1H3/b16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4" calcext:value-type="float">
            <text:p>404331754</text:p>
          </table:table-cell>
          <table:table-cell table:style-name="ce34" office:value-type="float" office:value="12118788" calcext:value-type="float">
            <text:p>1211878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6</text:p>
          </table:table-cell>
          <table:table-cell table:style-name="ce8" office:value-type="string" calcext:value-type="string">
            <text:p>ZMJGNPSGTSPCMK-VBKFSLOCSA-N</text:p>
          </table:table-cell>
          <table:table-cell table:style-name="ce8" office:value-type="string" calcext:value-type="string">
            <text:p>CCOC(=O)/C(=C\C1=CC=C(F)C=C1)C(O)C1=CC=CC=C1</text:p>
          </table:table-cell>
          <table:table-cell table:style-name="ce8" office:value-type="string" calcext:value-type="string">
            <text:p>InChI=1S/C18H17FO3/c1-2-22-18(21)16(12-13-8-10-15(19)11-9-13)17(20)14-6-4-3-5-7-14/h3-12,17,20H,2H2,1H3/b16-12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5" calcext:value-type="float">
            <text:p>404331755</text:p>
          </table:table-cell>
          <table:table-cell table:style-name="ce34" office:value-type="float" office:value="101864054" calcext:value-type="float">
            <text:p>1018640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7</text:p>
          </table:table-cell>
          <table:table-cell table:style-name="ce8" office:value-type="string" calcext:value-type="string">
            <text:p>LPMCBQCZKQJSLO-LGMDPLHJSA-N</text:p>
          </table:table-cell>
          <table:table-cell table:style-name="ce8" office:value-type="string" calcext:value-type="string">
            <text:p>CCOC(=O)/C(=C\C1=C(C)C=CC=C1)C(O)C1=CC=CC=C1</text:p>
          </table:table-cell>
          <table:table-cell table:style-name="ce8" office:value-type="string" calcext:value-type="string">
            <text:p>InChI=1S/C19H20O3/c1-3-22-19(21)17(13-16-12-8-7-9-14(16)2)18(20)15-10-5-4-6-11-15/h4-13,18,20H,3H2,1-2H3/b17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6" calcext:value-type="float">
            <text:p>404331756</text:p>
          </table:table-cell>
          <table:table-cell table:style-name="ce34" office:value-type="float" office:value="101864055" calcext:value-type="float">
            <text:p>1018640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8</text:p>
          </table:table-cell>
          <table:table-cell table:style-name="ce8" office:value-type="string" calcext:value-type="string">
            <text:p>JSUJBJVYPKEQAD-LGMDPLHJSA-N</text:p>
          </table:table-cell>
          <table:table-cell table:style-name="ce8" office:value-type="string" calcext:value-type="string">
            <text:p>CCOC(=O)/C(=C\C1=CC=CC=C1)C(O)C1=CC=C(OC)C=C1</text:p>
          </table:table-cell>
          <table:table-cell table:style-name="ce8" office:value-type="string" calcext:value-type="string">
            <text:p>InChI=1S/C19H20O4/c1-3-23-19(21)17(13-14-7-5-4-6-8-14)18(20)15-9-11-16(22-2)12-10-15/h4-13,18,20H,3H2,1-2H3/b17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7" calcext:value-type="float">
            <text:p>404331757</text:p>
          </table:table-cell>
          <table:table-cell table:style-name="ce34" office:value-type="float" office:value="101864056" calcext:value-type="float">
            <text:p>1018640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9</text:p>
          </table:table-cell>
          <table:table-cell table:style-name="ce8" office:value-type="string" calcext:value-type="string">
            <text:p>XZANKYDMGLFMBL-VBKFSLOCSA-N</text:p>
          </table:table-cell>
          <table:table-cell table:style-name="ce8" office:value-type="string" calcext:value-type="string">
            <text:p>CCOC(=O)/C(=C\C1=CC=CC=C1)C(O)C1=CC=C(F)C=C1</text:p>
          </table:table-cell>
          <table:table-cell table:style-name="ce8" office:value-type="string" calcext:value-type="string">
            <text:p>InChI=1S/C18H17FO3/c1-2-22-18(21)16(12-13-6-4-3-5-7-13)17(20)14-8-10-15(19)11-9-14/h3-12,17,20H,2H2,1H3/b16-12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8" calcext:value-type="float">
            <text:p>404331758</text:p>
          </table:table-cell>
          <table:table-cell table:style-name="ce34" office:value-type="float" office:value="101864057" calcext:value-type="float">
            <text:p>10186405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0</text:p>
          </table:table-cell>
          <table:table-cell table:style-name="ce8" office:value-type="string" calcext:value-type="string">
            <text:p>UVYDBIBSCXIZOO-LGMDPLHJSA-N</text:p>
          </table:table-cell>
          <table:table-cell table:style-name="ce8" office:value-type="string" calcext:value-type="string">
            <text:p>CCOC(=O)/C(=C\C1=CC=CC=C1)C(O)C1=CC=C(C)C=C1</text:p>
          </table:table-cell>
          <table:table-cell table:style-name="ce8" office:value-type="string" calcext:value-type="string">
            <text:p>InChI=1S/C19H20O3/c1-3-22-19(21)17(13-15-7-5-4-6-8-15)18(20)16-11-9-14(2)10-12-16/h4-13,18,20H,3H2,1-2H3/b17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9" calcext:value-type="float">
            <text:p>404331759</text:p>
          </table:table-cell>
          <table:table-cell table:style-name="ce34" office:value-type="float" office:value="101864059" calcext:value-type="float">
            <text:p>1018640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1</text:p>
          </table:table-cell>
          <table:table-cell table:style-name="ce8" office:value-type="string" calcext:value-type="string">
            <text:p>PCULOKXYBSVMDO-QINSGFPZSA-N</text:p>
          </table:table-cell>
          <table:table-cell table:style-name="ce8" office:value-type="string" calcext:value-type="string">
            <text:p>CCCCCC(O)/C(=C/C1=CC=C(F)C=C1)C(=O)OCC</text:p>
          </table:table-cell>
          <table:table-cell table:style-name="ce8" office:value-type="string" calcext:value-type="string">
            <text:p>InChI=1S/C17H23FO3/c1-3-5-6-7-16(19)15(17(20)21-4-2)12-13-8-10-14(18)11-9-13/h8-12,16,19H,3-7H2,1-2H3/b15-12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0" calcext:value-type="float">
            <text:p>404331760</text:p>
          </table:table-cell>
          <table:table-cell table:style-name="ce34" office:value-type="float" office:value="24862455" calcext:value-type="float">
            <text:p>248624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2</text:p>
          </table:table-cell>
          <table:table-cell table:style-name="ce8" office:value-type="string" calcext:value-type="string">
            <text:p>GIHDRIKOWKAWLP-SSZFMOIBSA-N</text:p>
          </table:table-cell>
          <table:table-cell table:style-name="ce8" office:value-type="string" calcext:value-type="string">
            <text:p>CCCCCC(O)/C(=C/C1=C(C)C=CC=C1)C(=O)OCC</text:p>
          </table:table-cell>
          <table:table-cell table:style-name="ce8" office:value-type="string" calcext:value-type="string">
            <text:p>InChI=1S/C18H26O3/c1-4-6-7-12-17(19)16(18(20)21-5-2)13-15-11-9-8-10-14(15)3/h8-11,13,17,19H,4-7,12H2,1-3H3/b16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1" calcext:value-type="float">
            <text:p>404331761</text:p>
          </table:table-cell>
          <table:table-cell table:style-name="ce34" office:value-type="float" office:value="101864061" calcext:value-type="float">
            <text:p>1018640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3</text:p>
          </table:table-cell>
          <table:table-cell table:style-name="ce8" office:value-type="string" calcext:value-type="string">
            <text:p>YDDBNRMDGPXBHP-SQFISAMPSA-N</text:p>
          </table:table-cell>
          <table:table-cell table:style-name="ce8" office:value-type="string" calcext:value-type="string">
            <text:p>CCCCCC(O)/C(=C/C1=CC=CC=C1)C(=O)OCC</text:p>
          </table:table-cell>
          <table:table-cell table:style-name="ce8" office:value-type="string" calcext:value-type="string">
            <text:p>InChI=1S/C17H24O3/c1-3-5-7-12-16(18)15(17(19)20-4-2)13-14-10-8-6-9-11-14/h6,8-11,13,16,18H,3-5,7,12H2,1-2H3/b15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2" calcext:value-type="float">
            <text:p>404331762</text:p>
          </table:table-cell>
          <table:table-cell table:style-name="ce34" office:value-type="float" office:value="101864062" calcext:value-type="float">
            <text:p>1018640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4</text:p>
          </table:table-cell>
          <table:table-cell table:style-name="ce8" office:value-type="string" calcext:value-type="string">
            <text:p>WXFAZFIEBMLHMI-PEZBUJJGSA-N</text:p>
          </table:table-cell>
          <table:table-cell table:style-name="ce8" office:value-type="string" calcext:value-type="string">
            <text:p>CCCCCC/C=C(\C(=O)OCC)C(O)C1=CC=CC=C1</text:p>
          </table:table-cell>
          <table:table-cell table:style-name="ce8" office:value-type="string" calcext:value-type="string">
            <text:p>InChI=1S/C18H26O3/c1-3-5-6-7-11-14-16(18(20)21-4-2)17(19)15-12-9-8-10-13-15/h8-10,12-14,17,19H,3-7,11H2,1-2H3/b16-14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3" calcext:value-type="float">
            <text:p>404331763</text:p>
          </table:table-cell>
          <table:table-cell table:style-name="ce34" office:value-type="float" office:value="101864063" calcext:value-type="float">
            <text:p>1018640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5</text:p>
          </table:table-cell>
          <table:table-cell table:style-name="ce8" office:value-type="string" calcext:value-type="string">
            <text:p>ZAWQFEQLYVVYGM-SQFISAMPSA-N</text:p>
          </table:table-cell>
          <table:table-cell table:style-name="ce8" office:value-type="string" calcext:value-type="string">
            <text:p>CCCCCC/C=C(\C(=O)OCC)C(O)CCCCC</text:p>
          </table:table-cell>
          <table:table-cell table:style-name="ce8" office:value-type="string" calcext:value-type="string">
            <text:p>InChI=1S/C17H32O3/c1-4-7-9-10-12-13-15(17(19)20-6-3)16(18)14-11-8-5-2/h13,16,18H,4-12,14H2,1-3H3/b15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4" calcext:value-type="float">
            <text:p>404331764</text:p>
          </table:table-cell>
          <table:table-cell table:style-name="ce34" office:value-type="float" office:value="101864060" calcext:value-type="float">
            <text:p>1018640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6</text:p>
          </table:table-cell>
          <table:table-cell table:style-name="ce8" office:value-type="string" calcext:value-type="string">
            <text:p>CGVXFYVVZLHPKL-WNOMTAPNSA-N</text:p>
          </table:table-cell>
          <table:table-cell table:style-name="ce8" office:value-type="string" calcext:value-type="string">
            <text:p>CCOC(=O)/C(=C(/C)C1=C(C)C=CC=C1)C(O)C1=CC=CC=C1.CCOC(=O)/C(=C(\C)C1=CC=CC=C1C)C(O)C1=CC=CC=C1</text:p>
          </table:table-cell>
          <table:table-cell table:style-name="ce8" office:value-type="string" calcext:value-type="string">
            <text:p>InChI=1S/2C20H22O3/c2*1-4-23-20(22)18(19(21)16-11-6-5-7-12-16)15(3)17-13-9-8-10-14(17)2/h2*5-13,19,21H,4H2,1-3H3/b18-15+;18-15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5" calcext:value-type="float">
            <text:p>404331765</text:p>
          </table:table-cell>
          <table:table-cell table:style-name="ce34" office:value-type="float" office:value="145864148" calcext:value-type="float">
            <text:p>14586414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7</text:p>
          </table:table-cell>
          <table:table-cell table:style-name="ce8" office:value-type="string" calcext:value-type="string">
            <text:p>PDRXVXWZQRHOLX-ACCUITESSA-N</text:p>
          </table:table-cell>
          <table:table-cell table:style-name="ce8" office:value-type="string" calcext:value-type="string">
            <text:p>CCOC(=O)/C(=C\C1=CC=CC=C1)[Si](C)(C)C</text:p>
          </table:table-cell>
          <table:table-cell table:style-name="ce8" office:value-type="string" calcext:value-type="string">
            <text:p>InChI=1S/C14H20O2Si/c1-5-16-14(15)13(17(2,3)4)11-12-9-7-6-8-10-12/h6-11H,5H2,1-4H3/b13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6" calcext:value-type="float">
            <text:p>404331766</text:p>
          </table:table-cell>
          <table:table-cell table:style-name="ce34" office:value-type="float" office:value="12697932" calcext:value-type="float">
            <text:p>1269793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8</text:p>
          </table:table-cell>
          <table:table-cell table:style-name="ce8" office:value-type="string" calcext:value-type="string">
            <text:p>MGCNOCFFPMYYIX-SDNWHVSQSA-N</text:p>
          </table:table-cell>
          <table:table-cell table:style-name="ce8" office:value-type="string" calcext:value-type="string">
            <text:p>CCOC(=O)/C(=C\C1=C(C)C=CC=C1)[Si](C)(C)C</text:p>
          </table:table-cell>
          <table:table-cell table:style-name="ce8" office:value-type="string" calcext:value-type="string">
            <text:p>InChI=1S/C15H22O2Si/c1-6-17-15(16)14(18(3,4)5)11-13-10-8-7-9-12(13)2/h7-11H,6H2,1-5H3/b14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7" calcext:value-type="float">
            <text:p>404331767</text:p>
          </table:table-cell>
          <table:table-cell table:style-name="ce34" office:value-type="float" office:value="101514505" calcext:value-type="float">
            <text:p>1015145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9</text:p>
          </table:table-cell>
          <table:table-cell table:style-name="ce8" office:value-type="string" calcext:value-type="string">
            <text:p>VWGMVSCGMHPFMH-LFIBNONCSA-N</text:p>
          </table:table-cell>
          <table:table-cell table:style-name="ce8" office:value-type="string" calcext:value-type="string">
            <text:p>CCOC(=O)/C(=C\C1=C(C)C=C(C)C=C1C)[Si](C)(C)C</text:p>
          </table:table-cell>
          <table:table-cell table:style-name="ce8" office:value-type="string" calcext:value-type="string">
            <text:p>InChI=1S/C17H26O2Si/c1-8-19-17(18)16(20(5,6)7)11-15-13(3)9-12(2)10-14(15)4/h9-11H,8H2,1-7H3/b16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8" calcext:value-type="float">
            <text:p>404331768</text:p>
          </table:table-cell>
          <table:table-cell table:style-name="ce34" office:value-type="float" office:value="101514506" calcext:value-type="float">
            <text:p>1015145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0</text:p>
          </table:table-cell>
          <table:table-cell table:style-name="ce8" office:value-type="string" calcext:value-type="string">
            <text:p>NWYUPZJYTWMYLL-OUKQBFOZSA-N</text:p>
          </table:table-cell>
          <table:table-cell table:style-name="ce8" office:value-type="string" calcext:value-type="string">
            <text:p>CCCCCC/C=C(\C(=O)OCC)[Si](C)(C)C</text:p>
          </table:table-cell>
          <table:table-cell table:style-name="ce8" office:value-type="string" calcext:value-type="string">
            <text:p>InChI=1S/C14H28O2Si/c1-6-8-9-10-11-12-13(17(3,4)5)14(15)16-7-2/h12H,6-11H2,1-5H3/b13-12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9" calcext:value-type="float">
            <text:p>404331769</text:p>
          </table:table-cell>
          <table:table-cell table:style-name="ce34" office:value-type="float" office:value="101514507" calcext:value-type="float">
            <text:p>10151450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1</text:p>
          </table:table-cell>
          <table:table-cell table:style-name="ce8" office:value-type="string" calcext:value-type="string">
            <text:p>OOFBYZZRVTYZKO-SDNWHVSQSA-N</text:p>
          </table:table-cell>
          <table:table-cell table:style-name="ce8" office:value-type="string" calcext:value-type="string">
            <text:p>CCOC(=O)/C(=C\C1=CC=CC(OC)=C1)[Si](C)(C)C</text:p>
          </table:table-cell>
          <table:table-cell table:style-name="ce8" office:value-type="string" calcext:value-type="string">
            <text:p>InChI=1S/C15H22O3Si/c1-6-18-15(16)14(19(3,4)5)11-12-8-7-9-13(10-12)17-2/h7-11H,6H2,1-5H3/b14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0" calcext:value-type="float">
            <text:p>404331770</text:p>
          </table:table-cell>
          <table:table-cell table:style-name="ce34" office:value-type="float" office:value="101514508" calcext:value-type="float">
            <text:p>10151450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2</text:p>
          </table:table-cell>
          <table:table-cell table:style-name="ce8" office:value-type="string" calcext:value-type="string">
            <text:p>UQKRHTXFIHTOMH-SDNWHVSQSA-N</text:p>
          </table:table-cell>
          <table:table-cell table:style-name="ce8" office:value-type="string" calcext:value-type="string">
            <text:p>CCOC(=O)/C(=C\C1=CC=C(OC)C=C1)[Si](C)(C)C</text:p>
          </table:table-cell>
          <table:table-cell table:style-name="ce8" office:value-type="string" calcext:value-type="string">
            <text:p>InChI=1S/C15H22O3Si/c1-6-18-15(16)14(19(3,4)5)11-12-7-9-13(17-2)10-8-12/h7-11H,6H2,1-5H3/b14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1" calcext:value-type="float">
            <text:p>404331771</text:p>
          </table:table-cell>
          <table:table-cell table:style-name="ce34" office:value-type="float" office:value="101514510" calcext:value-type="float">
            <text:p>1015145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3</text:p>
          </table:table-cell>
          <table:table-cell table:style-name="ce8" office:value-type="string" calcext:value-type="string">
            <text:p>WKKSERMLMWXTIT-SOFGYWHQSA-N</text:p>
          </table:table-cell>
          <table:table-cell table:style-name="ce8" office:value-type="string" calcext:value-type="string">
            <text:p>C/C=C(\C(=O)OCC)[Si](C)(C)C</text:p>
          </table:table-cell>
          <table:table-cell table:style-name="ce8" office:value-type="string" calcext:value-type="string">
            <text:p>InChI=1S/C9H18O2Si/c1-6-8(12(3,4)5)9(10)11-7-2/h6H,7H2,1-5H3/b8-6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2" calcext:value-type="float">
            <text:p>404331772</text:p>
          </table:table-cell>
          <table:table-cell table:style-name="ce34" office:value-type="float" office:value="12697929" calcext:value-type="float">
            <text:p>126979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2017 Johnson DA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4</text:p>
          </table:table-cell>
          <table:table-cell table:style-name="ce8" office:value-type="string" calcext:value-type="string">
            <text:p>FEYLGDOPTOCSAY-JQIJEIRASA-N</text:p>
          </table:table-cell>
          <table:table-cell table:style-name="ce8" office:value-type="string" calcext:value-type="string">
            <text:p>CCOC(=O)/C(=C\C1=CC=CC=C1)[Si](CC)(CC)CC</text:p>
          </table:table-cell>
          <table:table-cell table:style-name="ce8" office:value-type="string" calcext:value-type="string">
            <text:p>InChI=1S/C17H26O2Si/c1-5-19-17(18)16(20(6-2,7-3)8-4)14-15-12-10-9-11-13-15/h9-14H,5-8H2,1-4H3/b16-14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3" calcext:value-type="float">
            <text:p>404331773</text:p>
          </table:table-cell>
          <table:table-cell table:style-name="ce34" office:value-type="float" office:value="101514504" calcext:value-type="float">
            <text:p>1015145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5</text:p>
          </table:table-cell>
          <table:table-cell table:style-name="ce8" office:value-type="string" calcext:value-type="string">
            <text:p>UWPJKJMXBDXETL-ZRDIBKRKSA-N</text:p>
          </table:table-cell>
          <table:table-cell table:style-name="ce8" office:value-type="string" calcext:value-type="string">
            <text:p>COC(=O)/C(=C\C1=CC=CC=C1)[Si](C)(C)C</text:p>
          </table:table-cell>
          <table:table-cell table:style-name="ce8" office:value-type="string" calcext:value-type="string">
            <text:p>InChI=1S/C13H18O2Si/c1-15-13(14)12(16(2,3)4)10-11-8-6-5-7-9-11/h5-10H,1-4H3/b12-10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4" calcext:value-type="float">
            <text:p>404331774</text:p>
          </table:table-cell>
          <table:table-cell table:style-name="ce34" office:value-type="float" office:value="101514511" calcext:value-type="float">
            <text:p>10151451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6</text:p>
          </table:table-cell>
          <table:table-cell table:style-name="ce8" office:value-type="string" calcext:value-type="string">
            <text:p>ROFRTZZRIXJCHN-WYMLVPIESA-N</text:p>
          </table:table-cell>
          <table:table-cell table:style-name="ce8" office:value-type="string" calcext:value-type="string">
            <text:p>CCOC(=O)/C(=C(/C)C1=CC=CC=C1)[Si](C)(C)C</text:p>
          </table:table-cell>
          <table:table-cell table:style-name="ce8" office:value-type="string" calcext:value-type="string">
            <text:p>InChI=1S/C15H22O2Si/c1-6-17-15(16)14(18(3,4)5)12(2)13-10-8-7-9-11-13/h7-11H,6H2,1-5H3/b14-12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5" calcext:value-type="float">
            <text:p>404331775</text:p>
          </table:table-cell>
          <table:table-cell table:style-name="ce34" office:value-type="float" office:value="12697935" calcext:value-type="float">
            <text:p>1269793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7</text:p>
          </table:table-cell>
          <table:table-cell table:style-name="ce8" office:value-type="string" calcext:value-type="string">
            <text:p>IZJAXIKDSUQATM-GFCCVEGCSA-N</text:p>
          </table:table-cell>
          <table:table-cell table:style-name="ce8" office:value-type="string" calcext:value-type="string">
            <text:p>C=CCCC[C@@H](C)O[Si](C)(C)C(C)(C)C</text:p>
          </table:table-cell>
          <table:table-cell table:style-name="ce8" office:value-type="string" calcext:value-type="string">
            <text:p>InChI=1S/C13H28OSi/c1-8-9-10-11-12(2)14-15(6,7)13(3,4)5/h8,12H,1,9-11H2,2-7H3/t12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6" calcext:value-type="float">
            <text:p>404331776</text:p>
          </table:table-cell>
          <table:table-cell table:style-name="ce34" office:value-type="float" office:value="11241664" calcext:value-type="float">
            <text:p>112416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48</text:p>
          </table:table-cell>
          <table:table-cell table:style-name="ce8" office:value-type="string" calcext:value-type="string">
            <text:p>VGGFCBPPHZXYPD-UHFFFAOYSA-N</text:p>
          </table:table-cell>
          <table:table-cell table:style-name="ce8" office:value-type="string" calcext:value-type="string">
            <text:p>C=CCOCOCCOC</text:p>
          </table:table-cell>
          <table:table-cell table:style-name="ce8" office:value-type="string" calcext:value-type="string">
            <text:p>InChI=1S/C7H14O3/c1-3-4-9-7-10-6-5-8-2/h3H,1,4-7H2,2H3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7" calcext:value-type="float">
            <text:p>404331777</text:p>
          </table:table-cell>
          <table:table-cell table:style-name="ce34" office:value-type="float" office:value="11240559" calcext:value-type="float">
            <text:p>112405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49</text:p>
          </table:table-cell>
          <table:table-cell table:style-name="ce8" office:value-type="string" calcext:value-type="string">
            <text:p>KAHWOVJHIFVRCX-HUUCEWRRSA-N</text:p>
          </table:table-cell>
          <table:table-cell table:style-name="ce8" office:value-type="string" calcext:value-type="string">
            <text:p>C=C[C@@H](OCOCCOC)[C@H](O)CCO[Si](C)(C)C(C)(C)C</text:p>
          </table:table-cell>
          <table:table-cell table:style-name="ce8" office:value-type="string" calcext:value-type="string">
            <text:p>InChI=1S/C16H34O5Si/c1-8-15(20-13-19-12-11-18-5)14(17)9-10-21-22(6,7)16(2,3)4/h8,14-15,17H,1,9-13H2,2-7H3/t14-,15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8" calcext:value-type="float">
            <text:p>404331778</text:p>
          </table:table-cell>
          <table:table-cell table:style-name="ce34" office:value-type="float" office:value="46894690" calcext:value-type="float">
            <text:p>46894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0</text:p>
          </table:table-cell>
          <table:table-cell table:style-name="ce8" office:value-type="string" calcext:value-type="string">
            <text:p>BLRAQFWTRNBRQJ-IAGOWNOFSA-N</text:p>
          </table:table-cell>
          <table:table-cell table:style-name="ce8" office:value-type="string" calcext:value-type="string">
            <text:p>C=CC(=O)O[C@H](CCO[Si](C)(C)C(C)(C)C)[C@@H](C=C)OCOCCOC</text:p>
          </table:table-cell>
          <table:table-cell table:style-name="ce8" office:value-type="string" calcext:value-type="string">
            <text:p>InChI=1S/C19H36O6Si/c1-9-16(23-15-22-14-13-21-6)17(25-18(20)10-2)11-12-24-26(7,8)19(3,4)5/h9-10,16-17H,1-2,11-15H2,3-8H3/t16-,17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9" calcext:value-type="float">
            <text:p>404331779</text:p>
          </table:table-cell>
          <table:table-cell table:style-name="ce34" office:value-type="float" office:value="46894691" calcext:value-type="float">
            <text:p>4689469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1</text:p>
          </table:table-cell>
          <table:table-cell table:style-name="ce8" office:value-type="string" calcext:value-type="string">
            <text:p>HNYGPHDSNYXQLR-HUUCEWRRSA-N</text:p>
          </table:table-cell>
          <table:table-cell table:style-name="ce8" office:value-type="string" calcext:value-type="string">
            <text:p>COCCOCO[C@@H]1C=CC(=O)O[C@@H]1CCO[Si](C)(C)C(C)(C)C</text:p>
          </table:table-cell>
          <table:table-cell table:style-name="ce8" office:value-type="string" calcext:value-type="string">
            <text:p>InChI=1S/C17H32O6Si/c1-17(2,3)24(5,6)22-10-9-15-14(7-8-16(18)23-15)21-13-20-12-11-19-4/h7-8,14-15H,9-13H2,1-6H3/t14-,15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0" calcext:value-type="float">
            <text:p>404331780</text:p>
          </table:table-cell>
          <table:table-cell table:style-name="ce34" office:value-type="float" office:value="101520627" calcext:value-type="float">
            <text:p>1015206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2</text:p>
          </table:table-cell>
          <table:table-cell table:style-name="ce8" office:value-type="string" calcext:value-type="string">
            <text:p>XEPVSCUBSIAGHT-HUUCEWRRSA-N</text:p>
          </table:table-cell>
          <table:table-cell table:style-name="ce8" office:value-type="string" calcext:value-type="string">
            <text:p>COCCOCO[C@@H]1CCC(=O)O[C@@H]1CCO[Si](C)(C)C(C)(C)C</text:p>
          </table:table-cell>
          <table:table-cell table:style-name="ce8" office:value-type="string" calcext:value-type="string">
            <text:p>InChI=1S/C17H34O6Si/c1-17(2,3)24(5,6)22-10-9-15-14(7-8-16(18)23-15)21-13-20-12-11-19-4/h14-15H,7-13H2,1-6H3/t14-,15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1" calcext:value-type="float">
            <text:p>404331781</text:p>
          </table:table-cell>
          <table:table-cell table:style-name="ce34" office:value-type="float" office:value="46894692" calcext:value-type="float">
            <text:p>468946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3</text:p>
          </table:table-cell>
          <table:table-cell table:style-name="ce8" office:value-type="string" calcext:value-type="string">
            <text:p>OKIXYKUJYIHEJD-OWZOALSMSA-N</text:p>
          </table:table-cell>
          <table:table-cell table:style-name="ce8" office:value-type="string" calcext:value-type="string">
            <text:p>COCCOCO[C@@H]1CCC(OC(C)=O)O[C@@H]1CCO[Si](C)(C)C(C)(C)C</text:p>
          </table:table-cell>
          <table:table-cell table:style-name="ce8" office:value-type="string" calcext:value-type="string">
            <text:p>InChI=1S/C19H38O7Si/c1-15(20)25-18-9-8-16(23-14-22-13-12-21-5)17(26-18)10-11-24-27(6,7)19(2,3)4/h16-18H,8-14H2,1-7H3/t16-,17-,18?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2" calcext:value-type="float">
            <text:p>404331782</text:p>
          </table:table-cell>
          <table:table-cell table:style-name="ce34" office:value-type="float" office:value="46894693" calcext:value-type="float">
            <text:p>468946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4</text:p>
          </table:table-cell>
          <table:table-cell table:style-name="ce8" office:value-type="string" calcext:value-type="string">
            <text:p>JSOQVYPMLCMFDW-GUDVDZBRSA-N</text:p>
          </table:table-cell>
          <table:table-cell table:style-name="ce8" office:value-type="string" calcext:value-type="string">
            <text:p>C=CC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,17-19H,1,9-16H2,2-7H3/t17-,18-,19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3" calcext:value-type="float">
            <text:p>404331783</text:p>
          </table:table-cell>
          <table:table-cell table:style-name="ce34" office:value-type="float" office:value="46894694" calcext:value-type="float">
            <text:p>46894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5</text:p>
          </table:table-cell>
          <table:table-cell table:style-name="ce8" office:value-type="string" calcext:value-type="string">
            <text:p>KISLBDVWYIEBNN-OKMMTOMJSA-N</text:p>
          </table:table-cell>
          <table:table-cell table:style-name="ce8" office:value-type="string" calcext:value-type="string">
            <text:p>C/C=C/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-9,17-19H,10-16H2,1-7H3/b9-8+/t17-,18-,19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4" calcext:value-type="float">
            <text:p>404331784</text:p>
          </table:table-cell>
          <table:table-cell table:style-name="ce34" office:value-type="float" office:value="46894695" calcext:value-type="float">
            <text:p>468946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6</text:p>
          </table:table-cell>
          <table:table-cell table:style-name="ce8" office:value-type="string" calcext:value-type="string">
            <text:p>IITZDHVOHBLTBZ-ACVZNPHXSA-N</text:p>
          </table:table-cell>
          <table:table-cell table:style-name="ce8" office:value-type="string" calcext:value-type="string">
            <text:p>COCCOCO[C@@H]1CC[C@@H](/C=C/CCC[C@@H](C)O[Si](C)(C)C(C)(C)C)O[C@@H]1CCO[Si](C)(C)C(C)(C)C</text:p>
          </table:table-cell>
          <table:table-cell table:style-name="ce8" office:value-type="string" calcext:value-type="string">
            <text:p>InChI=1S/C30H62O6Si2/c1-25(36-38(11,12)30(5,6)7)16-14-13-15-17-26-18-19-27(33-24-32-23-22-31-8)28(35-26)20-21-34-37(9,10)29(2,3)4/h15,17,25-28H,13-14,16,18-24H2,1-12H3/b17-15+/t25-,26-,27-,28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5" calcext:value-type="float">
            <text:p>404331785</text:p>
          </table:table-cell>
          <table:table-cell table:style-name="ce34" office:value-type="float" office:value="46894696" calcext:value-type="float">
            <text:p>46894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7</text:p>
          </table:table-cell>
          <table:table-cell table:style-name="ce8" office:value-type="string" calcext:value-type="string">
            <text:p>CKSYLMBECXYRTP-SKCCIMLDSA-N</text:p>
          </table:table-cell>
          <table:table-cell table:style-name="ce8" office:value-type="string" calcext:value-type="string">
            <text:p>COCCOCO[C@@H]1CC[C@@H](/C=C/CCC[C@@H](C)O[Si](C)(C)C(C)(C)C)O[C@@H]1CCO</text:p>
          </table:table-cell>
          <table:table-cell table:style-name="ce8" office:value-type="string" calcext:value-type="string">
            <text:p>InChI=1S/C24H48O6Si/c1-20(30-31(6,7)24(2,3)4)11-9-8-10-12-21-13-14-22(23(29-21)15-16-25)28-19-27-18-17-26-5/h10,12,20-23,25H,8-9,11,13-19H2,1-7H3/b12-10+/t20-,21-,22-,23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6" calcext:value-type="float">
            <text:p>404331786</text:p>
          </table:table-cell>
          <table:table-cell table:style-name="ce34" office:value-type="float" office:value="145864151" calcext:value-type="float">
            <text:p>145864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8</text:p>
          </table:table-cell>
          <table:table-cell table:style-name="ce8" office:value-type="string" calcext:value-type="string">
            <text:p>VMUXAPAHVILXDF-SKCCIMLDSA-N</text:p>
          </table:table-cell>
          <table:table-cell table:style-name="ce8" office:value-type="string" calcext:value-type="string">
            <text:p>COCCOCO[C@@H]1CC[C@@H](/C=C/CCC[C@@H](C)O[Si](C)(C)C(C)(C)C)O[C@@H]1CC=O</text:p>
          </table:table-cell>
          <table:table-cell table:style-name="ce8" office:value-type="string" calcext:value-type="string">
            <text:p>InChI=1S/C24H46O6Si/c1-20(30-31(6,7)24(2,3)4)11-9-8-10-12-21-13-14-22(23(29-21)15-16-25)28-19-27-18-17-26-5/h10,12,16,20-23H,8-9,11,13-15,17-19H2,1-7H3/b12-10+/t20-,21-,22-,23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7" calcext:value-type="float">
            <text:p>404331787</text:p>
          </table:table-cell>
          <table:table-cell table:style-name="ce34" office:value-type="float" office:value="145864152" calcext:value-type="float">
            <text:p>145864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9</text:p>
          </table:table-cell>
          <table:table-cell table:style-name="ce8" office:value-type="string" calcext:value-type="string">
            <text:p>QRBVOXAXEYMEKA-BEEGJJNNSA-N</text:p>
          </table:table-cell>
          <table:table-cell table:style-name="ce8" office:value-type="string" calcext:value-type="string">
            <text:p>COCCOCO[C@@H]1CC[C@@H](/C=C/CCC[C@@H](C)O[Si](C)(C)C(C)(C)C)O[C@@H]1CC(=O)O</text:p>
          </table:table-cell>
          <table:table-cell table:style-name="ce8" office:value-type="string" calcext:value-type="string">
            <text:p>InChI=1S/C24H46O7Si/c1-19(31-32(6,7)24(2,3)4)11-9-8-10-12-20-13-14-21(22(30-20)17-23(25)26)29-18-28-16-15-27-5/h10,12,19-22H,8-9,11,13-18H2,1-7H3,(H,25,26)/b12-10+/t19-,20-,21-,22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8" calcext:value-type="float">
            <text:p>404331788</text:p>
          </table:table-cell>
          <table:table-cell table:style-name="ce34" office:value-type="float" office:value="46894825" calcext:value-type="float">
            <text:p>468948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0</text:p>
          </table:table-cell>
          <table:table-cell table:style-name="ce8" office:value-type="string" calcext:value-type="string">
            <text:p>ZVTFPGRERMSSJT-YOBDDAPSSA-N</text:p>
          </table:table-cell>
          <table:table-cell table:style-name="ce8" office:value-type="string" calcext:value-type="string">
            <text:p>COCCOCO[C@@H]1CC[C@@H](/C=C/CCC[C@@H](C)O)O[C@@H]1CC(=O)O</text:p>
          </table:table-cell>
          <table:table-cell table:style-name="ce8" office:value-type="string" calcext:value-type="string">
            <text:p>InChI=1S/C18H32O7/c1-14(19)6-4-3-5-7-15-8-9-16(17(25-15)12-18(20)21)24-13-23-11-10-22-2/h5,7,14-17,19H,3-4,6,8-13H2,1-2H3,(H,20,21)/b7-5+/t14-,15-,16-,17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9" calcext:value-type="float">
            <text:p>404331789</text:p>
          </table:table-cell>
          <table:table-cell table:style-name="ce34" office:value-type="float" office:value="46894826" calcext:value-type="float">
            <text:p>46894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1</text:p>
          </table:table-cell>
          <table:table-cell table:style-name="ce8" office:value-type="string" calcext:value-type="string">
            <text:p>CTUJFGCYMXOSRB-GTHFQIAQSA-N</text:p>
          </table:table-cell>
          <table:table-cell table:style-name="ce8" office:value-type="string" calcext:value-type="string">
            <text:p>COCCOCO[C@@H]1CC[C@H]2/C=C\CCC[C@@H](C)OC(=O)C[C@H]1O2</text:p>
          </table:table-cell>
          <table:table-cell table:style-name="ce8" office:value-type="string" calcext:value-type="string">
            <text:p>InChI=1S/C18H30O6/c1-14-6-4-3-5-7-15-8-9-16(22-13-21-11-10-20-2)17(24-15)12-18(19)23-14/h5,7,14-17H,3-4,6,8-13H2,1-2H3/b7-5-/t14-,15-,16-,17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0" calcext:value-type="float">
            <text:p>404331790</text:p>
          </table:table-cell>
          <table:table-cell table:style-name="ce34" office:value-type="float" office:value="101520628" calcext:value-type="float">
            <text:p>1015206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2</text:p>
          </table:table-cell>
          <table:table-cell table:style-name="ce8" office:value-type="string" calcext:value-type="string">
            <text:p>FDJDTDDUDZAAFP-BMYVNJLUSA-N</text:p>
          </table:table-cell>
          <table:table-cell table:style-name="ce8" office:value-type="string" calcext:value-type="string">
            <text:p>C[C@@H]1CCC/C=C\[C@@H]2CC[C@@H](O)[C@@H](CC(=O)O1)O2</text:p>
          </table:table-cell>
          <table:table-cell table:style-name="ce8" office:value-type="string" calcext:value-type="string">
            <text:p>InChI=1S/C14H22O4/c1-10-5-3-2-4-6-11-7-8-12(15)13(18-11)9-14(16)17-10/h4,6,10-13,15H,2-3,5,7-9H2,1H3/b6-4-/t10-,11-,12-,13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1" calcext:value-type="float">
            <text:p>404331791</text:p>
          </table:table-cell>
          <table:table-cell table:style-name="ce34" office:value-type="float" office:value="145864153" calcext:value-type="float">
            <text:p>145864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3</text:p>
          </table:table-cell>
          <table:table-cell table:style-name="ce8" office:value-type="string" calcext:value-type="string">
            <text:p>OYRLNIVFLLKCNB-UHFFFAOYSA-N</text:p>
          </table:table-cell>
          <table:table-cell table:style-name="ce8" office:value-type="string" calcext:value-type="string">
            <text:p>CC(C)(C)[Si](C)(C)OC1=CC(O[Si](C)(C)C(C)(C)C)=CC(CCO)=C1</text:p>
          </table:table-cell>
          <table:table-cell table:style-name="ce8" office:value-type="string" calcext:value-type="string">
            <text:p>InChI=1S/C20H38O3Si2/c1-19(2,3)24(7,8)22-17-13-16(11-12-21)14-18(15-17)23-25(9,10)20(4,5)6/h13-15,21H,11-12H2,1-10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0" calcext:value-type="float">
            <text:p>404333010</text:p>
          </table:table-cell>
          <table:table-cell table:style-name="ce34" office:value-type="float" office:value="145864675" calcext:value-type="float">
            <text:p>1458646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4</text:p>
          </table:table-cell>
          <table:table-cell table:style-name="ce22" office:value-type="string" calcext:value-type="string">
            <text:p>JSLMRBGISYDMIL-UHFFFAOYSA-N</text:p>
          </table:table-cell>
          <table:table-cell table:style-name="ce8" office:value-type="string" calcext:value-type="string">
            <text:p>CC(C)(C)[Si](C)(C)OC1=CC(O[Si](C)(C)C(C)(C)C)=CC(CC=O)=C1</text:p>
          </table:table-cell>
          <table:table-cell table:style-name="ce8" office:value-type="string" calcext:value-type="string">
            <text:p>InChI=1S/C20H36O3Si2/c1-19(2,3)24(7,8)22-17-13-16(11-12-21)14-18(15-17)23-25(9,10)20(4,5)6/h12-15H,11H2,1-10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1" calcext:value-type="float">
            <text:p>404333011</text:p>
          </table:table-cell>
          <table:table-cell table:style-name="ce34" office:value-type="float" office:value="85798350" calcext:value-type="float">
            <text:p>857983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5</text:p>
          </table:table-cell>
          <table:table-cell table:style-name="ce22" office:value-type="string" calcext:value-type="string">
            <text:p>RSGZSFOEVWHJFP-LJQANCHMSA-N</text:p>
          </table:table-cell>
          <table:table-cell table:style-name="ce8" office:value-type="string" calcext:value-type="string">
            <text:p>C=CC[C@@H](O)CC1=CC(O[Si](C)(C)C(C)(C)C)=CC(O[Si](C)(C)C(C)(C)C)=C1</text:p>
          </table:table-cell>
          <table:table-cell table:style-name="ce8" office:value-type="string" calcext:value-type="string">
            <text:p>InChI=1S/C23H42O3Si2/c1-12-13-19(24)14-18-15-20(25-27(8,9)22(2,3)4)17-21(16-18)26-28(10,11)23(5,6)7/h12,15-17,19,24H,1,13-14H2,2-11H3/t19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2" calcext:value-type="float">
            <text:p>404333012</text:p>
          </table:table-cell>
          <table:table-cell table:style-name="ce34" office:value-type="float" office:value="17753523" calcext:value-type="float">
            <text:p>177535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6</text:p>
          </table:table-cell>
          <table:table-cell table:style-name="ce22" office:value-type="string" calcext:value-type="string">
            <text:p>PELOXJSYOQRXHM-LJQANCHMSA-N</text:p>
          </table:table-cell>
          <table:table-cell table:style-name="ce8" office:value-type="string" calcext:value-type="string">
            <text:p>CC(C)(C)[Si](C)(C)OC1=CC(O[Si](C)(C)C(C)(C)C)=CC(C[C@H](O)CCCO)=C1</text:p>
          </table:table-cell>
          <table:table-cell table:style-name="ce8" office:value-type="string" calcext:value-type="string">
            <text:p>InChI=1S/C23H44O4Si2/c1-22(2,3)28(7,8)26-20-15-18(14-19(25)12-11-13-24)16-21(17-20)27-29(9,10)23(4,5)6/h15-17,19,24-25H,11-14H2,1-10H3/t19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3" calcext:value-type="float">
            <text:p>404333013</text:p>
          </table:table-cell>
          <table:table-cell table:style-name="ce34" office:value-type="float" office:value="17753730" calcext:value-type="float">
            <text:p>177537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7</text:p>
          </table:table-cell>
          <table:table-cell table:style-name="ce22" office:value-type="string" calcext:value-type="string">
            <text:p>DXPWORSSAPZRJD-GOSISDBHSA-N</text:p>
          </table:table-cell>
          <table:table-cell table:style-name="ce8" office:value-type="string" calcext:value-type="string">
            <text:p>CC(C)(C)[Si](C)(C)OC1=CC(O[Si](C)(C)C(C)(C)C)=CC(C[C@H]2CCC(=O)O2)=C1</text:p>
          </table:table-cell>
          <table:table-cell table:style-name="ce8" office:value-type="string" calcext:value-type="string">
            <text:p>InChI=1S/C23H40O4Si2/c1-22(2,3)28(7,8)26-19-14-17(13-18-11-12-21(24)25-18)15-20(16-19)27-29(9,10)23(4,5)6/h14-16,18H,11-13H2,1-10H3/t18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4" calcext:value-type="float">
            <text:p>404333014</text:p>
          </table:table-cell>
          <table:table-cell table:style-name="ce34" office:value-type="float" office:value="17753524" calcext:value-type="float">
            <text:p>177535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8</text:p>
          </table:table-cell>
          <table:table-cell table:style-name="ce22" office:value-type="string" calcext:value-type="string">
            <text:p>YZXZIEZCBGDBJY-KOSHJBKYSA-N</text:p>
          </table:table-cell>
          <table:table-cell table:style-name="ce8" office:value-type="string" calcext:value-type="string">
            <text:p>CC(C)(C)[Si](C)(C)OC1=CC(O[Si](C)(C)C(C)(C)C)=C2C(=C1)C[C@H]1CC[C@]2(C)O1</text:p>
          </table:table-cell>
          <table:table-cell table:style-name="ce8" office:value-type="string" calcext:value-type="string">
            <text:p>InChI=1S/C24H42O3Si2/c1-22(2,3)28(8,9)26-19-15-17-14-18-12-13-24(7,25-18)21(17)20(16-19)27-29(10,11)23(4,5)6/h15-16,18H,12-14H2,1-11H3/t18-,24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5" calcext:value-type="float">
            <text:p>404333015</text:p>
          </table:table-cell>
          <table:table-cell table:style-name="ce34" office:value-type="float" office:value="17753526" calcext:value-type="float">
            <text:p>177535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9</text:p>
          </table:table-cell>
          <table:table-cell table:style-name="ce22" office:value-type="string" calcext:value-type="string">
            <text:p>NPBAXCRDRPTPBM-SKDRFNHKSA-N</text:p>
          </table:table-cell>
          <table:table-cell table:style-name="ce8" office:value-type="string" calcext:value-type="string">
            <text:p>C[C@]12CC[C@H](CC3=CC(O)=CC(O)=C31)O2</text:p>
          </table:table-cell>
          <table:table-cell table:style-name="ce8" office:value-type="string" calcext:value-type="string">
            <text:p>InChI=1S/C12H14O3/c1-12-3-2-9(15-12)5-7-4-8(13)6-10(14)11(7)12/h4,6,9,13-14H,2-3,5H2,1H3/t9-,12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6" calcext:value-type="float">
            <text:p>404333016</text:p>
          </table:table-cell>
          <table:table-cell table:style-name="ce34" office:value-type="float" office:value="17752611" calcext:value-type="float">
            <text:p>177526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0</text:p>
          </table:table-cell>
          <table:table-cell table:style-name="ce22" office:value-type="string" calcext:value-type="string">
            <text:p>REQCNFPLPYDNEG-UHFFFAOYSA-N</text:p>
          </table:table-cell>
          <table:table-cell table:style-name="ce8" office:value-type="string" calcext:value-type="string">
            <text:p>COC1=C(C)C=CC(C(C)C)=C1OC</text:p>
          </table:table-cell>
          <table:table-cell table:style-name="ce8" office:value-type="string" calcext:value-type="string">
            <text:p>InChI=1S/C12H18O2/c1-8(2)10-7-6-9(3)11(13-4)12(10)14-5/h6-8H,1-5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7" calcext:value-type="float">
            <text:p>404333017</text:p>
          </table:table-cell>
          <table:table-cell table:style-name="ce34" office:value-type="float" office:value="14058989" calcext:value-type="float">
            <text:p>140589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1</text:p>
          </table:table-cell>
          <table:table-cell table:style-name="ce22" office:value-type="string" calcext:value-type="string">
            <text:p>LUQBVOLZVKXBCW-SDYXESRWSA-N</text:p>
          </table:table-cell>
          <table:table-cell table:style-name="ce8" office:value-type="string" calcext:value-type="string">
            <text:p>COC1=C(C(C)C)C=C2C(=C1OC)C[C@@]13CCC(C)(C)C[C@@H]1C[C@@H]2O3</text:p>
          </table:table-cell>
          <table:table-cell table:style-name="ce8" office:value-type="string" calcext:value-type="string">
            <text:p>InChI=1S/C22H32O3/c1-13(2)15-10-16-17(20(24-6)19(15)23-5)12-22-8-7-21(3,4)11-14(22)9-18(16)25-22/h10,13-14,18H,7-9,11-12H2,1-6H3/t14-,18-,22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8" calcext:value-type="float">
            <text:p>404333018</text:p>
          </table:table-cell>
          <table:table-cell table:style-name="ce34" office:value-type="float" office:value="145864676" calcext:value-type="float">
            <text:p>1458646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2</text:p>
          </table:table-cell>
          <table:table-cell table:style-name="ce22" office:value-type="string" calcext:value-type="string">
            <text:p>AQTUHJABKZECGA-ZETCQYMHSA-N</text:p>
          </table:table-cell>
          <table:table-cell table:style-name="ce8" office:value-type="string" calcext:value-type="string">
            <text:p>C=CC[C@H](O)CCC</text:p>
          </table:table-cell>
          <table:table-cell table:style-name="ce8" office:value-type="string" calcext:value-type="string">
            <text:p>InChI=1S/C7H14O/c1-3-5-7(8)6-4-2/h3,7-8H,1,4-6H2,2H3/t7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9" calcext:value-type="float">
            <text:p>404333019</text:p>
          </table:table-cell>
          <table:table-cell table:style-name="ce34" office:value-type="float" office:value="6999423" calcext:value-type="float">
            <text:p>6999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3</text:p>
          </table:table-cell>
          <table:table-cell table:style-name="ce22" office:value-type="string" calcext:value-type="string">
            <text:p>ANESVLVAPNIUQJ-CYBMUJFWSA-N</text:p>
          </table:table-cell>
          <table:table-cell table:style-name="ce8" office:value-type="string" calcext:value-type="string">
            <text:p>CCC[C@H](CC=O)OCC1=CC=CC=C1</text:p>
          </table:table-cell>
          <table:table-cell table:style-name="ce8" office:value-type="string" calcext:value-type="string">
            <text:p>InChI=1S/C13H18O2/c1-2-6-13(9-10-14)15-11-12-7-4-3-5-8-12/h3-5,7-8,10,13H,2,6,9,11H2,1H3/t13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0" calcext:value-type="float">
            <text:p>404333020</text:p>
          </table:table-cell>
          <table:table-cell table:style-name="ce34" office:value-type="float" office:value="46844564" calcext:value-type="float">
            <text:p>46844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4</text:p>
          </table:table-cell>
          <table:table-cell table:style-name="ce22" office:value-type="string" calcext:value-type="string">
            <text:p>KDSKBEMOFBHLOJ-HZPDHXFCSA-N</text:p>
          </table:table-cell>
          <table:table-cell table:style-name="ce8" office:value-type="string" calcext:value-type="string">
            <text:p>C=CC[C@@H](O)C[C@@H](CCC)OCC1=CC=CC=C1</text:p>
          </table:table-cell>
          <table:table-cell table:style-name="ce8" office:value-type="string" calcext:value-type="string">
            <text:p>InChI=1S/C16H24O2/c1-3-8-15(17)12-16(9-4-2)18-13-14-10-6-5-7-11-14/h3,5-7,10-11,15-17H,1,4,8-9,12-13H2,2H3/t15-,16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1" calcext:value-type="float">
            <text:p>404333021</text:p>
          </table:table-cell>
          <table:table-cell table:style-name="ce34" office:value-type="float" office:value="101553171" calcext:value-type="float">
            <text:p>1015531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5</text:p>
          </table:table-cell>
          <table:table-cell table:style-name="ce22" office:value-type="string" calcext:value-type="string">
            <text:p>ORLJUCZWOATDEN-IAGOWNOFSA-N</text:p>
          </table:table-cell>
          <table:table-cell table:style-name="ce8" office:value-type="string" calcext:value-type="string">
            <text:p>C=CC[C@H](C[C@@H](CCC)OCC1=CC=CC=C1)OC(=O)CBr</text:p>
          </table:table-cell>
          <table:table-cell table:style-name="ce8" office:value-type="string" calcext:value-type="string">
            <text:p>InChI=1S/C18H25BrO3/c1-3-8-16(21-14-15-10-6-5-7-11-15)12-17(9-4-2)22-18(20)13-19/h4-7,10-11,16-17H,2-3,8-9,12-14H2,1H3/t16-,17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2" calcext:value-type="float">
            <text:p>404333022</text:p>
          </table:table-cell>
          <table:table-cell table:style-name="ce34" office:value-type="float" office:value="46844241" calcext:value-type="float">
            <text:p>468442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6</text:p>
          </table:table-cell>
          <table:table-cell table:style-name="ce22" office:value-type="string" calcext:value-type="string">
            <text:p>IXMWVHMUNHVEKP-IAGOWNOFSA-N</text:p>
          </table:table-cell>
          <table:table-cell table:style-name="ce8" office:value-type="string" calcext:value-type="string">
            <text:p>CCC[C@H](C[C@@H](CC(C)=O)OC(=O)CBr)OCC1=CC=CC=C1</text:p>
          </table:table-cell>
          <table:table-cell table:style-name="ce8" office:value-type="string" calcext:value-type="string">
            <text:p>InChI=1S/C18H25BrO4/c1-3-7-16(22-13-15-8-5-4-6-9-15)11-17(10-14(2)20)23-18(21)12-19/h4-6,8-9,16-17H,3,7,10-13H2,1-2H3/t16-,17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3" calcext:value-type="float">
            <text:p>404333023</text:p>
          </table:table-cell>
          <table:table-cell table:style-name="ce34" office:value-type="float" office:value="46844242" calcext:value-type="float">
            <text:p>468442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7</text:p>
          </table:table-cell>
          <table:table-cell table:style-name="ce22" office:value-type="string" calcext:value-type="string">
            <text:p>JAHXMSNIAAGHDC-RYRKJORJSA-N</text:p>
          </table:table-cell>
          <table:table-cell table:style-name="ce8" office:value-type="string" calcext:value-type="string">
            <text:p>CCC[C@H](C[C@H]1C[C@](C)(O)CC(=O)O1)OCC1=CC=CC=C1</text:p>
          </table:table-cell>
          <table:table-cell table:style-name="ce8" office:value-type="string" calcext:value-type="string">
            <text:p>InChI=1S/C18H26O4/c1-3-7-15(21-13-14-8-5-4-6-9-14)10-16-11-18(2,20)12-17(19)22-16/h4-6,8-9,15-16,20H,3,7,10-13H2,1-2H3/t15-,16+,18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4" calcext:value-type="float">
            <text:p>404333024</text:p>
          </table:table-cell>
          <table:table-cell table:style-name="ce34" office:value-type="float" office:value="46844243" calcext:value-type="float">
            <text:p>468442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8</text:p>
          </table:table-cell>
          <table:table-cell table:style-name="ce22" office:value-type="string" calcext:value-type="string">
            <text:p>VYZZHNAHLMWYJB-IAGOWNOFSA-N</text:p>
          </table:table-cell>
          <table:table-cell table:style-name="ce8" office:value-type="string" calcext:value-type="string">
            <text:p>CCC[C@H](C[C@H]1CC(C)=CC(=O)O1)OCC1=CC=CC=C1</text:p>
          </table:table-cell>
          <table:table-cell table:style-name="ce8" office:value-type="string" calcext:value-type="string">
            <text:p>InChI=1S/C18H24O3/c1-3-7-16(20-13-15-8-5-4-6-9-15)12-17-10-14(2)11-18(19)21-17/h4-6,8-9,11,16-17H,3,7,10,12-13H2,1-2H3/t16-,17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5" calcext:value-type="float">
            <text:p>404333025</text:p>
          </table:table-cell>
          <table:table-cell table:style-name="ce34" office:value-type="float" office:value="46844681" calcext:value-type="float">
            <text:p>468446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9</text:p>
          </table:table-cell>
          <table:table-cell table:style-name="ce22" office:value-type="string" calcext:value-type="string">
            <text:p>JJIDYFCPMIMJIC-IAGOWNOFSA-N</text:p>
          </table:table-cell>
          <table:table-cell table:style-name="ce8" office:value-type="string" calcext:value-type="string">
            <text:p>C=C(C)C[C@@H](O)C[C@@H](CCC)OCC1=CC=CC=C1</text:p>
          </table:table-cell>
          <table:table-cell table:style-name="ce8" office:value-type="string" calcext:value-type="string">
            <text:p>InChI=1S/C17H26O2/c1-4-8-17(12-16(18)11-14(2)3)19-13-15-9-6-5-7-10-15/h5-7,9-10,16-18H,2,4,8,11-13H2,1,3H3/t16-,17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6" calcext:value-type="float">
            <text:p>404333026</text:p>
          </table:table-cell>
          <table:table-cell table:style-name="ce34" office:value-type="float" office:value="46844565" calcext:value-type="float">
            <text:p>46844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0</text:p>
          </table:table-cell>
          <table:table-cell table:style-name="ce22" office:value-type="string" calcext:value-type="string">
            <text:p>YTIVJLRMTYJIHI-RTBURBONSA-N</text:p>
          </table:table-cell>
          <table:table-cell table:style-name="ce8" office:value-type="string" calcext:value-type="string">
            <text:p>C=CC(=O)O[C@H](CC(=C)C)C[C@@H](CCC)OCC1=CC=CC=C1</text:p>
          </table:table-cell>
          <table:table-cell table:style-name="ce8" office:value-type="string" calcext:value-type="string">
            <text:p>InChI=1S/C20H28O3/c1-5-10-18(22-15-17-11-8-7-9-12-17)14-19(13-16(3)4)23-20(21)6-2/h6-9,11-12,18-19H,2-3,5,10,13-15H2,1,4H3/t18-,19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7" calcext:value-type="float">
            <text:p>404333027</text:p>
          </table:table-cell>
          <table:table-cell table:style-name="ce34" office:value-type="float" office:value="46844680" calcext:value-type="float">
            <text:p>468446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1</text:p>
          </table:table-cell>
          <table:table-cell table:style-name="ce22" office:value-type="string" calcext:value-type="string">
            <text:p>LWERBNXQTPNVFM-OPRDCNLKSA-N</text:p>
          </table:table-cell>
          <table:table-cell table:style-name="ce8" office:value-type="string" calcext:value-type="string">
            <text:p>CCC[C@@H](O)C[C@H]1C[C@@H](C)CC(=O)O1</text:p>
          </table:table-cell>
          <table:table-cell table:style-name="ce8" office:value-type="string" calcext:value-type="string">
            <text:p>InChI=1S/C11H20O3/c1-3-4-9(12)7-10-5-8(2)6-11(13)14-10/h8-10,12H,3-7H2,1-2H3/t8-,9-,10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8" calcext:value-type="float">
            <text:p>404333028</text:p>
          </table:table-cell>
          <table:table-cell table:style-name="ce34" office:value-type="float" office:value="46846141" calcext:value-type="float">
            <text:p>468461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2</text:p>
          </table:table-cell>
          <table:table-cell table:style-name="ce22" office:value-type="string" calcext:value-type="string">
            <text:p>NSDQAWOXVCLYFR-DNVJHFABSA-N</text:p>
          </table:table-cell>
          <table:table-cell table:style-name="ce8" office:value-type="string" calcext:value-type="string">
            <text:p>CCC[C@H](C[C@H]1C[C@@H](C)CC(=O)O1)O[Si](C1=CC=CC=C1)(C1=CC=CC=C1)C(C)(C)C</text:p>
          </table:table-cell>
          <table:table-cell table:style-name="ce8" office:value-type="string" calcext:value-type="string">
            <text:p>InChI=1S/C27H38O3Si/c1-6-13-22(20-23-18-21(2)19-26(28)29-23)30-31(27(3,4)5,24-14-9-7-10-15-24)25-16-11-8-12-17-25/h7-12,14-17,21-23H,6,13,18-20H2,1-5H3/t21-,22-,23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9" calcext:value-type="float">
            <text:p>404333029</text:p>
          </table:table-cell>
          <table:table-cell table:style-name="ce34" office:value-type="float" office:value="46844682" calcext:value-type="float">
            <text:p>468446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3</text:p>
          </table:table-cell>
          <table:table-cell table:style-name="ce22" office:value-type="string" calcext:value-type="string">
            <text:p>SIZSFSQFKFHUAQ-UBFVSLLYSA-N</text:p>
          </table:table-cell>
          <table:table-cell table:style-name="ce8" office:value-type="string" calcext:value-type="string">
            <text:p>CCC[C@H](C[C@H](O)C[C@@H](C)CC(=O)N(C)OC)O[Si](C1=CC=CC=C1)(C1=CC=CC=C1)C(C)(C)C</text:p>
          </table:table-cell>
          <table:table-cell table:style-name="ce8" office:value-type="string" calcext:value-type="string">
            <text:p>InChI=1S/C29H45NO4Si/c1-8-15-25(22-24(31)20-23(2)21-28(32)30(6)33-7)34-35(29(3,4)5,26-16-11-9-12-17-26)27-18-13-10-14-19-27/h9-14,16-19,23-25,31H,8,15,20-22H2,1-7H3/t23-,24-,25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0" calcext:value-type="float">
            <text:p>404333030</text:p>
          </table:table-cell>
          <table:table-cell table:style-name="ce34" office:value-type="float" office:value="46844244" calcext:value-type="float">
            <text:p>468442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4</text:p>
          </table:table-cell>
          <table:table-cell table:style-name="ce22" office:value-type="string" calcext:value-type="string">
            <text:p>SCTNWGZDWASWHT-TWJOJJKGSA-N</text:p>
          </table:table-cell>
          <table:table-cell table:style-name="ce8" office:value-type="string" calcext:value-type="string">
            <text:p>CCC[C@H](C[C@@H](C[C@@H](C)CC(=O)N(C)OC)OC)O[Si](C1=CC=CC=C1)(C1=CC=CC=C1)C(C)(C)C</text:p>
          </table:table-cell>
          <table:table-cell table:style-name="ce8" office:value-type="string" calcext:value-type="string">
            <text:p>InChI=1S/C30H47NO4Si/c1-9-16-25(23-26(33-7)21-24(2)22-29(32)31(6)34-8)35-36(30(3,4)5,27-17-12-10-13-18-27)28-19-14-11-15-20-28/h10-15,17-20,24-26H,9,16,21-23H2,1-8H3/t24-,25-,26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1" calcext:value-type="float">
            <text:p>404333031</text:p>
          </table:table-cell>
          <table:table-cell table:style-name="ce34" office:value-type="float" office:value="46844799" calcext:value-type="float">
            <text:p>4684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5</text:p>
          </table:table-cell>
          <table:table-cell table:style-name="ce22" office:value-type="string" calcext:value-type="string">
            <text:p>YZKBAIBITPZQNN-KUXCXQDQSA-N</text:p>
          </table:table-cell>
          <table:table-cell table:style-name="ce8" office:value-type="string" calcext:value-type="string">
            <text:p>C=CC[C@@H](O)C[C@H](C)C[C@H](C[C@@H](CCC)O[Si](C1=CC=CC=C1)(C1=CC=CC=C1)C(C)(C)C)OC</text:p>
          </table:table-cell>
          <table:table-cell table:style-name="ce8" office:value-type="string" calcext:value-type="string">
            <text:p>InChI=1S/C31H48O3Si/c1-8-16-26(32)22-25(3)23-28(33-7)24-27(17-9-2)34-35(31(4,5)6,29-18-12-10-13-19-29)30-20-14-11-15-21-30/h8,10-15,18-21,25-28,32H,1,9,16-17,22-24H2,2-7H3/t25-,26+,27+,28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2" calcext:value-type="float">
            <text:p>404333032</text:p>
          </table:table-cell>
          <table:table-cell table:style-name="ce34" office:value-type="float" office:value="46846140" calcext:value-type="float">
            <text:p>468461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6</text:p>
          </table:table-cell>
          <table:table-cell table:style-name="ce22" office:value-type="string" calcext:value-type="string">
            <text:p>XYYFVHRLJZCJLS-UKTKTJEKSA-N</text:p>
          </table:table-cell>
          <table:table-cell table:style-name="ce8" office:value-type="string" calcext:value-type="string">
            <text:p>CCC[C@H](C[C@@H](C[C@@H](C)C[C@H](O)C/C=C/C(=O)OC)OC)O[Si](C1=CC=CC=C1)(C1=CC=CC=C1)C(C)(C)C</text:p>
          </table:table-cell>
          <table:table-cell table:style-name="ce8" office:value-type="string" calcext:value-type="string">
            <text:p>InChI=1S/C33H50O5Si/c1-8-16-28(25-29(36-6)24-26(2)23-27(34)17-15-22-32(35)37-7)38-39(33(3,4)5,30-18-11-9-12-19-30)31-20-13-10-14-21-31/h9-15,18-22,26-29,34H,8,16-17,23-25H2,1-7H3/b22-15+/t26-,27+,28+,29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3" calcext:value-type="float">
            <text:p>404333033</text:p>
          </table:table-cell>
          <table:table-cell table:style-name="ce34" office:value-type="float" office:value="46844800" calcext:value-type="float">
            <text:p>468448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7</text:p>
          </table:table-cell>
          <table:table-cell table:style-name="ce22" office:value-type="string" calcext:value-type="string">
            <text:p>VBADKATZNSIBKZ-BHKUYRFZSA-N</text:p>
          </table:table-cell>
          <table:table-cell table:style-name="ce8" office:value-type="string" calcext:value-type="string">
            <text:p>CCC[C@H](C[C@@H](C[C@@H](C)C[C@H]1C[C@@H](CC(=O)OC)O[C@@H](C2=CC=CC=C2)O1)OC)O[Si](C1=CC=CC=C1)(C1=CC=CC=C1)C(C)(C)C</text:p>
          </table:table-cell>
          <table:table-cell table:style-name="ce8" office:value-type="string" calcext:value-type="string">
            <text:p>InChI=1S/C40H56O6Si/c1-8-18-32(46-47(40(3,4)5,36-21-14-10-15-22-36)37-23-16-11-17-24-37)27-33(42-6)25-30(2)26-34-28-35(29-38(41)43-7)45-39(44-34)31-19-12-9-13-20-31/h9-17,19-24,30,32-35,39H,8,18,25-29H2,1-7H3/t30-,32-,33-,34+,35+,39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4" calcext:value-type="float">
            <text:p>404333034</text:p>
          </table:table-cell>
          <table:table-cell table:style-name="ce34" office:value-type="float" office:value="46844801" calcext:value-type="float">
            <text:p>468448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8</text:p>
          </table:table-cell>
          <table:table-cell table:style-name="ce22" office:value-type="string" calcext:value-type="string">
            <text:p>YYEITHNRWNTTPP-QLHPUIKHSA-N</text:p>
          </table:table-cell>
          <table:table-cell table:style-name="ce8" office:value-type="string" calcext:value-type="string">
            <text:p>CCC[C@H](C[C@@H](C[C@@H](C)C[C@H]1C[C@H](O)CC(=O)O1)OC)O[Si](C1=CC=CC=C1)(C1=CC=CC=C1)C(C)(C)C</text:p>
          </table:table-cell>
          <table:table-cell table:style-name="ce8" office:value-type="string" calcext:value-type="string">
            <text:p>InChI=1S/C32H48O5Si/c1-7-14-26(23-27(35-6)19-24(2)20-28-21-25(33)22-31(34)36-28)37-38(32(3,4)5,29-15-10-8-11-16-29)30-17-12-9-13-18-30/h8-13,15-18,24-28,33H,7,14,19-23H2,1-6H3/t24-,25+,26-,27-,28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5" calcext:value-type="float">
            <text:p>404333035</text:p>
          </table:table-cell>
          <table:table-cell table:style-name="ce34" office:value-type="float" office:value="46844802" calcext:value-type="float">
            <text:p>4684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9</text:p>
          </table:table-cell>
          <table:table-cell table:style-name="ce22" office:value-type="string" calcext:value-type="string">
            <text:p>WFBWWOOGZIIGCJ-LBEKWILNSA-N</text:p>
          </table:table-cell>
          <table:table-cell table:style-name="ce8" office:value-type="string" calcext:value-type="string">
            <text:p>CCC[C@H](C[C@@H](C[C@@H](C)C[C@H]1C[C@H](OCOC)CC(=O)O1)OC)O[Si](C1=CC=CC=C1)(C1=CC=CC=C1)C(C)(C)C</text:p>
          </table:table-cell>
          <table:table-cell table:style-name="ce8" office:value-type="string" calcext:value-type="string">
            <text:p>InChI=1S/C34H52O6Si/c1-8-15-27(22-28(37-7)20-26(2)21-30-23-29(38-25-36-6)24-33(35)39-30)40-41(34(3,4)5,31-16-11-9-12-17-31)32-18-13-10-14-19-32/h9-14,16-19,26-30H,8,15,20-25H2,1-7H3/t26-,27-,28-,29+,30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6" calcext:value-type="float">
            <text:p>404333036</text:p>
          </table:table-cell>
          <table:table-cell table:style-name="ce34" office:value-type="float" office:value="46844246" calcext:value-type="float">
            <text:p>46844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0</text:p>
          </table:table-cell>
          <table:table-cell table:style-name="ce22" office:value-type="string" calcext:value-type="string">
            <text:p>MDHBSLHOWCXBMC-MZIHQXLJSA-N</text:p>
          </table:table-cell>
          <table:table-cell table:style-name="ce8" office:value-type="string" calcext:value-type="string">
            <text:p>C=CC[C@@H]1C[C@@H](OCOC)C[C@H](C[C@H](C)C[C@H](C[C@@H](CCC)O[Si](C2=CC=CC=C2)(C2=CC=CC=C2)C(C)(C)C)OC)O1</text:p>
          </table:table-cell>
          <table:table-cell table:style-name="ce8" office:value-type="string" calcext:value-type="string">
            <text:p>InChI=1S/C37H58O5Si/c1-9-17-30-25-33(40-28-38-7)27-34(41-30)24-29(3)23-32(39-8)26-31(18-10-2)42-43(37(4,5)6,35-19-13-11-14-20-35)36-21-15-12-16-22-36/h9,11-16,19-22,29-34H,1,10,17-18,23-28H2,2-8H3/t29-,30-,31-,32-,33-,34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7" calcext:value-type="float">
            <text:p>404333037</text:p>
          </table:table-cell>
          <table:table-cell table:style-name="ce34" office:value-type="float" office:value="46844933" calcext:value-type="float">
            <text:p>468449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1</text:p>
          </table:table-cell>
          <table:table-cell table:style-name="ce22" office:value-type="string" calcext:value-type="string">
            <text:p>ZTZRJMPBLKSDRU-CPTJLBBFSA-N</text:p>
          </table:table-cell>
          <table:table-cell table:style-name="ce8" office:value-type="string" calcext:value-type="string">
            <text:p>CCC[C@H](C[C@@H](C[C@@H](C)C[C@H]1C[C@H](OCOC)C[C@@H](CC=O)O1)OC)O[Si](C1=CC=CC=C1)(C1=CC=CC=C1)C(C)(C)C</text:p>
          </table:table-cell>
          <table:table-cell table:style-name="ce8" office:value-type="string" calcext:value-type="string">
            <text:p>InChI=1S/C36H56O6Si/c1-8-15-30(42-43(36(3,4)5,34-16-11-9-12-17-34)35-18-13-10-14-19-35)25-31(39-7)22-28(2)23-33-26-32(40-27-38-6)24-29(41-33)20-21-37/h9-14,16-19,21,28-33H,8,15,20,22-27H2,1-7H3/t28-,29-,30-,31-,32-,33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8" calcext:value-type="float">
            <text:p>404333038</text:p>
          </table:table-cell>
          <table:table-cell table:style-name="ce34" office:value-type="float" office:value="46844367" calcext:value-type="float">
            <text:p>4684436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2</text:p>
          </table:table-cell>
          <table:table-cell table:style-name="ce22" office:value-type="string" calcext:value-type="string">
            <text:p>AGQODQIQEMHLNC-VWQYPGANSA-N</text:p>
          </table:table-cell>
          <table:table-cell table:style-name="ce8" office:value-type="string" calcext:value-type="string">
            <text:p>CCC[C@@H](O)C[C@@H](C[C@@H](C)C[C@H]1C[C@H](OCOC)C[C@@H](CC(=O)O)O1)OC</text:p>
          </table:table-cell>
          <table:table-cell table:style-name="ce8" office:value-type="string" calcext:value-type="string">
            <text:p>InChI=1S/C20H38O7/c1-5-6-15(21)9-16(25-4)7-14(2)8-18-10-17(26-13-24-3)11-19(27-18)12-20(22)23/h14-19,21H,5-13H2,1-4H3,(H,22,23)/t14-,15-,16-,17+,18+,19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9" calcext:value-type="float">
            <text:p>404333039</text:p>
          </table:table-cell>
          <table:table-cell table:style-name="ce34" office:value-type="float" office:value="46844934" calcext:value-type="float">
            <text:p>468449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3</text:p>
          </table:table-cell>
          <table:table-cell table:style-name="ce22" office:value-type="string" calcext:value-type="string">
            <text:p>VUFGVBZOTMIQPQ-VWQYPGANSA-N</text:p>
          </table:table-cell>
          <table:table-cell table:style-name="ce8" office:value-type="string" calcext:value-type="string">
            <text:p>CCC[C@@H]1C[C@H](OC)C[C@@H](C)C[C@H]2C[C@H](OCOC)C[C@@H](CC(=O)O1)O2</text:p>
          </table:table-cell>
          <table:table-cell table:style-name="ce8" office:value-type="string" calcext:value-type="string">
            <text:p>InChI=1S/C20H36O6/c1-5-6-15-9-16(23-4)7-14(2)8-18-10-17(24-13-22-3)11-19(25-18)12-20(21)26-15/h14-19H,5-13H2,1-4H3/t14-,15-,16-,17+,18+,19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0" calcext:value-type="float">
            <text:p>404333040</text:p>
          </table:table-cell>
          <table:table-cell table:style-name="ce34" office:value-type="float" office:value="46844368" calcext:value-type="float">
            <text:p>468443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4</text:p>
          </table:table-cell>
          <table:table-cell table:style-name="ce22" office:value-type="string" calcext:value-type="string">
            <text:p>CVACZTHIJGBAFT-NEMWNAMBSA-N</text:p>
          </table:table-cell>
          <table:table-cell table:style-name="ce8" office:value-type="string" calcext:value-type="string">
            <text:p>CCC[C@@H]1C[C@H](OC)C[C@@H](C)C[C@H]2C[C@H](O)C[C@@H](CC(=O)O1)O2</text:p>
          </table:table-cell>
          <table:table-cell table:style-name="ce8" office:value-type="string" calcext:value-type="string">
            <text:p>InChI=1S/C18H32O5/c1-4-5-14-10-15(21-3)6-12(2)7-16-8-13(19)9-17(22-16)11-18(20)23-14/h12-17,19H,4-11H2,1-3H3/t12-,13+,14-,15-,16+,17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1" calcext:value-type="float">
            <text:p>404333041</text:p>
          </table:table-cell>
          <table:table-cell table:style-name="ce34" office:value-type="float" office:value="46844935" calcext:value-type="float">
            <text:p>468449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5</text:p>
          </table:table-cell>
          <table:table-cell table:style-name="ce22" office:value-type="string" calcext:value-type="string">
            <text:p>HZNHGVPITZBNNO-UHFFFAOYSA-N</text:p>
          </table:table-cell>
          <table:table-cell table:style-name="ce8" office:value-type="string" calcext:value-type="string">
            <text:p>CC(C)=CCCC(O)CO[Si](C1=CC=CC=C1)(C1=CC=CC=C1)C(C)(C)C</text:p>
          </table:table-cell>
          <table:table-cell table:style-name="ce8" office:value-type="string" calcext:value-type="string">
            <text:p>InChI=1S/C24H34O2Si/c1-20(2)13-12-14-21(25)19-26-27(24(3,4)5,22-15-8-6-9-16-22)23-17-10-7-11-18-23/h6-11,13,15-18,21,25H,12,14,19H2,1-5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2" calcext:value-type="float">
            <text:p>404333042</text:p>
          </table:table-cell>
          <table:table-cell table:style-name="ce34" office:value-type="float" office:value="76004361" calcext:value-type="float">
            <text:p>760043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6</text:p>
          </table:table-cell>
          <table:table-cell table:style-name="ce22" office:value-type="string" calcext:value-type="string">
            <text:p>SEWPBMTZLYEGQP-JTQLQIEISA-N</text:p>
          </table:table-cell>
          <table:table-cell table:style-name="ce8" office:value-type="string" calcext:value-type="string">
            <text:p>COCO[C@H](CO)CCC=C(C)C</text:p>
          </table:table-cell>
          <table:table-cell table:style-name="ce8" office:value-type="string" calcext:value-type="string">
            <text:p>InChI=1S/C10H20O3/c1-9(2)5-4-6-10(7-11)13-8-12-3/h5,10-11H,4,6-8H2,1-3H3/t10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3" calcext:value-type="float">
            <text:p>404333043</text:p>
          </table:table-cell>
          <table:table-cell table:style-name="ce34" office:value-type="float" office:value="53305655" calcext:value-type="float">
            <text:p>533056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7</text:p>
          </table:table-cell>
          <table:table-cell table:style-name="ce22" office:value-type="string" calcext:value-type="string">
            <text:p>NWKXYRWHWCTJNT-OLZOCXBDSA-N</text:p>
          </table:table-cell>
          <table:table-cell table:style-name="ce8" office:value-type="string" calcext:value-type="string">
            <text:p>C=CC[C@@H](O)[C@H](CCC=C(C)C)OCOC</text:p>
          </table:table-cell>
          <table:table-cell table:style-name="ce8" office:value-type="string" calcext:value-type="string">
            <text:p>InChI=1S/C13H24O3/c1-5-7-12(14)13(16-10-15-4)9-6-8-11(2)3/h5,8,12-14H,1,6-7,9-10H2,2-4H3/t12-,13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4" calcext:value-type="float">
            <text:p>404333044</text:p>
          </table:table-cell>
          <table:table-cell table:style-name="ce34" office:value-type="float" office:value="53305073" calcext:value-type="float">
            <text:p>533050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8</text:p>
          </table:table-cell>
          <table:table-cell table:style-name="ce22" office:value-type="string" calcext:value-type="string">
            <text:p>JLYXZEFPQLUCEV-RBUKOAKNSA-N</text:p>
          </table:table-cell>
          <table:table-cell table:style-name="ce8" office:value-type="string" calcext:value-type="string">
            <text:p>C=CC[C@@H](O[Si](CC)(CC)CC)[C@H](CCC=C(C)C)OCOC</text:p>
          </table:table-cell>
          <table:table-cell table:style-name="ce8" office:value-type="string" calcext:value-type="string">
            <text:p>InChI=1S/C19H38O3Si/c1-8-13-19(22-23(9-2,10-3)11-4)18(21-16-20-7)15-12-14-17(5)6/h8,14,18-19H,1,9-13,15-16H2,2-7H3/t18-,19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5" calcext:value-type="float">
            <text:p>404333045</text:p>
          </table:table-cell>
          <table:table-cell table:style-name="ce34" office:value-type="float" office:value="53305074" calcext:value-type="float">
            <text:p>533050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9</text:p>
          </table:table-cell>
          <table:table-cell table:style-name="ce22" office:value-type="string" calcext:value-type="string">
            <text:p>SOERYZXXGUGVJU-RBUKOAKNSA-N</text:p>
          </table:table-cell>
          <table:table-cell table:style-name="ce8" office:value-type="string" calcext:value-type="string">
            <text:p>CC[Si](CC)(CC)O[C@H](CC(C)=O)[C@H](CCC=C(C)C)OCOC</text:p>
          </table:table-cell>
          <table:table-cell table:style-name="ce8" office:value-type="string" calcext:value-type="string">
            <text:p>InChI=1S/C19H38O4Si/c1-8-24(9-2,10-3)23-19(14-17(6)20)18(22-15-21-7)13-11-12-16(4)5/h12,18-19H,8-11,13-15H2,1-7H3/t18-,19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6" calcext:value-type="float">
            <text:p>404333046</text:p>
          </table:table-cell>
          <table:table-cell table:style-name="ce34" office:value-type="float" office:value="53305075" calcext:value-type="float">
            <text:p>533050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0</text:p>
          </table:table-cell>
          <table:table-cell table:style-name="ce22" office:value-type="string" calcext:value-type="string">
            <text:p>PQCKGPCXDGKJJH-OLZOCXBDSA-N</text:p>
          </table:table-cell>
          <table:table-cell table:style-name="ce8" office:value-type="string" calcext:value-type="string">
            <text:p>COCO[C@@H](CCC=C(C)C)[C@H](O)CC(C)=O</text:p>
          </table:table-cell>
          <table:table-cell table:style-name="ce8" office:value-type="string" calcext:value-type="string">
            <text:p>InChI=1S/C13H24O4/c1-10(2)6-5-7-13(17-9-16-4)12(15)8-11(3)14/h6,12-13,15H,5,7-9H2,1-4H3/t12-,13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7" calcext:value-type="float">
            <text:p>404333047</text:p>
          </table:table-cell>
          <table:table-cell table:style-name="ce34" office:value-type="float" office:value="53305076" calcext:value-type="float">
            <text:p>533050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1</text:p>
          </table:table-cell>
          <table:table-cell table:style-name="ce22" office:value-type="string" calcext:value-type="string">
            <text:p>KNBZDYHZBKUFFG-XQQFMLRXSA-N</text:p>
          </table:table-cell>
          <table:table-cell table:style-name="ce8" office:value-type="string" calcext:value-type="string">
            <text:p>COCO[C@@H](CCC=C(C)C)[C@H](O)C[C@H](C)O</text:p>
          </table:table-cell>
          <table:table-cell table:style-name="ce8" office:value-type="string" calcext:value-type="string">
            <text:p>InChI=1S/C13H26O4/c1-10(2)6-5-7-13(17-9-16-4)12(15)8-11(3)14/h6,11-15H,5,7-9H2,1-4H3/t11-,12+,13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8" calcext:value-type="float">
            <text:p>404333048</text:p>
          </table:table-cell>
          <table:table-cell table:style-name="ce34" office:value-type="float" office:value="53305210" calcext:value-type="float">
            <text:p>53305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2</text:p>
          </table:table-cell>
          <table:table-cell table:style-name="ce22" office:value-type="string" calcext:value-type="string">
            <text:p>VUIUNAIJIVKGMA-UHFFFAOYSA-N</text:p>
          </table:table-cell>
          <table:table-cell table:style-name="ce8" office:value-type="string" calcext:value-type="string">
            <text:p>C=CCC1OC(C)(C)OC1CCC=C(C)C</text:p>
          </table:table-cell>
          <table:table-cell table:style-name="ce8" office:value-type="string" calcext:value-type="string">
            <text:p>InChI=1S/C14H24O2/c1-6-8-12-13(10-7-9-11(2)3)16-14(4,5)15-12/h6,9,12-13H,1,7-8,10H2,2-5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9" calcext:value-type="float">
            <text:p>404333049</text:p>
          </table:table-cell>
          <table:table-cell table:style-name="ce34" office:value-type="float" office:value="76004685" calcext:value-type="float">
            <text:p>760046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3</text:p>
          </table:table-cell>
          <table:table-cell table:style-name="ce22" office:value-type="string" calcext:value-type="string">
            <text:p>QGTWFDCRRGSXDT-PRDYLTDRSA-N</text:p>
          </table:table-cell>
          <table:table-cell table:style-name="ce8" office:value-type="string" calcext:value-type="string">
            <text:p>COCO[C@H]1CCC(OC(C)=O)O[C@@H]1C[C@H](C)OC(C)=O</text:p>
          </table:table-cell>
          <table:table-cell table:style-name="ce8" office:value-type="string" calcext:value-type="string">
            <text:p>InChI=1S/C14H24O7/c1-9(19-10(2)15)7-13-12(18-8-17-4)5-6-14(21-13)20-11(3)16/h9,12-14H,5-8H2,1-4H3/t9-,12-,13+,14?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0" calcext:value-type="float">
            <text:p>404333050</text:p>
          </table:table-cell>
          <table:table-cell table:style-name="ce34" office:value-type="float" office:value="53305211" calcext:value-type="float">
            <text:p>533052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4</text:p>
          </table:table-cell>
          <table:table-cell table:style-name="ce22" office:value-type="string" calcext:value-type="string">
            <text:p>CJCOVAAPANJGCA-PMOUVXMZSA-N</text:p>
          </table:table-cell>
          <table:table-cell table:style-name="ce8" office:value-type="string" calcext:value-type="string">
            <text:p>C=CC[C@@H]1CC[C@H](OCOC)[C@@H](C[C@H](C)OC(C)=O)O1</text:p>
          </table:table-cell>
          <table:table-cell table:style-name="ce8" office:value-type="string" calcext:value-type="string">
            <text:p>InChI=1S/C15H26O5/c1-5-6-13-7-8-14(18-10-17-4)15(20-13)9-11(2)19-12(3)16/h5,11,13-15H,1,6-10H2,2-4H3/t11-,13+,14-,15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1" calcext:value-type="float">
            <text:p>404333051</text:p>
          </table:table-cell>
          <table:table-cell table:style-name="ce34" office:value-type="float" office:value="53305212" calcext:value-type="float">
            <text:p>53305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5</text:p>
          </table:table-cell>
          <table:table-cell table:style-name="ce22" office:value-type="string" calcext:value-type="string">
            <text:p>QVGZVZFITFRIFS-QNWHQSFQSA-N</text:p>
          </table:table-cell>
          <table:table-cell table:style-name="ce8" office:value-type="string" calcext:value-type="string">
            <text:p>C=CC[C@@H]1CC[C@H](OCOC)[C@@H](C[C@H](C)O)O1</text:p>
          </table:table-cell>
          <table:table-cell table:style-name="ce8" office:value-type="string" calcext:value-type="string">
            <text:p>InChI=1S/C13H24O4/c1-4-5-11-6-7-12(16-9-15-3)13(17-11)8-10(2)14/h4,10-14H,1,5-9H2,2-3H3/t10-,11+,12-,13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2" calcext:value-type="float">
            <text:p>404333052</text:p>
          </table:table-cell>
          <table:table-cell table:style-name="ce34" office:value-type="float" office:value="53305213" calcext:value-type="float">
            <text:p>533052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6</text:p>
          </table:table-cell>
          <table:table-cell table:style-name="ce22" office:value-type="string" calcext:value-type="string">
            <text:p>QVLBPRCKNWUKJL-UHFFFAOYSA-N</text:p>
          </table:table-cell>
          <table:table-cell table:style-name="ce8" office:value-type="string" calcext:value-type="string">
            <text:p>COCOC1=CC2=C(C(=O)OC(C)(C)O2)C(O)=C1</text:p>
          </table:table-cell>
          <table:table-cell table:style-name="ce8" office:value-type="string" calcext:value-type="string">
            <text:p>InChI=1S/C12H14O6/c1-12(2)17-9-5-7(16-6-15-3)4-8(13)10(9)11(14)18-12/h4-5,13H,6H2,1-3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3" calcext:value-type="float">
            <text:p>404333053</text:p>
          </table:table-cell>
          <table:table-cell table:style-name="ce34" office:value-type="float" office:value="53305217" calcext:value-type="float">
            <text:p>533052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7</text:p>
          </table:table-cell>
          <table:table-cell table:style-name="ce22" office:value-type="string" calcext:value-type="string">
            <text:p>CLAHPJFUWNHSKT-UHFFFAOYSA-N</text:p>
          </table:table-cell>
          <table:table-cell table:style-name="ce8" office:value-type="string" calcext:value-type="string">
            <text:p>COCOC1=CC2=C(C(=O)OC(C)(C)O2)C(OS(=O)(=O)C(F)(F)F)=C1</text:p>
          </table:table-cell>
          <table:table-cell table:style-name="ce8" office:value-type="string" calcext:value-type="string">
            <text:p>InChI=1S/C13H13F3O8S/c1-12(2)22-8-4-7(21-6-20-3)5-9(10(8)11(17)23-12)24-25(18,19)13(14,15)16/h4-5H,6H2,1-3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4" calcext:value-type="float">
            <text:p>404333054</text:p>
          </table:table-cell>
          <table:table-cell table:style-name="ce34" office:value-type="float" office:value="53305494" calcext:value-type="float">
            <text:p>533054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8</text:p>
          </table:table-cell>
          <table:table-cell table:style-name="ce22" office:value-type="string" calcext:value-type="string">
            <text:p>ZPEZVUMBUOXGON-UHFFFAOYSA-N</text:p>
          </table:table-cell>
          <table:table-cell table:style-name="ce8" office:value-type="string" calcext:value-type="string">
            <text:p>C=CCC1=CC(OCOC)=CC2=C1C(=O)OC(C)(C)O2</text:p>
          </table:table-cell>
          <table:table-cell table:style-name="ce8" office:value-type="string" calcext:value-type="string">
            <text:p>InChI=1S/C15H18O5/c1-5-6-10-7-11(18-9-17-4)8-12-13(10)14(16)20-15(2,3)19-12/h5,7-8H,1,6,9H2,2-4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5" calcext:value-type="float">
            <text:p>404333055</text:p>
          </table:table-cell>
          <table:table-cell table:style-name="ce34" office:value-type="float" office:value="53305493" calcext:value-type="float">
            <text:p>533054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9</text:p>
          </table:table-cell>
          <table:table-cell table:style-name="ce22" office:value-type="string" calcext:value-type="string">
            <text:p>ASJLGXAYFODVDK-UHFFFAOYSA-N</text:p>
          </table:table-cell>
          <table:table-cell table:style-name="ce8" office:value-type="string" calcext:value-type="string">
            <text:p>COCOC1=CC2=C(C(=O)OC(C)(C)O2)C(CC(C)=O)=C1</text:p>
          </table:table-cell>
          <table:table-cell table:style-name="ce8" office:value-type="string" calcext:value-type="string">
            <text:p>InChI=1S/C15H18O6/c1-9(16)5-10-6-11(19-8-18-4)7-12-13(10)14(17)21-15(2,3)20-12/h6-7H,5,8H2,1-4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6" calcext:value-type="float">
            <text:p>404333056</text:p>
          </table:table-cell>
          <table:table-cell table:style-name="ce34" office:value-type="float" office:value="53305492" calcext:value-type="float">
            <text:p>533054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10</text:p>
          </table:table-cell>
          <table:table-cell table:style-name="ce22" office:value-type="string" calcext:value-type="string">
            <text:p>UMIQASJXPAZAGB-UHFFFAOYSA-N</text:p>
          </table:table-cell>
          <table:table-cell table:style-name="ce8" office:value-type="string" calcext:value-type="string">
            <text:p>C=CC1=CC(OCOC)=CC2=C1C(=O)OC(C)(C)O2</text:p>
          </table:table-cell>
          <table:table-cell table:style-name="ce8" office:value-type="string" calcext:value-type="string">
            <text:p>InChI=1S/C14H16O5/c1-5-9-6-10(17-8-16-4)7-11-12(9)13(15)19-14(2,3)18-11/h5-7H,1,8H2,2-4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7" calcext:value-type="float">
            <text:p>404333057</text:p>
          </table:table-cell>
          <table:table-cell table:style-name="ce34" office:value-type="float" office:value="53305214" calcext:value-type="float">
            <text:p>533052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1</text:p>
          </table:table-cell>
          <table:table-cell table:style-name="ce22" office:value-type="string" calcext:value-type="string">
            <text:p>SYAMGBXPUYJWPV-CDQCOYTOSA-N</text:p>
          </table:table-cell>
          <table:table-cell table:style-name="ce8" office:value-type="string" calcext:value-type="string">
            <text:p>COCOC1=CC(O)=C2C(=O)O[C@@H](C)C[C@H]3O[C@H](C/C=C/C2=C1)CC[C@@H]3OCOC</text:p>
          </table:table-cell>
          <table:table-cell table:style-name="ce8" office:value-type="string" calcext:value-type="string">
            <text:p>InChI=1S/C22H30O8/c1-14-9-20-19(28-13-26-3)8-7-16(30-20)6-4-5-15-10-17(27-12-25-2)11-18(23)21(15)22(24)29-14/h4-5,10-11,14,16,19-20,23H,6-9,12-13H2,1-3H3/b5-4+/t14-,16+,19-,20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8" calcext:value-type="float">
            <text:p>404333058</text:p>
          </table:table-cell>
          <table:table-cell table:style-name="ce34" office:value-type="float" office:value="145864677" calcext:value-type="float">
            <text:p>1458646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2</text:p>
          </table:table-cell>
          <table:table-cell table:style-name="ce22" office:value-type="string" calcext:value-type="string">
            <text:p>UCNVGGDHAYLZIZ-XQBKXDPUSA-N</text:p>
          </table:table-cell>
          <table:table-cell table:style-name="ce8" office:value-type="string" calcext:value-type="string">
            <text:p>COCOC1=CC(OCOC)=C2C(=O)O[C@@H](C)C[C@H]3O[C@H](C/C=C/C2=C1)CC[C@@H]3OCOC</text:p>
          </table:table-cell>
          <table:table-cell table:style-name="ce8" office:value-type="string" calcext:value-type="string">
            <text:p>InChI=1S/C24H34O9/c1-16-10-21-20(30-14-27-3)9-8-18(33-21)7-5-6-17-11-19(29-13-26-2)12-22(31-15-28-4)23(17)24(25)32-16/h5-6,11-12,16,18,20-21H,7-10,13-15H2,1-4H3/b6-5+/t16-,18+,20-,21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9" calcext:value-type="float">
            <text:p>404333059</text:p>
          </table:table-cell>
          <table:table-cell table:style-name="ce34" office:value-type="float" office:value="145864678" calcext:value-type="float">
            <text:p>1458646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3</text:p>
          </table:table-cell>
          <table:table-cell table:style-name="ce22" office:value-type="string" calcext:value-type="string">
            <text:p>MRZHVIFEAYXDAB-IXAHVGERSA-N</text:p>
          </table:table-cell>
          <table:table-cell table:style-name="ce8" office:value-type="string" calcext:value-type="string">
            <text:p>COCOC1=CC(OCOC)=C2C(=O)O[C@@H](C)C[C@H]3O[C@@H](CC[C@@H]3OCOC)C[C@H]3O[C@@H]3C2=C1</text:p>
          </table:table-cell>
          <table:table-cell table:style-name="ce8" office:value-type="string" calcext:value-type="string">
            <text:p>InChI=1S/C24H34O10/c1-14-7-19-18(30-12-27-3)6-5-15(33-19)9-21-23(34-21)17-8-16(29-11-26-2)10-20(31-13-28-4)22(17)24(25)32-14/h8,10,14-15,18-19,21,23H,5-7,9,11-13H2,1-4H3/t14-,15-,18-,19+,21+,23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0" calcext:value-type="float">
            <text:p>404333060</text:p>
          </table:table-cell>
          <table:table-cell table:style-name="ce34" office:value-type="float" office:value="145864679" calcext:value-type="float">
            <text:p>1458646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14</text:p>
          </table:table-cell>
          <table:table-cell table:style-name="ce22" office:value-type="string" calcext:value-type="string">
            <text:p>QEHZQUJWOBOBII-NMKBPFOZSA-N</text:p>
          </table:table-cell>
          <table:table-cell table:style-name="ce8" office:value-type="string" calcext:value-type="string">
            <text:p>COCOC1=CC(OCOC)=C2C(=O)O[C@@H](C)C[C@H]3O[C@@H](CC[C@@H]3OCOC)C[C@@H](O)CC2=C1</text:p>
          </table:table-cell>
          <table:table-cell table:style-name="ce8" office:value-type="string" calcext:value-type="string">
            <text:p>InChI=1S/C24H36O10/c1-15-7-21-20(31-13-28-3)6-5-18(34-21)10-17(25)8-16-9-19(30-12-27-2)11-22(32-14-29-4)23(16)24(26)33-15/h9,11,15,17-18,20-21,25H,5-8,10,12-14H2,1-4H3/t15-,17-,18-,20-,21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1" calcext:value-type="float">
            <text:p>404333061</text:p>
          </table:table-cell>
          <table:table-cell table:style-name="ce34" office:value-type="float" office:value="53305497" calcext:value-type="float">
            <text:p>53305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15</text:p>
          </table:table-cell>
          <table:table-cell table:style-name="ce22" office:value-type="string" calcext:value-type="string">
            <text:p>IZYRYRLSUIPQLP-ZHBCMPEGSA-N</text:p>
          </table:table-cell>
          <table:table-cell table:style-name="ce8" office:value-type="string" calcext:value-type="string">
            <text:p>C[C@H]1C[C@H]2O[C@@H](CC[C@@H]2O)CC(=O)CC2=CC(O)=CC(O)=C2C(=O)O1</text:p>
          </table:table-cell>
          <table:table-cell table:style-name="ce8" office:value-type="string" calcext:value-type="string">
            <text:p>InChI=1S/C18H22O7/c1-9-4-16-14(21)3-2-13(25-16)7-11(19)5-10-6-12(20)8-15(22)17(10)18(23)24-9/h6,8-9,13-14,16,20-22H,2-5,7H2,1H3/t9-,13-,14-,16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2" calcext:value-type="float">
            <text:p>404333062</text:p>
          </table:table-cell>
          <table:table-cell table:style-name="ce34" office:value-type="float" office:value="53304448" calcext:value-type="float">
            <text:p>533044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16</text:p>
          </table:table-cell>
          <table:table-cell table:style-name="ce22" office:value-type="string" calcext:value-type="string">
            <text:p>MONPUEZTZLGXCS-JQWIXIFHSA-N</text:p>
          </table:table-cell>
          <table:table-cell table:style-name="ce8" office:value-type="string" calcext:value-type="string">
            <text:p>C=CC[C@H]1C(C)(C)CCC[C@]12CO2</text:p>
          </table:table-cell>
          <table:table-cell table:style-name="ce8" office:value-type="string" calcext:value-type="string">
            <text:p>InChI=1S/C12H20O/c1-4-6-10-11(2,3)7-5-8-12(10)9-13-12/h4,10H,1,5-9H2,2-3H3/t10-,12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3" calcext:value-type="float">
            <text:p>404333063</text:p>
          </table:table-cell>
          <table:table-cell table:style-name="ce34" office:value-type="float" office:value="102038580" calcext:value-type="float">
            <text:p>10203858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17</text:p>
          </table:table-cell>
          <table:table-cell table:style-name="ce22" office:value-type="string" calcext:value-type="string">
            <text:p>XVNHUUFEQYXTFP-MBSDFSHPSA-N</text:p>
          </table:table-cell>
          <table:table-cell table:style-name="ce8" office:value-type="string" calcext:value-type="string">
            <text:p>C=CC[C@H]1CC(C)(C)CC[C@]1(O)CC1=C(OC)C(OC)=C(C(C)C)C=C1</text:p>
          </table:table-cell>
          <table:table-cell table:style-name="ce8" office:value-type="string" calcext:value-type="string">
            <text:p>InChI=1S/C23H36O3/c1-8-9-18-15-22(4,5)12-13-23(18,24)14-17-10-11-19(16(2)3)21(26-7)20(17)25-6/h8,10-11,16,18,24H,1,9,12-15H2,2-7H3/t18-,23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4" calcext:value-type="float">
            <text:p>404333064</text:p>
          </table:table-cell>
          <table:table-cell table:style-name="ce34" office:value-type="float" office:value="145864680" calcext:value-type="float">
            <text:p>1458646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18</text:p>
          </table:table-cell>
          <table:table-cell table:style-name="ce22" office:value-type="string" calcext:value-type="string">
            <text:p>GYBDXCLFACNAFN-BSZRCVNOSA-N</text:p>
          </table:table-cell>
          <table:table-cell table:style-name="ce8" office:value-type="string" calcext:value-type="string">
            <text:p>COC1=C(C[C@@]23CCC(C)(C)C[C@@H]2CC(OC)O3)C=CC(C(C)C)=C1OC</text:p>
          </table:table-cell>
          <table:table-cell table:style-name="ce8" office:value-type="string" calcext:value-type="string">
            <text:p>InChI=1S/C23H36O4/c1-15(2)18-9-8-16(20(25-6)21(18)26-7)13-23-11-10-22(3,4)14-17(23)12-19(24-5)27-23/h8-9,15,17,19H,10-14H2,1-7H3/t17-,19?,23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5" calcext:value-type="float">
            <text:p>404333065</text:p>
          </table:table-cell>
          <table:table-cell table:style-name="ce34" office:value-type="float" office:value="145864681" calcext:value-type="float">
            <text:p>1458646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19</text:p>
          </table:table-cell>
          <table:table-cell table:style-name="ce8" office:value-type="string" calcext:value-type="string">
            <text:p>NRUIEVHCKHZAHT-UHFFFAOYSA-N</text:p>
          </table:table-cell>
          <table:table-cell table:style-name="ce8" office:value-type="string" calcext:value-type="string">
            <text:p>BrCC(Br)C1=CC=C(Br)C=C1</text:p>
          </table:table-cell>
          <table:table-cell table:style-name="ce8" office:value-type="string" calcext:value-type="string">
            <text:p>InChI=1S/C8H7Br3/c9-5-8(11)6-1-3-7(10)4-2-6/h1-4,8H,5H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6" calcext:value-type="float">
            <text:p>404333066</text:p>
          </table:table-cell>
          <table:table-cell table:style-name="ce34" office:value-type="float" office:value="4131142" calcext:value-type="float">
            <text:p>41311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20</text:p>
          </table:table-cell>
          <table:table-cell table:style-name="ce8" office:value-type="string" calcext:value-type="string">
            <text:p>LTLVZQZDXQWLHU-UHFFFAOYSA-N</text:p>
          </table:table-cell>
          <table:table-cell table:style-name="ce8" office:value-type="string" calcext:value-type="string">
            <text:p>C#CC1=CC=C(Br)C=C1</text:p>
          </table:table-cell>
          <table:table-cell table:style-name="ce8" office:value-type="string" calcext:value-type="string">
            <text:p>InChI=1S/C8H5Br/c1-2-7-3-5-8(9)6-4-7/h1,3-6H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7" calcext:value-type="float">
            <text:p>404333067</text:p>
          </table:table-cell>
          <table:table-cell table:style-name="ce34" office:value-type="float" office:value="136603" calcext:value-type="float">
            <text:p>1366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21</text:p>
          </table:table-cell>
          <table:table-cell table:style-name="ce8" office:value-type="string" calcext:value-type="string">
            <text:p>ADMVPSHVFMPIEZ-XNTDXEJSSA-N</text:p>
          </table:table-cell>
          <table:table-cell table:style-name="ce8" office:value-type="string" calcext:value-type="string">
            <text:p>CC1=CC=C(S(=O)(=O)/C=C(/I)C2=CC=C(Br)C=C2)C=C1</text:p>
          </table:table-cell>
          <table:table-cell table:style-name="ce8" office:value-type="string" calcext:value-type="string">
            <text:p>InChI=1S/C15H12BrIO2S/c1-11-2-8-14(9-3-11)20(18,19)10-15(17)12-4-6-13(16)7-5-12/h2-10H,1H3/b15-10+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8" calcext:value-type="float">
            <text:p>404333068</text:p>
          </table:table-cell>
          <table:table-cell table:style-name="ce34" office:value-type="float" office:value="102493673" calcext:value-type="float">
            <text:p>10249367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22</text:p>
          </table:table-cell>
          <table:table-cell table:style-name="ce8" office:value-type="string" calcext:value-type="string">
            <text:p>NYGGYXNHEOZGCQ-UHFFFAOYSA-N</text:p>
          </table:table-cell>
          <table:table-cell table:style-name="ce8" office:value-type="string" calcext:value-type="string">
            <text:p>CC1=CC=C(S(=O)(=O)C#CC2=CC=C(Br)C=C2)C=C1</text:p>
          </table:table-cell>
          <table:table-cell table:style-name="ce8" office:value-type="string" calcext:value-type="string">
            <text:p>InChI=1S/C15H11BrO2S/c1-12-2-8-15(9-3-12)19(17,18)11-10-13-4-6-14(16)7-5-13/h2-9H,1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9" calcext:value-type="float">
            <text:p>404333069</text:p>
          </table:table-cell>
          <table:table-cell table:style-name="ce34" office:value-type="float" office:value="12916662" calcext:value-type="float">
            <text:p>129166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3</text:p>
          </table:table-cell>
          <table:table-cell table:style-name="ce8" office:value-type="string" calcext:value-type="string">
            <text:p>XVMYPIWWGZMGMX-UHFFFAOYSA-N</text:p>
          </table:table-cell>
          <table:table-cell table:style-name="ce8" office:value-type="string" calcext:value-type="string">
            <text:p>CC1=CC=C(S(=O)(=O)C2=C(C3=CC=C(Br)C=C3)C3C=CC2C3)C=C1</text:p>
          </table:table-cell>
          <table:table-cell table:style-name="ce8" office:value-type="string" calcext:value-type="string">
            <text:p>InChI=1S/C20H17BrO2S/c1-13-2-10-18(11-3-13)24(22,23)20-16-5-4-15(12-16)19(20)14-6-8-17(21)9-7-14/h2-11,15-16H,12H2,1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0" calcext:value-type="float">
            <text:p>404333070</text:p>
          </table:table-cell>
          <table:table-cell table:style-name="ce34" office:value-type="float" office:value="145864682" calcext:value-type="float">
            <text:p>1458646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24</text:p>
          </table:table-cell>
          <table:table-cell table:style-name="ce8" office:value-type="string" calcext:value-type="string">
            <text:p>VCOONNWIINSFBA-UHFFFAOYSA-N</text:p>
          </table:table-cell>
          <table:table-cell table:style-name="ce8" office:value-type="string" calcext:value-type="string">
            <text:p>COC1=CC=C(NC2=CC=C(OC)C=C2)C=C1</text:p>
          </table:table-cell>
          <table:table-cell table:style-name="ce8" office:value-type="string" calcext:value-type="string">
            <text:p>InChI=1S/C14H15NO2/c1-16-13-7-3-11(4-8-13)15-12-5-9-14(17-2)10-6-12/h3-10,15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1" calcext:value-type="float">
            <text:p>404333071</text:p>
          </table:table-cell>
          <table:table-cell table:style-name="ce34" office:value-type="float" office:value="7571" calcext:value-type="float">
            <text:p>757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Saint-Louis, C.J. 2015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5</text:p>
          </table:table-cell>
          <table:table-cell table:style-name="ce8" office:value-type="string" calcext:value-type="string">
            <text:p>XLMORSDAOOIXTL-UHFFFAOYSA-N</text:p>
          </table:table-cell>
          <table:table-cell table:style-name="ce8" office:value-type="string" calcext:value-type="string">
            <text:p>COC1=CC=C(N(C(C)=O)C2=CC=C(N(C3=CC=C(OC)C=C3)C3=CC=C(OC)C=C3)C=C2)C=C1</text:p>
          </table:table-cell>
          <table:table-cell table:style-name="ce8" office:value-type="string" calcext:value-type="string">
            <text:p>InChI=1S/C29H28N2O4/c1-21(32)30(23-9-15-27(33-2)16-10-23)22-5-7-24(8-6-22)31(25-11-17-28(34-3)18-12-25)26-13-19-29(35-4)20-14-26/h5-20H,1-4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2" calcext:value-type="float">
            <text:p>404333072</text:p>
          </table:table-cell>
          <table:table-cell table:style-name="ce34" office:value-type="float" office:value="145864683" calcext:value-type="float">
            <text:p>1458646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6</text:p>
          </table:table-cell>
          <table:table-cell table:style-name="ce8" office:value-type="string" calcext:value-type="string">
            <text:p>AUUPCARFKACPJG-UHFFFAOYSA-N</text:p>
          </table:table-cell>
          <table:table-cell table:style-name="ce8" office:value-type="string" calcext:value-type="string">
            <text:p>COC1=CC=C(NC2=CC=C(N(C3=CC=C(OC)C=C3)C3=CC=C(OC)C=C3)C=C2)C=C1</text:p>
          </table:table-cell>
          <table:table-cell table:style-name="ce8" office:value-type="string" calcext:value-type="string">
            <text:p>InChI=1S/C27H26N2O3/c1-30-25-14-6-21(7-15-25)28-20-4-8-22(9-5-20)29(23-10-16-26(31-2)17-11-23)24-12-18-27(32-3)19-13-24/h4-19,28H,1-3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3" calcext:value-type="float">
            <text:p>404333073</text:p>
          </table:table-cell>
          <table:table-cell table:style-name="ce34" office:value-type="float" office:value="145864684" calcext:value-type="float">
            <text:p>1458646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7</text:p>
          </table:table-cell>
          <table:table-cell table:style-name="ce8" office:value-type="string" calcext:value-type="string">
            <text:p>CNQIPPIOZUAQMF-UHFFFAOYSA-N</text:p>
          </table:table-cell>
          <table:table-cell table:style-name="ce8" office:value-type="string" calcext:value-type="string">
            <text:p>COC1=CC=C(N(C2=CC=C(OC)C=C2)C2=CC=C(C3=C(S(=O)(=O)C4=CC=C(C)C=C4)C4C=CC3C4)C=C2)C=C1</text:p>
          </table:table-cell>
          <table:table-cell table:style-name="ce8" office:value-type="string" calcext:value-type="string">
            <text:p>InChI=1S/C34H31NO4S/c1-23-4-20-32(21-5-23)40(36,37)34-26-7-6-25(22-26)33(34)24-8-10-27(11-9-24)35(28-12-16-30(38-2)17-13-28)29-14-18-31(39-3)19-15-29/h4-21,25-26H,22H2,1-3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4" calcext:value-type="float">
            <text:p>404333074</text:p>
          </table:table-cell>
          <table:table-cell table:style-name="ce34" office:value-type="float" office:value="145864685" calcext:value-type="float">
            <text:p>1458646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8</text:p>
          </table:table-cell>
          <table:table-cell table:style-name="ce8" office:value-type="string" calcext:value-type="string">
            <text:p>SYJSYCBUCGNYGT-UHFFFAOYSA-N</text:p>
          </table:table-cell>
          <table:table-cell table:style-name="ce8" office:value-type="string" calcext:value-type="string">
            <text:p>COC1=CC=C(N(C2=CC=C(OC)C=C2)C2=CC=C(C34C5CC6C(C53)C64S(=O)(=O)C3=CC=C(C)C=C3)C=C2)C=C1</text:p>
          </table:table-cell>
          <table:table-cell table:style-name="ce8" office:value-type="string" calcext:value-type="string">
            <text:p>InChI=1S/C34H31NO4S/c1-21-4-18-28(19-5-21)40(36,37)34-30-20-29-31(32(30)34)33(29,34)22-6-8-23(9-7-22)35(24-10-14-26(38-2)15-11-24)25-12-16-27(39-3)17-13-25/h4-19,29-32H,20H2,1-3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5" calcext:value-type="float">
            <text:p>404333075</text:p>
          </table:table-cell>
          <table:table-cell table:style-name="ce34" office:value-type="float" office:value="145864686" calcext:value-type="float">
            <text:p>1458646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9</text:p>
          </table:table-cell>
          <table:table-cell table:style-name="ce8" office:value-type="string" calcext:value-type="string">
            <text:p>PSAFSZMSUIOZJG-UHFFFAOYSA-N</text:p>
          </table:table-cell>
          <table:table-cell table:style-name="ce8" office:value-type="string" calcext:value-type="string">
            <text:p>COC1=CC=C(N(C2=CC=C(OC)C=C2)C2=CC=C(N(C3=CC=C(OC)C=C3)C3=CC=C(C4=C(S(=O)(=O)C5=CC=C(C)C=C5)C5C=CC4C5)C=C3)C=C2)C=C1</text:p>
          </table:table-cell>
          <table:table-cell table:style-name="ce8" office:value-type="string" calcext:value-type="string">
            <text:p>InChI=1S/C47H42N2O5S/c1-32-5-29-45(30-6-32)55(50,51)47-35-8-7-34(31-35)46(47)33-9-11-36(12-10-33)48(39-17-23-42(52-2)24-18-39)37-13-15-38(16-14-37)49(40-19-25-43(53-3)26-20-40)41-21-27-44(54-4)28-22-41/h5-30,34-35H,31H2,1-4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6" calcext:value-type="float">
            <text:p>404333076</text:p>
          </table:table-cell>
          <table:table-cell table:style-name="ce34" office:value-type="float" office:value="145864687" calcext:value-type="float">
            <text:p>1458646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30</text:p>
          </table:table-cell>
          <table:table-cell table:style-name="ce8" office:value-type="string" calcext:value-type="string">
            <text:p>UNEHANCGQJFLQS-UHFFFAOYSA-N</text:p>
          </table:table-cell>
          <table:table-cell table:style-name="ce8" office:value-type="string" calcext:value-type="string">
            <text:p>CC(=O)C1=C(C2=CC=CC=C2)C2C=CC1C2</text:p>
          </table:table-cell>
          <table:table-cell table:style-name="ce8" office:value-type="string" calcext:value-type="string">
            <text:p>InChI=1S/C15H14O/c1-10(16)14-12-7-8-13(9-12)15(14)11-5-3-2-4-6-11/h2-8,12-13H,9H2,1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7" calcext:value-type="float">
            <text:p>404333077</text:p>
          </table:table-cell>
          <table:table-cell table:style-name="ce34" office:value-type="float" office:value="15674616" calcext:value-type="float">
            <text:p>1567461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1</text:p>
          </table:table-cell>
          <table:table-cell table:style-name="ce8" office:value-type="string" calcext:value-type="string">
            <text:p>PAMCPPAOEYFGRC-UHFFFAOYSA-N</text:p>
          </table:table-cell>
          <table:table-cell table:style-name="ce8" office:value-type="string" calcext:value-type="string">
            <text:p>O=[N+]([O-])C1=CC=C(S(=O)(=O)[Na])C=C1</text:p>
          </table:table-cell>
          <table:table-cell table:style-name="ce8" office:value-type="string" calcext:value-type="string">
            <text:p>InChI=1S/C6H4NO4S.Na/c8-7(9)5-1-3-6(4-2-5)12(10)11;/h1-4H;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8" calcext:value-type="float">
            <text:p>404333078</text:p>
          </table:table-cell>
          <table:table-cell table:style-name="ce34" office:value-type="float" office:value="145864688" calcext:value-type="float">
            <text:p>1458646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2</text:p>
          </table:table-cell>
          <table:table-cell table:style-name="ce8" office:value-type="string" calcext:value-type="string">
            <text:p>ZYBBMOWLFYPVMK-NTEUORMPSA-N</text:p>
          </table:table-cell>
          <table:table-cell table:style-name="ce8" office:value-type="string" calcext:value-type="string">
            <text:p>O=[N+]([O-])C1=CC=C(S(=O)(=O)/C=C(/I)C2=CC=C(Br)C=C2)C=C1</text:p>
          </table:table-cell>
          <table:table-cell table:style-name="ce8" office:value-type="string" calcext:value-type="string">
            <text:p>InChI=1S/C14H9BrINO4S/c15-11-3-1-10(2-4-11)14(16)9-22(20,21)13-7-5-12(6-8-13)17(18)19/h1-9H/b14-9+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9" calcext:value-type="float">
            <text:p>404333079</text:p>
          </table:table-cell>
          <table:table-cell table:style-name="ce34" office:value-type="float" office:value="145864689" calcext:value-type="float">
            <text:p>1458646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33</text:p>
          </table:table-cell>
          <table:table-cell table:style-name="ce8" office:value-type="string" calcext:value-type="string">
            <text:p>LWXLFOWPHMXKCX-UHFFFAOYSA-N</text:p>
          </table:table-cell>
          <table:table-cell table:style-name="ce8" office:value-type="string" calcext:value-type="string">
            <text:p>O=[N+]([O-])C1=CC=C(OCCCOC2=CC=C([N+](=O)[O-])C=C2)C=C1</text:p>
          </table:table-cell>
          <table:table-cell table:style-name="ce8" office:value-type="string" calcext:value-type="string">
            <text:p>InChI=1S/C15H14N2O6/c18-16(19)12-2-6-14(7-3-12)22-10-1-11-23-15-8-4-13(5-9-15)17(20)21/h2-9H,1,10-11H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0" calcext:value-type="float">
            <text:p>404333080</text:p>
          </table:table-cell>
          <table:table-cell table:style-name="ce34" office:value-type="float" office:value="256293" calcext:value-type="float">
            <text:p>25629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4</text:p>
          </table:table-cell>
          <table:table-cell table:style-name="ce8" office:value-type="string" calcext:value-type="string">
            <text:p>QACQJFMMDAWHCU-UHFFFAOYSA-N</text:p>
          </table:table-cell>
          <table:table-cell table:style-name="ce8" office:value-type="string" calcext:value-type="string">
            <text:p>O=[N+]([O-])C1=CC=C(S(=O)(=O)C2=C(C3=CC=C(Br)C=C3)C3C=CC2C3)C=C1</text:p>
          </table:table-cell>
          <table:table-cell table:style-name="ce8" office:value-type="string" calcext:value-type="string">
            <text:p>InChI=1S/C19H14BrNO4S/c20-15-5-3-12(4-6-15)18-13-1-2-14(11-13)19(18)26(24,25)17-9-7-16(8-10-17)21(22)23/h1-10,13-14H,11H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1" calcext:value-type="float">
            <text:p>404333081</text:p>
          </table:table-cell>
          <table:table-cell table:style-name="ce34" office:value-type="float" office:value="145864690" calcext:value-type="float">
            <text:p>1458646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5</text:p>
          </table:table-cell>
          <table:table-cell table:style-name="ce8" office:value-type="string" calcext:value-type="string">
            <text:p>INXIXADFCYBPKM-UHFFFAOYSA-N</text:p>
          </table:table-cell>
          <table:table-cell table:style-name="ce8" office:value-type="string" calcext:value-type="string">
            <text:p>COC1=CC=C(N(C2=CC=C(OC)C=C2)C2=CC=C(C3=C(S(=O)(=O)C4=CC=C([N+](=O)[O-])C=C4)C4C=CC3C4)C=C2)C=C1</text:p>
          </table:table-cell>
          <table:table-cell table:style-name="ce8" office:value-type="string" calcext:value-type="string">
            <text:p>InChI=1S/C33H28N2O6S/c1-40-29-15-9-26(10-16-29)34(27-11-17-30(41-2)18-12-27)25-7-5-22(6-8-25)32-23-3-4-24(21-23)33(32)42(38,39)31-19-13-28(14-20-31)35(36)37/h3-20,23-24H,21H2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2" calcext:value-type="float">
            <text:p>404333082</text:p>
          </table:table-cell>
          <table:table-cell table:style-name="ce34" office:value-type="float" office:value="145864691" calcext:value-type="float">
            <text:p>1458646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6</text:p>
          </table:table-cell>
          <table:table-cell table:style-name="ce8" office:value-type="string" calcext:value-type="string">
            <text:p>VSTRINZRYKCHPB-UHFFFAOYSA-N</text:p>
          </table:table-cell>
          <table:table-cell table:style-name="ce8" office:value-type="string" calcext:value-type="string">
            <text:p>COC1=CC=C(NC2=CC(NC3=CC=C(OC)C=C3)=CC(Cl)=C2)C=C1</text:p>
          </table:table-cell>
          <table:table-cell table:style-name="ce8" office:value-type="string" calcext:value-type="string">
            <text:p>InChI=1S/C20H19ClN2O2/c1-24-19-7-3-15(4-8-19)22-17-11-14(21)12-18(13-17)23-16-5-9-20(25-2)10-6-16/h3-13,22-23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3" calcext:value-type="float">
            <text:p>404333083</text:p>
          </table:table-cell>
          <table:table-cell table:style-name="ce34" office:value-type="float" office:value="145864692" calcext:value-type="float">
            <text:p>1458646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7</text:p>
          </table:table-cell>
          <table:table-cell table:style-name="ce8" office:value-type="string" calcext:value-type="string">
            <text:p>SGNJYSCDYUWILJ-UHFFFAOYSA-N</text:p>
          </table:table-cell>
          <table:table-cell table:style-name="ce8" office:value-type="string" calcext:value-type="string">
            <text:p>COC1=CC=C(NC2=CC(NC3=CC=C(OC)C=C3)=CC(F)=C2)C=C1</text:p>
          </table:table-cell>
          <table:table-cell table:style-name="ce8" office:value-type="string" calcext:value-type="string">
            <text:p>InChI=1S/C20H19FN2O2/c1-24-19-7-3-15(4-8-19)22-17-11-14(21)12-18(13-17)23-16-5-9-20(25-2)10-6-16/h3-13,22-23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4" calcext:value-type="float">
            <text:p>404333084</text:p>
          </table:table-cell>
          <table:table-cell table:style-name="ce34" office:value-type="float" office:value="145864693" calcext:value-type="float">
            <text:p>1458646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8</text:p>
          </table:table-cell>
          <table:table-cell table:style-name="ce8" office:value-type="string" calcext:value-type="string">
            <text:p>OJGVLEQMFACNHJ-UHFFFAOYSA-N</text:p>
          </table:table-cell>
          <table:table-cell table:style-name="ce8" office:value-type="string" calcext:value-type="string">
            <text:p>COC1=CC=C(NC2=CC(NC3=CC=C(OC)C=C3)=CC(Br)=C2)C=C1</text:p>
          </table:table-cell>
          <table:table-cell table:style-name="ce8" office:value-type="string" calcext:value-type="string">
            <text:p>InChI=1S/C20H19BrN2O2/c1-24-19-7-3-15(4-8-19)22-17-11-14(21)12-18(13-17)23-16-5-9-20(25-2)10-6-16/h3-13,22-23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5" calcext:value-type="float">
            <text:p>404333085</text:p>
          </table:table-cell>
          <table:table-cell table:style-name="ce34" office:value-type="float" office:value="145864694" calcext:value-type="float">
            <text:p>1458646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9</text:p>
          </table:table-cell>
          <table:table-cell table:style-name="ce8" office:value-type="string" calcext:value-type="string">
            <text:p>RQOJNGGVDOEXGL-UHFFFAOYSA-N</text:p>
          </table:table-cell>
          <table:table-cell table:style-name="ce8" office:value-type="string" calcext:value-type="string">
            <text:p>CSC1=CC=C(NC2=CC(NC3=CC=C(SC)C=C3)=CC(Cl)=C2)C=C1</text:p>
          </table:table-cell>
          <table:table-cell table:style-name="ce8" office:value-type="string" calcext:value-type="string">
            <text:p>InChI=1S/C20H19ClN2S2/c1-24-19-7-3-15(4-8-19)22-17-11-14(21)12-18(13-17)23-16-5-9-20(25-2)10-6-16/h3-13,22-23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6" calcext:value-type="float">
            <text:p>404333086</text:p>
          </table:table-cell>
          <table:table-cell table:style-name="ce34" office:value-type="float" office:value="145864695" calcext:value-type="float">
            <text:p>14586469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40</text:p>
          </table:table-cell>
          <table:table-cell table:style-name="ce8" office:value-type="string" calcext:value-type="string">
            <text:p>JJGYZGWHHMEVBD-UHFFFAOYSA-N</text:p>
          </table:table-cell>
          <table:table-cell table:style-name="ce8" office:value-type="string" calcext:value-type="string">
            <text:p>COC1=CC=C(NC2=CC(NC3=CC=C(OC)C=C3)=CC=C2)C=C1</text:p>
          </table:table-cell>
          <table:table-cell table:style-name="ce8" office:value-type="string" calcext:value-type="string">
            <text:p>InChI=1S/C20H20N2O2/c1-23-19-10-6-15(7-11-19)21-17-4-3-5-18(14-17)22-16-8-12-20(24-2)13-9-16/h3-14,21-22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7" calcext:value-type="float">
            <text:p>404333087</text:p>
          </table:table-cell>
          <table:table-cell table:style-name="ce34" office:value-type="float" office:value="15396464" calcext:value-type="float">
            <text:p>15396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41</text:p>
          </table:table-cell>
          <table:table-cell table:style-name="ce8" office:value-type="string" calcext:value-type="string">
            <text:p>WVRHGKOHZBERGZ-UHFFFAOYSA-N</text:p>
          </table:table-cell>
          <table:table-cell table:style-name="ce8" office:value-type="string" calcext:value-type="string">
            <text:p>CC(C)OC1=CC=C(NC2=CC(NC3=CC=C(OC(C)C)C=C3)=CC(Cl)=C2)C=C1</text:p>
          </table:table-cell>
          <table:table-cell table:style-name="ce8" office:value-type="string" calcext:value-type="string">
            <text:p>InChI=1S/C24H27ClN2O2/c1-16(2)28-23-9-5-19(6-10-23)26-21-13-18(25)14-22(15-21)27-20-7-11-24(12-8-20)29-17(3)4/h5-17,26-27H,1-4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8" calcext:value-type="float">
            <text:p>404333088</text:p>
          </table:table-cell>
          <table:table-cell table:style-name="ce34" office:value-type="float" office:value="145864696" calcext:value-type="float">
            <text:p>14586469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42</text:p>
          </table:table-cell>
          <table:table-cell table:style-name="ce8" office:value-type="string" calcext:value-type="string">
            <text:p>TXWHKSPUCZONIE-UHFFFAOYSA-N</text:p>
          </table:table-cell>
          <table:table-cell table:style-name="ce8" office:value-type="string" calcext:value-type="string">
            <text:p>COC1=CC=C(N(C2=CC=C(OC)C=C2)C2=CC=C(N(C3=CC=C(OC)C=C3)C3=CC=C(OC)C=C3)C=C2)C=C1</text:p>
          </table:table-cell>
          <table:table-cell table:style-name="ce8" office:value-type="string" calcext:value-type="string">
            <text:p>InChI=1S/C34H32N2O4/c1-37-31-17-9-27(10-18-31)35(28-11-19-32(38-2)20-12-28)25-5-7-26(8-6-25)36(29-13-21-33(39-3)22-14-29)30-15-23-34(40-4)24-16-30/h5-24H,1-4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9" calcext:value-type="float">
            <text:p>404333089</text:p>
          </table:table-cell>
          <table:table-cell table:style-name="ce34" office:value-type="float" office:value="18996647" calcext:value-type="float">
            <text:p>1899664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43</text:p>
          </table:table-cell>
          <table:table-cell table:style-name="ce8" office:value-type="string" calcext:value-type="string">
            <text:p>SCUDZGJRKMSJSA-VWLOTQADSA-N</text:p>
          </table:table-cell>
          <table:table-cell table:style-name="ce8" office:value-type="string" calcext:value-type="string">
            <text:p>C=CC[C@@H](CCO[Si](C1=CC=CC=C1)(C1=CC=CC=C1)C(C)(C)C)O[Si](CC)(CC)CC</text:p>
          </table:table-cell>
          <table:table-cell table:style-name="ce8" office:value-type="string" calcext:value-type="string">
            <text:p>InChI=1S/C28H44O2Si2/c1-8-18-25(30-31(9-2,10-3)11-4)23-24-29-32(28(5,6)7,26-19-14-12-15-20-26)27-21-16-13-17-22-27/h8,12-17,19-22,25H,1,9-11,18,23-24H2,2-7H3/t25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3" calcext:value-type="float">
            <text:p>404333143</text:p>
          </table:table-cell>
          <table:table-cell table:style-name="ce34" office:value-type="float" office:value="145864764" calcext:value-type="float">
            <text:p>145864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44</text:p>
          </table:table-cell>
          <table:table-cell table:style-name="ce22" office:value-type="string" calcext:value-type="string">
            <text:p>PVTQJKIQUZHJCD-RUZDIDTESA-N</text:p>
          </table:table-cell>
          <table:table-cell table:style-name="ce8" office:value-type="string" calcext:value-type="string">
            <text:p>CC[Si](CC)(CC)O[C@H](CCO[Si](C1=CC=CC=C1)(C1=CC=CC=C1)C(C)(C)C)CC(C)=O</text:p>
          </table:table-cell>
          <table:table-cell table:style-name="ce8" office:value-type="string" calcext:value-type="string">
            <text:p>InChI=1S/C28H44O3Si2/c1-8-32(9-2,10-3)31-25(23-24(4)29)21-22-30-33(28(5,6)7,26-17-13-11-14-18-26)27-19-15-12-16-20-27/h11-20,25H,8-10,21-23H2,1-7H3/t25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4" calcext:value-type="float">
            <text:p>404333144</text:p>
          </table:table-cell>
          <table:table-cell table:style-name="ce34" office:value-type="float" office:value="145864765" calcext:value-type="float">
            <text:p>145864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45</text:p>
          </table:table-cell>
          <table:table-cell table:style-name="ce22" office:value-type="string" calcext:value-type="string">
            <text:p>UJDVEWVSZRPJMG-LJQANCHMSA-N</text:p>
          </table:table-cell>
          <table:table-cell table:style-name="ce8" office:value-type="string" calcext:value-type="string">
            <text:p>CC(=O)C[C@H](O)CCO[Si](C1=CC=CC=C1)(C1=CC=CC=C1)C(C)(C)C</text:p>
          </table:table-cell>
          <table:table-cell table:style-name="ce8" office:value-type="string" calcext:value-type="string">
            <text:p>InChI=1S/C22H30O3Si/c1-18(23)17-19(24)15-16-25-26(22(2,3)4,20-11-7-5-8-12-20)21-13-9-6-10-14-21/h5-14,19,24H,15-17H2,1-4H3/t19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5" calcext:value-type="float">
            <text:p>404333145</text:p>
          </table:table-cell>
          <table:table-cell table:style-name="ce34" office:value-type="float" office:value="145864766" calcext:value-type="float">
            <text:p>1458647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46</text:p>
          </table:table-cell>
          <table:table-cell table:style-name="ce22" office:value-type="string" calcext:value-type="string">
            <text:p>IGWZBTCIRDFFIL-RBUKOAKNSA-N</text:p>
          </table:table-cell>
          <table:table-cell table:style-name="ce8" office:value-type="string" calcext:value-type="string">
            <text:p>C[C@H](O)C[C@H](O)CCO[Si](C1=CC=CC=C1)(C1=CC=CC=C1)C(C)(C)C</text:p>
          </table:table-cell>
          <table:table-cell table:style-name="ce8" office:value-type="string" calcext:value-type="string">
            <text:p>InChI=1S/C22H32O3Si/c1-18(23)17-19(24)15-16-25-26(22(2,3)4,20-11-7-5-8-12-20)21-13-9-6-10-14-21/h5-14,18-19,23-24H,15-17H2,1-4H3/t18-,19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6" calcext:value-type="float">
            <text:p>404333146</text:p>
          </table:table-cell>
          <table:table-cell table:style-name="ce34" office:value-type="float" office:value="145864767" calcext:value-type="float">
            <text:p>1458647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47</text:p>
          </table:table-cell>
          <table:table-cell table:style-name="ce22" office:value-type="string" calcext:value-type="string">
            <text:p>QOGITJFXWAVHNE-XZOQPEGZSA-N</text:p>
          </table:table-cell>
          <table:table-cell table:style-name="ce8" office:value-type="string" calcext:value-type="string">
            <text:p>COCO[C@@H](C)C[C@@H](CCO[Si](C1=CC=CC=C1)(C1=CC=CC=C1)C(C)(C)C)OCOC</text:p>
          </table:table-cell>
          <table:table-cell table:style-name="ce8" office:value-type="string" calcext:value-type="string">
            <text:p>InChI=1S/C26H40O5Si/c1-22(29-20-27-5)19-23(30-21-28-6)17-18-31-32(26(2,3)4,24-13-9-7-10-14-24)25-15-11-8-12-16-25/h7-16,22-23H,17-21H2,1-6H3/t22-,23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7" calcext:value-type="float">
            <text:p>404333147</text:p>
          </table:table-cell>
          <table:table-cell table:style-name="ce34" office:value-type="float" office:value="145864768" calcext:value-type="float">
            <text:p>1458647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48</text:p>
          </table:table-cell>
          <table:table-cell table:style-name="ce22" office:value-type="string" calcext:value-type="string">
            <text:p>IEVXMAJSIRTHKJ-VHSXEESVSA-N</text:p>
          </table:table-cell>
          <table:table-cell table:style-name="ce8" office:value-type="string" calcext:value-type="string">
            <text:p>COCO[C@@H](C)C[C@@H](CCO)OCOC</text:p>
          </table:table-cell>
          <table:table-cell table:style-name="ce8" office:value-type="string" calcext:value-type="string">
            <text:p>InChI=1S/C10H22O5/c1-9(14-7-12-2)6-10(4-5-11)15-8-13-3/h9-11H,4-8H2,1-3H3/t9-,10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8" calcext:value-type="float">
            <text:p>404333148</text:p>
          </table:table-cell>
          <table:table-cell table:style-name="ce34" office:value-type="float" office:value="145864769" calcext:value-type="float">
            <text:p>1458647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49</text:p>
          </table:table-cell>
          <table:table-cell table:style-name="ce22" office:value-type="string" calcext:value-type="string">
            <text:p>CTPNBIMNXMNRSJ-VHSXEESVSA-N</text:p>
          </table:table-cell>
          <table:table-cell table:style-name="ce8" office:value-type="string" calcext:value-type="string">
            <text:p>COCO[C@@H](C)C[C@@H](CC=O)OCOC</text:p>
          </table:table-cell>
          <table:table-cell table:style-name="ce8" office:value-type="string" calcext:value-type="string">
            <text:p>InChI=1S/C10H20O5/c1-9(14-7-12-2)6-10(4-5-11)15-8-13-3/h5,9-10H,4,6-8H2,1-3H3/t9-,10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9" calcext:value-type="float">
            <text:p>404333149</text:p>
          </table:table-cell>
          <table:table-cell table:style-name="ce34" office:value-type="float" office:value="145864770" calcext:value-type="float">
            <text:p>1458647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0</text:p>
          </table:table-cell>
          <table:table-cell table:style-name="ce22" office:value-type="string" calcext:value-type="string">
            <text:p>UVYIDBIQPTVZCG-XQQFMLRXSA-N</text:p>
          </table:table-cell>
          <table:table-cell table:style-name="ce8" office:value-type="string" calcext:value-type="string">
            <text:p>C=CC[C@@H](O)C[C@H](C[C@H](C)OCOC)OCOC</text:p>
          </table:table-cell>
          <table:table-cell table:style-name="ce8" office:value-type="string" calcext:value-type="string">
            <text:p>InChI=1S/C13H26O5/c1-5-6-12(14)8-13(18-10-16-4)7-11(2)17-9-15-3/h5,11-14H,1,6-10H2,2-4H3/t11-,12+,13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0" calcext:value-type="float">
            <text:p>404333150</text:p>
          </table:table-cell>
          <table:table-cell table:style-name="ce34" office:value-type="float" office:value="145864771" calcext:value-type="float">
            <text:p>1458647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1</text:p>
          </table:table-cell>
          <table:table-cell table:style-name="ce22" office:value-type="string" calcext:value-type="string">
            <text:p>XDSDLVNMGPFBNS-RTBFPQRFSA-N</text:p>
          </table:table-cell>
          <table:table-cell table:style-name="ce8" office:value-type="string" calcext:value-type="string">
            <text:p>COCO[C@@H](C)C[C@@H](C[C@H](O)C/C=C/C(=O)OC)OCOC</text:p>
          </table:table-cell>
          <table:table-cell table:style-name="ce8" office:value-type="string" calcext:value-type="string">
            <text:p>InChI=1S/C15H28O7/c1-12(21-10-18-2)8-14(22-11-19-3)9-13(16)6-5-7-15(17)20-4/h5,7,12-14,16H,6,8-11H2,1-4H3/b7-5+/t12-,13+,14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1" calcext:value-type="float">
            <text:p>404333151</text:p>
          </table:table-cell>
          <table:table-cell table:style-name="ce34" office:value-type="float" office:value="145864772" calcext:value-type="float">
            <text:p>1458647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2</text:p>
          </table:table-cell>
          <table:table-cell table:style-name="ce22" office:value-type="string" calcext:value-type="string">
            <text:p>ZIILOHIXPVWIAD-OYJIISJGSA-N</text:p>
          </table:table-cell>
          <table:table-cell table:style-name="ce8" office:value-type="string" calcext:value-type="string">
            <text:p>COCO[C@@H](C)C[C@@H](C[C@H]1C[C@@H](CC(=O)OC)O[C@@H](C2=CC=CC=C2)O1)OCOC</text:p>
          </table:table-cell>
          <table:table-cell table:style-name="ce8" office:value-type="string" calcext:value-type="string">
            <text:p>InChI=1S/C22H34O8/c1-16(27-14-24-2)10-18(28-15-25-3)11-19-12-20(13-21(23)26-4)30-22(29-19)17-8-6-5-7-9-17/h5-9,16,18-20,22H,10-15H2,1-4H3/t16-,18-,19-,20-,22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2" calcext:value-type="float">
            <text:p>404333152</text:p>
          </table:table-cell>
          <table:table-cell table:style-name="ce34" office:value-type="float" office:value="145864773" calcext:value-type="float">
            <text:p>1458647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3</text:p>
          </table:table-cell>
          <table:table-cell table:style-name="ce22" office:value-type="string" calcext:value-type="string">
            <text:p>BKIMDITXKLAKDV-ZDEQEGDKSA-N</text:p>
          </table:table-cell>
          <table:table-cell table:style-name="ce8" office:value-type="string" calcext:value-type="string">
            <text:p>COCO[C@@H](C)C[C@@H](C[C@H]1C[C@H](O)CC(=O)O1)OCOC</text:p>
          </table:table-cell>
          <table:table-cell table:style-name="ce8" office:value-type="string" calcext:value-type="string">
            <text:p>InChI=1S/C14H26O7/c1-10(19-8-17-2)4-12(20-9-18-3)7-13-5-11(15)6-14(16)21-13/h10-13,15H,4-9H2,1-3H3/t10-,11-,12-,13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3" calcext:value-type="float">
            <text:p>404333153</text:p>
          </table:table-cell>
          <table:table-cell table:style-name="ce34" office:value-type="float" office:value="145864774" calcext:value-type="float">
            <text:p>1458647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4</text:p>
          </table:table-cell>
          <table:table-cell table:style-name="ce22" office:value-type="string" calcext:value-type="string">
            <text:p>SOXHOFQLKWLYFH-XSLAGTTESA-N</text:p>
          </table:table-cell>
          <table:table-cell table:style-name="ce8" office:value-type="string" calcext:value-type="string">
            <text:p>COCO[C@@H](C)C[C@@H](C[C@H]1C[C@H](O[Si](C)(C)C(C)(C)C)CC(=O)O1)OCOC</text:p>
          </table:table-cell>
          <table:table-cell table:style-name="ce8" office:value-type="string" calcext:value-type="string">
            <text:p>InChI=1S/C20H40O7Si/c1-15(24-13-22-5)9-16(25-14-23-6)10-17-11-18(12-19(21)26-17)27-28(7,8)20(2,3)4/h15-18H,9-14H2,1-8H3/t15-,16-,17-,18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4" calcext:value-type="float">
            <text:p>404333154</text:p>
          </table:table-cell>
          <table:table-cell table:style-name="ce34" office:value-type="float" office:value="145864775" calcext:value-type="float">
            <text:p>1458647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5</text:p>
          </table:table-cell>
          <table:table-cell table:style-name="ce22" office:value-type="string" calcext:value-type="string">
            <text:p>LOMKGHVJVPVPFA-CFDYWWKCSA-N</text:p>
          </table:table-cell>
          <table:table-cell table:style-name="ce8" office:value-type="string" calcext:value-type="string">
            <text:p>COCO[C@@H](C)C[C@@H](C[C@H]1C[C@H](O[Si](C)(C)C(C)(C)C)CC(OC(C)=O)O1)OCOC</text:p>
          </table:table-cell>
          <table:table-cell table:style-name="ce8" office:value-type="string" calcext:value-type="string">
            <text:p>InChI=1S/C22H44O8Si/c1-16(26-14-24-6)10-18(27-15-25-7)11-19-12-20(13-21(29-19)28-17(2)23)30-31(8,9)22(3,4)5/h16,18-21H,10-15H2,1-9H3/t16-,18-,19-,20-,21?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5" calcext:value-type="float">
            <text:p>404333155</text:p>
          </table:table-cell>
          <table:table-cell table:style-name="ce34" office:value-type="float" office:value="145864776" calcext:value-type="float">
            <text:p>1458647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6</text:p>
          </table:table-cell>
          <table:table-cell table:style-name="ce22" office:value-type="string" calcext:value-type="string">
            <text:p>ZTYLYRCOKDJTAV-KNOXWWKRSA-N</text:p>
          </table:table-cell>
          <table:table-cell table:style-name="ce8" office:value-type="string" calcext:value-type="string">
            <text:p>C=CC[C@H]1C[C@@H](O[Si](C)(C)C(C)(C)C)C[C@H](C[C@H](C[C@H](C)OCOC)OCOC)O1</text:p>
          </table:table-cell>
          <table:table-cell table:style-name="ce8" office:value-type="string" calcext:value-type="string">
            <text:p>InChI=1S/C23H46O6Si/c1-10-11-19-13-22(29-30(8,9)23(3,4)5)15-21(28-19)14-20(27-17-25-7)12-18(2)26-16-24-6/h10,18-22H,1,11-17H2,2-9H3/t18-,19-,20-,21-,22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6" calcext:value-type="float">
            <text:p>404333156</text:p>
          </table:table-cell>
          <table:table-cell table:style-name="ce34" office:value-type="float" office:value="145864777" calcext:value-type="float">
            <text:p>1458647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7</text:p>
          </table:table-cell>
          <table:table-cell table:style-name="ce22" office:value-type="string" calcext:value-type="string">
            <text:p>YYRVIJZYYRDPEP-UQVNRYHBSA-N</text:p>
          </table:table-cell>
          <table:table-cell table:style-name="ce8" office:value-type="string" calcext:value-type="string">
            <text:p>COCO[C@@H](C)C[C@@H](C[C@H]1C[C@H](O[Si](C)(C)C(C)(C)C)C[C@H](CC=O)O1)OCOC</text:p>
          </table:table-cell>
          <table:table-cell table:style-name="ce8" office:value-type="string" calcext:value-type="string">
            <text:p>InChI=1S/C22H44O7Si/c1-17(26-15-24-5)11-19(27-16-25-6)13-20-14-21(12-18(28-20)9-10-23)29-30(7,8)22(2,3)4/h10,17-21H,9,11-16H2,1-8H3/t17-,18-,19-,20-,2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7" calcext:value-type="float">
            <text:p>404333157</text:p>
          </table:table-cell>
          <table:table-cell table:style-name="ce34" office:value-type="float" office:value="145864778" calcext:value-type="float">
            <text:p>1458647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8</text:p>
          </table:table-cell>
          <table:table-cell table:style-name="ce22" office:value-type="string" calcext:value-type="string">
            <text:p>AJHUICSBCAFSGN-FSGKZVOOSA-N</text:p>
          </table:table-cell>
          <table:table-cell table:style-name="ce8" office:value-type="string" calcext:value-type="string">
            <text:p>COCO[C@@H](C)C[C@@H](C[C@H]1C[C@H](O[Si](C)(C)C(C)(C)C)C[C@H](CC(=O)O)O1)OCOC</text:p>
          </table:table-cell>
          <table:table-cell table:style-name="ce8" office:value-type="string" calcext:value-type="string">
            <text:p>InChI=1S/C22H44O8Si/c1-16(27-14-25-5)9-17(28-15-26-6)10-18-11-20(12-19(29-18)13-21(23)24)30-31(7,8)22(2,3)4/h16-20H,9-15H2,1-8H3,(H,23,24)/t16-,17-,18-,19+,20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8" calcext:value-type="float">
            <text:p>404333158</text:p>
          </table:table-cell>
          <table:table-cell table:style-name="ce34" office:value-type="float" office:value="145864779" calcext:value-type="float">
            <text:p>1458647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9</text:p>
          </table:table-cell>
          <table:table-cell table:style-name="ce22" office:value-type="string" calcext:value-type="string">
            <text:p>RPSAXAVZMIOJSJ-BTFPBAQTSA-N</text:p>
          </table:table-cell>
          <table:table-cell table:style-name="ce8" office:value-type="string" calcext:value-type="string">
            <text:p>COCO[C@@H](C)C[C@@H](C[C@H]1C[C@H](O)C[C@H](CC(=O)O)O1)OCOC</text:p>
          </table:table-cell>
          <table:table-cell table:style-name="ce8" office:value-type="string" calcext:value-type="string">
            <text:p>InChI=1S/C16H30O8/c1-11(22-9-20-2)4-13(23-10-21-3)7-14-5-12(17)6-15(24-14)8-16(18)19/h11-15,17H,4-10H2,1-3H3,(H,18,19)/t11-,12-,13-,14+,15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9" calcext:value-type="float">
            <text:p>404333159</text:p>
          </table:table-cell>
          <table:table-cell table:style-name="ce34" office:value-type="float" office:value="145864780" calcext:value-type="float">
            <text:p>1458647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0</text:p>
          </table:table-cell>
          <table:table-cell table:style-name="ce22" office:value-type="string" calcext:value-type="string">
            <text:p>PCUPJGKGNJWCDN-YYFQZIEXSA-N</text:p>
          </table:table-cell>
          <table:table-cell table:style-name="ce8" office:value-type="string" calcext:value-type="string">
            <text:p>COCO[C@@H](C)C[C@@H](C[C@H]1C[C@H]2C[C@H](CC(=O)O2)O1)OCOC</text:p>
          </table:table-cell>
          <table:table-cell table:style-name="ce8" office:value-type="string" calcext:value-type="string">
            <text:p>InChI=1S/C16H28O7/c1-11(20-9-18-2)4-12(21-10-19-3)5-13-6-14-7-15(22-13)8-16(17)23-14/h11-15H,4-10H2,1-3H3/t11-,12-,13-,14-,15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0" calcext:value-type="float">
            <text:p>404333160</text:p>
          </table:table-cell>
          <table:table-cell table:style-name="ce34" office:value-type="float" office:value="145864781" calcext:value-type="float">
            <text:p>1458647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1</text:p>
          </table:table-cell>
          <table:table-cell table:style-name="ce22" office:value-type="string" calcext:value-type="string">
            <text:p>AHYKKEUOAMWCHG-UHFZAUJKSA-N</text:p>
          </table:table-cell>
          <table:table-cell table:style-name="ce8" office:value-type="string" calcext:value-type="string">
            <text:p>C[C@H]1C[C@@H](C[C@H]2C[C@H]3C[C@H](CC(=O)O3)O2)OCO1</text:p>
          </table:table-cell>
          <table:table-cell table:style-name="ce8" office:value-type="string" calcext:value-type="string">
            <text:p>InChI=1S/C13H20O5/c1-8-2-9(16-7-15-8)3-10-4-11-5-12(17-10)6-13(14)18-11/h8-12H,2-7H2,1H3/t8-,9-,10-,11-,12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1" calcext:value-type="float">
            <text:p>404333161</text:p>
          </table:table-cell>
          <table:table-cell table:style-name="ce34" office:value-type="float" office:value="145864782" calcext:value-type="float">
            <text:p>1458647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2</text:p>
          </table:table-cell>
          <table:table-cell table:style-name="ce22" office:value-type="string" calcext:value-type="string">
            <text:p>MIZURAVKJCXGNR-FVECTHPASA-N</text:p>
          </table:table-cell>
          <table:table-cell table:style-name="ce8" office:value-type="string" calcext:value-type="string">
            <text:p>COC(=O)/C=C/C[C@@H](O)CCO[Si](C1=CC=CC=C1)(C1=CC=CC=C1)C(C)(C)C</text:p>
          </table:table-cell>
          <table:table-cell table:style-name="ce8" office:value-type="string" calcext:value-type="string">
            <text:p>InChI=1S/C24H32O4Si/c1-24(2,3)29(21-13-7-5-8-14-21,22-15-9-6-10-16-22)28-19-18-20(25)12-11-17-23(26)27-4/h5-11,13-17,20,25H,12,18-19H2,1-4H3/b17-11+/t20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2" calcext:value-type="float">
            <text:p>404333162</text:p>
          </table:table-cell>
          <table:table-cell table:style-name="ce34" office:value-type="float" office:value="71489603" calcext:value-type="float">
            <text:p>714896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3</text:p>
          </table:table-cell>
          <table:table-cell table:style-name="ce22" office:value-type="string" calcext:value-type="string">
            <text:p>CYQWSRANYDVAQA-JCGRVDTESA-N</text:p>
          </table:table-cell>
          <table:table-cell table:style-name="ce8" office:value-type="string" calcext:value-type="string">
            <text:p>COC(=O)C[C@@H]1C[C@H](CCO[Si](C2=CC=CC=C2)(C2=CC=CC=C2)C(C)(C)C)O[C@H](C2=CC=CC=C2)O1</text:p>
          </table:table-cell>
          <table:table-cell table:style-name="ce8" office:value-type="string" calcext:value-type="string">
            <text:p>InChI=1S/C31H38O5Si/c1-31(2,3)37(27-16-10-6-11-17-27,28-18-12-7-13-19-28)34-21-20-25-22-26(23-29(32)33-4)36-30(35-25)24-14-8-5-9-15-24/h5-19,25-26,30H,20-23H2,1-4H3/t25-,26-,30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3" calcext:value-type="float">
            <text:p>404333163</text:p>
          </table:table-cell>
          <table:table-cell table:style-name="ce34" office:value-type="float" office:value="71489604" calcext:value-type="float">
            <text:p>71489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4</text:p>
          </table:table-cell>
          <table:table-cell table:style-name="ce22" office:value-type="string" calcext:value-type="string">
            <text:p>AGBADEFXDBPWOR-OALUTQOASA-N</text:p>
          </table:table-cell>
          <table:table-cell table:style-name="ce8" office:value-type="string" calcext:value-type="string">
            <text:p>CC(C)(C)[Si](OCC[C@H]1C[C@H](O)CC(=O)O1)(C1=CC=CC=C1)C1=CC=CC=C1</text:p>
          </table:table-cell>
          <table:table-cell table:style-name="ce8" office:value-type="string" calcext:value-type="string">
            <text:p>InChI=1S/C23H30O4Si/c1-23(2,3)28(20-10-6-4-7-11-20,21-12-8-5-9-13-21)26-15-14-19-16-18(24)17-22(25)27-19/h4-13,18-19,24H,14-17H2,1-3H3/t18-,19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4" calcext:value-type="float">
            <text:p>404333164</text:p>
          </table:table-cell>
          <table:table-cell table:style-name="ce34" office:value-type="float" office:value="71490665" calcext:value-type="float">
            <text:p>714906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5</text:p>
          </table:table-cell>
          <table:table-cell table:style-name="ce22" office:value-type="string" calcext:value-type="string">
            <text:p>IIQYZWLDJCGATP-ZEQRLZLVSA-N</text:p>
          </table:table-cell>
          <table:table-cell table:style-name="ce8" office:value-type="string" calcext:value-type="string">
            <text:p>CC(C)(C)[Si](C)(C)O[C@@H]1CC(=O)O[C@@H](CCO[Si](C2=CC=CC=C2)(C2=CC=CC=C2)C(C)(C)C)C1</text:p>
          </table:table-cell>
          <table:table-cell table:style-name="ce8" office:value-type="string" calcext:value-type="string">
            <text:p>InChI=1S/C29H44O4Si2/c1-28(2,3)34(7,8)33-24-21-23(32-27(30)22-24)19-20-31-35(29(4,5)6,25-15-11-9-12-16-25)26-17-13-10-14-18-26/h9-18,23-24H,19-22H2,1-8H3/t23-,24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5" calcext:value-type="float">
            <text:p>404333165</text:p>
          </table:table-cell>
          <table:table-cell table:style-name="ce34" office:value-type="float" office:value="71489605" calcext:value-type="float">
            <text:p>714896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6</text:p>
          </table:table-cell>
          <table:table-cell table:style-name="ce22" office:value-type="string" calcext:value-type="string">
            <text:p>XMMSQGFRGSCTFG-QEGCZXFXSA-N</text:p>
          </table:table-cell>
          <table:table-cell table:style-name="ce8" office:value-type="string" calcext:value-type="string">
            <text:p>CC(=O)OC1C[C@@H](O[Si](C)(C)C(C)(C)C)C[C@H](CCO[Si](C2=CC=CC=C2)(C2=CC=CC=C2)C(C)(C)C)O1</text:p>
          </table:table-cell>
          <table:table-cell table:style-name="ce8" office:value-type="string" calcext:value-type="string">
            <text:p>InChI=1S/C31H48O5Si2/c1-24(32)34-29-23-26(36-37(8,9)30(2,3)4)22-25(35-29)20-21-33-38(31(5,6)7,27-16-12-10-13-17-27)28-18-14-11-15-19-28/h10-19,25-26,29H,20-23H2,1-9H3/t25-,26-,29?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6" calcext:value-type="float">
            <text:p>404333166</text:p>
          </table:table-cell>
          <table:table-cell table:style-name="ce34" office:value-type="float" office:value="71489606" calcext:value-type="float">
            <text:p>714896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7</text:p>
          </table:table-cell>
          <table:table-cell table:style-name="ce22" office:value-type="string" calcext:value-type="string">
            <text:p>GXZPLMMCGMOACR-HZFUHODCSA-N</text:p>
          </table:table-cell>
          <table:table-cell table:style-name="ce8" office:value-type="string" calcext:value-type="string">
            <text:p>C=CC[C@H]1C[C@@H](O[Si](C)(C)C(C)(C)C)C[C@H](CCO[Si](C2=CC=CC=C2)(C2=CC=CC=C2)C(C)(C)C)O1</text:p>
          </table:table-cell>
          <table:table-cell table:style-name="ce8" office:value-type="string" calcext:value-type="string">
            <text:p>InChI=1S/C32H50O3Si2/c1-10-17-26-24-28(35-36(8,9)31(2,3)4)25-27(34-26)22-23-33-37(32(5,6)7,29-18-13-11-14-19-29)30-20-15-12-16-21-30/h10-16,18-21,26-28H,1,17,22-25H2,2-9H3/t26-,27-,28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7" calcext:value-type="float">
            <text:p>404333167</text:p>
          </table:table-cell>
          <table:table-cell table:style-name="ce34" office:value-type="float" office:value="71489703" calcext:value-type="float">
            <text:p>71489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8</text:p>
          </table:table-cell>
          <table:table-cell table:style-name="ce22" office:value-type="string" calcext:value-type="string">
            <text:p>OYPQPMZRMMTTFI-GMQQYTKMSA-N</text:p>
          </table:table-cell>
          <table:table-cell table:style-name="ce8" office:value-type="string" calcext:value-type="string">
            <text:p>CC(C)(C)[Si](C)(C)O[C@H]1C[C@H](CCO[Si](C2=CC=CC=C2)(C2=CC=CC=C2)C(C)(C)C)O[C@@H](CC=O)C1</text:p>
          </table:table-cell>
          <table:table-cell table:style-name="ce8" office:value-type="string" calcext:value-type="string">
            <text:p>InChI=1S/C31H48O4Si2/c1-30(2,3)36(7,8)35-27-23-25(19-21-32)34-26(24-27)20-22-33-37(31(4,5)6,28-15-11-9-12-16-28)29-17-13-10-14-18-29/h9-18,21,25-27H,19-20,22-24H2,1-8H3/t25-,26-,27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8" calcext:value-type="float">
            <text:p>404333168</text:p>
          </table:table-cell>
          <table:table-cell table:style-name="ce34" office:value-type="float" office:value="102489108" calcext:value-type="float">
            <text:p>1024891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9</text:p>
          </table:table-cell>
          <table:table-cell table:style-name="ce22" office:value-type="string" calcext:value-type="string">
            <text:p>YFJGULGDQZTLGX-NXCFDTQHSA-N</text:p>
          </table:table-cell>
          <table:table-cell table:style-name="ce8" office:value-type="string" calcext:value-type="string">
            <text:p>CC(C)(C)[Si](C)(C)O[C@H]1C[C@H](CCO[Si](C2=CC=CC=C2)(C2=CC=CC=C2)C(C)(C)C)O[C@@H](CC(=O)O)C1</text:p>
          </table:table-cell>
          <table:table-cell table:style-name="ce8" office:value-type="string" calcext:value-type="string">
            <text:p>InChI=1S/C31H48O5Si2/c1-30(2,3)37(7,8)36-26-21-24(35-25(22-26)23-29(32)33)19-20-34-38(31(4,5)6,27-15-11-9-12-16-27)28-17-13-10-14-18-28/h9-18,24-26H,19-23H2,1-8H3,(H,32,33)/t24-,25+,26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9" calcext:value-type="float">
            <text:p>404333169</text:p>
          </table:table-cell>
          <table:table-cell table:style-name="ce34" office:value-type="float" office:value="71489704" calcext:value-type="float">
            <text:p>714897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0</text:p>
          </table:table-cell>
          <table:table-cell table:style-name="ce22" office:value-type="string" calcext:value-type="string">
            <text:p>KMPNXCFEHPAHRK-PCCBWWKXSA-N</text:p>
          </table:table-cell>
          <table:table-cell table:style-name="ce8" office:value-type="string" calcext:value-type="string">
            <text:p>CC(C)(C)[Si](OCC[C@H]1C[C@H](O)C[C@H](CC(=O)O)O1)(C1=CC=CC=C1)C1=CC=CC=C1</text:p>
          </table:table-cell>
          <table:table-cell table:style-name="ce8" office:value-type="string" calcext:value-type="string">
            <text:p>InChI=1S/C25H34O5Si/c1-25(2,3)31(22-10-6-4-7-11-22,23-12-8-5-9-13-23)29-15-14-20-16-19(26)17-21(30-20)18-24(27)28/h4-13,19-21,26H,14-18H2,1-3H3,(H,27,28)/t19-,20-,2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0" calcext:value-type="float">
            <text:p>404333170</text:p>
          </table:table-cell>
          <table:table-cell table:style-name="ce34" office:value-type="float" office:value="71489705" calcext:value-type="float">
            <text:p>714897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1</text:p>
          </table:table-cell>
          <table:table-cell table:style-name="ce22" office:value-type="string" calcext:value-type="string">
            <text:p>AHVMDMWVFDXRPC-PCCBWWKXSA-N</text:p>
          </table:table-cell>
          <table:table-cell table:style-name="ce8" office:value-type="string" calcext:value-type="string">
            <text:p>CC(C)(C)[Si](OCC[C@H]1C[C@H]2C[C@H](CC(=O)O2)O1)(C1=CC=CC=C1)C1=CC=CC=C1</text:p>
          </table:table-cell>
          <table:table-cell table:style-name="ce8" office:value-type="string" calcext:value-type="string">
            <text:p>InChI=1S/C25H32O4Si/c1-25(2,3)30(22-10-6-4-7-11-22,23-12-8-5-9-13-23)27-15-14-19-16-20-17-21(28-19)18-24(26)29-20/h4-13,19-21H,14-18H2,1-3H3/t19-,20-,2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1" calcext:value-type="float">
            <text:p>404333171</text:p>
          </table:table-cell>
          <table:table-cell table:style-name="ce34" office:value-type="float" office:value="71490666" calcext:value-type="float">
            <text:p>714906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2</text:p>
          </table:table-cell>
          <table:table-cell table:style-name="ce22" office:value-type="string" calcext:value-type="string">
            <text:p>XXBYQJRISMFORZ-BIIVOSGPSA-N</text:p>
          </table:table-cell>
          <table:table-cell table:style-name="ce8" office:value-type="string" calcext:value-type="string">
            <text:p>O=C1C[C@H]2C[C@H](C[C@H](CCO)O2)O1</text:p>
          </table:table-cell>
          <table:table-cell table:style-name="ce8" office:value-type="string" calcext:value-type="string">
            <text:p>InChI=1S/C9H14O4/c10-2-1-6-3-7-4-8(12-6)5-9(11)13-7/h6-8,10H,1-5H2/t6-,7-,8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2" calcext:value-type="float">
            <text:p>404333172</text:p>
          </table:table-cell>
          <table:table-cell table:style-name="ce34" office:value-type="float" office:value="71489706" calcext:value-type="float">
            <text:p>7148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3</text:p>
          </table:table-cell>
          <table:table-cell table:style-name="ce22" office:value-type="string" calcext:value-type="string">
            <text:p>NEMYQUJNWFUTFM-BIIVOSGPSA-N</text:p>
          </table:table-cell>
          <table:table-cell table:style-name="ce8" office:value-type="string" calcext:value-type="string">
            <text:p>O=CC[C@H]1C[C@H]2C[C@H](CC(=O)O2)O1</text:p>
          </table:table-cell>
          <table:table-cell table:style-name="ce8" office:value-type="string" calcext:value-type="string">
            <text:p>InChI=1S/C9H12O4/c10-2-1-6-3-7-4-8(12-6)5-9(11)13-7/h2,6-8H,1,3-5H2/t6-,7-,8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3" calcext:value-type="float">
            <text:p>404333173</text:p>
          </table:table-cell>
          <table:table-cell table:style-name="ce34" office:value-type="float" office:value="71489707" calcext:value-type="float">
            <text:p>714897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4</text:p>
          </table:table-cell>
          <table:table-cell table:style-name="ce22" office:value-type="string" calcext:value-type="string">
            <text:p>MLHIYCHBWZLSGX-XWLWVQCSSA-N</text:p>
          </table:table-cell>
          <table:table-cell table:style-name="ce8" office:value-type="string" calcext:value-type="string">
            <text:p>C=CC[C@H](O)C[C@H]1C[C@H]2C[C@H](CC(=O)O2)O1</text:p>
          </table:table-cell>
          <table:table-cell table:style-name="ce8" office:value-type="string" calcext:value-type="string">
            <text:p>InChI=1S/C12H18O4/c1-2-3-8(13)4-9-5-10-6-11(15-9)7-12(14)16-10/h2,8-11,13H,1,3-7H2/t8-,9-,10-,1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4" calcext:value-type="float">
            <text:p>404333174</text:p>
          </table:table-cell>
          <table:table-cell table:style-name="ce34" office:value-type="float" office:value="71489708" calcext:value-type="float">
            <text:p>71489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5</text:p>
          </table:table-cell>
          <table:table-cell table:style-name="ce22" office:value-type="string" calcext:value-type="string">
            <text:p>QWJWGNDPWVXKHO-LUKYLMHMSA-N</text:p>
          </table:table-cell>
          <table:table-cell table:style-name="ce8" office:value-type="string" calcext:value-type="string">
            <text:p>C=CC[C@@H](C[C@H]1C[C@H]2C[C@H](CC(=O)O2)O1)O[Si](CC)(CC)CC</text:p>
          </table:table-cell>
          <table:table-cell table:style-name="ce8" office:value-type="string" calcext:value-type="string">
            <text:p>InChI=1S/C18H32O4Si/c1-5-9-14(22-23(6-2,7-3)8-4)10-15-11-16-12-17(20-15)13-18(19)21-16/h5,14-17H,1,6-13H2,2-4H3/t14-,15-,16-,17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5" calcext:value-type="float">
            <text:p>404333175</text:p>
          </table:table-cell>
          <table:table-cell table:style-name="ce34" office:value-type="float" office:value="71489709" calcext:value-type="float">
            <text:p>714897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6</text:p>
          </table:table-cell>
          <table:table-cell table:style-name="ce22" office:value-type="string" calcext:value-type="string">
            <text:p>BXTTXBOBFQDKIY-TWMKSMIVSA-N</text:p>
          </table:table-cell>
          <table:table-cell table:style-name="ce8" office:value-type="string" calcext:value-type="string">
            <text:p>CC[Si](CC)(CC)O[C@@H](CC(C)=O)C[C@H]1C[C@H]2C[C@H](CC(=O)O2)O1</text:p>
          </table:table-cell>
          <table:table-cell table:style-name="ce8" office:value-type="string" calcext:value-type="string">
            <text:p>InChI=1S/C18H32O5Si/c1-5-24(6-2,7-3)23-17(8-13(4)19)11-14-9-15-10-16(21-14)12-18(20)22-15/h14-17H,5-12H2,1-4H3/t14-,15+,16-,17+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6" calcext:value-type="float">
            <text:p>404333176</text:p>
          </table:table-cell>
          <table:table-cell table:style-name="ce34" office:value-type="float" office:value="71489812" calcext:value-type="float">
            <text:p>71489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7</text:p>
          </table:table-cell>
          <table:table-cell table:style-name="ce22" office:value-type="string" calcext:value-type="string">
            <text:p>IGHVZNFHBNZQDY-XWLWVQCSSA-N</text:p>
          </table:table-cell>
          <table:table-cell table:style-name="ce8" office:value-type="string" calcext:value-type="string">
            <text:p>CC(=O)C[C@H](O)C[C@H]1C[C@H]2C[C@H](CC(=O)O2)O1</text:p>
          </table:table-cell>
          <table:table-cell table:style-name="ce8" office:value-type="string" calcext:value-type="string">
            <text:p>InChI=1S/C12H18O5/c1-7(13)2-8(14)3-9-4-10-5-11(16-9)6-12(15)17-10/h8-11,14H,2-6H2,1H3/t8-,9-,10-,1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7" calcext:value-type="float">
            <text:p>404333177</text:p>
          </table:table-cell>
          <table:table-cell table:style-name="ce34" office:value-type="float" office:value="71489813" calcext:value-type="float">
            <text:p>714898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8</text:p>
          </table:table-cell>
          <table:table-cell table:style-name="ce22" office:value-type="string" calcext:value-type="string">
            <text:p>SNUANQYZLYFQEB-AJBSGBCOSA-N</text:p>
          </table:table-cell>
          <table:table-cell table:style-name="ce8" office:value-type="string" calcext:value-type="string">
            <text:p>C[C@H](O)C[C@H](O)C[C@H]1C[C@H]2C[C@H](CC(=O)O2)O1</text:p>
          </table:table-cell>
          <table:table-cell table:style-name="ce8" office:value-type="string" calcext:value-type="string">
            <text:p>InChI=1S/C12H20O5/c1-7(13)2-8(14)3-9-4-10-5-11(16-9)6-12(15)17-10/h7-11,13-14H,2-6H2,1H3/t7-,8-,9-,10-,1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8" calcext:value-type="float">
            <text:p>404333178</text:p>
          </table:table-cell>
          <table:table-cell table:style-name="ce34" office:value-type="float" office:value="11265046" calcext:value-type="float">
            <text:p>112650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9</text:p>
          </table:table-cell>
          <table:table-cell table:style-name="ce22" office:value-type="string" calcext:value-type="string">
            <text:p>SIOICFAJWBHYRA-XOKYVNOHSA-N</text:p>
          </table:table-cell>
          <table:table-cell table:style-name="ce8" office:value-type="string" calcext:value-type="string">
            <text:p>CC(=O)O[C@@H](C)C[C@@H](C[C@H]1C[C@H]2C[C@H](CC(=O)O2)O1)OC(C)=O</text:p>
          </table:table-cell>
          <table:table-cell table:style-name="ce8" office:value-type="string" calcext:value-type="string">
            <text:p>InChI=1S/C16H24O7/c1-9(20-10(2)17)4-12(21-11(3)18)5-13-6-14-7-15(22-13)8-16(19)23-14/h9,12-15H,4-8H2,1-3H3/t9-,12-,13-,14-,15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9" calcext:value-type="float">
            <text:p>404333179</text:p>
          </table:table-cell>
          <table:table-cell table:style-name="ce34" office:value-type="float" office:value="11255915" calcext:value-type="float">
            <text:p>11255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80</text:p>
          </table:table-cell>
          <table:table-cell table:style-name="ce22" office:value-type="string" calcext:value-type="string">
            <text:p>ZZPJXCHPXMWKTH-HWKANZROSA-N</text:p>
          </table:table-cell>
          <table:table-cell table:style-name="ce8" office:value-type="string" calcext:value-type="string">
            <text:p>COC1=C(OC)C=C(/C=C/CCC(=O)O)C=C1</text:p>
          </table:table-cell>
          <table:table-cell table:style-name="ce8" office:value-type="string" calcext:value-type="string">
            <text:p>InChI=1S/C13H16O4/c1-16-11-8-7-10(9-12(11)17-2)5-3-4-6-13(14)15/h3,5,7-9H,4,6H2,1-2H3,(H,14,15)/b5-3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0" calcext:value-type="float">
            <text:p>404333180</text:p>
          </table:table-cell>
          <table:table-cell table:style-name="ce34" office:value-type="float" office:value="93710228" calcext:value-type="float">
            <text:p>937102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1</text:p>
          </table:table-cell>
          <table:table-cell table:style-name="ce22" office:value-type="string" calcext:value-type="string">
            <text:p>PMPAXCXDMSDOMG-MFKMUULPSA-N</text:p>
          </table:table-cell>
          <table:table-cell table:style-name="ce8" office:value-type="string" calcext:value-type="string">
            <text:p>COC1=C(OC)C=C([C@H](O)[C@H]2CCC(=O)O2)C=C1</text:p>
          </table:table-cell>
          <table:table-cell table:style-name="ce8" office:value-type="string" calcext:value-type="string">
            <text:p>InChI=1S/C13H16O5/c1-16-9-4-3-8(7-11(9)17-2)13(15)10-5-6-12(14)18-10/h3-4,7,10,13,15H,5-6H2,1-2H3/t10-,13+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1" calcext:value-type="float">
            <text:p>404333181</text:p>
          </table:table-cell>
          <table:table-cell table:style-name="ce34" office:value-type="float" office:value="145864783" calcext:value-type="float">
            <text:p>1458647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2</text:p>
          </table:table-cell>
          <table:table-cell table:style-name="ce22" office:value-type="string" calcext:value-type="string">
            <text:p>ZSTJJXJMRLAGKA-NAKRPHOHSA-N</text:p>
          </table:table-cell>
          <table:table-cell table:style-name="ce8" office:value-type="string" calcext:value-type="string">
            <text:p>COC1=C(OC)C=C([C@H](O[Si](C2=CC=CC=C2)(C2=CC=CC=C2)C(C)(C)C)[C@H]2CCC(=O)O2)C=C1</text:p>
          </table:table-cell>
          <table:table-cell table:style-name="ce8" office:value-type="string" calcext:value-type="string">
            <text:p>InChI=1S/C29H34O5Si/c1-29(2,3)35(22-12-8-6-9-13-22,23-14-10-7-11-15-23)34-28(25-18-19-27(30)33-25)21-16-17-24(31-4)26(20-21)32-5/h6-17,20,25,28H,18-19H2,1-5H3/t25-,28+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2" calcext:value-type="float">
            <text:p>404333182</text:p>
          </table:table-cell>
          <table:table-cell table:style-name="ce34" office:value-type="float" office:value="145864784" calcext:value-type="float">
            <text:p>1458647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3</text:p>
          </table:table-cell>
          <table:table-cell table:style-name="ce22" office:value-type="string" calcext:value-type="string">
            <text:p>LWHPYFKIPDWQBZ-VHSXEESVSA-N</text:p>
          </table:table-cell>
          <table:table-cell table:style-name="ce8" office:value-type="string" calcext:value-type="string">
            <text:p>COC1=C(OC)C=C2C(=C1)C(=O)[C@H]1CC[C@@H]2O1</text:p>
          </table:table-cell>
          <table:table-cell table:style-name="ce8" office:value-type="string" calcext:value-type="string">
            <text:p>InChI=1S/C13H14O4/c1-15-11-5-7-8(6-12(11)16-2)13(14)10-4-3-9(7)17-10/h5-6,9-10H,3-4H2,1-2H3/t9-,10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3" calcext:value-type="float">
            <text:p>404333183</text:p>
          </table:table-cell>
          <table:table-cell table:style-name="ce34" office:value-type="float" office:value="145864785" calcext:value-type="float">
            <text:p>1458647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84</text:p>
          </table:table-cell>
          <table:table-cell table:style-name="ce22" office:value-type="string" calcext:value-type="string">
            <text:p>QYQNDOOHRXCBGP-IWMITWMQSA-N</text:p>
          </table:table-cell>
          <table:table-cell table:style-name="ce8" office:value-type="string" calcext:value-type="string">
            <text:p>COC1=C(OC)C=C([C@@]2(O)C3=CC(OC)=C(OC)C=C3[C@@H]3CC[C@H]2O3)C=C1</text:p>
          </table:table-cell>
          <table:table-cell table:style-name="ce8" office:value-type="string" calcext:value-type="string">
            <text:p>InChI=1S/C21H24O6/c1-23-16-6-5-12(9-17(16)24-2)21(22)14-11-19(26-4)18(25-3)10-13(14)15-7-8-20(21)27-15/h5-6,9-11,15,20,22H,7-8H2,1-4H3/t15-,20+,2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4" calcext:value-type="float">
            <text:p>404333184</text:p>
          </table:table-cell>
          <table:table-cell table:style-name="ce34" office:value-type="float" office:value="122373319" calcext:value-type="float">
            <text:p>1223733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5</text:p>
          </table:table-cell>
          <table:table-cell table:style-name="ce22" office:value-type="string" calcext:value-type="string">
            <text:p>ODOKJKJPOBAZBO-NQGZBYGNSA-N</text:p>
          </table:table-cell>
          <table:table-cell table:style-name="ce8" office:value-type="string" calcext:value-type="string">
            <text:p>COC1=C(OC)C=C(C23CC[C@@H](O2)[C@@H](O[Si](C2=CC=CC=C2)(C2=CC=CC=C2)C(C)(C)C)C2=CC(OC)=C(OC)C=C23)C=C1</text:p>
          </table:table-cell>
          <table:table-cell table:style-name="ce8" office:value-type="string" calcext:value-type="string">
            <text:p>InChI=1S/C37H42O6Si/c1-36(2,3)44(26-14-10-8-11-15-26,27-16-12-9-13-17-27)43-35-28-23-33(40-6)34(41-7)24-29(28)37(21-20-31(35)42-37)25-18-19-30(38-4)32(22-25)39-5/h8-19,22-24,31,35H,20-21H2,1-7H3/t31-,35+,37?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5" calcext:value-type="float">
            <text:p>404333185</text:p>
          </table:table-cell>
          <table:table-cell table:style-name="ce34" office:value-type="float" office:value="145864786" calcext:value-type="float">
            <text:p>1458647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86</text:p>
          </table:table-cell>
          <table:table-cell table:style-name="ce22" office:value-type="string" calcext:value-type="string">
            <text:p>AREKKFVGHYAPHR-UHFFFAOYSA-N</text:p>
          </table:table-cell>
          <table:table-cell table:style-name="ce8" office:value-type="string" calcext:value-type="string">
            <text:p>CCOC(=O)C(CC1=CC=CC=C1)[Si](C)(C)C</text:p>
          </table:table-cell>
          <table:table-cell table:style-name="ce8" office:value-type="string" calcext:value-type="string">
            <text:p>InChI=1S/C14H22O2Si/c1-5-16-14(15)13(17(2,3)4)11-12-9-7-6-8-10-12/h6-10,13H,5,11H2,1-4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6" calcext:value-type="float">
            <text:p>404333186</text:p>
          </table:table-cell>
          <table:table-cell table:style-name="ce34" office:value-type="float" office:value="12464155" calcext:value-type="float">
            <text:p>124641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87</text:p>
          </table:table-cell>
          <table:table-cell table:style-name="ce22" office:value-type="string" calcext:value-type="string">
            <text:p>IWUGPARPKNEUNM-UHFFFAOYSA-N</text:p>
          </table:table-cell>
          <table:table-cell table:style-name="ce8" office:value-type="string" calcext:value-type="string">
            <text:p>CCCCCCCC(C(=O)OCC)[Si](C)(C)C</text:p>
          </table:table-cell>
          <table:table-cell table:style-name="ce8" office:value-type="string" calcext:value-type="string">
            <text:p>InChI=1S/C14H30O2Si/c1-6-8-9-10-11-12-13(17(3,4)5)14(15)16-7-2/h13H,6-12H2,1-5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7" calcext:value-type="float">
            <text:p>404333187</text:p>
          </table:table-cell>
          <table:table-cell table:style-name="ce34" office:value-type="float" office:value="145864787" calcext:value-type="float">
            <text:p>1458647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88</text:p>
          </table:table-cell>
          <table:table-cell table:style-name="ce22" office:value-type="string" calcext:value-type="string">
            <text:p>ZWFADSCBULIEHI-UHFFFAOYSA-N</text:p>
          </table:table-cell>
          <table:table-cell table:style-name="ce8" office:value-type="string" calcext:value-type="string">
            <text:p>C[Si](C)(C)C(CO)CC1=CC=CC=C1</text:p>
          </table:table-cell>
          <table:table-cell table:style-name="ce8" office:value-type="string" calcext:value-type="string">
            <text:p>InChI=1S/C12H20OSi/c1-14(2,3)12(10-13)9-11-7-5-4-6-8-11/h4-8,12-13H,9-10H2,1-3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8" calcext:value-type="float">
            <text:p>404333188</text:p>
          </table:table-cell>
          <table:table-cell table:style-name="ce34" office:value-type="float" office:value="102008542" calcext:value-type="float">
            <text:p>1020085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89</text:p>
          </table:table-cell>
          <table:table-cell table:style-name="ce22" office:value-type="string" calcext:value-type="string">
            <text:p>SIHDAYRBPXPECY-UHFFFAOYSA-N</text:p>
          </table:table-cell>
          <table:table-cell table:style-name="ce8" office:value-type="string" calcext:value-type="string">
            <text:p>CCCCCCCC(CO)[Si](C)(C)C</text:p>
          </table:table-cell>
          <table:table-cell table:style-name="ce8" office:value-type="string" calcext:value-type="string">
            <text:p>InChI=1S/C12H28OSi/c1-5-6-7-8-9-10-12(11-13)14(2,3)4/h12-13H,5-11H2,1-4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9" calcext:value-type="float">
            <text:p>404333189</text:p>
          </table:table-cell>
          <table:table-cell table:style-name="ce34" office:value-type="float" office:value="145864788" calcext:value-type="float">
            <text:p>1458647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0</text:p>
          </table:table-cell>
          <table:table-cell table:style-name="ce22" office:value-type="string" calcext:value-type="string">
            <text:p>MYIWLENOENLYDF-UHFFFAOYSA-N</text:p>
          </table:table-cell>
          <table:table-cell table:style-name="ce8" office:value-type="string" calcext:value-type="string">
            <text:p>C=CC(CC1=CC=CC=C1)[Si](C)(C)C</text:p>
          </table:table-cell>
          <table:table-cell table:style-name="ce8" office:value-type="string" calcext:value-type="string">
            <text:p>InChI=1S/C13H20Si/c1-5-13(14(2,3)4)11-12-9-7-6-8-10-12/h5-10,13H,1,11H2,2-4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0" calcext:value-type="float">
            <text:p>404333190</text:p>
          </table:table-cell>
          <table:table-cell table:style-name="ce34" office:value-type="float" office:value="102105462" calcext:value-type="float">
            <text:p>1021054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1</text:p>
          </table:table-cell>
          <table:table-cell table:style-name="ce22" office:value-type="string" calcext:value-type="string">
            <text:p>PCXJXMCYLIIWIQ-UHFFFAOYSA-N</text:p>
          </table:table-cell>
          <table:table-cell table:style-name="ce8" office:value-type="string" calcext:value-type="string">
            <text:p>C=CC(CCCCCCC)[Si](C)(C)C</text:p>
          </table:table-cell>
          <table:table-cell table:style-name="ce8" office:value-type="string" calcext:value-type="string">
            <text:p>InChI=1S/C13H28Si/c1-6-8-9-10-11-12-13(7-2)14(3,4)5/h7,13H,2,6,8-12H2,1,3-5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1" calcext:value-type="float">
            <text:p>404333191</text:p>
          </table:table-cell>
          <table:table-cell table:style-name="ce34" office:value-type="float" office:value="11413214" calcext:value-type="float">
            <text:p>1141321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2</text:p>
          </table:table-cell>
          <table:table-cell table:style-name="ce22" office:value-type="string" calcext:value-type="string">
            <text:p>GDGJQBVUXXOICA-VOTSOKGWSA-N</text:p>
          </table:table-cell>
          <table:table-cell table:style-name="ce8" office:value-type="string" calcext:value-type="string">
            <text:p>CCC(O)C/C=C/CC1=CC=CC=C1</text:p>
          </table:table-cell>
          <table:table-cell table:style-name="ce8" office:value-type="string" calcext:value-type="string">
            <text:p>InChI=1S/C13H18O/c1-2-13(14)11-7-6-10-12-8-4-3-5-9-12/h3-9,13-14H,2,10-11H2,1H3/b7-6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2" calcext:value-type="float">
            <text:p>404333192</text:p>
          </table:table-cell>
          <table:table-cell table:style-name="ce34" office:value-type="float" office:value="102105458" calcext:value-type="float">
            <text:p>10210545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3</text:p>
          </table:table-cell>
          <table:table-cell table:style-name="ce22" office:value-type="string" calcext:value-type="string">
            <text:p>RVRWXENVVXTRSC-ZHACJKMWSA-N</text:p>
          </table:table-cell>
          <table:table-cell table:style-name="ce8" office:value-type="string" calcext:value-type="string">
            <text:p>CCCCCCC/C=C/CC(O)CC</text:p>
          </table:table-cell>
          <table:table-cell table:style-name="ce8" office:value-type="string" calcext:value-type="string">
            <text:p>InChI=1S/C13H26O/c1-3-5-6-7-8-9-10-11-12-13(14)4-2/h10-11,13-14H,3-9,12H2,1-2H3/b11-10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3" calcext:value-type="float">
            <text:p>404333193</text:p>
          </table:table-cell>
          <table:table-cell table:style-name="ce34" office:value-type="float" office:value="102105459" calcext:value-type="float">
            <text:p>1021054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4</text:p>
          </table:table-cell>
          <table:table-cell table:style-name="ce22" office:value-type="string" calcext:value-type="string">
            <text:p>GSRLNXSTBZHMCZ-BUHFOSPRSA-N</text:p>
          </table:table-cell>
          <table:table-cell table:style-name="ce8" office:value-type="string" calcext:value-type="string">
            <text:p>CC(C)(C)[Si](OCCC(O)C/C=C/CC1=CC=CC=C1)(C1=CC=CC=C1)C1=CC=CC=C1</text:p>
          </table:table-cell>
          <table:table-cell table:style-name="ce8" office:value-type="string" calcext:value-type="string">
            <text:p>InChI=1S/C29H36O2Si/c1-29(2,3)32(27-19-9-5-10-20-27,28-21-11-6-12-22-28)31-24-23-26(30)18-14-13-17-25-15-7-4-8-16-25/h4-16,19-22,26,30H,17-18,23-24H2,1-3H3/b14-13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4" calcext:value-type="float">
            <text:p>404333194</text:p>
          </table:table-cell>
          <table:table-cell table:style-name="ce34" office:value-type="float" office:value="102105460" calcext:value-type="float">
            <text:p>1021054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5</text:p>
          </table:table-cell>
          <table:table-cell table:style-name="ce22" office:value-type="string" calcext:value-type="string">
            <text:p>JDJKDFSVUQBODY-SDNWHVSQSA-N</text:p>
          </table:table-cell>
          <table:table-cell table:style-name="ce8" office:value-type="string" calcext:value-type="string">
            <text:p>CCCCCCC/C=C/CC(O)CCO[Si](C1=CC=CC=C1)(C1=CC=CC=C1)C(C)(C)C</text:p>
          </table:table-cell>
          <table:table-cell table:style-name="ce8" office:value-type="string" calcext:value-type="string">
            <text:p>InChI=1S/C29H44O2Si/c1-5-6-7-8-9-10-11-14-19-26(30)24-25-31-32(29(2,3)4,27-20-15-12-16-21-27)28-22-17-13-18-23-28/h11-18,20-23,26,30H,5-10,19,24-25H2,1-4H3/b14-11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5" calcext:value-type="float">
            <text:p>404333195</text:p>
          </table:table-cell>
          <table:table-cell table:style-name="ce34" office:value-type="float" office:value="72164006" calcext:value-type="float">
            <text:p>721640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6</text:p>
          </table:table-cell>
          <table:table-cell table:style-name="ce22" office:value-type="string" calcext:value-type="string">
            <text:p>KCDSNLRSVWFUJA-SNAWJCMRSA-N</text:p>
          </table:table-cell>
          <table:table-cell table:style-name="ce8" office:value-type="string" calcext:value-type="string">
            <text:p>OC(C/C=C/CC1=CC=CC=C1)C1=CC=C(C(F)(F)F)C=C1</text:p>
          </table:table-cell>
          <table:table-cell table:style-name="ce8" office:value-type="string" calcext:value-type="string">
            <text:p>InChI=1S/C18H17F3O/c19-18(20,21)16-12-10-15(11-13-16)17(22)9-5-4-8-14-6-2-1-3-7-14/h1-7,10-13,17,22H,8-9H2/b5-4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6" calcext:value-type="float">
            <text:p>404333196</text:p>
          </table:table-cell>
          <table:table-cell table:style-name="ce34" office:value-type="float" office:value="102105461" calcext:value-type="float">
            <text:p>1021054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7</text:p>
          </table:table-cell>
          <table:table-cell table:style-name="ce22" office:value-type="string" calcext:value-type="string">
            <text:p>NYLJCBINVPCJFR-CMDGGOBGSA-N</text:p>
          </table:table-cell>
          <table:table-cell table:style-name="ce8" office:value-type="string" calcext:value-type="string">
            <text:p>CCCCCCC/C=C/CC(O)C1=CC=C(C(F)(F)F)C=C1</text:p>
          </table:table-cell>
          <table:table-cell table:style-name="ce8" office:value-type="string" calcext:value-type="string">
            <text:p>InChI=1S/C18H25F3O/c1-2-3-4-5-6-7-8-9-10-17(22)15-11-13-16(14-12-15)18(19,20)21/h8-9,11-14,17,22H,2-7,10H2,1H3/b9-8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7" calcext:value-type="float">
            <text:p>404333197</text:p>
          </table:table-cell>
          <table:table-cell table:style-name="ce34" office:value-type="float" office:value="102105463" calcext:value-type="float">
            <text:p>1021054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8</text:p>
          </table:table-cell>
          <table:table-cell table:style-name="ce22" office:value-type="string" calcext:value-type="string">
            <text:p>BSSAMYXHEIKJOS-BQYQJAHWSA-N</text:p>
          </table:table-cell>
          <table:table-cell table:style-name="ce8" office:value-type="string" calcext:value-type="string">
            <text:p>OC(C/C=C/CC1=CC=CC=C1)CCC1=CC=CC=C1</text:p>
          </table:table-cell>
          <table:table-cell table:style-name="ce8" office:value-type="string" calcext:value-type="string">
            <text:p>InChI=1S/C19H22O/c20-19(16-15-18-11-5-2-6-12-18)14-8-7-13-17-9-3-1-4-10-17/h1-12,19-20H,13-16H2/b8-7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8" calcext:value-type="float">
            <text:p>404333198</text:p>
          </table:table-cell>
          <table:table-cell table:style-name="ce34" office:value-type="float" office:value="15524402" calcext:value-type="float">
            <text:p>15524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9</text:p>
          </table:table-cell>
          <table:table-cell table:style-name="ce22" office:value-type="string" calcext:value-type="string">
            <text:p>WHUPWIXGCBPQOW-GFULKKFKSA-N</text:p>
          </table:table-cell>
          <table:table-cell table:style-name="ce8" office:value-type="string" calcext:value-type="string">
            <text:p>COC1=CC=C(C(C/C=C/CC2=CC=CC=C2)C/C=C/CC2=CC=CC=C2)C=C1</text:p>
          </table:table-cell>
          <table:table-cell table:style-name="ce8" office:value-type="string" calcext:value-type="string">
            <text:p>InChI=1S/C28H30O/c1-29-28-22-20-27(21-23-28)26(18-10-8-16-24-12-4-2-5-13-24)19-11-9-17-25-14-6-3-7-15-25/h2-15,20-23,26H,16-19H2,1H3/b10-8+,11-9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9" calcext:value-type="float">
            <text:p>404333199</text:p>
          </table:table-cell>
          <table:table-cell table:style-name="ce34" office:value-type="float" office:value="102105465" calcext:value-type="float">
            <text:p>10210546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800</text:p>
          </table:table-cell>
          <table:table-cell table:style-name="ce22" office:value-type="string" calcext:value-type="string">
            <text:p>BKULLXDJCKAFIH-GFULKKFKSA-N</text:p>
          </table:table-cell>
          <table:table-cell table:style-name="ce8" office:value-type="string" calcext:value-type="string">
            <text:p>CC1=CC=C(C(C/C=C/CC2=CC=CC=C2)C/C=C/CC2=CC=CC=C2)C=C1</text:p>
          </table:table-cell>
          <table:table-cell table:style-name="ce8" office:value-type="string" calcext:value-type="string">
            <text:p>InChI=1S/C28H30/c1-24-20-22-28(23-21-24)27(18-10-8-16-25-12-4-2-5-13-25)19-11-9-17-26-14-6-3-7-15-26/h2-15,20-23,27H,16-19H2,1H3/b10-8+,11-9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0" calcext:value-type="float">
            <text:p>404333200</text:p>
          </table:table-cell>
          <table:table-cell table:style-name="ce34" office:value-type="float" office:value="102105464" calcext:value-type="float">
            <text:p>102105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801</text:p>
          </table:table-cell>
          <table:table-cell table:style-name="ce22" office:value-type="string" calcext:value-type="string">
            <text:p>AJDWZCVMMDRNPU-WPFXTIGOSA-N</text:p>
          </table:table-cell>
          <table:table-cell table:style-name="ce8" office:value-type="string" calcext:value-type="string">
            <text:p>CCCCCCC[C@H](C[C@H](O)C/C=C/CC1=CC=CC=C1)OCC1=CC=CC=C1</text:p>
          </table:table-cell>
          <table:table-cell table:style-name="ce8" office:value-type="string" calcext:value-type="string">
            <text:p>InChI=1S/C27H38O2/c1-2-3-4-5-12-21-27(29-23-25-18-10-7-11-19-25)22-26(28)20-14-13-17-24-15-8-6-9-16-24/h6-11,13-16,18-19,26-28H,2-5,12,17,20-23H2,1H3/b14-13+/t26-,27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1" calcext:value-type="float">
            <text:p>404333201</text:p>
          </table:table-cell>
          <table:table-cell table:style-name="ce34" office:value-type="float" office:value="102105466" calcext:value-type="float">
            <text:p>1021054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802</text:p>
          </table:table-cell>
          <table:table-cell table:style-name="ce22" office:value-type="string" calcext:value-type="string">
            <text:p>PFCHEZDXUOLKQA-WOJBJXKFSA-N</text:p>
          </table:table-cell>
          <table:table-cell table:style-name="ce8" office:value-type="string" calcext:value-type="string">
            <text:p>CCCCCCC[C@@H](O)C[C@H](O)CCCCC1=CC=CC=C1</text:p>
          </table:table-cell>
          <table:table-cell table:style-name="ce8" office:value-type="string" calcext:value-type="string">
            <text:p>InChI=1S/C20H34O2/c1-2-3-4-5-9-15-19(21)17-20(22)16-11-10-14-18-12-7-6-8-13-18/h6-8,12-13,19-22H,2-5,9-11,14-17H2,1H3/t19-,20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2" calcext:value-type="float">
            <text:p>404333202</text:p>
          </table:table-cell>
          <table:table-cell table:style-name="ce34" office:value-type="float" office:value="102105467" calcext:value-type="float">
            <text:p>10210546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3</text:p>
          </table:table-cell>
          <table:table-cell table:style-name="ce22" office:value-type="string" calcext:value-type="string">
            <text:p>CXUKASNROGCNGT-FGZHOGPDSA-N</text:p>
          </table:table-cell>
          <table:table-cell table:style-name="ce8" office:value-type="string" calcext:value-type="string">
            <text:p>CCCCCCC[C@@H]1C[C@@H](CCCCC2=CC=CC=C2)OC(C)(C)O1</text:p>
          </table:table-cell>
          <table:table-cell table:style-name="ce8" office:value-type="string" calcext:value-type="string">
            <text:p>InChI=1S/C23H38O2/c1-4-5-6-7-11-17-21-19-22(25-23(2,3)24-21)18-13-12-16-20-14-9-8-10-15-20/h8-10,14-15,21-22H,4-7,11-13,16-19H2,1-3H3/t21-,22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3" calcext:value-type="float">
            <text:p>404333203</text:p>
          </table:table-cell>
          <table:table-cell table:style-name="ce34" office:value-type="float" office:value="145864789" calcext:value-type="float">
            <text:p>1458647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4</text:p>
          </table:table-cell>
          <table:table-cell table:style-name="ce8" office:value-type="string" calcext:value-type="string">
            <text:p>XABDDLLWVMMGIH-UHFFFAOYSA-N</text:p>
          </table:table-cell>
          <table:table-cell table:style-name="ce8" office:value-type="string" calcext:value-type="string">
            <text:p>COC1=CC(CC(OC)OC)=C2C(=O)OC(C)(C)OC2=C1</text:p>
          </table:table-cell>
          <table:table-cell table:style-name="ce8" office:value-type="string" calcext:value-type="string">
            <text:p>InChI=1S/C15H20O6/c1-15(2)20-11-8-10(17-3)6-9(7-12(18-4)19-5)13(11)14(16)21-15/h6,8,12H,7H2,1-5H3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1" calcext:value-type="float">
            <text:p>404336641</text:p>
          </table:table-cell>
          <table:table-cell table:style-name="ce34" office:value-type="float" office:value="145865171" calcext:value-type="float">
            <text:p>145865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05</text:p>
          </table:table-cell>
          <table:table-cell table:style-name="ce8" office:value-type="string" calcext:value-type="string">
            <text:p>XVMNEGCEPGEEHD-UHFFFAOYSA-N</text:p>
          </table:table-cell>
          <table:table-cell table:style-name="ce8" office:value-type="string" calcext:value-type="string">
            <text:p>COC1=CC(CC(OC)OC)=C(CO)C(O)=C1</text:p>
          </table:table-cell>
          <table:table-cell table:style-name="ce8" office:value-type="string" calcext:value-type="string">
            <text:p>InChI=1S/C12H18O5/c1-15-9-4-8(5-12(16-2)17-3)10(7-13)11(14)6-9/h4,6,12-14H,5,7H2,1-3H3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2" calcext:value-type="float">
            <text:p>404336642</text:p>
          </table:table-cell>
          <table:table-cell table:style-name="ce34" office:value-type="float" office:value="145865172" calcext:value-type="float">
            <text:p>145865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06</text:p>
          </table:table-cell>
          <table:table-cell table:style-name="ce8" office:value-type="string" calcext:value-type="string">
            <text:p>XZWLWZYGWWLOIT-UHFFFAOYSA-N</text:p>
          </table:table-cell>
          <table:table-cell table:style-name="ce8" office:value-type="string" calcext:value-type="string">
            <text:p>COC1=CC(CC(OC)OC)=C(CO)C(OC)=C1</text:p>
          </table:table-cell>
          <table:table-cell table:style-name="ce8" office:value-type="string" calcext:value-type="string">
            <text:p>InChI=1S/C13H20O5/c1-15-10-5-9(6-13(17-3)18-4)11(8-14)12(7-10)16-2/h5,7,13-14H,6,8H2,1-4H3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3" calcext:value-type="float">
            <text:p>404336643</text:p>
          </table:table-cell>
          <table:table-cell table:style-name="ce34" office:value-type="float" office:value="145865173" calcext:value-type="float">
            <text:p>145865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07</text:p>
          </table:table-cell>
          <table:table-cell table:style-name="ce8" office:value-type="string" calcext:value-type="string">
            <text:p>YAHATOSRHCJWSH-UHFFFAOYSA-N</text:p>
          </table:table-cell>
          <table:table-cell table:style-name="ce8" office:value-type="string" calcext:value-type="string">
            <text:p>COC1=CC(CC(OC)OC)=C(C=O)C(OC)=C1</text:p>
          </table:table-cell>
          <table:table-cell table:style-name="ce8" office:value-type="string" calcext:value-type="string">
            <text:p>InChI=1S/C13H18O5/c1-15-10-5-9(6-13(17-3)18-4)11(8-14)12(7-10)16-2/h5,7-8,13H,6H2,1-4H3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4" calcext:value-type="float">
            <text:p>404336644</text:p>
          </table:table-cell>
          <table:table-cell table:style-name="ce34" office:value-type="float" office:value="145865174" calcext:value-type="float">
            <text:p>145865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08</text:p>
          </table:table-cell>
          <table:table-cell table:style-name="ce8" office:value-type="string" calcext:value-type="string">
            <text:p>NSVXQWIIUNTLSA-DIAVIDTQSA-N</text:p>
          </table:table-cell>
          <table:table-cell table:style-name="ce8" office:value-type="string" calcext:value-type="string">
            <text:p>COC1=CC(CC(OC)OC)=C(C(O)C#C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4,16-17,20,22,25H,12,15H2,1-10H3/t17-,20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5" calcext:value-type="float">
            <text:p>404336645</text:p>
          </table:table-cell>
          <table:table-cell table:style-name="ce34" office:value-type="float" office:value="145865175" calcext:value-type="float">
            <text:p>145865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09</text:p>
          </table:table-cell>
          <table:table-cell table:style-name="ce8" office:value-type="string" calcext:value-type="string">
            <text:p>HIKGEFQRQORCMW-PETXZBKYSA-N</text:p>
          </table:table-cell>
          <table:table-cell table:style-name="ce8" office:value-type="string" calcext:value-type="string">
            <text:p>COC1=CC(CC(OC)OC)=C(C(O)/C=C/C[C@@H](C)O[Si](C)(C)C(C)(C)C)C(OC)=C1</text:p>
          </table:table-cell>
          <table:table-cell table:style-name="ce8" office:value-type="string" calcext:value-type="string">
            <text:p>InChI=1S/C24H42O6Si/c1-17(30-31(9,10)24(2,3)4)12-11-13-20(25)23-18(15-22(28-7)29-8)14-19(26-5)16-21(23)27-6/h11,13-14,16-17,20,22,25H,12,15H2,1-10H3/b13-11+/t17-,20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6" calcext:value-type="float">
            <text:p>404336646</text:p>
          </table:table-cell>
          <table:table-cell table:style-name="ce34" office:value-type="float" office:value="145865176" calcext:value-type="float">
            <text:p>145865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0</text:p>
          </table:table-cell>
          <table:table-cell table:style-name="ce8" office:value-type="string" calcext:value-type="string">
            <text:p>ZTSINJNHMVHRSY-MLFXKNMZSA-N</text:p>
          </table:table-cell>
          <table:table-cell table:style-name="ce8" office:value-type="string" calcext:value-type="string">
            <text:p>COC1=CC(CC(OC)OC)=C(C(=O)/C=C/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1,13-14,16-17,22H,12,15H2,1-10H3/b13-11+/t17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7" calcext:value-type="float">
            <text:p>404336647</text:p>
          </table:table-cell>
          <table:table-cell table:style-name="ce34" office:value-type="float" office:value="145865177" calcext:value-type="float">
            <text:p>145865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11</text:p>
          </table:table-cell>
          <table:table-cell table:style-name="ce8" office:value-type="string" calcext:value-type="string">
            <text:p>CJFYOQXFISOMFE-ZCFIWIBFSA-N</text:p>
          </table:table-cell>
          <table:table-cell table:style-name="ce8" office:value-type="string" calcext:value-type="string">
            <text:p>C=CC[C@@H](C)OC(=O)CBr</text:p>
          </table:table-cell>
          <table:table-cell table:style-name="ce8" office:value-type="string" calcext:value-type="string">
            <text:p>InChI=1S/C7H11BrO2/c1-3-4-6(2)10-7(9)5-8/h3,6H,1,4-5H2,2H3/t6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8" calcext:value-type="float">
            <text:p>404336648</text:p>
          </table:table-cell>
          <table:table-cell table:style-name="ce34" office:value-type="float" office:value="71770092" calcext:value-type="float">
            <text:p>717700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12</text:p>
          </table:table-cell>
          <table:table-cell table:style-name="ce8" office:value-type="string" calcext:value-type="string">
            <text:p>RXAPITCPFBGWSA-VPIOIWJLSA-N</text:p>
          </table:table-cell>
          <table:table-cell table:style-name="ce8" office:value-type="string" calcext:value-type="string">
            <text:p>C[C@H](C/C=C/C(=O)OC(C)(C)C)OC(=O)CBr</text:p>
          </table:table-cell>
          <table:table-cell table:style-name="ce8" office:value-type="string" calcext:value-type="string">
            <text:p>InChI=1S/C12H19BrO4/c1-9(16-11(15)8-13)6-5-7-10(14)17-12(2,3)4/h5,7,9H,6,8H2,1-4H3/b7-5+/t9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9" calcext:value-type="float">
            <text:p>404336649</text:p>
          </table:table-cell>
          <table:table-cell table:style-name="ce34" office:value-type="float" office:value="71770093" calcext:value-type="float">
            <text:p>717700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13</text:p>
          </table:table-cell>
          <table:table-cell table:style-name="ce8" office:value-type="string" calcext:value-type="string">
            <text:p>VLRUSIODLNDLKQ-RCQQVGEISA-N</text:p>
          </table:table-cell>
          <table:table-cell table:style-name="ce8" office:value-type="string" calcext:value-type="string">
            <text:p>COC1=CC(OC)=CC(CC(=O)O[C@H](C)C/C=C/C(=O)OC(C)(C)C)=C1</text:p>
          </table:table-cell>
          <table:table-cell table:style-name="ce8" office:value-type="string" calcext:value-type="string">
            <text:p>InChI=1S/C20H28O6/c1-14(8-7-9-18(21)26-20(2,3)4)25-19(22)12-15-10-16(23-5)13-17(11-15)24-6/h7,9-11,13-14H,8,12H2,1-6H3/b9-7+/t14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0" calcext:value-type="float">
            <text:p>404336650</text:p>
          </table:table-cell>
          <table:table-cell table:style-name="ce34" office:value-type="float" office:value="71770094" calcext:value-type="float">
            <text:p>717700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14</text:p>
          </table:table-cell>
          <table:table-cell table:style-name="ce8" office:value-type="string" calcext:value-type="string">
            <text:p>KYHRELJDSVVCMW-DUMNWFOQSA-N</text:p>
          </table:table-cell>
          <table:table-cell table:style-name="ce8" office:value-type="string" calcext:value-type="string">
            <text:p>COC1=CC(OC)=CC(CC(=O)O[C@H](C)C/C=C/C(=O)O)=C1</text:p>
          </table:table-cell>
          <table:table-cell table:style-name="ce8" office:value-type="string" calcext:value-type="string">
            <text:p>InChI=1S/C16H20O6/c1-11(5-4-6-15(17)18)22-16(19)9-12-7-13(20-2)10-14(8-12)21-3/h4,6-8,10-11H,5,9H2,1-3H3,(H,17,18)/b6-4+/t11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1" calcext:value-type="float">
            <text:p>404336651</text:p>
          </table:table-cell>
          <table:table-cell table:style-name="ce34" office:value-type="float" office:value="71770095" calcext:value-type="float">
            <text:p>717700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15</text:p>
          </table:table-cell>
          <table:table-cell table:style-name="ce8" office:value-type="string" calcext:value-type="string">
            <text:p>DSKGPBJOILLENE-LLVKDONJSA-N</text:p>
          </table:table-cell>
          <table:table-cell table:style-name="ce8" office:value-type="string" calcext:value-type="string">
            <text:p>COC1=CC(OC)=CC(CC(=O)O[C@H](C)CCCC(=O)O)=C1</text:p>
          </table:table-cell>
          <table:table-cell table:style-name="ce8" office:value-type="string" calcext:value-type="string">
            <text:p>InChI=1S/C16H22O6/c1-11(5-4-6-15(17)18)22-16(19)9-12-7-13(20-2)10-14(8-12)21-3/h7-8,10-11H,4-6,9H2,1-3H3,(H,17,18)/t11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2" calcext:value-type="float">
            <text:p>404336652</text:p>
          </table:table-cell>
          <table:table-cell table:style-name="ce34" office:value-type="float" office:value="71770096" calcext:value-type="float">
            <text:p>717700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6</text:p>
          </table:table-cell>
          <table:table-cell table:style-name="ce8" office:value-type="string" calcext:value-type="string">
            <text:p>PPUGICPFOIQCNY-SNVBAGLBSA-N</text:p>
          </table:table-cell>
          <table:table-cell table:style-name="ce8" office:value-type="string" calcext:value-type="string">
            <text:p>COC1=CC(OC)=C2C(=O)CCC[C@@H](C)OC(=O)CC2=C1</text:p>
          </table:table-cell>
          <table:table-cell table:style-name="ce8" office:value-type="string" calcext:value-type="string">
            <text:p>InChI=1S/C16H20O5/c1-10-5-4-6-13(17)16-11(8-15(18)21-10)7-12(19-2)9-14(16)20-3/h7,9-10H,4-6,8H2,1-3H3/t10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3" calcext:value-type="float">
            <text:p>404336653</text:p>
          </table:table-cell>
          <table:table-cell table:style-name="ce34" office:value-type="float" office:value="145865178" calcext:value-type="float">
            <text:p>145865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7</text:p>
          </table:table-cell>
          <table:table-cell table:style-name="ce8" office:value-type="string" calcext:value-type="string">
            <text:p>AOESOFUNVLLNPN-LLVKDONJSA-N</text:p>
          </table:table-cell>
          <table:table-cell table:style-name="ce8" office:value-type="string" calcext:value-type="string">
            <text:p>C=CC[C@@H](C)OC(=O)CC1=CC(OC)=CC(OC)=C1</text:p>
          </table:table-cell>
          <table:table-cell table:style-name="ce8" office:value-type="string" calcext:value-type="string">
            <text:p>InChI=1S/C15H20O4/c1-5-6-11(2)19-15(16)9-12-7-13(17-3)10-14(8-12)18-4/h5,7-8,10-11H,1,6,9H2,2-4H3/t11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4" calcext:value-type="float">
            <text:p>404336654</text:p>
          </table:table-cell>
          <table:table-cell table:style-name="ce34" office:value-type="float" office:value="145865179" calcext:value-type="float">
            <text:p>145865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8</text:p>
          </table:table-cell>
          <table:table-cell table:style-name="ce8" office:value-type="string" calcext:value-type="string">
            <text:p>KSGLIGJJMLXKID-WVXIBAHESA-N</text:p>
          </table:table-cell>
          <table:table-cell table:style-name="ce8" office:value-type="string" calcext:value-type="string">
            <text:p>C[C@@H](O)C/C=C/C(=O)OC(C)(C)C</text:p>
          </table:table-cell>
          <table:table-cell table:style-name="ce8" office:value-type="string" calcext:value-type="string">
            <text:p>InChI=1S/C10H18O3/c1-8(11)6-5-7-9(12)13-10(2,3)4/h5,7-8,11H,6H2,1-4H3/b7-5+/t8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5" calcext:value-type="float">
            <text:p>404336655</text:p>
          </table:table-cell>
          <table:table-cell table:style-name="ce34" office:value-type="float" office:value="145865180" calcext:value-type="float">
            <text:p>145865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19</text:p>
          </table:table-cell>
          <table:table-cell table:style-name="ce8" office:value-type="string" calcext:value-type="string">
            <text:p>WOXYNSMKMHSRMM-MRVPVSSYSA-N</text:p>
          </table:table-cell>
          <table:table-cell table:style-name="ce8" office:value-type="string" calcext:value-type="string">
            <text:p>C[C@@H](O)CCCC(=O)OC(C)(C)C</text:p>
          </table:table-cell>
          <table:table-cell table:style-name="ce8" office:value-type="string" calcext:value-type="string">
            <text:p>InChI=1S/C10H20O3/c1-8(11)6-5-7-9(12)13-10(2,3)4/h8,11H,5-7H2,1-4H3/t8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6" calcext:value-type="float">
            <text:p>404336656</text:p>
          </table:table-cell>
          <table:table-cell table:style-name="ce34" office:value-type="float" office:value="11355936" calcext:value-type="float">
            <text:p>1135593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0</text:p>
          </table:table-cell>
          <table:table-cell table:style-name="ce8" office:value-type="string" calcext:value-type="string">
            <text:p>FNWNCXYIMFVFHC-SECBINFHSA-N</text:p>
          </table:table-cell>
          <table:table-cell table:style-name="ce8" office:value-type="string" calcext:value-type="string">
            <text:p>C[C@H](CCCC(=O)OC(C)(C)C)OC(=O)CBr</text:p>
          </table:table-cell>
          <table:table-cell table:style-name="ce8" office:value-type="string" calcext:value-type="string">
            <text:p>InChI=1S/C12H21BrO4/c1-9(16-11(15)8-13)6-5-7-10(14)17-12(2,3)4/h9H,5-8H2,1-4H3/t9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7" calcext:value-type="float">
            <text:p>404336657</text:p>
          </table:table-cell>
          <table:table-cell table:style-name="ce34" office:value-type="float" office:value="145865181" calcext:value-type="float">
            <text:p>145865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1</text:p>
          </table:table-cell>
          <table:table-cell table:style-name="ce8" office:value-type="string" calcext:value-type="string">
            <text:p>CZOAJBSLLCFDLC-XMMPIXPASA-N</text:p>
          </table:table-cell>
          <table:table-cell table:style-name="ce8" office:value-type="string" calcext:value-type="string">
            <text:p>C[C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8" calcext:value-type="float">
            <text:p>404336658</text:p>
          </table:table-cell>
          <table:table-cell table:style-name="ce34" office:value-type="float" office:value="145865182" calcext:value-type="float">
            <text:p>145865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22</text:p>
          </table:table-cell>
          <table:table-cell table:style-name="ce8" office:value-type="string" calcext:value-type="string">
            <text:p>RRJSUJCVJKRPCF-OAQYLSRUSA-N</text:p>
          </table:table-cell>
          <table:table-cell table:style-name="ce8" office:value-type="string" calcext:value-type="string">
            <text:p>C[C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9" calcext:value-type="float">
            <text:p>404336659</text:p>
          </table:table-cell>
          <table:table-cell table:style-name="ce34" office:value-type="float" office:value="11155458" calcext:value-type="float">
            <text:p>111554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23</text:p>
          </table:table-cell>
          <table:table-cell table:style-name="ce8" office:value-type="string" calcext:value-type="string">
            <text:p>DUTQPURKEVBPAN-HXUWFJFHSA-N</text:p>
          </table:table-cell>
          <table:table-cell table:style-name="ce8" office:value-type="string" calcext:value-type="string">
            <text:p>C[C@@H]1CCCC(=O)C2=C(OCC3=CC=CC=C3)C=C(OCC3=CC=CC=C3)C=C2CC(=O)O1</text:p>
          </table:table-cell>
          <table:table-cell table:style-name="ce8" office:value-type="string" calcext:value-type="string">
            <text:p>InChI=1S/C28H28O5/c1-20-9-8-14-25(29)28-23(16-27(30)33-20)15-24(31-18-21-10-4-2-5-11-21)17-26(28)32-19-22-12-6-3-7-13-22/h2-7,10-13,15,17,20H,8-9,14,16,18-19H2,1H3/t20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0" calcext:value-type="float">
            <text:p>404336660</text:p>
          </table:table-cell>
          <table:table-cell table:style-name="ce34" office:value-type="float" office:value="11396643" calcext:value-type="float">
            <text:p>113966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24</text:p>
          </table:table-cell>
          <table:table-cell table:style-name="ce8" office:value-type="string" calcext:value-type="string">
            <text:p>AQNZLWYQYFPMBX-MRVPVSSYSA-N</text:p>
          </table:table-cell>
          <table:table-cell table:style-name="ce8" office:value-type="string" calcext:value-type="string">
            <text:p>C[C@@H]1CCCC(=O)C2=C(O)C=C(O)C=C2CC(=O)O1</text:p>
          </table:table-cell>
          <table:table-cell table:style-name="ce8" office:value-type="string" calcext:value-type="string">
            <text:p>InChI=1S/C14H16O5/c1-8-3-2-4-11(16)14-9(6-13(18)19-8)5-10(15)7-12(14)17/h5,7-8,15,17H,2-4,6H2,1H3/t8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1" calcext:value-type="float">
            <text:p>404336661</text:p>
          </table:table-cell>
          <table:table-cell table:style-name="ce34" office:value-type="float" office:value="637028" calcext:value-type="float">
            <text:p>6370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25</text:p>
          </table:table-cell>
          <table:table-cell table:style-name="ce8" office:value-type="string" calcext:value-type="string">
            <text:p>OGQYNMDKSPMZAF-SZKDQXIBSA-N</text:p>
          </table:table-cell>
          <table:table-cell table:style-name="ce8" office:value-type="string" calcext:value-type="string">
            <text:p>C[C@H](O)C/C=C/C=O</text:p>
          </table:table-cell>
          <table:table-cell table:style-name="ce8" office:value-type="string" calcext:value-type="string">
            <text:p>InChI=1S/C6H10O2/c1-6(8)4-2-3-5-7/h2-3,5-6,8H,4H2,1H3/b3-2+/t6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2" calcext:value-type="float">
            <text:p>404336662</text:p>
          </table:table-cell>
          <table:table-cell table:style-name="ce34" office:value-type="float" office:value="11263486" calcext:value-type="float">
            <text:p>112634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6</text:p>
          </table:table-cell>
          <table:table-cell table:style-name="ce8" office:value-type="string" calcext:value-type="string">
            <text:p>QPXCJSGZILHJIR-OLJSCQNGSA-N</text:p>
          </table:table-cell>
          <table:table-cell table:style-name="ce8" office:value-type="string" calcext:value-type="string">
            <text:p>C[C@H](O)C/C=C/C=C/C(=O)OC(C)(C)C</text:p>
          </table:table-cell>
          <table:table-cell table:style-name="ce8" office:value-type="string" calcext:value-type="string">
            <text:p>InChI=1S/C12H20O3/c1-10(13)8-6-5-7-9-11(14)15-12(2,3)4/h5-7,9-10,13H,8H2,1-4H3/b6-5+,9-7+/t1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3" calcext:value-type="float">
            <text:p>404336663</text:p>
          </table:table-cell>
          <table:table-cell table:style-name="ce34" office:value-type="float" office:value="145865183" calcext:value-type="float">
            <text:p>145865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27</text:p>
          </table:table-cell>
          <table:table-cell table:style-name="ce8" office:value-type="string" calcext:value-type="string">
            <text:p>JCTBHJFRKYQYDH-JTQLQIEISA-N</text:p>
          </table:table-cell>
          <table:table-cell table:style-name="ce8" office:value-type="string" calcext:value-type="string">
            <text:p>C[C@H](O)CCCCCC(=O)OC(C)(C)C</text:p>
          </table:table-cell>
          <table:table-cell table:style-name="ce8" office:value-type="string" calcext:value-type="string">
            <text:p>InChI=1S/C12H24O3/c1-10(13)8-6-5-7-9-11(14)15-12(2,3)4/h10,13H,5-9H2,1-4H3/t1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4" calcext:value-type="float">
            <text:p>404336664</text:p>
          </table:table-cell>
          <table:table-cell table:style-name="ce34" office:value-type="float" office:value="14119895" calcext:value-type="float">
            <text:p>141198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8</text:p>
          </table:table-cell>
          <table:table-cell table:style-name="ce8" office:value-type="string" calcext:value-type="string">
            <text:p>PUHPONWSKPFNDA-NSHDSACASA-N</text:p>
          </table:table-cell>
          <table:table-cell table:style-name="ce8" office:value-type="string" calcext:value-type="string">
            <text:p>C[C@@H](CCCCCC(=O)OC(C)(C)C)OC(=O)CBr</text:p>
          </table:table-cell>
          <table:table-cell table:style-name="ce8" office:value-type="string" calcext:value-type="string">
            <text:p>InChI=1S/C14H25BrO4/c1-11(18-13(17)10-15)8-6-5-7-9-12(16)19-14(2,3)4/h11H,5-10H2,1-4H3/t11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5" calcext:value-type="float">
            <text:p>404336665</text:p>
          </table:table-cell>
          <table:table-cell table:style-name="ce34" office:value-type="float" office:value="145865184" calcext:value-type="float">
            <text:p>145865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9</text:p>
          </table:table-cell>
          <table:table-cell table:style-name="ce8" office:value-type="string" calcext:value-type="string">
            <text:p>CZOAJBSLLCFDLC-DEOSSOPVSA-N</text:p>
          </table:table-cell>
          <table:table-cell table:style-name="ce8" office:value-type="string" calcext:value-type="string">
            <text:p>C[C@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6" calcext:value-type="float">
            <text:p>404336666</text:p>
          </table:table-cell>
          <table:table-cell table:style-name="ce34" office:value-type="float" office:value="145865185" calcext:value-type="float">
            <text:p>145865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30</text:p>
          </table:table-cell>
          <table:table-cell table:style-name="ce8" office:value-type="string" calcext:value-type="string">
            <text:p>RRJSUJCVJKRPCF-NRFANRHFSA-N</text:p>
          </table:table-cell>
          <table:table-cell table:style-name="ce8" office:value-type="string" calcext:value-type="string">
            <text:p>C[C@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7" calcext:value-type="float">
            <text:p>404336667</text:p>
          </table:table-cell>
          <table:table-cell table:style-name="ce34" office:value-type="float" office:value="101344173" calcext:value-type="float">
            <text:p>1013441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31</text:p>
          </table:table-cell>
          <table:table-cell table:style-name="ce8" office:value-type="string" calcext:value-type="string">
            <text:p>NJWKYDUDHNJRTP-QFIPXVFZSA-N</text:p>
          </table:table-cell>
          <table:table-cell table:style-name="ce8" office:value-type="string" calcext:value-type="string">
            <text:p>C[C@H]1CCCCCC(=O)C2=C(OCC3=CC=CC=C3)C=C(OCC3=CC=CC=C3)C=C2CC(=O)O1</text:p>
          </table:table-cell>
          <table:table-cell table:style-name="ce8" office:value-type="string" calcext:value-type="string">
            <text:p>InChI=1S/C30H32O5/c1-22-11-5-2-10-16-27(31)30-25(18-29(32)35-22)17-26(33-20-23-12-6-3-7-13-23)19-28(30)34-21-24-14-8-4-9-15-24/h3-4,6-9,12-15,17,19,22H,2,5,10-11,16,18,20-21H2,1H3/t22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8" calcext:value-type="float">
            <text:p>404336668</text:p>
          </table:table-cell>
          <table:table-cell table:style-name="ce34" office:value-type="float" office:value="46187395" calcext:value-type="float">
            <text:p>461873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32</text:p>
          </table:table-cell>
          <table:table-cell table:style-name="ce8" office:value-type="string" calcext:value-type="string">
            <text:p>VDUIGYAPSXCJFC-JTQLQIEISA-N</text:p>
          </table:table-cell>
          <table:table-cell table:style-name="ce8" office:value-type="string" calcext:value-type="string">
            <text:p>C[C@H]1CCCCCC(=O)C2=C(O)C=C(O)C=C2CC(=O)O1</text:p>
          </table:table-cell>
          <table:table-cell table:style-name="ce8" office:value-type="string" calcext:value-type="string">
            <text:p>InChI=1S/C16H20O5/c1-10-5-3-2-4-6-13(18)16-11(8-15(20)21-10)7-12(17)9-14(16)19/h7,9-10,17,19H,2-6,8H2,1H3/t1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9" calcext:value-type="float">
            <text:p>404336669</text:p>
          </table:table-cell>
          <table:table-cell table:style-name="ce34" office:value-type="float" office:value="119418" calcext:value-type="float">
            <text:p>1194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3</text:p>
          </table:table-cell>
          <table:table-cell table:style-name="ce8" office:value-type="string" calcext:value-type="string">
            <text:p>BJBRMJKUGZUNNQ-OALUTQOASA-N</text:p>
          </table:table-cell>
          <table:table-cell table:style-name="ce8" office:value-type="string" calcext:value-type="string">
            <text:p>C[C@H]1CCCCC(=O)C2=C(O)C=C(O)C=C2CC(=O)O[C@@H](C)CCCCCC(=O)C2=C(C=C(O)C(O)=C2)CC(=O)O1</text:p>
          </table:table-cell>
          <table:table-cell table:style-name="ce8" office:value-type="string" calcext:value-type="string">
            <text:p>InChI=1S/C31H38O10/c1-18-8-4-3-5-10-24(33)23-17-27(36)26(35)13-20(23)14-29(38)40-19(2)9-6-7-11-25(34)31-21(15-30(39)41-18)12-22(32)16-28(31)37/h12-13,16-19,32,35-37H,3-11,14-15H2,1-2H3/t18-,19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0" calcext:value-type="float">
            <text:p>404336670</text:p>
          </table:table-cell>
          <table:table-cell table:style-name="ce34" office:value-type="float" office:value="145865186" calcext:value-type="float">
            <text:p>1458651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4</text:p>
          </table:table-cell>
          <table:table-cell table:style-name="ce8" office:value-type="string" calcext:value-type="string">
            <text:p>PYNHTZHTHRKGHL-SSDOTTSWSA-N</text:p>
          </table:table-cell>
          <table:table-cell table:style-name="ce8" office:value-type="string" calcext:value-type="string">
            <text:p>C=CCC[C@@H](C)OC(=O)CBr</text:p>
          </table:table-cell>
          <table:table-cell table:style-name="ce8" office:value-type="string" calcext:value-type="string">
            <text:p>InChI=1S/C8H13BrO2/c1-3-4-5-7(2)11-8(10)6-9/h3,7H,1,4-6H2,2H3/t7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1" calcext:value-type="float">
            <text:p>404336671</text:p>
          </table:table-cell>
          <table:table-cell table:style-name="ce34" office:value-type="float" office:value="145865187" calcext:value-type="float">
            <text:p>14586518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5</text:p>
          </table:table-cell>
          <table:table-cell table:style-name="ce8" office:value-type="string" calcext:value-type="string">
            <text:p>AVRAHYMQDRIXHN-ZCFIWIBFSA-N</text:p>
          </table:table-cell>
          <table:table-cell table:style-name="ce8" office:value-type="string" calcext:value-type="string">
            <text:p>C[C@H](CCC=O)OC(=O)CBr</text:p>
          </table:table-cell>
          <table:table-cell table:style-name="ce8" office:value-type="string" calcext:value-type="string">
            <text:p>InChI=1S/C7H11BrO3/c1-6(3-2-4-9)11-7(10)5-8/h4,6H,2-3,5H2,1H3/t6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2" calcext:value-type="float">
            <text:p>404336672</text:p>
          </table:table-cell>
          <table:table-cell table:style-name="ce34" office:value-type="float" office:value="145865188" calcext:value-type="float">
            <text:p>14586518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6</text:p>
          </table:table-cell>
          <table:table-cell table:style-name="ce8" office:value-type="string" calcext:value-type="string">
            <text:p>FZZGRNVIPFJYCM-GVHYBUMESA-N</text:p>
          </table:table-cell>
          <table:table-cell table:style-name="ce8" office:value-type="string" calcext:value-type="string">
            <text:p>C=CC(O)CC[C@@H](C)OC(=O)CBr</text:p>
          </table:table-cell>
          <table:table-cell table:style-name="ce8" office:value-type="string" calcext:value-type="string">
            <text:p>InChI=1S/C9H15BrO3/c1-3-8(11)5-4-7(2)13-9(12)6-10/h3,7-8,11H,1,4-6H2,2H3/t7-,8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3" calcext:value-type="float">
            <text:p>404336673</text:p>
          </table:table-cell>
          <table:table-cell table:style-name="ce34" office:value-type="float" office:value="145865189" calcext:value-type="float">
            <text:p>14586518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7</text:p>
          </table:table-cell>
          <table:table-cell table:style-name="ce8" office:value-type="string" calcext:value-type="string">
            <text:p>MASHJLKPIIGHGY-PZORYLMUSA-N</text:p>
          </table:table-cell>
          <table:table-cell table:style-name="ce8" office:value-type="string" calcext:value-type="string">
            <text:p>C=CC(CC[C@@H](C)OC(=O)CBr)O[Si](C)(C)C(C)(C)C</text:p>
          </table:table-cell>
          <table:table-cell table:style-name="ce8" office:value-type="string" calcext:value-type="string">
            <text:p>InChI=1S/C15H29BrO3Si/c1-8-13(19-20(6,7)15(3,4)5)10-9-12(2)18-14(17)11-16/h8,12-13H,1,9-11H2,2-7H3/t12-,13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4" calcext:value-type="float">
            <text:p>404336674</text:p>
          </table:table-cell>
          <table:table-cell table:style-name="ce34" office:value-type="float" office:value="145865190" calcext:value-type="float">
            <text:p>14586519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8</text:p>
          </table:table-cell>
          <table:table-cell table:style-name="ce8" office:value-type="string" calcext:value-type="string">
            <text:p>GBKCGDNOMYUNTD-DUSLRRAJSA-N</text:p>
          </table:table-cell>
          <table:table-cell table:style-name="ce8" office:value-type="string" calcext:value-type="string">
            <text:p>C=CC(CC[C@@H](C)OC(=O)CC1=CC(OC)=CC(OC)=C1)O[Si](C)(C)C(C)(C)C</text:p>
          </table:table-cell>
          <table:table-cell table:style-name="ce8" office:value-type="string" calcext:value-type="string">
            <text:p>InChI=1S/C23H38O5Si/c1-10-19(28-29(8,9)23(3,4)5)12-11-17(2)27-22(24)15-18-13-20(25-6)16-21(14-18)26-7/h10,13-14,16-17,19H,1,11-12,15H2,2-9H3/t17-,19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5" calcext:value-type="float">
            <text:p>404336675</text:p>
          </table:table-cell>
          <table:table-cell table:style-name="ce34" office:value-type="float" office:value="145865191" calcext:value-type="float">
            <text:p>14586519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9</text:p>
          </table:table-cell>
          <table:table-cell table:style-name="ce8" office:value-type="string" calcext:value-type="string">
            <text:p>WRQLLFXBGHIBNY-GFCCVEGCSA-N</text:p>
          </table:table-cell>
          <table:table-cell table:style-name="ce8" office:value-type="string" calcext:value-type="string">
            <text:p>C=CCC[C@@H](C)OC(=O)CC1=CC(OC)=CC(OC)=C1</text:p>
          </table:table-cell>
          <table:table-cell table:style-name="ce8" office:value-type="string" calcext:value-type="string">
            <text:p>InChI=1S/C16H22O4/c1-5-6-7-12(2)20-16(17)10-13-8-14(18-3)11-15(9-13)19-4/h5,8-9,11-12H,1,6-7,10H2,2-4H3/t12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6" calcext:value-type="float">
            <text:p>404336676</text:p>
          </table:table-cell>
          <table:table-cell table:style-name="ce34" office:value-type="float" office:value="145865192" calcext:value-type="float">
            <text:p>14586519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0</text:p>
          </table:table-cell>
          <table:table-cell table:style-name="ce8" office:value-type="string" calcext:value-type="string">
            <text:p>SQYXHJKGEFMRRD-LLVKDONJSA-N</text:p>
          </table:table-cell>
          <table:table-cell table:style-name="ce8" office:value-type="string" calcext:value-type="string">
            <text:p>COC1=CC(OC)=CC(CC(=O)O[C@H](C)CCC=O)=C1</text:p>
          </table:table-cell>
          <table:table-cell table:style-name="ce8" office:value-type="string" calcext:value-type="string">
            <text:p>InChI=1S/C15H20O5/c1-11(5-4-6-16)20-15(17)9-12-7-13(18-2)10-14(8-12)19-3/h6-8,10-11H,4-5,9H2,1-3H3/t11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7" calcext:value-type="float">
            <text:p>404336677</text:p>
          </table:table-cell>
          <table:table-cell table:style-name="ce34" office:value-type="float" office:value="145865193" calcext:value-type="float">
            <text:p>14586519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1</text:p>
          </table:table-cell>
          <table:table-cell table:style-name="ce8" office:value-type="string" calcext:value-type="string">
            <text:p>SQADYNWSSBPTHC-PUODRLBUSA-N</text:p>
          </table:table-cell>
          <table:table-cell table:style-name="ce8" office:value-type="string" calcext:value-type="string">
            <text:p>C=CC(O)CC[C@@H](C)OC(=O)CC1=CC(OC)=CC(OC)=C1</text:p>
          </table:table-cell>
          <table:table-cell table:style-name="ce8" office:value-type="string" calcext:value-type="string">
            <text:p>InChI=1S/C17H24O5/c1-5-14(18)7-6-12(2)22-17(19)10-13-8-15(20-3)11-16(9-13)21-4/h5,8-9,11-12,14,18H,1,6-7,10H2,2-4H3/t12-,14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8" calcext:value-type="float">
            <text:p>404336678</text:p>
          </table:table-cell>
          <table:table-cell table:style-name="ce34" office:value-type="float" office:value="145865194" calcext:value-type="float">
            <text:p>14586519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2</text:p>
          </table:table-cell>
          <table:table-cell table:style-name="ce8" office:value-type="string" calcext:value-type="string">
            <text:p>NHZMFYNXNXFBGL-PYUWXLGESA-N</text:p>
          </table:table-cell>
          <table:table-cell table:style-name="ce8" office:value-type="string" calcext:value-type="string">
            <text:p>COC1=CC(OC)=CC(CC(=O)O[C@H](C)CCC(C=O)O[Si](C)(C)C(C)(C)C)=C1</text:p>
          </table:table-cell>
          <table:table-cell table:style-name="ce8" office:value-type="string" calcext:value-type="string">
            <text:p>InChI=1S/C22H36O6Si/c1-16(9-10-18(15-23)28-29(7,8)22(2,3)4)27-21(24)13-17-11-19(25-5)14-20(12-17)26-6/h11-12,14-16,18H,9-10,13H2,1-8H3/t16-,18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9" calcext:value-type="float">
            <text:p>404336679</text:p>
          </table:table-cell>
          <table:table-cell table:style-name="ce34" office:value-type="float" office:value="145865195" calcext:value-type="float">
            <text:p>14586519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3</text:p>
          </table:table-cell>
          <table:table-cell table:style-name="ce8" office:value-type="string" calcext:value-type="string">
            <text:p>RGNVFSQLBAWVFL-DFYJPWGDSA-N</text:p>
          </table:table-cell>
          <table:table-cell table:style-name="ce8" office:value-type="string" calcext:value-type="string">
            <text:p>COC1=CC(OC)=CC(CC(=O)O[C@H](C)CCC(/C=C/C(=O)OC(C)(C)C)O[Si](C)(C)C(C)(C)C)=C1</text:p>
          </table:table-cell>
          <table:table-cell table:style-name="ce8" office:value-type="string" calcext:value-type="string">
            <text:p>InChI=1S/C28H46O7Si/c1-20(33-26(30)18-21-16-23(31-8)19-24(17-21)32-9)12-13-22(35-36(10,11)28(5,6)7)14-15-25(29)34-27(2,3)4/h14-17,19-20,22H,12-13,18H2,1-11H3/b15-14+/t20-,22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0" calcext:value-type="float">
            <text:p>404336680</text:p>
          </table:table-cell>
          <table:table-cell table:style-name="ce34" office:value-type="float" office:value="145865196" calcext:value-type="float">
            <text:p>14586519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4</text:p>
          </table:table-cell>
          <table:table-cell table:style-name="ce8" office:value-type="string" calcext:value-type="string">
            <text:p>IIVDNWQRDAGJEJ-RYIQHWKJSA-N</text:p>
          </table:table-cell>
          <table:table-cell table:style-name="ce8" office:value-type="string" calcext:value-type="string">
            <text:p>COC1=CC(OC)=CC(CC(=O)O[C@H](C)CCC(O)/C=C/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9-12,14-15,17,23H,7-8,13H2,1-6H3/b10-9+/t15-,17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1" calcext:value-type="float">
            <text:p>404336681</text:p>
          </table:table-cell>
          <table:table-cell table:style-name="ce34" office:value-type="float" office:value="145865197" calcext:value-type="float">
            <text:p>14586519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5</text:p>
          </table:table-cell>
          <table:table-cell table:style-name="ce8" office:value-type="string" calcext:value-type="string">
            <text:p>FAAQVCGKDZTTIJ-BOLDSZDNSA-N</text:p>
          </table:table-cell>
          <table:table-cell table:style-name="ce8" office:value-type="string" calcext:value-type="string">
            <text:p>COC1=CC(OC)=CC(CC(=O)O[C@H](C)CCC(=O)/C=C/C(=O)OC(C)(C)C)=C1</text:p>
          </table:table-cell>
          <table:table-cell table:style-name="ce8" office:value-type="string" calcext:value-type="string">
            <text:p>InChI=1S/C22H30O7/c1-15(7-8-17(23)9-10-20(24)29-22(2,3)4)28-21(25)13-16-11-18(26-5)14-19(12-16)27-6/h9-12,14-15H,7-8,13H2,1-6H3/b10-9+/t15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2" calcext:value-type="float">
            <text:p>404336682</text:p>
          </table:table-cell>
          <table:table-cell table:style-name="ce34" office:value-type="float" office:value="145865198" calcext:value-type="float">
            <text:p>14586519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6</text:p>
          </table:table-cell>
          <table:table-cell table:style-name="ce8" office:value-type="string" calcext:value-type="string">
            <text:p>UXZXQABAQBOVRS-OAHLLOKOSA-N</text:p>
          </table:table-cell>
          <table:table-cell table:style-name="ce8" office:value-type="string" calcext:value-type="string">
            <text:p>COC1=CC(OC)=CC(CC(=O)O[C@H](C)CCC(=O)CC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11-12,14-15H,7-10,13H2,1-6H3/t15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3" calcext:value-type="float">
            <text:p>404336683</text:p>
          </table:table-cell>
          <table:table-cell table:style-name="ce34" office:value-type="float" office:value="145865199" calcext:value-type="float">
            <text:p>14586519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7</text:p>
          </table:table-cell>
          <table:table-cell table:style-name="ce8" office:value-type="string" calcext:value-type="string">
            <text:p>HJMCTFLEHVYDGZ-GFCCVEGCSA-N</text:p>
          </table:table-cell>
          <table:table-cell table:style-name="ce8" office:value-type="string" calcext:value-type="string">
            <text:p>COC1=CC(OC)=CC(CC(=O)O[C@H](C)CCC(=O)CCC(=O)O)=C1</text:p>
          </table:table-cell>
          <table:table-cell table:style-name="ce8" office:value-type="string" calcext:value-type="string">
            <text:p>InChI=1S/C18H24O7/c1-12(4-5-14(19)6-7-17(20)21)25-18(22)10-13-8-15(23-2)11-16(9-13)24-3/h8-9,11-12H,4-7,10H2,1-3H3,(H,20,21)/t12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4" calcext:value-type="float">
            <text:p>404336684</text:p>
          </table:table-cell>
          <table:table-cell table:style-name="ce34" office:value-type="float" office:value="145865200" calcext:value-type="float">
            <text:p>14586520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48</text:p>
          </table:table-cell>
          <table:table-cell table:style-name="ce8" office:value-type="string" calcext:value-type="string">
            <text:p>KRQWRMMUXJAOLH-UHFFFAOYSA-N</text:p>
          </table:table-cell>
          <table:table-cell table:style-name="ce8" office:value-type="string" calcext:value-type="string">
            <text:p>OB(O)C1=CC(OCC2=CC=CC=C2)=CC(OCC2=CC=CC=C2)=C1</text:p>
          </table:table-cell>
          <table:table-cell table:style-name="ce8" office:value-type="string" calcext:value-type="string">
            <text:p>InChI=1S/C20H19BO4/c22-21(23)18-11-19(24-14-16-7-3-1-4-8-16)13-20(12-18)25-15-17-9-5-2-6-10-17/h1-13,22-23H,14-15H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5" calcext:value-type="float">
            <text:p>404336685</text:p>
          </table:table-cell>
          <table:table-cell table:style-name="ce34" office:value-type="float" office:value="75486118" calcext:value-type="float">
            <text:p>754861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9</text:p>
          </table:table-cell>
          <table:table-cell table:style-name="ce8" office:value-type="string" calcext:value-type="string">
            <text:p>LTWFCCRDBRERPW-GOSISDBHSA-N</text:p>
          </table:table-cell>
          <table:table-cell table:style-name="ce8" office:value-type="string" calcext:value-type="string">
            <text:p>C=CC[C@H](CCO[Si](C)(C)C(C)(C)C)OCC1=CC=CC=C1</text:p>
          </table:table-cell>
          <table:table-cell table:style-name="ce8" office:value-type="string" calcext:value-type="string">
            <text:p>InChI=1S/C19H32O2Si/c1-7-11-18(20-16-17-12-9-8-10-13-17)14-15-21-22(5,6)19(2,3)4/h7-10,12-13,18H,1,11,14-16H2,2-6H3/t18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6" calcext:value-type="float">
            <text:p>404336686</text:p>
          </table:table-cell>
          <table:table-cell table:style-name="ce34" office:value-type="float" office:value="145865201" calcext:value-type="float">
            <text:p>14586520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0</text:p>
          </table:table-cell>
          <table:table-cell table:style-name="ce8" office:value-type="string" calcext:value-type="string">
            <text:p>MZWNLAINIJOSLB-QGZVFWFLSA-N</text:p>
          </table:table-cell>
          <table:table-cell table:style-name="ce8" office:value-type="string" calcext:value-type="string">
            <text:p>CC(C)(C)[Si](C)(C)OCC[C@@H](CC=O)OCC1=CC=CC=C1</text:p>
          </table:table-cell>
          <table:table-cell table:style-name="ce8" office:value-type="string" calcext:value-type="string">
            <text:p>InChI=1S/C18H30O3Si/c1-18(2,3)22(4,5)21-14-12-17(11-13-19)20-15-16-9-7-6-8-10-16/h6-10,13,17H,11-12,14-15H2,1-5H3/t17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7" calcext:value-type="float">
            <text:p>404336687</text:p>
          </table:table-cell>
          <table:table-cell table:style-name="ce34" office:value-type="float" office:value="145865202" calcext:value-type="float">
            <text:p>14586520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1</text:p>
          </table:table-cell>
          <table:table-cell table:style-name="ce8" office:value-type="string" calcext:value-type="string">
            <text:p>PQFXUDQCKXBTGG-PMACEKPBSA-N</text:p>
          </table:table-cell>
          <table:table-cell table:style-name="ce8" office:value-type="string" calcext:value-type="string">
            <text:p>C=CC[C@H](O)C[C@H](CCO[Si](C)(C)C(C)(C)C)OCC1=CC=CC=C1</text:p>
          </table:table-cell>
          <table:table-cell table:style-name="ce8" office:value-type="string" calcext:value-type="string">
            <text:p>InChI=1S/C21H36O3Si/c1-7-11-19(22)16-20(23-17-18-12-9-8-10-13-18)14-15-24-25(5,6)21(2,3)4/h7-10,12-13,19-20,22H,1,11,14-17H2,2-6H3/t19-,2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8" calcext:value-type="float">
            <text:p>404336688</text:p>
          </table:table-cell>
          <table:table-cell table:style-name="ce34" office:value-type="float" office:value="145865203" calcext:value-type="float">
            <text:p>14586520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2</text:p>
          </table:table-cell>
          <table:table-cell table:style-name="ce8" office:value-type="string" calcext:value-type="string">
            <text:p>RCGMESYCTGBSDG-DQEYMECFSA-N</text:p>
          </table:table-cell>
          <table:table-cell table:style-name="ce8" office:value-type="string" calcext:value-type="string">
            <text:p>C=CC[C@@H](C[C@H](CCO[Si](C)(C)C(C)(C)C)OCC1=CC=CC=C1)O[Si](C)(C)C(C)(C)C</text:p>
          </table:table-cell>
          <table:table-cell table:style-name="ce8" office:value-type="string" calcext:value-type="string">
            <text:p>InChI=1S/C27H50O3Si2/c1-12-16-25(30-32(10,11)27(5,6)7)21-24(28-22-23-17-14-13-15-18-23)19-20-29-31(8,9)26(2,3)4/h12-15,17-18,24-25H,1,16,19-22H2,2-11H3/t24-,25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9" calcext:value-type="float">
            <text:p>404336689</text:p>
          </table:table-cell>
          <table:table-cell table:style-name="ce34" office:value-type="float" office:value="101539106" calcext:value-type="float">
            <text:p>1015391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3</text:p>
          </table:table-cell>
          <table:table-cell table:style-name="ce8" office:value-type="string" calcext:value-type="string">
            <text:p>SQLXSQPHEKPTKL-VHSXEESVSA-N</text:p>
          </table:table-cell>
          <table:table-cell table:style-name="ce8" office:value-type="string" calcext:value-type="string">
            <text:p>C=CC[C@@H](O)[C@@H](C)CCCC</text:p>
          </table:table-cell>
          <table:table-cell table:style-name="ce8" office:value-type="string" calcext:value-type="string">
            <text:p>InChI=1S/C10H20O/c1-4-6-8-9(3)10(11)7-5-2/h5,9-11H,2,4,6-8H2,1,3H3/t9-,10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0" calcext:value-type="float">
            <text:p>404336690</text:p>
          </table:table-cell>
          <table:table-cell table:style-name="ce34" office:value-type="float" office:value="145865204" calcext:value-type="float">
            <text:p>14586520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4</text:p>
          </table:table-cell>
          <table:table-cell table:style-name="ce8" office:value-type="string" calcext:value-type="string">
            <text:p>UUQDALMPWPWMTC-JKSUJKDBSA-N</text:p>
          </table:table-cell>
          <table:table-cell table:style-name="ce8" office:value-type="string" calcext:value-type="string">
            <text:p>C=CC[C@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1" calcext:value-type="float">
            <text:p>404336691</text:p>
          </table:table-cell>
          <table:table-cell table:style-name="ce34" office:value-type="float" office:value="145865205" calcext:value-type="float">
            <text:p>14586520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5</text:p>
          </table:table-cell>
          <table:table-cell table:style-name="ce8" office:value-type="string" calcext:value-type="string">
            <text:p>DWIINQGGNNDEMP-LSDHHAIUSA-N</text:p>
          </table:table-cell>
          <table:table-cell table:style-name="ce8" office:value-type="string" calcext:value-type="string">
            <text:p>CCCC[C@H](C)[C@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2" calcext:value-type="float">
            <text:p>404336692</text:p>
          </table:table-cell>
          <table:table-cell table:style-name="ce34" office:value-type="float" office:value="145865206" calcext:value-type="float">
            <text:p>1458652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6</text:p>
          </table:table-cell>
          <table:table-cell table:style-name="ce8" office:value-type="string" calcext:value-type="string">
            <text:p>OKYXNPWBNJPPQF-RPCGPGEBSA-N</text:p>
          </table:table-cell>
          <table:table-cell table:style-name="ce8" office:value-type="string" calcext:value-type="string">
            <text:p>C=CC(O)C[C@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3" calcext:value-type="float">
            <text:p>404336693</text:p>
          </table:table-cell>
          <table:table-cell table:style-name="ce34" office:value-type="float" office:value="145865207" calcext:value-type="float">
            <text:p>14586520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7</text:p>
          </table:table-cell>
          <table:table-cell table:style-name="ce8" office:value-type="string" calcext:value-type="string">
            <text:p>KRDVMRMOYADWLD-DOTOQJQBSA-N</text:p>
          </table:table-cell>
          <table:table-cell table:style-name="ce8" office:value-type="string" calcext:value-type="string">
            <text:p>C=CC(=O)C[C@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4" calcext:value-type="float">
            <text:p>404336694</text:p>
          </table:table-cell>
          <table:table-cell table:style-name="ce34" office:value-type="float" office:value="145865208" calcext:value-type="float">
            <text:p>14586520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8</text:p>
          </table:table-cell>
          <table:table-cell table:style-name="ce8" office:value-type="string" calcext:value-type="string">
            <text:p>JJLHVOUCVNWGTH-OKCNWPCTSA-N</text:p>
          </table:table-cell>
          <table:table-cell table:style-name="ce8" office:value-type="string" calcext:value-type="string">
            <text:p>CCCC[C@H](C)[C@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5" calcext:value-type="float">
            <text:p>404336695</text:p>
          </table:table-cell>
          <table:table-cell table:style-name="ce34" office:value-type="float" office:value="145865209" calcext:value-type="float">
            <text:p>1458652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9</text:p>
          </table:table-cell>
          <table:table-cell table:style-name="ce8" office:value-type="string" calcext:value-type="string">
            <text:p>DKVHZMJCPPLSFF-GEODFTHISA-N</text:p>
          </table:table-cell>
          <table:table-cell table:style-name="ce8" office:value-type="string" calcext:value-type="string">
            <text:p>CCCC[C@H](C)[C@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6" calcext:value-type="float">
            <text:p>404336696</text:p>
          </table:table-cell>
          <table:table-cell table:style-name="ce34" office:value-type="float" office:value="145865210" calcext:value-type="float">
            <text:p>1458652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0</text:p>
          </table:table-cell>
          <table:table-cell table:style-name="ce8" office:value-type="string" calcext:value-type="string">
            <text:p>GNTLDFLKVDUSSV-TUONYQKMSA-N</text:p>
          </table:table-cell>
          <table:table-cell table:style-name="ce8" office:value-type="string" calcext:value-type="string">
            <text:p>CCCC[C@H](C)[C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7" calcext:value-type="float">
            <text:p>404336697</text:p>
          </table:table-cell>
          <table:table-cell table:style-name="ce34" office:value-type="float" office:value="145865211" calcext:value-type="float">
            <text:p>1458652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1</text:p>
          </table:table-cell>
          <table:table-cell table:style-name="ce8" office:value-type="string" calcext:value-type="string">
            <text:p>OYUGVFAQWFIZRU-UTJJKTFZSA-N</text:p>
          </table:table-cell>
          <table:table-cell table:style-name="ce8" office:value-type="string" calcext:value-type="string">
            <text:p>CCCC[C@H](C)[C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8" calcext:value-type="float">
            <text:p>404336698</text:p>
          </table:table-cell>
          <table:table-cell table:style-name="ce34" office:value-type="float" office:value="145865212" calcext:value-type="float">
            <text:p>1458652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2</text:p>
          </table:table-cell>
          <table:table-cell table:style-name="ce8" office:value-type="string" calcext:value-type="string">
            <text:p>ZXSHVZZUUKBSLA-QWENMDFYSA-N</text:p>
          </table:table-cell>
          <table:table-cell table:style-name="ce8" office:value-type="string" calcext:value-type="string">
            <text:p>CCCC[C@H](C)[C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9" calcext:value-type="float">
            <text:p>404336699</text:p>
          </table:table-cell>
          <table:table-cell table:style-name="ce34" office:value-type="float" office:value="145865213" calcext:value-type="float">
            <text:p>1458652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3</text:p>
          </table:table-cell>
          <table:table-cell table:style-name="ce8" office:value-type="string" calcext:value-type="string">
            <text:p>SQLXSQPHEKPTKL-UWVGGRQHSA-N</text:p>
          </table:table-cell>
          <table:table-cell table:style-name="ce8" office:value-type="string" calcext:value-type="string">
            <text:p>C=CC[C@H](O)[C@@H](C)CCCC</text:p>
          </table:table-cell>
          <table:table-cell table:style-name="ce8" office:value-type="string" calcext:value-type="string">
            <text:p>InChI=1S/C10H20O/c1-4-6-8-9(3)10(11)7-5-2/h5,9-11H,2,4,6-8H2,1,3H3/t9-,1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0" calcext:value-type="float">
            <text:p>404336700</text:p>
          </table:table-cell>
          <table:table-cell table:style-name="ce34" office:value-type="float" office:value="145865214" calcext:value-type="float">
            <text:p>1458652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4</text:p>
          </table:table-cell>
          <table:table-cell table:style-name="ce8" office:value-type="string" calcext:value-type="string">
            <text:p>UUQDALMPWPWMTC-HOTGVXAUSA-N</text:p>
          </table:table-cell>
          <table:table-cell table:style-name="ce8" office:value-type="string" calcext:value-type="string">
            <text:p>C=CC[C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1" calcext:value-type="float">
            <text:p>404336701</text:p>
          </table:table-cell>
          <table:table-cell table:style-name="ce34" office:value-type="float" office:value="145865215" calcext:value-type="float">
            <text:p>1458652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5</text:p>
          </table:table-cell>
          <table:table-cell table:style-name="ce8" office:value-type="string" calcext:value-type="string">
            <text:p>DWIINQGGNNDEMP-GJZGRUSLSA-N</text:p>
          </table:table-cell>
          <table:table-cell table:style-name="ce8" office:value-type="string" calcext:value-type="string">
            <text:p>CCCC[C@H](C)[C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2" calcext:value-type="float">
            <text:p>404336702</text:p>
          </table:table-cell>
          <table:table-cell table:style-name="ce34" office:value-type="float" office:value="145865216" calcext:value-type="float">
            <text:p>1458652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6</text:p>
          </table:table-cell>
          <table:table-cell table:style-name="ce8" office:value-type="string" calcext:value-type="string">
            <text:p>OKYXNPWBNJPPQF-QRFGZVGRSA-N</text:p>
          </table:table-cell>
          <table:table-cell table:style-name="ce8" office:value-type="string" calcext:value-type="string">
            <text:p>C=CC(O)C[C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3" calcext:value-type="float">
            <text:p>404336703</text:p>
          </table:table-cell>
          <table:table-cell table:style-name="ce34" office:value-type="float" office:value="145865217" calcext:value-type="float">
            <text:p>1458652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7</text:p>
          </table:table-cell>
          <table:table-cell table:style-name="ce8" office:value-type="string" calcext:value-type="string">
            <text:p>KRDVMRMOYADWLD-RDJZCZTQSA-N</text:p>
          </table:table-cell>
          <table:table-cell table:style-name="ce8" office:value-type="string" calcext:value-type="string">
            <text:p>C=CC(=O)C[C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4" calcext:value-type="float">
            <text:p>404336704</text:p>
          </table:table-cell>
          <table:table-cell table:style-name="ce34" office:value-type="float" office:value="145865218" calcext:value-type="float">
            <text:p>1458652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8</text:p>
          </table:table-cell>
          <table:table-cell table:style-name="ce8" office:value-type="string" calcext:value-type="string">
            <text:p>JJLHVOUCVNWGTH-DARGWUOPSA-N</text:p>
          </table:table-cell>
          <table:table-cell table:style-name="ce8" office:value-type="string" calcext:value-type="string">
            <text:p>CCCC[C@H](C)[C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5" calcext:value-type="float">
            <text:p>404336705</text:p>
          </table:table-cell>
          <table:table-cell table:style-name="ce34" office:value-type="float" office:value="145865219" calcext:value-type="float">
            <text:p>1458652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9</text:p>
          </table:table-cell>
          <table:table-cell table:style-name="ce8" office:value-type="string" calcext:value-type="string">
            <text:p>DKVHZMJCPPLSFF-IRJSLHMBSA-N</text:p>
          </table:table-cell>
          <table:table-cell table:style-name="ce8" office:value-type="string" calcext:value-type="string">
            <text:p>CCCC[C@H](C)[C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6" calcext:value-type="float">
            <text:p>404336706</text:p>
          </table:table-cell>
          <table:table-cell table:style-name="ce34" office:value-type="float" office:value="145865220" calcext:value-type="float">
            <text:p>1458652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0</text:p>
          </table:table-cell>
          <table:table-cell table:style-name="ce8" office:value-type="string" calcext:value-type="string">
            <text:p>GNTLDFLKVDUSSV-UYDQTSAYSA-N</text:p>
          </table:table-cell>
          <table:table-cell table:style-name="ce8" office:value-type="string" calcext:value-type="string">
            <text:p>CCCC[C@H](C)[C@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7" calcext:value-type="float">
            <text:p>404336707</text:p>
          </table:table-cell>
          <table:table-cell table:style-name="ce34" office:value-type="float" office:value="145865221" calcext:value-type="float">
            <text:p>1458652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1</text:p>
          </table:table-cell>
          <table:table-cell table:style-name="ce8" office:value-type="string" calcext:value-type="string">
            <text:p>OYUGVFAQWFIZRU-MDVMAHDLSA-N</text:p>
          </table:table-cell>
          <table:table-cell table:style-name="ce8" office:value-type="string" calcext:value-type="string">
            <text:p>CCCC[C@H](C)[C@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8" calcext:value-type="float">
            <text:p>404336708</text:p>
          </table:table-cell>
          <table:table-cell table:style-name="ce34" office:value-type="float" office:value="145865222" calcext:value-type="float">
            <text:p>1458652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2</text:p>
          </table:table-cell>
          <table:table-cell table:style-name="ce8" office:value-type="string" calcext:value-type="string">
            <text:p>ZXSHVZZUUKBSLA-NIKBPUCZSA-N</text:p>
          </table:table-cell>
          <table:table-cell table:style-name="ce8" office:value-type="string" calcext:value-type="string">
            <text:p>CCCC[C@H](C)[C@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9" calcext:value-type="float">
            <text:p>404336709</text:p>
          </table:table-cell>
          <table:table-cell table:style-name="ce34" office:value-type="float" office:value="145865223" calcext:value-type="float">
            <text:p>1458652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3</text:p>
          </table:table-cell>
          <table:table-cell table:style-name="ce8" office:value-type="string" calcext:value-type="string">
            <text:p>VUCZVYMPRNMZGD-CYBMUJFWSA-N</text:p>
          </table:table-cell>
          <table:table-cell table:style-name="ce8" office:value-type="string" calcext:value-type="string">
            <text:p>C=CC[C@@H](O)CCCCO[Si](C)(C)C(C)(C)C</text:p>
          </table:table-cell>
          <table:table-cell table:style-name="ce8" office:value-type="string" calcext:value-type="string">
            <text:p>InChI=1S/C14H30O2Si/c1-7-10-13(15)11-8-9-12-16-17(5,6)14(2,3)4/h7,13,15H,1,8-12H2,2-6H3/t13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0" calcext:value-type="float">
            <text:p>404336710</text:p>
          </table:table-cell>
          <table:table-cell table:style-name="ce34" office:value-type="float" office:value="145865224" calcext:value-type="float">
            <text:p>1458652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4</text:p>
          </table:table-cell>
          <table:table-cell table:style-name="ce8" office:value-type="string" calcext:value-type="string">
            <text:p>KQNNTAMQNPAFPF-OAHLLOKOSA-N</text:p>
          </table:table-cell>
          <table:table-cell table:style-name="ce8" office:value-type="string" calcext:value-type="string">
            <text:p>C=CC[C@H](CCCCO[Si](C)(C)C(C)(C)C)OC(=O)C=C</text:p>
          </table:table-cell>
          <table:table-cell table:style-name="ce8" office:value-type="string" calcext:value-type="string">
            <text:p>InChI=1S/C17H32O3Si/c1-8-12-15(20-16(18)9-2)13-10-11-14-19-21(6,7)17(3,4)5/h8-9,15H,1-2,10-14H2,3-7H3/t15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1" calcext:value-type="float">
            <text:p>404336711</text:p>
          </table:table-cell>
          <table:table-cell table:style-name="ce34" office:value-type="float" office:value="145865225" calcext:value-type="float">
            <text:p>1458652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5</text:p>
          </table:table-cell>
          <table:table-cell table:style-name="ce8" office:value-type="string" calcext:value-type="string">
            <text:p>NZIQUSHABBQKNK-ZDUSSCGKSA-N</text:p>
          </table:table-cell>
          <table:table-cell table:style-name="ce8" office:value-type="string" calcext:value-type="string">
            <text:p>CC(C)(C)[Si](C)(C)OCCCC[C@H]1CC=CC(=O)O1</text:p>
          </table:table-cell>
          <table:table-cell table:style-name="ce8" office:value-type="string" calcext:value-type="string">
            <text:p>InChI=1S/C15H28O3Si/c1-15(2,3)19(4,5)17-12-7-6-9-13-10-8-11-14(16)18-13/h8,11,13H,6-7,9-10,12H2,1-5H3/t13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2" calcext:value-type="float">
            <text:p>404336712</text:p>
          </table:table-cell>
          <table:table-cell table:style-name="ce34" office:value-type="float" office:value="145865226" calcext:value-type="float">
            <text:p>1458652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6</text:p>
          </table:table-cell>
          <table:table-cell table:style-name="ce8" office:value-type="string" calcext:value-type="string">
            <text:p>WMJNSFIYURVAPN-KBPBESRZSA-N</text:p>
          </table:table-cell>
          <table:table-cell table:style-name="ce8" office:value-type="string" calcext:value-type="string">
            <text:p>C[C@@H]1CC(=O)O[C@@H](CCCCO[Si](C)(C)C(C)(C)C)C1</text:p>
          </table:table-cell>
          <table:table-cell table:style-name="ce8" office:value-type="string" calcext:value-type="string">
            <text:p>InChI=1S/C16H32O3Si/c1-13-11-14(19-15(17)12-13)9-7-8-10-18-20(5,6)16(2,3)4/h13-14H,7-12H2,1-6H3/t13-,14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3" calcext:value-type="float">
            <text:p>404336713</text:p>
          </table:table-cell>
          <table:table-cell table:style-name="ce34" office:value-type="float" office:value="145865227" calcext:value-type="float">
            <text:p>1458652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7</text:p>
          </table:table-cell>
          <table:table-cell table:style-name="ce8" office:value-type="string" calcext:value-type="string">
            <text:p>YDPDETOWMOUQJN-IUCAKERBSA-N</text:p>
          </table:table-cell>
          <table:table-cell table:style-name="ce8" office:value-type="string" calcext:value-type="string">
            <text:p>C[C@@H]1CC(=O)O[C@@H](CCCCO)C1</text:p>
          </table:table-cell>
          <table:table-cell table:style-name="ce8" office:value-type="string" calcext:value-type="string">
            <text:p>InChI=1S/C10H18O3/c1-8-6-9(4-2-3-5-11)13-10(12)7-8/h8-9,11H,2-7H2,1H3/t8-,9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4" calcext:value-type="float">
            <text:p>404336714</text:p>
          </table:table-cell>
          <table:table-cell table:style-name="ce34" office:value-type="float" office:value="145865228" calcext:value-type="float">
            <text:p>1458652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8</text:p>
          </table:table-cell>
          <table:table-cell table:style-name="ce8" office:value-type="string" calcext:value-type="string">
            <text:p>VPJAEJZTALQXEI-IUCAKERBSA-N</text:p>
          </table:table-cell>
          <table:table-cell table:style-name="ce8" office:value-type="string" calcext:value-type="string">
            <text:p>C[C@@H]1CC(=O)O[C@@H](CCCC=O)C1</text:p>
          </table:table-cell>
          <table:table-cell table:style-name="ce8" office:value-type="string" calcext:value-type="string">
            <text:p>InChI=1S/C10H16O3/c1-8-6-9(4-2-3-5-11)13-10(12)7-8/h5,8-9H,2-4,6-7H2,1H3/t8-,9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5" calcext:value-type="float">
            <text:p>404336715</text:p>
          </table:table-cell>
          <table:table-cell table:style-name="ce34" office:value-type="float" office:value="145865229" calcext:value-type="float">
            <text:p>1458652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9</text:p>
          </table:table-cell>
          <table:table-cell table:style-name="ce8" office:value-type="string" calcext:value-type="string">
            <text:p>LGYGVIJQGNEXSJ-SRVKXCTJSA-N</text:p>
          </table:table-cell>
          <table:table-cell table:style-name="ce8" office:value-type="string" calcext:value-type="string">
            <text:p>C=CC[C@H](O)CCC[C@H]1C[C@H](C)CC(=O)O1</text:p>
          </table:table-cell>
          <table:table-cell table:style-name="ce8" office:value-type="string" calcext:value-type="string">
            <text:p>InChI=1S/C13H22O3/c1-3-5-11(14)6-4-7-12-8-10(2)9-13(15)16-12/h3,10-12,14H,1,4-9H2,2H3/t10-,11-,12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6" calcext:value-type="float">
            <text:p>404336716</text:p>
          </table:table-cell>
          <table:table-cell table:style-name="ce34" office:value-type="float" office:value="145865230" calcext:value-type="float">
            <text:p>1458652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0</text:p>
          </table:table-cell>
          <table:table-cell table:style-name="ce8" office:value-type="string" calcext:value-type="string">
            <text:p>BDHNZYKDWWLCSW-SJGBDUFXSA-N</text:p>
          </table:table-cell>
          <table:table-cell table:style-name="ce8" office:value-type="string" calcext:value-type="string">
            <text:p>C[C@@H]1CC(=O)O[C@@H](CCC[C@@H](O)C/C=C/C=O)C1</text:p>
          </table:table-cell>
          <table:table-cell table:style-name="ce8" office:value-type="string" calcext:value-type="string">
            <text:p>InChI=1S/C14H22O4/c1-11-9-13(18-14(17)10-11)7-4-6-12(16)5-2-3-8-15/h2-3,8,11-13,16H,4-7,9-10H2,1H3/b3-2+/t11-,12-,13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7" calcext:value-type="float">
            <text:p>404336717</text:p>
          </table:table-cell>
          <table:table-cell table:style-name="ce34" office:value-type="float" office:value="145865231" calcext:value-type="float">
            <text:p>1458652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1</text:p>
          </table:table-cell>
          <table:table-cell table:style-name="ce8" office:value-type="string" calcext:value-type="string">
            <text:p>YECSDPRPERACIJ-MRUBZEKTSA-N</text:p>
          </table:table-cell>
          <table:table-cell table:style-name="ce8" office:value-type="string" calcext:value-type="string">
            <text:p>CC[Si](CC)(CC)O[C@@H](C/C=C/C=O)CCC[C@H]1C[C@H](C)CC(=O)O1</text:p>
          </table:table-cell>
          <table:table-cell table:style-name="ce8" office:value-type="string" calcext:value-type="string">
            <text:p>InChI=1S/C20H36O4Si/c1-5-25(6-2,7-3)24-18(11-8-9-14-21)12-10-13-19-15-17(4)16-20(22)23-19/h8-9,14,17-19H,5-7,10-13,15-16H2,1-4H3/b9-8+/t17-,18-,19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8" calcext:value-type="float">
            <text:p>404336718</text:p>
          </table:table-cell>
          <table:table-cell table:style-name="ce34" office:value-type="float" office:value="145865232" calcext:value-type="float">
            <text:p>1458652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2</text:p>
          </table:table-cell>
          <table:table-cell table:style-name="ce8" office:value-type="string" calcext:value-type="string">
            <text:p>GBIZBQNCVWWTCO-FMDULJGASA-N</text:p>
          </table:table-cell>
          <table:table-cell table:style-name="ce8" office:value-type="string" calcext:value-type="string">
            <text:p>C=CC[C@H](O)/C=C/C[C@@H](CCC[C@H]1C[C@H](C)CC(=O)O1)O[Si](CC)(CC)CC</text:p>
          </table:table-cell>
          <table:table-cell table:style-name="ce8" office:value-type="string" calcext:value-type="string">
            <text:p>InChI=1S/C23H42O4Si/c1-6-12-20(24)13-10-14-21(27-28(7-2,8-3)9-4)15-11-16-22-17-19(5)18-23(25)26-22/h6,10,13,19-22,24H,1,7-9,11-12,14-18H2,2-5H3/b13-10+/t19-,20-,21-,22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9" calcext:value-type="float">
            <text:p>404336719</text:p>
          </table:table-cell>
          <table:table-cell table:style-name="ce34" office:value-type="float" office:value="145865233" calcext:value-type="float">
            <text:p>1458652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3</text:p>
          </table:table-cell>
          <table:table-cell table:style-name="ce8" office:value-type="string" calcext:value-type="string">
            <text:p>SQDUBRKATKTOLO-FTFORZJQSA-N</text:p>
          </table:table-cell>
          <table:table-cell table:style-name="ce8" office:value-type="string" calcext:value-type="string">
            <text:p>CC[Si](CC)(CC)O[C@@H](C/C=C/[C@@H](O)C/C=C/C=O)CCC[C@H]1C[C@H](C)CC(=O)O1</text:p>
          </table:table-cell>
          <table:table-cell table:style-name="ce8" office:value-type="string" calcext:value-type="string">
            <text:p>InChI=1S/C24H42O5Si/c1-5-30(6-2,7-3)29-22(14-10-13-21(26)12-8-9-17-25)15-11-16-23-18-20(4)19-24(27)28-23/h8-10,13,17,20-23,26H,5-7,11-12,14-16,18-19H2,1-4H3/b9-8+,13-10+/t20-,21-,22-,23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0" calcext:value-type="float">
            <text:p>404336720</text:p>
          </table:table-cell>
          <table:table-cell table:style-name="ce34" office:value-type="float" office:value="145865234" calcext:value-type="float">
            <text:p>1458652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4</text:p>
          </table:table-cell>
          <table:table-cell table:style-name="ce8" office:value-type="string" calcext:value-type="string">
            <text:p>AOEGONYFRUZBRS-ALBOCDFUSA-N</text:p>
          </table:table-cell>
          <table:table-cell table:style-name="ce8" office:value-type="string" calcext:value-type="string">
            <text:p>CC[Si](CC)(CC)O[C@H](/C=C/C[C@@H](CCC[C@H]1C[C@H](C)CC(=O)O1)O[Si](CC)(CC)CC)C/C=C/C=O</text:p>
          </table:table-cell>
          <table:table-cell table:style-name="ce8" office:value-type="string" calcext:value-type="string">
            <text:p>InChI=1S/C30H56O5Si2/c1-8-36(9-2,10-3)34-27(18-14-15-23-31)19-16-20-28(35-37(11-4,12-5)13-6)21-17-22-29-24-26(7)25-30(32)33-29/h14-16,19,23,26-29H,8-13,17-18,20-22,24-25H2,1-7H3/b15-14+,19-16+/t26-,27-,28-,29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1" calcext:value-type="float">
            <text:p>404336721</text:p>
          </table:table-cell>
          <table:table-cell table:style-name="ce34" office:value-type="float" office:value="145865235" calcext:value-type="float">
            <text:p>1458652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85</text:p>
          </table:table-cell>
          <table:table-cell table:style-name="ce8" office:value-type="string" calcext:value-type="string">
            <text:p>NNHMMCLLOSKXRP-PQQVOIFOSA-N</text:p>
          </table:table-cell>
          <table:table-cell table:style-name="ce8" office:value-type="string" calcext:value-type="string">
            <text:p>C=CC[C@H](O)/C=C/C[C@@H](/C=C/C[C@@H](CCC[C@H]1C[C@H](C)CC(=O)O1)O[Si](CC)(CC)CC)O[Si](CC)(CC)CC</text:p>
          </table:table-cell>
          <table:table-cell table:style-name="ce8" office:value-type="string" calcext:value-type="string">
            <text:p>InChI=1S/C33H62O5Si2/c1-9-19-29(34)20-16-21-30(37-39(10-2,11-3)12-4)22-17-23-31(38-40(13-5,14-6)15-7)24-18-25-32-26-28(8)27-33(35)36-32/h9,16-17,20,22,28-32,34H,1,10-15,18-19,21,23-27H2,2-8H3/b20-16+,22-17+/t28-,29-,30-,31-,32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2" calcext:value-type="float">
            <text:p>404336722</text:p>
          </table:table-cell>
          <table:table-cell table:style-name="ce34" office:value-type="float" office:value="102497066" calcext:value-type="float">
            <text:p>1024970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6</text:p>
          </table:table-cell>
          <table:table-cell table:style-name="ce8" office:value-type="string" calcext:value-type="string">
            <text:p>KTQJDSQEFYBYQI-HBFCDDGPSA-N</text:p>
          </table:table-cell>
          <table:table-cell table:style-name="ce8" office:value-type="string" calcext:value-type="string">
            <text:p>CC[Si](CC)(CC)O[C@H](/C=C/C[C@@H](CCC[C@H]1C[C@H](C)CC(=O)O1)O[Si](CC)(CC)CC)C/C=C/[C@@H](O)C/C=C/C=O</text:p>
          </table:table-cell>
          <table:table-cell table:style-name="ce8" office:value-type="string" calcext:value-type="string">
            <text:p>InChI=1S/C34H62O6Si2/c1-8-41(9-2,10-3)39-31(21-16-20-30(36)19-14-15-26-35)22-17-23-32(40-42(11-4,12-5)13-6)24-18-25-33-27-29(7)28-34(37)38-33/h14-17,20,22,26,29-33,36H,8-13,18-19,21,23-25,27-28H2,1-7H3/b15-14+,20-16+,22-17+/t29-,30-,31-,32-,33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3" calcext:value-type="float">
            <text:p>404336723</text:p>
          </table:table-cell>
          <table:table-cell table:style-name="ce34" office:value-type="float" office:value="145865236" calcext:value-type="float">
            <text:p>1458652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7</text:p>
          </table:table-cell>
          <table:table-cell table:style-name="ce8" office:value-type="string" calcext:value-type="string">
            <text:p>XCEIVKDHJOQPMR-NEVYPJERSA-N</text:p>
          </table:table-cell>
          <table:table-cell table:style-name="ce8" office:value-type="string" calcext:value-type="string">
            <text:p>CC[Si](CC)(CC)O[C@H](/C=C/C[C@@H](/C=C/C[C@@H](CCC[C@H]1C[C@H](C)CC(=O)O1)O[Si](CC)(CC)CC)O[Si](CC)(CC)CC)C/C=C/C=O</text:p>
          </table:table-cell>
          <table:table-cell table:style-name="ce8" office:value-type="string" calcext:value-type="string">
            <text:p>InChI=1S/C40H76O6Si3/c1-11-47(12-2,13-3)44-36(25-20-21-32-41)26-22-27-37(45-48(14-4,15-5)16-6)28-23-29-38(46-49(17-7,18-8)19-9)30-24-31-39-33-35(10)34-40(42)43-39/h20-23,26,28,32,35-39H,11-19,24-25,27,29-31,33-34H2,1-10H3/b21-20+,26-22+,28-23+/t35-,36-,37-,38-,39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4" calcext:value-type="float">
            <text:p>404336724</text:p>
          </table:table-cell>
          <table:table-cell table:style-name="ce34" office:value-type="float" office:value="145865237" calcext:value-type="float">
            <text:p>1458652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8</text:p>
          </table:table-cell>
          <table:table-cell table:style-name="ce8" office:value-type="string" calcext:value-type="string">
            <text:p>KPKOCFGMHZDWPX-QUKMJEIASA-N</text:p>
          </table:table-cell>
          <table:table-cell table:style-name="ce8" office:value-type="string" calcext:value-type="string">
            <text:p>C=CC[C@H](O)/C=C/C[C@@H](/C=C/C[C@@H](/C=C/C[C@@H](CCC[C@H]1C[C@H](C)CC(=O)O1)O[Si](CC)(CC)CC)O[Si](CC)(CC)CC)O[Si](CC)(CC)CC</text:p>
          </table:table-cell>
          <table:table-cell table:style-name="ce8" office:value-type="string" calcext:value-type="string">
            <text:p>InChI=1S/C43H82O6Si3/c1-12-26-38(44)27-22-28-39(47-50(13-2,14-3)15-4)29-23-30-40(48-51(16-5,17-6)18-7)31-24-32-41(49-52(19-8,20-9)21-10)33-25-34-42-35-37(11)36-43(45)46-42/h12,22-24,27,29,31,37-42,44H,1,13-21,25-26,28,30,32-36H2,2-11H3/b27-22+,29-23+,31-24+/t37-,38-,39-,40-,41-,42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5" calcext:value-type="float">
            <text:p>404336725</text:p>
          </table:table-cell>
          <table:table-cell table:style-name="ce34" office:value-type="float" office:value="145865238" calcext:value-type="float">
            <text:p>1458652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89</text:p>
          </table:table-cell>
          <table:table-cell table:style-name="ce8" office:value-type="string" calcext:value-type="string">
            <text:p>QQXBKPSVYSDLKP-XRQIGBMWSA-N</text:p>
          </table:table-cell>
          <table:table-cell table:style-name="ce8" office:value-type="string" calcext:value-type="string">
            <text:p>C=CC[C@@H](/C=C/C[C@@H](/C=C/C[C@@H](/C=C/C[C@@H](CCC[C@H]1C[C@H](C)CC(=O)O1)O[Si](CC)(CC)CC)O[Si](CC)(CC)CC)O[Si](CC)(CC)CC)O[Si](CC)(CC)CC</text:p>
          </table:table-cell>
          <table:table-cell table:style-name="ce8" office:value-type="string" calcext:value-type="string">
            <text:p>InChI=1S/C49H96O6Si4/c1-15-32-44(52-56(16-2,17-3)18-4)33-28-34-45(53-57(19-5,20-6)21-7)35-29-36-46(54-58(22-8,23-9)24-10)37-30-38-47(55-59(25-11,26-12)27-13)39-31-40-48-41-43(14)42-49(50)51-48/h15,28-30,33,35,37,43-48H,1,16-27,31-32,34,36,38-42H2,2-14H3/b33-28+,35-29+,37-30+/t43-,44-,45-,46-,47-,48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6" calcext:value-type="float">
            <text:p>404336726</text:p>
          </table:table-cell>
          <table:table-cell table:style-name="ce34" office:value-type="float" office:value="102497065" calcext:value-type="float">
            <text:p>1024970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0</text:p>
          </table:table-cell>
          <table:table-cell table:style-name="ce8" office:value-type="string" calcext:value-type="string">
            <text:p>BADXJIPKFRBFOT-UHFFFAOYSA-N</text:p>
          </table:table-cell>
          <table:table-cell table:style-name="ce8" office:value-type="string" calcext:value-type="string">
            <text:p>CC1(C)CC(=O)CC(=O)C1</text:p>
          </table:table-cell>
          <table:table-cell table:style-name="ce8" office:value-type="string" calcext:value-type="string">
            <text:p>InChI=1S/C8H12O2/c1-8(2)4-6(9)3-7(10)5-8/h3-5H2,1-2H3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2" calcext:value-type="float">
            <text:p>404337992</text:p>
          </table:table-cell>
          <table:table-cell table:style-name="ce34" office:value-type="float" office:value="31358" calcext:value-type="float">
            <text:p>313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1</text:p>
          </table:table-cell>
          <table:table-cell table:style-name="ce22" office:value-type="string" calcext:value-type="string">
            <text:p>RMYOPLPHLGBSCY-UHFFFAOYSA-N</text:p>
          </table:table-cell>
          <table:table-cell table:style-name="ce8" office:value-type="string" calcext:value-type="string">
            <text:p>CC1(C)CC(=O)C(C)(C)C(=O)C1</text:p>
          </table:table-cell>
          <table:table-cell table:style-name="ce8" office:value-type="string" calcext:value-type="string">
            <text:p>InChI=1S/C10H16O2/c1-9(2)5-7(11)10(3,4)8(12)6-9/h5-6H2,1-4H3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3" calcext:value-type="float">
            <text:p>404337993</text:p>
          </table:table-cell>
          <table:table-cell table:style-name="ce34" office:value-type="float" office:value="69706" calcext:value-type="float">
            <text:p>6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2</text:p>
          </table:table-cell>
          <table:table-cell table:style-name="ce22" office:value-type="string" calcext:value-type="string">
            <text:p>XONJWJKVJONLNF-OCAPTIKFSA-N</text:p>
          </table:table-cell>
          <table:table-cell table:style-name="ce8" office:value-type="string" calcext:value-type="string">
            <text:p>CC1(C)C[C@H](O)C(C)(C)[C@H](O)C1</text:p>
          </table:table-cell>
          <table:table-cell table:style-name="ce8" office:value-type="string" calcext:value-type="string">
            <text:p>InChI=1S/C10H20O2/c1-9(2)5-7(11)10(3,4)8(12)6-9/h7-8,11-12H,5-6H2,1-4H3/t7-,8+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4" calcext:value-type="float">
            <text:p>404337994</text:p>
          </table:table-cell>
          <table:table-cell table:style-name="ce34" office:value-type="float" office:value="92543349" calcext:value-type="float">
            <text:p>925433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3</text:p>
          </table:table-cell>
          <table:table-cell table:style-name="ce22" office:value-type="string" calcext:value-type="string">
            <text:p>XONJWJKVJONLNF-HTQZYQBOSA-N</text:p>
          </table:table-cell>
          <table:table-cell table:style-name="ce8" office:value-type="string" calcext:value-type="string">
            <text:p>CC1(C)C[C@@H](O)C(C)(C)[C@H](O)C1</text:p>
          </table:table-cell>
          <table:table-cell table:style-name="ce8" office:value-type="string" calcext:value-type="string">
            <text:p>InChI=1S/C10H20O2/c1-9(2)5-7(11)10(3,4)8(12)6-9/h7-8,11-12H,5-6H2,1-4H3/t7-,8-/m1/s1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5" calcext:value-type="float">
            <text:p>404337995</text:p>
          </table:table-cell>
          <table:table-cell table:style-name="ce34" office:value-type="float" office:value="92531549" calcext:value-type="float">
            <text:p>925315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4</text:p>
          </table:table-cell>
          <table:table-cell table:style-name="ce22" office:value-type="string" calcext:value-type="string">
            <text:p>HDIVNFGTFYEQSP-FGZHOGPDSA-N</text:p>
          </table:table-cell>
          <table:table-cell table:style-name="ce8" office:value-type="string" calcext:value-type="string">
            <text:p>CC1=CC=C(S(=O)(=O)O[C@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-/m1/s1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6" calcext:value-type="float">
            <text:p>404337996</text:p>
          </table:table-cell>
          <table:table-cell table:style-name="ce34" office:value-type="float" office:value="145865751" calcext:value-type="float">
            <text:p>1458657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5</text:p>
          </table:table-cell>
          <table:table-cell table:style-name="ce22" office:value-type="string" calcext:value-type="string">
            <text:p>HDIVNFGTFYEQSP-SZPZYZBQSA-N</text:p>
          </table:table-cell>
          <table:table-cell table:style-name="ce8" office:value-type="string" calcext:value-type="string">
            <text:p>CC1=CC=C(S(=O)(=O)O[C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+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7" calcext:value-type="float">
            <text:p>404337997</text:p>
          </table:table-cell>
          <table:table-cell table:style-name="ce34" office:value-type="float" office:value="145865752" calcext:value-type="float">
            <text:p>1458657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6</text:p>
          </table:table-cell>
          <table:table-cell table:style-name="ce22" office:value-type="string" calcext:value-type="string">
            <text:p>LCROYCVZXOXYLQ-NXEZZACHSA-N</text:p>
          </table:table-cell>
          <table:table-cell table:style-name="ce8" office:value-type="string" calcext:value-type="string">
            <text:p>CC1(C)C[C@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-/m1/s1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8" calcext:value-type="float">
            <text:p>404337998</text:p>
          </table:table-cell>
          <table:table-cell table:style-name="ce34" office:value-type="float" office:value="145865753" calcext:value-type="float">
            <text:p>1458657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7</text:p>
          </table:table-cell>
          <table:table-cell table:style-name="ce22" office:value-type="string" calcext:value-type="string">
            <text:p>LCROYCVZXOXYLQ-AOOOYVTPSA-N</text:p>
          </table:table-cell>
          <table:table-cell table:style-name="ce8" office:value-type="string" calcext:value-type="string">
            <text:p>CC1(C)C[C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+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9" calcext:value-type="float">
            <text:p>404337999</text:p>
          </table:table-cell>
          <table:table-cell table:style-name="ce34" office:value-type="float" office:value="145865754" calcext:value-type="float">
            <text:p>1458657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8</text:p>
          </table:table-cell>
          <table:table-cell table:style-name="ce22" office:value-type="string" calcext:value-type="string">
            <text:p>QWBRMOIHXYKAFG-UHFFFAOYSA-N</text:p>
          </table:table-cell>
          <table:table-cell table:style-name="ce8" office:value-type="string" calcext:value-type="string">
            <text:p>CC(C)=CCC(C)(C)CC=O</text:p>
          </table:table-cell>
          <table:table-cell table:style-name="ce8" office:value-type="string" calcext:value-type="string">
            <text:p>InChI=1S/C10H18O/c1-9(2)5-6-10(3,4)7-8-11/h5,8H,6-7H2,1-4H3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0" calcext:value-type="float">
            <text:p>404338000</text:p>
          </table:table-cell>
          <table:table-cell table:style-name="ce34" office:value-type="float" office:value="11744852" calcext:value-type="float">
            <text:p>117448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9</text:p>
          </table:table-cell>
          <table:table-cell table:style-name="ce22" office:value-type="string" calcext:value-type="string">
            <text:p>OVFGZCMSTIEVPJ-UHFFFAOYSA-N</text:p>
          </table:table-cell>
          <table:table-cell table:style-name="ce8" office:value-type="string" calcext:value-type="string">
            <text:p>COC1CC(C)(C)C=CC1(C)C</text:p>
          </table:table-cell>
          <table:table-cell table:style-name="ce8" office:value-type="string" calcext:value-type="string">
            <text:p>InChI=1S/C11H20O/c1-10(2)6-7-11(3,4)9(8-10)12-5/h6-7,9H,8H2,1-5H3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1" calcext:value-type="float">
            <text:p>404338001</text:p>
          </table:table-cell>
          <table:table-cell table:style-name="ce34" office:value-type="float" office:value="145865755" calcext:value-type="float">
            <text:p>1458657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900</text:p>
          </table:table-cell>
          <table:table-cell table:style-name="ce8" office:value-type="string" calcext:value-type="string">
            <text:p>KEBOFPCXLHRSEG-UHFFFAOYSA-N</text:p>
          </table:table-cell>
          <table:table-cell table:style-name="ce8" office:value-type="string" calcext:value-type="string">
            <text:p>O=NC1=CC=C(Br)C=C1</text:p>
          </table:table-cell>
          <table:table-cell table:style-name="ce8" office:value-type="string" calcext:value-type="string">
            <text:p>InChI=1S/C6H4BrNO/c7-5-1-3-6(8-9)4-2-5/h1-4H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2" calcext:value-type="float">
            <text:p>404338002</text:p>
          </table:table-cell>
          <table:table-cell table:style-name="ce34" office:value-type="float" office:value="346563" calcext:value-type="float">
            <text:p>3465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901</text:p>
          </table:table-cell>
          <table:table-cell table:style-name="ce8" office:value-type="string" calcext:value-type="string">
            <text:p>SVJSEJOASMWXGQ-CCEZHUSRSA-N</text:p>
          </table:table-cell>
          <table:table-cell table:style-name="ce8" office:value-type="string" calcext:value-type="string">
            <text:p>BrC1=CC=C(/N=N/C2=CC=CC=C2)C=C1</text:p>
          </table:table-cell>
          <table:table-cell table:style-name="ce8" office:value-type="string" calcext:value-type="string">
            <text:p>InChI=1S/C12H9BrN2/c13-10-6-8-12(9-7-10)15-14-11-4-2-1-3-5-11/h1-9H/b15-14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3" calcext:value-type="float">
            <text:p>404338003</text:p>
          </table:table-cell>
          <table:table-cell table:style-name="ce34" office:value-type="float" office:value="226037" calcext:value-type="float">
            <text:p>22603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02</text:p>
          </table:table-cell>
          <table:table-cell table:style-name="ce8" office:value-type="string" calcext:value-type="string">
            <text:p>WIULIUSUAVALJO-BYYHNAKLSA-N</text:p>
          </table:table-cell>
          <table:table-cell table:style-name="ce8" office:value-type="string" calcext:value-type="string">
            <text:p>COC1=CC=C(N(C2=CC=C(/N=N/C3=CC=CC=C3)C=C2)C2=CC=C(OC)C=C2)C=C1</text:p>
          </table:table-cell>
          <table:table-cell table:style-name="ce8" office:value-type="string" calcext:value-type="string">
            <text:p>InChI=1S/C26H23N3O2/c1-30-25-16-12-23(13-17-25)29(24-14-18-26(31-2)19-15-24)22-10-8-21(9-11-22)28-27-20-6-4-3-5-7-20/h3-19H,1-2H3/b28-27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4" calcext:value-type="float">
            <text:p>404338004</text:p>
          </table:table-cell>
          <table:table-cell table:style-name="ce34" office:value-type="float" office:value="145865756" calcext:value-type="float">
            <text:p>14586575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03</text:p>
          </table:table-cell>
          <table:table-cell table:style-name="ce8" office:value-type="string" calcext:value-type="string">
            <text:p>IIOGSSUNUYQYJQ-FOCLMDBBSA-N</text:p>
          </table:table-cell>
          <table:table-cell table:style-name="ce8" office:value-type="string" calcext:value-type="string">
            <text:p>COC1=CC=C(/N=N/C2=CC=C(Br)C=C2)C=C1</text:p>
          </table:table-cell>
          <table:table-cell table:style-name="ce8" office:value-type="string" calcext:value-type="string">
            <text:p>InChI=1S/C13H11BrN2O/c1-17-13-8-6-12(7-9-13)16-15-11-4-2-10(14)3-5-11/h2-9H,1H3/b16-15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5" calcext:value-type="float">
            <text:p>404338005</text:p>
          </table:table-cell>
          <table:table-cell table:style-name="ce34" office:value-type="float" office:value="101117496" calcext:value-type="float">
            <text:p>10111749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04</text:p>
          </table:table-cell>
          <table:table-cell table:style-name="ce8" office:value-type="string" calcext:value-type="string">
            <text:p>OJHGNXVTWNXTMA-ZQHSETAFSA-N</text:p>
          </table:table-cell>
          <table:table-cell table:style-name="ce8" office:value-type="string" calcext:value-type="string">
            <text:p>COC1=CC=C(/N=N/C2=CC=C(N(C3=CC=C(OC)C=C3)C3=CC=C(OC)C=C3)C=C2)C=C1</text:p>
          </table:table-cell>
          <table:table-cell table:style-name="ce8" office:value-type="string" calcext:value-type="string">
            <text:p>InChI=1S/C27H25N3O3/c1-31-25-14-6-21(7-15-25)29-28-20-4-8-22(9-5-20)30(23-10-16-26(32-2)17-11-23)24-12-18-27(33-3)19-13-24/h4-19H,1-3H3/b29-28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6" calcext:value-type="float">
            <text:p>404338006</text:p>
          </table:table-cell>
          <table:table-cell table:style-name="ce34" office:value-type="float" office:value="145865757" calcext:value-type="float">
            <text:p>14586575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05</text:p>
          </table:table-cell>
          <table:table-cell table:style-name="ce8" office:value-type="string" calcext:value-type="string">
            <text:p>RHIKGCGTJHKUGB-UHFFFAOYSA-N</text:p>
          </table:table-cell>
          <table:table-cell table:style-name="ce8" office:value-type="string" calcext:value-type="string">
            <text:p>O=NC1=CC=CC(Br)=C1</text:p>
          </table:table-cell>
          <table:table-cell table:style-name="ce8" office:value-type="string" calcext:value-type="string">
            <text:p>InChI=1S/C6H4BrNO/c7-5-2-1-3-6(4-5)8-9/h1-4H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7" calcext:value-type="float">
            <text:p>404338007</text:p>
          </table:table-cell>
          <table:table-cell table:style-name="ce34" office:value-type="float" office:value="11830126" calcext:value-type="float">
            <text:p>118301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906</text:p>
          </table:table-cell>
          <table:table-cell table:style-name="ce8" office:value-type="string" calcext:value-type="string">
            <text:p>FMNSVCUNXLMOSA-CCEZHUSRSA-N</text:p>
          </table:table-cell>
          <table:table-cell table:style-name="ce8" office:value-type="string" calcext:value-type="string">
            <text:p>BrC1=CC=CC(/N=N/C2=CC=CC=C2)=C1</text:p>
          </table:table-cell>
          <table:table-cell table:style-name="ce8" office:value-type="string" calcext:value-type="string">
            <text:p>InChI=1S/C12H9BrN2/c13-10-5-4-8-12(9-10)15-14-11-6-2-1-3-7-11/h1-9H/b15-14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8" calcext:value-type="float">
            <text:p>404338008</text:p>
          </table:table-cell>
          <table:table-cell table:style-name="ce34" office:value-type="float" office:value="15833725" calcext:value-type="float">
            <text:p>1583372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07</text:p>
          </table:table-cell>
          <table:table-cell table:style-name="ce8" office:value-type="string" calcext:value-type="string">
            <text:p>QCRMYCJHEMBMKR-FOCLMDBBSA-N</text:p>
          </table:table-cell>
          <table:table-cell table:style-name="ce8" office:value-type="string" calcext:value-type="string">
            <text:p>COC1=CC=C(/N=N/C2=CC(Br)=CC=C2)C=C1</text:p>
          </table:table-cell>
          <table:table-cell table:style-name="ce8" office:value-type="string" calcext:value-type="string">
            <text:p>InChI=1S/C13H11BrN2O/c1-17-13-7-5-11(6-8-13)15-16-12-4-2-3-10(14)9-12/h2-9H,1H3/b16-15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9" calcext:value-type="float">
            <text:p>404338009</text:p>
          </table:table-cell>
          <table:table-cell table:style-name="ce34" office:value-type="float" office:value="145865758" calcext:value-type="float">
            <text:p>14586575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08</text:p>
          </table:table-cell>
          <table:table-cell table:style-name="ce8" office:value-type="string" calcext:value-type="string">
            <text:p>BLJPJDJJVQAKOU-BYYHNAKLSA-N</text:p>
          </table:table-cell>
          <table:table-cell table:style-name="ce8" office:value-type="string" calcext:value-type="string">
            <text:p>COC1=CC=C(N(C2=CC=C(OC)C=C2)C2=CC=CC(/N=N/C3=CC=CC=C3)=C2)C=C1</text:p>
          </table:table-cell>
          <table:table-cell table:style-name="ce8" office:value-type="string" calcext:value-type="string">
            <text:p>InChI=1S/C26H23N3O2/c1-30-25-15-11-22(12-16-25)29(23-13-17-26(31-2)18-14-23)24-10-6-9-21(19-24)28-27-20-7-4-3-5-8-20/h3-19H,1-2H3/b28-27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0" calcext:value-type="float">
            <text:p>404338010</text:p>
          </table:table-cell>
          <table:table-cell table:style-name="ce34" office:value-type="float" office:value="145865759" calcext:value-type="float">
            <text:p>14586575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09</text:p>
          </table:table-cell>
          <table:table-cell table:style-name="ce8" office:value-type="string" calcext:value-type="string">
            <text:p>VQUYEOGIAPLVTI-ZQHSETAFSA-N</text:p>
          </table:table-cell>
          <table:table-cell table:style-name="ce8" office:value-type="string" calcext:value-type="string">
            <text:p>COC1=CC=C(/N=N/C2=CC(N(C3=CC=C(OC)C=C3)C3=CC=C(OC)C=C3)=CC=C2)C=C1</text:p>
          </table:table-cell>
          <table:table-cell table:style-name="ce8" office:value-type="string" calcext:value-type="string">
            <text:p>InChI=1S/C27H25N3O3/c1-31-25-13-7-20(8-14-25)28-29-21-5-4-6-24(19-21)30(22-9-15-26(32-2)16-10-22)23-11-17-27(33-3)18-12-23/h4-19H,1-3H3/b29-28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1" calcext:value-type="float">
            <text:p>404338011</text:p>
          </table:table-cell>
          <table:table-cell table:style-name="ce34" office:value-type="float" office:value="145865760" calcext:value-type="float">
            <text:p>14586576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10</text:p>
          </table:table-cell>
          <table:table-cell table:style-name="ce8" office:value-type="string" calcext:value-type="string">
            <text:p>LTPLLZWVPBTAMH-FOCLMDBBSA-N</text:p>
          </table:table-cell>
          <table:table-cell table:style-name="ce8" office:value-type="string" calcext:value-type="string">
            <text:p>BrC1=CC=C(/N=N/C2=CC=C(Br)C=C2)C=C1</text:p>
          </table:table-cell>
          <table:table-cell table:style-name="ce8" office:value-type="string" calcext:value-type="string">
            <text:p>InChI=1S/C12H8Br2N2/c13-9-1-5-11(6-2-9)15-16-12-7-3-10(14)4-8-12/h1-8H/b16-15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2" calcext:value-type="float">
            <text:p>404338012</text:p>
          </table:table-cell>
          <table:table-cell table:style-name="ce34" office:value-type="float" office:value="137099" calcext:value-type="float">
            <text:p>13709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11</text:p>
          </table:table-cell>
          <table:table-cell table:style-name="ce8" office:value-type="string" calcext:value-type="string">
            <text:p>YYEQMYDLBRBYNS-FOCLMDBBSA-N</text:p>
          </table:table-cell>
          <table:table-cell table:style-name="ce8" office:value-type="string" calcext:value-type="string">
            <text:p>BrC1=CC=C(/N=N/C2=CC=CC(Br)=C2)C=C1</text:p>
          </table:table-cell>
          <table:table-cell table:style-name="ce8" office:value-type="string" calcext:value-type="string">
            <text:p>InChI=1S/C12H8Br2N2/c13-9-4-6-11(7-5-9)15-16-12-3-1-2-10(14)8-12/h1-8H/b16-15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3" calcext:value-type="float">
            <text:p>404338013</text:p>
          </table:table-cell>
          <table:table-cell table:style-name="ce34" office:value-type="float" office:value="145865761" calcext:value-type="float">
            <text:p>14586576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12</text:p>
          </table:table-cell>
          <table:table-cell table:style-name="ce8" office:value-type="string" calcext:value-type="string">
            <text:p>IPOXULOWVSPTLH-WQVHNPAPSA-N</text:p>
          </table:table-cell>
          <table:table-cell table:style-name="ce8" office:value-type="string" calcext:value-type="string">
            <text:p>COC1=CC=C(N(C2=CC=C(/N=N/C3=CC=C(N(C4=CC=C(OC)C=C4)C4=CC=C(OC)C=C4)C=C3)C=C2)C2=CC=C(OC)C=C2)C=C1</text:p>
          </table:table-cell>
          <table:table-cell table:style-name="ce8" office:value-type="string" calcext:value-type="string">
            <text:p>InChI=1S/C40H36N4O4/c1-45-37-21-13-33(14-22-37)43(34-15-23-38(46-2)24-16-34)31-9-5-29(6-10-31)41-42-30-7-11-32(12-8-30)44(35-17-25-39(47-3)26-18-35)36-19-27-40(48-4)28-20-36/h5-28H,1-4H3/b42-41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4" calcext:value-type="float">
            <text:p>404338014</text:p>
          </table:table-cell>
          <table:table-cell table:style-name="ce34" office:value-type="float" office:value="145865762" calcext:value-type="float">
            <text:p>14586576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13</text:p>
          </table:table-cell>
          <table:table-cell table:style-name="ce8" office:value-type="string" calcext:value-type="string">
            <text:p>YFRZGCZAMIBHIS-WQVHNPAPSA-N</text:p>
          </table:table-cell>
          <table:table-cell table:style-name="ce8" office:value-type="string" calcext:value-type="string">
            <text:p>COC1=CC=C(N(C2=CC=C(/N=N/C3=CC(N(C4=CC=C(OC)C=C4)C4=CC=C(OC)C=C4)=CC=C3)C=C2)C2=CC=C(OC)C=C2)C=C1</text:p>
          </table:table-cell>
          <table:table-cell table:style-name="ce8" office:value-type="string" calcext:value-type="string">
            <text:p>InChI=1S/C40H36N4O4/c1-45-37-20-12-32(13-21-37)43(33-14-22-38(46-2)23-15-33)31-10-8-29(9-11-31)41-42-30-6-5-7-36(28-30)44(34-16-24-39(47-3)25-17-34)35-18-26-40(48-4)27-19-35/h5-28H,1-4H3/b42-41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5" calcext:value-type="float">
            <text:p>404338015</text:p>
          </table:table-cell>
          <table:table-cell table:style-name="ce34" office:value-type="float" office:value="145865763" calcext:value-type="float">
            <text:p>14586576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14</text:p>
          </table:table-cell>
          <table:table-cell table:style-name="ce8" office:value-type="string" calcext:value-type="string">
            <text:p>WEFGJDSWBHPXOK-CCEZHUSRSA-N</text:p>
          </table:table-cell>
          <table:table-cell table:style-name="ce8" office:value-type="string" calcext:value-type="string">
            <text:p>COC1=CC=C(/N=N/C2=CC=C(O)C=C2)C=C1</text:p>
          </table:table-cell>
          <table:table-cell table:style-name="ce8" office:value-type="string" calcext:value-type="string">
            <text:p>InChI=1S/C13H12N2O2/c1-17-13-8-4-11(5-9-13)15-14-10-2-6-12(16)7-3-10/h2-9,16H,1H3/b15-14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6" calcext:value-type="float">
            <text:p>404338016</text:p>
          </table:table-cell>
          <table:table-cell table:style-name="ce34" office:value-type="float" office:value="94799" calcext:value-type="float">
            <text:p>9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915</text:p>
          </table:table-cell>
          <table:table-cell table:style-name="ce8" office:value-type="string" calcext:value-type="string">
            <text:p>RYBHFLOZSLJHJR-ISLYRVAYSA-N</text:p>
          </table:table-cell>
          <table:table-cell table:style-name="ce8" office:value-type="string" calcext:value-type="string">
            <text:p>COC1=CC=C(/N=N/C2=CC=C(OCCBr)C=C2)C=C1</text:p>
          </table:table-cell>
          <table:table-cell table:style-name="ce8" office:value-type="string" calcext:value-type="string">
            <text:p>InChI=1S/C15H15BrN2O2/c1-19-14-6-2-12(3-7-14)17-18-13-4-8-15(9-5-13)20-11-10-16/h2-9H,10-11H2,1H3/b18-17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7" calcext:value-type="float">
            <text:p>404338017</text:p>
          </table:table-cell>
          <table:table-cell table:style-name="ce34" office:value-type="float" office:value="86127385" calcext:value-type="float">
            <text:p>8612738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16</text:p>
          </table:table-cell>
          <table:table-cell table:style-name="ce8" office:value-type="string" calcext:value-type="string">
            <text:p>YEBZABRSUREBDG-CCEZHUSRSA-N</text:p>
          </table:table-cell>
          <table:table-cell table:style-name="ce8" office:value-type="string" calcext:value-type="string">
            <text:p>OC1=CC=C(/N=N/C2=CC=C(Br)C=C2)C=C1</text:p>
          </table:table-cell>
          <table:table-cell table:style-name="ce8" office:value-type="string" calcext:value-type="string">
            <text:p>InChI=1S/C12H9BrN2O/c13-9-1-3-10(4-2-9)14-15-11-5-7-12(16)8-6-11/h1-8,16H/b15-14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8" calcext:value-type="float">
            <text:p>404338018</text:p>
          </table:table-cell>
          <table:table-cell table:style-name="ce34" office:value-type="float" office:value="200980" calcext:value-type="float">
            <text:p>200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917</text:p>
          </table:table-cell>
          <table:table-cell table:style-name="ce8" office:value-type="string" calcext:value-type="string">
            <text:p>LVHRVDCKKHFDDV-JWTBXLROSA-N</text:p>
          </table:table-cell>
          <table:table-cell table:style-name="ce8" office:value-type="string" calcext:value-type="string">
            <text:p>COC1=CC=C(/N=N/C2=CC=C(OCCOC3=CC=C(/N=N/C4=CC=C(Br)C=C4)C=C3)C=C2)C=C1</text:p>
          </table:table-cell>
          <table:table-cell table:style-name="ce8" office:value-type="string" calcext:value-type="string">
            <text:p>InChI=1S/C27H23BrN4O3/c1-33-25-12-6-22(7-13-25)30-32-24-10-16-27(17-11-24)35-19-18-34-26-14-8-23(9-15-26)31-29-21-4-2-20(28)3-5-21/h2-17H,18-19H2,1H3/b31-29+,32-30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9" calcext:value-type="float">
            <text:p>404338019</text:p>
          </table:table-cell>
          <table:table-cell table:style-name="ce34" office:value-type="float" office:value="145865764" calcext:value-type="float">
            <text:p>145865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918</text:p>
          </table:table-cell>
          <table:table-cell table:style-name="ce8" office:value-type="string" calcext:value-type="string">
            <text:p>PTPZYVGFSTVHMY-NIOMPGPNSA-N</text:p>
          </table:table-cell>
          <table:table-cell table:style-name="ce8" office:value-type="string" calcext:value-type="string">
            <text:p>COC1=CC=C(/N=N/C2=CC=C(OCCOC3=CC=C(/N=N/C4=CC=C(N(C5=CC=C(OC)C=C5)C5=CC=C(OC)C=C5)C=C4)C=C3)C=C2)C=C1</text:p>
          </table:table-cell>
          <table:table-cell table:style-name="ce8" office:value-type="string" calcext:value-type="string">
            <text:p>InChI=1S/C41H37N5O5/c1-47-37-18-6-31(7-19-37)43-45-33-10-22-41(23-11-33)51-29-28-50-40-20-8-32(9-21-40)44-42-30-4-12-34(13-5-30)46(35-14-24-38(48-2)25-15-35)36-16-26-39(49-3)27-17-36/h4-27H,28-29H2,1-3H3/b44-42+,45-43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0" calcext:value-type="float">
            <text:p>404338020</text:p>
          </table:table-cell>
          <table:table-cell table:style-name="ce34" office:value-type="float" office:value="145865765" calcext:value-type="float">
            <text:p>145865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919</text:p>
          </table:table-cell>
          <table:table-cell table:style-name="ce8" office:value-type="string" calcext:value-type="string">
            <text:p>IDZTUECABAHWLE-UHFFFAOYSA-N</text:p>
          </table:table-cell>
          <table:table-cell table:style-name="ce8" office:value-type="string" calcext:value-type="string">
            <text:p>O=NC1=CC=C([N+](=O)[O-])C=C1</text:p>
          </table:table-cell>
          <table:table-cell table:style-name="ce8" office:value-type="string" calcext:value-type="string">
            <text:p>InChI=1S/C6H4N2O3/c9-7-5-1-3-6(4-2-5)8(10)11/h1-4H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1" calcext:value-type="float">
            <text:p>404338021</text:p>
          </table:table-cell>
          <table:table-cell table:style-name="ce34" office:value-type="float" office:value="643547" calcext:value-type="float">
            <text:p>6435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920</text:p>
          </table:table-cell>
          <table:table-cell table:style-name="ce8" office:value-type="string" calcext:value-type="string">
            <text:p>CHGPHWNJICZVNY-CCEZHUSRSA-N</text:p>
          </table:table-cell>
          <table:table-cell table:style-name="ce8" office:value-type="string" calcext:value-type="string">
            <text:p>COC1=CC=C(/N=N/C2=CC=C([N+](=O)[O-])C=C2)C=C1</text:p>
          </table:table-cell>
          <table:table-cell table:style-name="ce8" office:value-type="string" calcext:value-type="string">
            <text:p>InChI=1S/C13H11N3O3/c1-19-13-8-4-11(5-9-13)15-14-10-2-6-12(7-3-10)16(17)18/h2-9H,1H3/b15-14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2" calcext:value-type="float">
            <text:p>404338022</text:p>
          </table:table-cell>
          <table:table-cell table:style-name="ce34" office:value-type="float" office:value="34576" calcext:value-type="float">
            <text:p>3457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21</text:p>
          </table:table-cell>
          <table:table-cell table:style-name="ce8" office:value-type="string" calcext:value-type="string">
            <text:p>ISTLPRFJQOIQMU-FOCLMDBBSA-N</text:p>
          </table:table-cell>
          <table:table-cell table:style-name="ce8" office:value-type="string" calcext:value-type="string">
            <text:p>COC1=CC=C(/N=N/C2=CC=C(N)C=C2)C=C1</text:p>
          </table:table-cell>
          <table:table-cell table:style-name="ce8" office:value-type="string" calcext:value-type="string">
            <text:p>InChI=1S/C13H13N3O/c1-17-13-8-6-12(7-9-13)16-15-11-4-2-10(14)3-5-11/h2-9H,14H2,1H3/b16-15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3" calcext:value-type="float">
            <text:p>404338023</text:p>
          </table:table-cell>
          <table:table-cell table:style-name="ce34" office:value-type="float" office:value="17430" calcext:value-type="float">
            <text:p>1743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22</text:p>
          </table:table-cell>
          <table:table-cell table:style-name="ce8" office:value-type="string" calcext:value-type="string">
            <text:p>KGDPXBVIINUWNS-GCGJDDBKSA-N</text:p>
          </table:table-cell>
          <table:table-cell table:style-name="ce8" office:value-type="string" calcext:value-type="string">
            <text:p>COC1=CC=C(/N=N/C2=CC=C(N(C3=CC=C(/N=N/C4=CC=C(OC)C=C4)C=C3)C3=CC=C(/N=N/C4=CC=C(OC)C=C4)C=C3)C=C2)C=C1</text:p>
          </table:table-cell>
          <table:table-cell table:style-name="ce8" office:value-type="string" calcext:value-type="string">
            <text:p>InChI=1S/C39H33N7O3/c1-47-37-22-10-31(11-23-37)43-40-28-4-16-34(17-5-28)46(35-18-6-29(7-19-35)41-44-32-12-24-38(48-2)25-13-32)36-20-8-30(9-21-36)42-45-33-14-26-39(49-3)27-15-33/h4-27H,1-3H3/b43-40+,44-41+,45-42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4" calcext:value-type="float">
            <text:p>404338024</text:p>
          </table:table-cell>
          <table:table-cell table:style-name="ce34" office:value-type="float" office:value="145865766" calcext:value-type="float">
            <text:p>14586576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23</text:p>
          </table:table-cell>
          <table:table-cell table:style-name="ce8" office:value-type="string" calcext:value-type="string">
            <text:p>ZBEVAVVNEKQTRF-WYMLVPIESA-N</text:p>
          </table:table-cell>
          <table:table-cell table:style-name="ce8" office:value-type="string" calcext:value-type="string">
            <text:p>CCOC(=O)/C(=C\CC1=CC=CC=C1)[Si](C)(C)C</text:p>
          </table:table-cell>
          <table:table-cell table:style-name="ce8" office:value-type="string" calcext:value-type="string">
            <text:p>InChI=1S/C15H22O2Si/c1-5-17-15(16)14(18(2,3)4)12-11-13-9-7-6-8-10-13/h6-10,12H,5,11H2,1-4H3/b14-12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24</text:p>
          </table:table-cell>
          <table:table-cell table:style-name="ce22" office:value-type="string" calcext:value-type="string">
            <text:p>VCWXBWQMQAIEGA-IZZDOVSWSA-N</text:p>
          </table:table-cell>
          <table:table-cell table:style-name="ce8" office:value-type="string" calcext:value-type="string">
            <text:p>C/C=C(\C(=O)OCC)[Si](CC)(CC)CC</text:p>
          </table:table-cell>
          <table:table-cell table:style-name="ce8" office:value-type="string" calcext:value-type="string">
            <text:p>InChI=1S/C12H24O2Si/c1-6-11(12(13)14-7-2)15(8-3,9-4)10-5/h6H,7-10H2,1-5H3/b11-6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25</text:p>
          </table:table-cell>
          <table:table-cell table:style-name="ce22" office:value-type="string" calcext:value-type="string">
            <text:p>ZURPOQSZDMBVNI-CMDGGOBGSA-N</text:p>
          </table:table-cell>
          <table:table-cell table:style-name="ce8" office:value-type="string" calcext:value-type="string">
            <text:p>CC/C=C(\C(=O)OCC)[Si](C)(C)C</text:p>
          </table:table-cell>
          <table:table-cell table:style-name="ce8" office:value-type="string" calcext:value-type="string">
            <text:p>InChI=1S/C10H20O2Si/c1-6-8-9(13(3,4)5)10(11)12-7-2/h8H,6-7H2,1-5H3/b9-8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26</text:p>
          </table:table-cell>
          <table:table-cell table:style-name="ce22" office:value-type="string" calcext:value-type="string">
            <text:p>PIQXJNJDGJKCLE-VAWYXSNFSA-N</text:p>
          </table:table-cell>
          <table:table-cell table:style-name="ce8" office:value-type="string" calcext:value-type="string">
            <text:p>CC/C=C(\C(=O)OCC)[Si](CC)(CC)CC</text:p>
          </table:table-cell>
          <table:table-cell table:style-name="ce8" office:value-type="string" calcext:value-type="string">
            <text:p>InChI=1S/C13H26O2Si/c1-6-11-12(13(14)15-7-2)16(8-3,9-4)10-5/h11H,6-10H2,1-5H3/b12-11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27</text:p>
          </table:table-cell>
          <table:table-cell table:style-name="ce22" office:value-type="string" calcext:value-type="string">
            <text:p>JHBPXFOSHUSESD-CSKARUKUSA-N</text:p>
          </table:table-cell>
          <table:table-cell table:style-name="ce8" office:value-type="string" calcext:value-type="string">
            <text:p>CCOC(=O)/C(=C\C(C)C)[Si](C)(C)C</text:p>
          </table:table-cell>
          <table:table-cell table:style-name="ce8" office:value-type="string" calcext:value-type="string">
            <text:p>InChI=1S/C11H22O2Si/c1-7-13-11(12)10(8-9(2)3)14(4,5)6/h8-9H,7H2,1-6H3/b10-8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28</text:p>
          </table:table-cell>
          <table:table-cell table:style-name="ce22" office:value-type="string" calcext:value-type="string">
            <text:p>YLJGWJLMVYKXHS-PKNBQFBNSA-N</text:p>
          </table:table-cell>
          <table:table-cell table:style-name="ce8" office:value-type="string" calcext:value-type="string">
            <text:p>CCOC(=O)/C(=C\C[Si](C)(C)C)[Si](C)(C)C</text:p>
          </table:table-cell>
          <table:table-cell table:style-name="ce8" office:value-type="string" calcext:value-type="string">
            <text:p>InChI=1S/C12H26O2Si2/c1-8-14-12(13)11(16(5,6)7)9-10-15(2,3)4/h9H,8,10H2,1-7H3/b11-9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29</text:p>
          </table:table-cell>
          <table:table-cell table:style-name="ce22" office:value-type="string" calcext:value-type="string">
            <text:p>BLGDMEGQCMXOLS-WYMLVPIESA-N</text:p>
          </table:table-cell>
          <table:table-cell table:style-name="ce8" office:value-type="string" calcext:value-type="string">
            <text:p>CCOC(=O)/C(=C\C[Si](C)(C)C)[Si](CC)(CC)CC</text:p>
          </table:table-cell>
          <table:table-cell table:style-name="ce8" office:value-type="string" calcext:value-type="string">
            <text:p>InChI=1S/C15H32O2Si2/c1-8-17-15(16)14(12-13-18(5,6)7)19(9-2,10-3)11-4/h12H,8-11,13H2,1-7H3/b14-12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30</text:p>
          </table:table-cell>
          <table:table-cell table:style-name="ce22" office:value-type="string" calcext:value-type="string">
            <text:p>PDWSRHIDCHJFFZ-VAWYXSNFSA-N</text:p>
          </table:table-cell>
          <table:table-cell table:style-name="ce8" office:value-type="string" calcext:value-type="string">
            <text:p>CCOC(=O)/C(=C(/C)C[Si](C)(C)C)[Si](C)(C)C</text:p>
          </table:table-cell>
          <table:table-cell table:style-name="ce8" office:value-type="string" calcext:value-type="string">
            <text:p>InChI=1S/C13H28O2Si2/c1-9-15-13(14)12(17(6,7)8)11(2)10-16(3,4)5/h9-10H2,1-8H3/b12-11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31</text:p>
          </table:table-cell>
          <table:table-cell table:style-name="ce22" office:value-type="string" calcext:value-type="string">
            <text:p>JZKCAGZYQGSTIF-SOFGYWHQSA-N</text:p>
          </table:table-cell>
          <table:table-cell table:style-name="ce8" office:value-type="string" calcext:value-type="string">
            <text:p>C/C=C/C(C(=O)OCC)[Si](C)(C)C</text:p>
          </table:table-cell>
          <table:table-cell table:style-name="ce8" office:value-type="string" calcext:value-type="string">
            <text:p>InChI=1S/C10H20O2Si/c1-6-8-9(13(3,4)5)10(11)12-7-2/h6,8-9H,7H2,1-5H3/b8-6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32</text:p>
          </table:table-cell>
          <table:table-cell table:style-name="ce22" office:value-type="string" calcext:value-type="string">
            <text:p>ZNDZNQZREZZBTQ-VAWYXSNFSA-N</text:p>
          </table:table-cell>
          <table:table-cell table:style-name="ce8" office:value-type="string" calcext:value-type="string">
            <text:p>CCOC(=O)C(/C=C/C1=CC=CC=C1)[Si](C)(C)C</text:p>
          </table:table-cell>
          <table:table-cell table:style-name="ce8" office:value-type="string" calcext:value-type="string">
            <text:p>InChI=1S/C15H22O2Si/c1-5-17-15(16)14(18(2,3)4)12-11-13-9-7-6-8-10-13/h6-12,14H,5H2,1-4H3/b12-11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33</text:p>
          </table:table-cell>
          <table:table-cell table:style-name="ce22" office:value-type="string" calcext:value-type="string">
            <text:p>MYBUSWAWNMOQNW-UHFFFAOYSA-N</text:p>
          </table:table-cell>
          <table:table-cell table:style-name="ce8" office:value-type="string" calcext:value-type="string">
            <text:p>C=CC(C(=O)OCC)[Si](C)(C)C</text:p>
          </table:table-cell>
          <table:table-cell table:style-name="ce8" office:value-type="string" calcext:value-type="string">
            <text:p>InChI=1S/C9H18O2Si/c1-6-8(12(3,4)5)9(10)11-7-2/h6,8H,1,7H2,2-5H3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34</text:p>
          </table:table-cell>
          <table:table-cell table:style-name="ce22" office:value-type="string" calcext:value-type="string">
            <text:p>LQPVOUIZOCOSED-UHFFFAOYSA-N</text:p>
          </table:table-cell>
          <table:table-cell table:style-name="ce8" office:value-type="string" calcext:value-type="string">
            <text:p>C=CC(C(=O)OCC)[Si](CC)(CC)CC</text:p>
          </table:table-cell>
          <table:table-cell table:style-name="ce8" office:value-type="string" calcext:value-type="string">
            <text:p>InChI=1S/C12H24O2Si/c1-6-11(12(13)14-7-2)15(8-3,9-4)10-5/h6,11H,1,7-10H2,2-5H3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35</text:p>
          </table:table-cell>
          <table:table-cell table:style-name="ce22" office:value-type="string" calcext:value-type="string">
            <text:p>ZQUJRXZECWMLHR-IZZDOVSWSA-N</text:p>
          </table:table-cell>
          <table:table-cell table:style-name="ce8" office:value-type="string" calcext:value-type="string">
            <text:p>C/C=C/C(C(=O)OCC)[Si](CC)(CC)CC</text:p>
          </table:table-cell>
          <table:table-cell table:style-name="ce8" office:value-type="string" calcext:value-type="string">
            <text:p>InChI=1S/C13H26O2Si/c1-6-11-12(13(14)15-7-2)16(8-3,9-4)10-5/h6,11-12H,7-10H2,1-5H3/b11-6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36</text:p>
          </table:table-cell>
          <table:table-cell table:style-name="ce22" office:value-type="string" calcext:value-type="string">
            <text:p>CBIQAUQWRHWDGX-UHFFFAOYSA-N</text:p>
          </table:table-cell>
          <table:table-cell table:style-name="ce8" office:value-type="string" calcext:value-type="string">
            <text:p>CCOC(=O)C(C=C(C)C)[Si](C)(C)C</text:p>
          </table:table-cell>
          <table:table-cell table:style-name="ce8" office:value-type="string" calcext:value-type="string">
            <text:p>InChI=1S/C11H22O2Si/c1-7-13-11(12)10(8-9(2)3)14(4,5)6/h8,10H,7H2,1-6H3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37</text:p>
          </table:table-cell>
          <table:table-cell table:style-name="ce22" office:value-type="string" calcext:value-type="string">
            <text:p>IUTMNSNNMBBHIP-MDZDMXLPSA-N</text:p>
          </table:table-cell>
          <table:table-cell table:style-name="ce8" office:value-type="string" calcext:value-type="string">
            <text:p>CCOC(=O)C(/C=C/[Si](C)(C)C)[Si](C)(C)C</text:p>
          </table:table-cell>
          <table:table-cell table:style-name="ce8" office:value-type="string" calcext:value-type="string">
            <text:p>InChI=1S/C12H26O2Si2/c1-8-14-12(13)11(16(5,6)7)9-10-15(2,3)4/h9-11H,8H2,1-7H3/b10-9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38</text:p>
          </table:table-cell>
          <table:table-cell table:style-name="ce22" office:value-type="string" calcext:value-type="string">
            <text:p>CLALRROULIFUHS-OUKQBFOZSA-N</text:p>
          </table:table-cell>
          <table:table-cell table:style-name="ce8" office:value-type="string" calcext:value-type="string">
            <text:p>CCOC(=O)C(/C=C/[Si](C)(C)C)[Si](CC)(CC)CC</text:p>
          </table:table-cell>
          <table:table-cell table:style-name="ce8" office:value-type="string" calcext:value-type="string">
            <text:p>InChI=1S/C15H32O2Si2/c1-8-17-15(16)14(12-13-18(5,6)7)19(9-2,10-3)11-4/h12-14H,8-11H2,1-7H3/b13-12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39</text:p>
          </table:table-cell>
          <table:table-cell table:style-name="ce22" office:value-type="string" calcext:value-type="string">
            <text:p>KHAKUBNIGLHXFA-VAWYXSNFSA-N</text:p>
          </table:table-cell>
          <table:table-cell table:style-name="ce8" office:value-type="string" calcext:value-type="string">
            <text:p>C=C/C(=C(/OCC)O[Si](C)(C)C)[Si](C)(C)C</text:p>
          </table:table-cell>
          <table:table-cell table:style-name="ce8" office:value-type="string" calcext:value-type="string">
            <text:p>InChI=1S/C12H26O2Si2/c1-9-11(15(3,4)5)12(13-10-2)14-16(6,7)8/h9H,1,10H2,2-8H3/b12-11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40</text:p>
          </table:table-cell>
          <table:table-cell table:style-name="ce22" office:value-type="string" calcext:value-type="string">
            <text:p>RHBYGBGNJXSGDV-CCEZHUSRSA-N</text:p>
          </table:table-cell>
          <table:table-cell table:style-name="ce8" office:value-type="string" calcext:value-type="string">
            <text:p>C=C/C(=C(/OCC)O[Si](C)(C)C)[Si](CC)(CC)CC</text:p>
          </table:table-cell>
          <table:table-cell table:style-name="ce8" office:value-type="string" calcext:value-type="string">
            <text:p>InChI=1S/C15H32O2Si2/c1-9-14(19(11-3,12-4)13-5)15(16-10-2)17-18(6,7)8/h9H,1,10-13H2,2-8H3/b15-14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41</text:p>
          </table:table-cell>
          <table:table-cell table:style-name="ce22" office:value-type="string" calcext:value-type="string">
            <text:p>DNBQZSHBQNJIRP-GNDASISDSA-N</text:p>
          </table:table-cell>
          <table:table-cell table:style-name="ce8" office:value-type="string" calcext:value-type="string">
            <text:p>C/C=C/C(=C(/OCC)O[Si](C)(C)C)[Si](C)(C)C</text:p>
          </table:table-cell>
          <table:table-cell table:style-name="ce8" office:value-type="string" calcext:value-type="string">
            <text:p>InChI=1S/C13H28O2Si2/c1-9-11-12(16(3,4)5)13(14-10-2)15-17(6,7)8/h9,11H,10H2,1-8H3/b11-9+,13-12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42</text:p>
          </table:table-cell>
          <table:table-cell table:style-name="ce22" office:value-type="string" calcext:value-type="string">
            <text:p>PSIOCEFTBJUJMF-MPKFQDELSA-N</text:p>
          </table:table-cell>
          <table:table-cell table:style-name="ce8" office:value-type="string" calcext:value-type="string">
            <text:p>C/C=C/C(=C(/OCC)O[Si](C)(C)C)[Si](CC)(CC)CC</text:p>
          </table:table-cell>
          <table:table-cell table:style-name="ce8" office:value-type="string" calcext:value-type="string">
            <text:p>InChI=1S/C16H34O2Si2/c1-9-14-15(20(11-3,12-4)13-5)16(17-10-2)18-19(6,7)8/h9,14H,10-13H2,1-8H3/b14-9+,16-15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43</text:p>
          </table:table-cell>
          <table:table-cell table:style-name="ce22" office:value-type="string" calcext:value-type="string">
            <text:p>PDHIKEOKIQFXHJ-SQIWNDBBSA-N</text:p>
          </table:table-cell>
          <table:table-cell table:style-name="ce8" office:value-type="string" calcext:value-type="string">
            <text:p>CCO/C(O[Si](C)(C)C)=C(/C=C/[Si](C)(C)C)[Si](C)(C)C</text:p>
          </table:table-cell>
          <table:table-cell table:style-name="ce8" office:value-type="string" calcext:value-type="string">
            <text:p>InChI=1S/C15H34O2Si3/c1-11-16-15(17-20(8,9)10)14(19(5,6)7)12-13-18(2,3)4/h12-13H,11H2,1-10H3/b13-12+,15-14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44</text:p>
          </table:table-cell>
          <table:table-cell table:style-name="ce22" office:value-type="string" calcext:value-type="string">
            <text:p>LJHOOEJFICDVSU-BUHFOSPRSA-N</text:p>
          </table:table-cell>
          <table:table-cell table:style-name="ce8" office:value-type="string" calcext:value-type="string">
            <text:p>CCO/C(O[Si](C)(C)C)=C(/C=C(C)C)[Si](C)(C)C</text:p>
          </table:table-cell>
          <table:table-cell table:style-name="ce8" office:value-type="string" calcext:value-type="string">
            <text:p>InChI=1S/C14H30O2Si2/c1-10-15-14(16-18(7,8)9)13(11-12(2)3)17(4,5)6/h11H,10H2,1-9H3/b14-13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45</text:p>
          </table:table-cell>
          <table:table-cell table:style-name="ce22" office:value-type="string" calcext:value-type="string">
            <text:p>FOCLANABXSPPJE-UHFFFAOYSA-N</text:p>
          </table:table-cell>
          <table:table-cell table:style-name="ce8" office:value-type="string" calcext:value-type="string">
            <text:p>CCOC(=O)C(C(CC)CC)[Si](C)(C)C</text:p>
          </table:table-cell>
          <table:table-cell table:style-name="ce8" office:value-type="string" calcext:value-type="string">
            <text:p>InChI=1S/C12H26O2Si/c1-7-10(8-2)11(15(4,5)6)12(13)14-9-3/h10-11H,7-9H2,1-6H3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46</text:p>
          </table:table-cell>
          <table:table-cell table:style-name="ce22" office:value-type="string" calcext:value-type="string">
            <text:p>VWXMTDNXACOXEG-UHFFFAOYSA-N</text:p>
          </table:table-cell>
          <table:table-cell table:style-name="ce8" office:value-type="string" calcext:value-type="string">
            <text:p>CCOC(=O)C(C(C)CC)[Si](C)(C)C</text:p>
          </table:table-cell>
          <table:table-cell table:style-name="ce8" office:value-type="string" calcext:value-type="string">
            <text:p>InChI=1S/C11H24O2Si/c1-7-9(3)10(14(4,5)6)11(12)13-8-2/h9-10H,7-8H2,1-6H3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47</text:p>
          </table:table-cell>
          <table:table-cell table:style-name="ce22" office:value-type="string" calcext:value-type="string">
            <text:p>KGXILDWPAXYPTN-STQMWFEESA-N</text:p>
          </table:table-cell>
          <table:table-cell table:style-name="ce8" office:value-type="string" calcext:value-type="string">
            <text:p>CCOC(=O)[C@H]([C@@H](CC)C[Si](C)(C)C)[Si](C)(C)C</text:p>
          </table:table-cell>
          <table:table-cell table:style-name="ce8" office:value-type="string" calcext:value-type="string">
            <text:p>InChI=1S/C14H32O2Si2/c1-9-12(11-17(3,4)5)13(18(6,7)8)14(15)16-10-2/h12-13H,9-11H2,1-8H3/t12-,13-/m0/s1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48</text:p>
          </table:table-cell>
          <table:table-cell table:style-name="ce22" office:value-type="string" calcext:value-type="string">
            <text:p>IXGIRYHQDWAVKN-HOTGVXAUSA-N</text:p>
          </table:table-cell>
          <table:table-cell table:style-name="ce8" office:value-type="string" calcext:value-type="string">
            <text:p>CCOC(=O)[C@H]([C@@H](CC)CC1=CC=CC=C1)[Si](C)(C)C</text:p>
          </table:table-cell>
          <table:table-cell table:style-name="ce8" office:value-type="string" calcext:value-type="string">
            <text:p>InChI=1S/C17H28O2Si/c1-6-15(13-14-11-9-8-10-12-14)16(20(3,4)5)17(18)19-7-2/h8-12,15-16H,6-7,13H2,1-5H3/t15-,16-/m0/s1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49</text:p>
          </table:table-cell>
          <table:table-cell table:style-name="ce22" office:value-type="string" calcext:value-type="string">
            <text:p>UCJJQSMTPGQKFO-UHFFFAOYSA-N</text:p>
          </table:table-cell>
          <table:table-cell table:style-name="ce8" office:value-type="string" calcext:value-type="string">
            <text:p>CCOC(=O)C(C(CC)CC)[Si](CC)(CC)CC</text:p>
          </table:table-cell>
          <table:table-cell table:style-name="ce8" office:value-type="string" calcext:value-type="string">
            <text:p>InChI=1S/C15H32O2Si/c1-7-13(8-2)14(15(16)17-9-3)18(10-4,11-5)12-6/h13-14H,7-12H2,1-6H3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50</text:p>
          </table:table-cell>
          <table:table-cell table:style-name="ce22" office:value-type="string" calcext:value-type="string">
            <text:p>GCIGQRUHDXQSSN-RYUDHWBXSA-N</text:p>
          </table:table-cell>
          <table:table-cell table:style-name="ce8" office:value-type="string" calcext:value-type="string">
            <text:p>CCOC(=O)[C@H]([C@@H](CC)C(C)C)[Si](C)(C)C</text:p>
          </table:table-cell>
          <table:table-cell table:style-name="ce8" office:value-type="string" calcext:value-type="string">
            <text:p>InChI=1S/C13H28O2Si/c1-8-11(10(3)4)12(16(5,6)7)13(14)15-9-2/h10-12H,8-9H2,1-7H3/t11-,12-/m0/s1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51</text:p>
          </table:table-cell>
          <table:table-cell table:style-name="ce22" office:value-type="string" calcext:value-type="string">
            <text:p>PAFXKHQAVMCIRY-KBPBESRZSA-N</text:p>
          </table:table-cell>
          <table:table-cell table:style-name="ce8" office:value-type="string" calcext:value-type="string">
            <text:p>CCOC(=O)[C@H]([C@@H](C[Si](C)(C)C)C(C)C)[Si](C)(C)C</text:p>
          </table:table-cell>
          <table:table-cell table:style-name="ce8" office:value-type="string" calcext:value-type="string">
            <text:p>InChI=1S/C15H34O2Si2/c1-10-17-15(16)14(19(7,8)9)13(12(2)3)11-18(4,5)6/h12-14H,10-11H2,1-9H3/t13-,14-/m0/s1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52</text:p>
          </table:table-cell>
          <table:table-cell table:style-name="ce22" office:value-type="string" calcext:value-type="string">
            <text:p>WRCLTFRBIQVXHO-GJZGRUSLSA-N</text:p>
          </table:table-cell>
          <table:table-cell table:style-name="ce8" office:value-type="string" calcext:value-type="string">
            <text:p>CCOC(=O)[C@H]([C@@H](CC)C(C)C)[Si](CC)(CC)CC</text:p>
          </table:table-cell>
          <table:table-cell table:style-name="ce8" office:value-type="string" calcext:value-type="string">
            <text:p>InChI=1S/C16H34O2Si/c1-8-14(13(6)7)15(16(17)18-9-2)19(10-3,11-4)12-5/h13-15H,8-12H2,1-7H3/t14-,15-/m0/s1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53</text:p>
          </table:table-cell>
          <table:table-cell table:style-name="ce22" office:value-type="string" calcext:value-type="string">
            <text:p>KHQAQXITMFRPFP-QWRGUYRKSA-N</text:p>
          </table:table-cell>
          <table:table-cell table:style-name="ce8" office:value-type="string" calcext:value-type="string">
            <text:p>CCOC(=O)[C@H]([C@@H](C)C(C)C)[Si](C)(C)C</text:p>
          </table:table-cell>
          <table:table-cell table:style-name="ce8" office:value-type="string" calcext:value-type="string">
            <text:p>InChI=1S/C12H26O2Si/c1-8-14-12(13)11(15(5,6)7)10(4)9(2)3/h9-11H,8H2,1-7H3/t10-,11-/m0/s1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54</text:p>
          </table:table-cell>
          <table:table-cell table:style-name="ce22" office:value-type="string" calcext:value-type="string">
            <text:p>TXGGQIQVXACKRC-GJZGRUSLSA-N</text:p>
          </table:table-cell>
          <table:table-cell table:style-name="ce8" office:value-type="string" calcext:value-type="string">
            <text:p>CCOC(=O)[C@H]([C@@H](CC)C1=CC=CC=C1)[Si](C)(C)C</text:p>
          </table:table-cell>
          <table:table-cell table:style-name="ce8" office:value-type="string" calcext:value-type="string">
            <text:p>InChI=1S/C16H26O2Si/c1-6-14(13-11-9-8-10-12-13)15(19(3,4)5)16(17)18-7-2/h8-12,14-15H,6-7H2,1-5H3/t14-,15-/m0/s1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55</text:p>
          </table:table-cell>
          <table:table-cell table:style-name="ce22" office:value-type="string" calcext:value-type="string">
            <text:p>YXADUJGIFUKQQU-JSGCOSHPSA-N</text:p>
          </table:table-cell>
          <table:table-cell table:style-name="ce8" office:value-type="string" calcext:value-type="string">
            <text:p>CCOC(=O)[C@H]([C@@H](C)C1=CC=CC=C1)[Si](C)(C)C</text:p>
          </table:table-cell>
          <table:table-cell table:style-name="ce8" office:value-type="string" calcext:value-type="string">
            <text:p>InChI=1S/C15H24O2Si/c1-6-17-15(16)14(18(3,4)5)12(2)13-10-8-7-9-11-13/h7-12,14H,6H2,1-5H3/t12-,14-/m0/s1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56</text:p>
          </table:table-cell>
          <table:table-cell table:style-name="ce22" office:value-type="string" calcext:value-type="string">
            <text:p>RTXBBUAONQYEDL-GJZGRUSLSA-N</text:p>
          </table:table-cell>
          <table:table-cell table:style-name="ce8" office:value-type="string" calcext:value-type="string">
            <text:p>CCOC(=O)[C@H]([C@@H](CC)C1CCCCC1)[Si](C)(C)C</text:p>
          </table:table-cell>
          <table:table-cell table:style-name="ce8" office:value-type="string" calcext:value-type="string">
            <text:p>InChI=1S/C16H32O2Si/c1-6-14(13-11-9-8-10-12-13)15(19(3,4)5)16(17)18-7-2/h13-15H,6-12H2,1-5H3/t14-,15-/m0/s1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57</text:p>
          </table:table-cell>
          <table:table-cell table:style-name="ce22" office:value-type="string" calcext:value-type="string">
            <text:p>DQRYGFRIOVHDBM-JSGCOSHPSA-N</text:p>
          </table:table-cell>
          <table:table-cell table:style-name="ce8" office:value-type="string" calcext:value-type="string">
            <text:p>CCOC(=O)[C@H]([C@@H](C)C1CCCCC1)[Si](C)(C)C</text:p>
          </table:table-cell>
          <table:table-cell table:style-name="ce8" office:value-type="string" calcext:value-type="string">
            <text:p>InChI=1S/C15H30O2Si/c1-6-17-15(16)14(18(3,4)5)12(2)13-10-8-7-9-11-13/h12-14H,6-11H2,1-5H3/t12-,14-/m0/s1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58</text:p>
          </table:table-cell>
          <table:table-cell table:style-name="ce22" office:value-type="string" calcext:value-type="string">
            <text:p>MQTVTUKROPSUOF-LVIRMKODSA-N</text:p>
          </table:table-cell>
          <table:table-cell table:style-name="ce8" office:value-type="string" calcext:value-type="string">
            <text:p>CC/C=C(/C=C/C1=CC=CC=C1)C(=O)OCC</text:p>
          </table:table-cell>
          <table:table-cell table:style-name="ce8" office:value-type="string" calcext:value-type="string">
            <text:p>InChI=1S/C15H18O2/c1-3-8-14(15(16)17-4-2)12-11-13-9-6-5-7-10-13/h5-12H,3-4H2,1-2H3/b12-11+,14-8-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59</text:p>
          </table:table-cell>
          <table:table-cell table:style-name="ce22" office:value-type="string" calcext:value-type="string">
            <text:p>PLPJMUFTVJHSPG-JWIYKGGMSA-N</text:p>
          </table:table-cell>
          <table:table-cell table:style-name="ce8" office:value-type="string" calcext:value-type="string">
            <text:p>CCOC(=O)C(=C\C(C)C)/C=C/C1=CC=CC=C1</text:p>
          </table:table-cell>
          <table:table-cell table:style-name="ce8" office:value-type="string" calcext:value-type="string">
            <text:p>InChI=1S/C16H20O2/c1-4-18-16(17)15(12-13(2)3)11-10-14-8-6-5-7-9-14/h5-13H,4H2,1-3H3/b11-10+,15-12-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60</text:p>
          </table:table-cell>
          <table:table-cell table:style-name="ce22" office:value-type="string" calcext:value-type="string">
            <text:p>LABDFCQEZVFCQJ-YFHOEESVSA-N</text:p>
          </table:table-cell>
          <table:table-cell table:style-name="ce8" office:value-type="string" calcext:value-type="string">
            <text:p>CC/C=C(/C=C(C)C)C(=O)OCC</text:p>
          </table:table-cell>
          <table:table-cell table:style-name="ce8" office:value-type="string" calcext:value-type="string">
            <text:p>InChI=1S/C11H18O2/c1-5-7-10(8-9(3)4)11(12)13-6-2/h7-8H,5-6H2,1-4H3/b10-7-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61</text:p>
          </table:table-cell>
          <table:table-cell table:style-name="ce8" office:value-type="string" calcext:value-type="string">
            <text:p>SQDCZCDMDOCOMI-UHFFFAOYSA-N</text:p>
          </table:table-cell>
          <table:table-cell table:style-name="ce8" office:value-type="string" calcext:value-type="string">
            <text:p>CCCCC(CC)COC1=C(Br)C=CC(C2=CC(OCC(CC)CCCC)=C(Br)C=C2)=C1</text:p>
          </table:table-cell>
          <table:table-cell table:style-name="ce8" office:value-type="string" calcext:value-type="string">
            <text:p>InChI=1S/C28H40Br2O2/c1-5-9-11-21(7-3)19-31-27-17-23(13-15-25(27)29)24-14-16-26(30)28(18-24)32-20-22(8-4)12-10-6-2/h13-18,21-22H,5-12,19-20H2,1-4H3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962</text:p>
          </table:table-cell>
          <table:table-cell table:style-name="ce8" office:value-type="string" calcext:value-type="string">
            <text:p>KBCIFKFXOCVEGF-UHFFFAOYSA-N</text:p>
          </table:table-cell>
          <table:table-cell table:style-name="ce8" office:value-type="string" calcext:value-type="string">
            <text:p>CCCCC(CC)COC1=C(Br)C=C(I)C(C2=CC(OCC(CC)CCCC)=C(Br)C=C2I)=C1</text:p>
          </table:table-cell>
          <table:table-cell table:style-name="ce8" office:value-type="string" calcext:value-type="string">
            <text:p>InChI=1S/C28H38Br2I2O2/c1-5-9-11-19(7-3)17-33-27-13-21(25(31)15-23(27)29)22-14-28(24(30)16-26(22)32)34-18-20(8-4)12-10-6-2/h13-16,19-20H,5-12,17-18H2,1-4H3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963</text:p>
          </table:table-cell>
          <table:table-cell table:style-name="ce8" office:value-type="string" calcext:value-type="string">
            <text:p>KBWMTMRDRMSIPT-UHFFFAOYSA-M</text:p>
          </table:table-cell>
          <table:table-cell table:style-name="ce8" office:value-type="string" calcext:value-type="string">
            <text:p>C1=CC=C2C(=C1)C1=C(C=CC=C1)[N+]21CCCCC1.O=S(=O)([O-])C(F)(F)F</text:p>
          </table:table-cell>
          <table:table-cell table:style-name="ce8" office:value-type="string" calcext:value-type="string">
            <text:p>InChI=1S/C17H18N.CHF3O3S/c1-6-12-18(13-7-1)16-10-4-2-8-14(16)15-9-3-5-11-17(15)18;2-1(3,4)8(5,6)7/h2-5,8-11H,1,6-7,12-13H2;(H,5,6,7)/q+1;/p-1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964</text:p>
          </table:table-cell>
          <table:table-cell table:style-name="ce8" office:value-type="string" calcext:value-type="string">
            <text:p>PLWWGFKSJHMNSC-UHFFFAOYSA-M</text:p>
          </table:table-cell>
          <table:table-cell table:style-name="ce8" office:value-type="string" calcext:value-type="string">
            <text:p>C1=CC=C2C(=C1)C1=C(C=CC=C1)[N+]21CCCCC1.[Br-]</text:p>
          </table:table-cell>
          <table:table-cell table:style-name="ce8" office:value-type="string" calcext:value-type="string">
            <text:p>InChI=1S/C17H18N.BrH/c1-6-12-18(13-7-1)16-10-4-2-8-14(16)15-9-3-5-11-17(15)18;/h2-5,8-11H,1,6-7,12-13H2;1H/q+1;/p-1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965</text:p>
          </table:table-cell>
          <table:table-cell table:style-name="ce8" office:value-type="string" calcext:value-type="string">
            <text:p>ZPRRCLRNKAGFCK-UHFFFAOYSA-N</text:p>
          </table:table-cell>
          <table:table-cell table:style-name="ce8" office:value-type="string" calcext:value-type="string">
            <text:p>CCCCC(CC)CC(CC(=O)OC)CC(=O)OC</text:p>
          </table:table-cell>
          <table:table-cell table:style-name="ce8" office:value-type="string" calcext:value-type="string">
            <text:p>InChI=1S/C15H28O4/c1-5-7-8-12(6-2)9-13(10-14(16)18-3)11-15(17)19-4/h12-13H,5-11H2,1-4H3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966</text:p>
          </table:table-cell>
          <table:table-cell table:style-name="ce8" office:value-type="string" calcext:value-type="string">
            <text:p>SPVUMXSIDFZMGK-UHFFFAOYSA-N</text:p>
          </table:table-cell>
          <table:table-cell table:style-name="ce8" office:value-type="string" calcext:value-type="string">
            <text:p>CCCCC(CC)CC(CCO)CCN1C2=CC(Br)=CC=C2C2=C1C=C(Br)C=C2</text:p>
          </table:table-cell>
          <table:table-cell table:style-name="ce8" office:value-type="string" calcext:value-type="string">
            <text:p>InChI=1S/C25H33Br2NO/c1-3-5-6-18(4-2)15-19(12-14-29)11-13-28-24-16-20(26)7-9-22(24)23-10-8-21(27)17-25(23)28/h7-10,16-19,29H,3-6,11-15H2,1-2H3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967</text:p>
          </table:table-cell>
          <table:table-cell table:style-name="ce8" office:value-type="string" calcext:value-type="string">
            <text:p>CJWIYOZNUSWGKR-UHFFFAOYSA-N</text:p>
          </table:table-cell>
          <table:table-cell table:style-name="ce8" office:value-type="string" calcext:value-type="string">
            <text:p>COCC1=C(B2C3=CC=CC=C3C3=C2C=CC=C3)C(OC)=CC=C1</text:p>
          </table:table-cell>
          <table:table-cell table:style-name="ce8" office:value-type="string" calcext:value-type="string">
            <text:p>InChI=1S/C21H19BO2/c1-23-14-15-8-7-13-20(24-2)21(15)22-18-11-5-3-9-16(18)17-10-4-6-12-19(17)22/h3-13H,14H2,1-2H3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968</text:p>
          </table:table-cell>
          <table:table-cell table:style-name="ce22" office:value-type="string" calcext:value-type="string">
            <text:p>CEWFUSCHFPTMQB-UHFFFAOYSA-N</text:p>
          </table:table-cell>
          <table:table-cell table:style-name="ce8" office:value-type="string" calcext:value-type="string">
            <text:p>CC(C)(C)OCC1=C(B2C3=CC=CC=C3C3=C2C=CC=C3)C(OC(C)(C)C)=CC=C1</text:p>
          </table:table-cell>
          <table:table-cell table:style-name="ce8" office:value-type="string" calcext:value-type="string">
            <text:p>InChI=1S/C27H31BO2/c1-26(2,3)29-18-19-12-11-17-24(30-27(4,5)6)25(19)28-22-15-9-7-13-20(22)21-14-8-10-16-23(21)28/h7-17H,18H2,1-6H3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969</text:p>
          </table:table-cell>
          <table:table-cell table:style-name="ce22" office:value-type="string" calcext:value-type="string">
            <text:p>QZQXJLNKLRKIPE-UHFFFAOYSA-N</text:p>
          </table:table-cell>
          <table:table-cell table:style-name="ce8" office:value-type="string" calcext:value-type="string">
            <text:p>CSCC1=C(B2C3=CC=CC=C3C3=C2C=CC=C3)C(SC)=CC=C1</text:p>
          </table:table-cell>
          <table:table-cell table:style-name="ce8" office:value-type="string" calcext:value-type="string">
            <text:p>InChI=1S/C21H19BS2/c1-23-14-15-8-7-13-20(24-2)21(15)22-18-11-5-3-9-16(18)17-10-4-6-12-19(17)22/h3-13H,14H2,1-2H3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1016"/>
        </table:table-row>
        <table:table-row table:style-name="ro5" table:number-rows-repeated="1047605">
          <table:table-cell table:number-columns-repeated="1023"/>
        </table:table-row>
        <table:table-row table:style-name="ro5">
          <table:table-cell table:number-columns-repeated="1023"/>
        </table:table-row>
        <calcext:conditional-formats>
          <calcext:conditional-format calcext:target-range-address="Sheet1.J1:Sheet1.J1048576">
            <calcext:condition calcext:apply-style-name="ConditionalStyle_1" calcext:value="=&quot;YES&quot;" calcext:base-cell-address="Sheet1.J1"/>
          </calcext:conditional-format>
          <calcext:conditional-format calcext:target-range-address="Sheet1.B969:Sheet1.B1048576 Sheet1.B1:Sheet1.B370 Sheet1.B372:Sheet1.B378 Sheet1.B392:Sheet1.B464 Sheet1.B476:Sheet1.B506 Sheet1.B511:Sheet1.B558 Sheet1.B577:Sheet1.B616 Sheet1.B665:Sheet1.B719 Sheet1.B745:Sheet1.B804 Sheet1.B892:Sheet1.B900 Sheet1.B925:Sheet1.B961">
            <calcext:condition calcext:apply-style-name="ConditionalStyle_2" calcext:value="duplicate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/00/0000</text:date>, <text:time style:data-style-name="N2" text:time-value="07:06:55.857695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2-09T07:23:33.369700482</dc:date>
    <meta:generator>LibreOffice/6.0.7.3$Linux_X86_64 LibreOffice_project/00m0$Build-3</meta:generator>
    <meta:editing-duration>PT3H53M41S</meta:editing-duration>
    <meta:editing-cycles>56</meta:editing-cycles>
    <meta:document-statistic meta:table-count="1" meta:cell-count="10310" meta:object-count="0"/>
    <meta:user-defined meta:name="AppVersion">16.0300</meta:user-defined>
    <meta:user-defined meta:name="Company">University Libraries</meta:user-defined>
  </office:meta>
</office:document-meta>
</file>